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Grande" svg:font-family="Lucida Grande" style:font-family-generic="roman" style:font-pitch="variable"/>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
      <text:list-level-style-bullet text:level="1" text:style-name="WW_CharLFO4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bullet text:level="1" text:style-name="WW_CharLFO7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7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7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7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7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7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7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7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7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8">
      <text:list-level-style-bullet text:level="1" text:style-name="WW_CharLFO8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8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8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8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8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8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8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8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8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9">
      <text:list-level-style-bullet text:level="1" text:style-name="WW_CharLFO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4">
      <text:list-level-style-bullet text:level="1" text:style-name="WW_CharLFO1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4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4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4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5">
      <text:list-level-style-bullet text:level="1" text:style-name="WW_CharLFO15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5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5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5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5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5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5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5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5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6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6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6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6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6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6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6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6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7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7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7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7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7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7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7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7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0">
      <text:list-level-style-bullet text:level="1" text:style-name="WW_CharLFO2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1">
      <text:list-level-style-bullet text:level="1" text:style-name="WW_CharLFO2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2">
      <text:list-level-style-bullet text:level="1" text:style-name="WW_CharLFO2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3">
      <text:list-level-style-bullet text:level="1" text:style-name="WW_CharLFO2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6">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7">
      <text:list-level-style-number text:level="1" style:num-suffix="." style:num-list-format-name="NLF3"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8">
      <text:list-level-style-number text:level="1" style:num-suffix="." style:num-list-format-name="NLF3"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9">
      <text:list-level-style-number text:level="1" style:num-suffix="." style:num-list-format-name="NLF3"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30">
      <text:list-level-style-number text:level="1" style:num-suffix="." style:num-list-format-name="NLF3"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P1" style:parent-style-name="Articletitle" style:master-page-name="MP0" style:family="paragraph">
      <style:paragraph-properties fo:break-before="page"/>
    </style:style>
    <style:style style:name="T3" style:parent-style-name="DefaultParagraphFont" style:family="text">
      <style:text-properties fo:font-style="italic" style:font-style-asian="italic"/>
    </style:style>
    <style:style style:name="P4" style:parent-style-name="Articletitle" style:family="paragraph">
      <style:paragraph-properties fo:break-before="page"/>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fo:language="la"/>
    </style:style>
    <style:style style:name="P10" style:parent-style-name="Displayedquotation" style:family="paragraph">
      <style:text-properties fo:language="en" fo:country="CA"/>
    </style:style>
    <style:style style:name="P11" style:parent-style-name="Displayedquotation" style:family="paragraph">
      <style:text-properties fo:language="en" fo:country="CA"/>
    </style:style>
    <style:style style:name="P12" style:parent-style-name="Displayedquotation" style:family="paragraph">
      <style:text-properties fo:language="en" fo:country="CA"/>
    </style:style>
    <style:style style:name="P13" style:parent-style-name="Displayedquotation" style:family="paragraph">
      <style:text-properties fo:language="en" fo:country="CA"/>
    </style:style>
    <style:style style:name="P14" style:parent-style-name="Displayedquotation" style:family="paragraph">
      <style:text-properties fo:language="en" fo:country="CA"/>
    </style:style>
    <style:style style:name="T15" style:parent-style-name="DefaultParagraphFont" style:family="text">
      <style:text-properties fo:language="en" fo:country="CA"/>
    </style:style>
    <style:style style:name="T16" style:parent-style-name="DefaultParagraphFont" style:family="text">
      <style:text-properties fo:language="en" fo:country="CA"/>
    </style:style>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T19" style:parent-style-name="FootnoteReference" style:family="text">
      <style:text-properties fo:language="en" fo:country="CA"/>
    </style:style>
    <style:style style:name="P20" style:parent-style-name="Footnotes" style:family="paragraph">
      <style:paragraph-properties fo:keep-with-next="always"/>
    </style:style>
    <style:style style:name="P21" style:parent-style-name="Footnotes" style:family="paragraph">
      <style:paragraph-properties fo:keep-with-next="always" fo:text-indent="0in"/>
    </style:style>
    <style:style style:name="T22" style:parent-style-name="DefaultParagraphFont" style:family="text">
      <style:text-properties fo:font-style="italic" style:font-style-asian="italic" fo:language="it" fo:country="IT"/>
    </style:style>
    <style:style style:name="T23" style:parent-style-name="DefaultParagraphFont" style:family="text">
      <style:text-properties fo:font-style="italic" style:font-style-asian="italic" fo:language="it" fo:country="IT"/>
    </style:style>
    <style:style style:name="T24" style:parent-style-name="DefaultParagraphFont" style:family="text">
      <style:text-properties fo:font-style="italic" style:font-style-asian="italic" fo:language="la"/>
    </style:style>
    <style:style style:name="T25" style:parent-style-name="DefaultParagraphFont" style:family="text">
      <style:text-properties fo:language="it" fo:country="IT"/>
    </style:style>
    <style:style style:name="P26" style:parent-style-name="Footnotes" style:family="paragraph">
      <style:paragraph-properties fo:keep-with-next="always" fo:text-indent="0in"/>
    </style:style>
    <style:style style:name="T27" style:parent-style-name="DefaultParagraphFont" style:family="text">
      <style:text-properties fo:font-style="italic" style:font-style-asian="italic" fo:language="it" fo:country="IT"/>
    </style:style>
    <style:style style:name="T28" style:parent-style-name="DefaultParagraphFont" style:family="text">
      <style:text-properties fo:language="it" fo:country="IT"/>
    </style:style>
    <style:style style:name="P29" style:parent-style-name="Footnotes" style:family="paragraph">
      <style:paragraph-properties fo:keep-with-next="always" fo:text-indent="0in"/>
    </style:style>
    <style:style style:name="T30" style:parent-style-name="DefaultParagraphFont" style:family="text">
      <style:text-properties fo:font-style="italic" style:font-style-asian="italic" fo:language="it" fo:country="IT"/>
    </style:style>
    <style:style style:name="T31" style:parent-style-name="DefaultParagraphFont" style:family="text">
      <style:text-properties fo:language="it" fo:country="IT"/>
    </style:style>
    <style:style style:name="P32" style:parent-style-name="Footnotes" style:family="paragraph">
      <style:paragraph-properties fo:keep-with-next="always" fo:text-indent="0in"/>
    </style:style>
    <style:style style:name="T33" style:parent-style-name="DefaultParagraphFont" style:family="text">
      <style:text-properties fo:font-style="italic" style:font-style-asian="italic" fo:language="it" fo:country="IT"/>
    </style:style>
    <style:style style:name="T34" style:parent-style-name="DefaultParagraphFont" style:family="text">
      <style:text-properties fo:font-style="italic" style:font-style-asian="italic" fo:language="it" fo:country="IT"/>
    </style:style>
    <style:style style:name="T35" style:parent-style-name="DefaultParagraphFont" style:family="text">
      <style:text-properties style:font-style-complex="italic" fo:language="it" fo:country="IT"/>
    </style:style>
    <style:style style:name="P36" style:parent-style-name="Footnotes" style:family="paragraph">
      <style:paragraph-properties fo:keep-with-next="always" fo:text-indent="0in"/>
    </style:style>
    <style:style style:name="T37" style:parent-style-name="DefaultParagraphFont" style:family="text">
      <style:text-properties fo:font-style="italic" style:font-style-asian="italic" fo:language="it" fo:country="IT"/>
    </style:style>
    <style:style style:name="T38" style:parent-style-name="DefaultParagraphFont" style:family="text">
      <style:text-properties fo:font-style="italic" style:font-style-asian="italic" fo:language="it" fo:country="IT"/>
    </style:style>
    <style:style style:name="T39" style:parent-style-name="DefaultParagraphFont" style:family="text">
      <style:text-properties fo:font-style="italic" style:font-style-asian="italic" fo:language="la"/>
    </style:style>
    <style:style style:name="T40" style:parent-style-name="DefaultParagraphFont" style:family="text">
      <style:text-properties fo:language="it" fo:country="IT"/>
    </style:style>
    <style:style style:name="T41" style:parent-style-name="DefaultParagraphFont" style:family="text">
      <style:text-properties fo:language="it" fo:country="IT"/>
    </style:style>
    <style:style style:name="T42" style:parent-style-name="DefaultParagraphFont" style:family="text">
      <style:text-properties fo:language="la"/>
    </style:style>
    <style:style style:name="T43" style:parent-style-name="DefaultParagraphFont" style:family="text">
      <style:text-properties fo:language="it" fo:country="IT"/>
    </style:style>
    <style:style style:name="T44" style:parent-style-name="DefaultParagraphFont" style:family="text">
      <style:text-properties fo:language="it" fo:country="IT"/>
    </style:style>
    <style:style style:name="T45" style:parent-style-name="DefaultParagraphFont" style:family="text">
      <style:text-properties fo:language="it" fo:country="IT"/>
    </style:style>
    <style:style style:name="T46" style:parent-style-name="DefaultParagraphFont" style:family="text">
      <style:text-properties fo:language="it" fo:country="IT"/>
    </style:style>
    <style:style style:name="T47" style:parent-style-name="DefaultParagraphFont" style:family="text">
      <style:text-properties fo:language="it" fo:country="IT"/>
    </style:style>
    <style:style style:name="P48" style:parent-style-name="Footnotes" style:family="paragraph">
      <style:paragraph-properties fo:keep-with-next="always" fo:text-indent="0in"/>
    </style:style>
    <style:style style:name="T49" style:parent-style-name="DefaultParagraphFont" style:family="text">
      <style:text-properties fo:font-style="italic" style:font-style-asian="italic" fo:language="it" fo:country="IT"/>
    </style:style>
    <style:style style:name="T50" style:parent-style-name="DefaultParagraphFont" style:family="text">
      <style:text-properties fo:font-style="italic" style:font-style-asian="italic" fo:language="it" fo:country="IT"/>
    </style:style>
    <style:style style:name="T51" style:parent-style-name="DefaultParagraphFont" style:family="text">
      <style:text-properties fo:font-style="italic" style:font-style-asian="italic" fo:language="la"/>
    </style:style>
    <style:style style:name="T52" style:parent-style-name="DefaultParagraphFont" style:family="text">
      <style:text-properties fo:language="it" fo:country="IT"/>
    </style:style>
    <style:style style:name="T53" style:parent-style-name="DefaultParagraphFont" style:family="text">
      <style:text-properties fo:language="it" fo:country="IT"/>
    </style:style>
    <style:style style:name="T54" style:parent-style-name="DefaultParagraphFont" style:family="text">
      <style:text-properties fo:language="it" fo:country="IT"/>
    </style:style>
    <style:style style:name="T55" style:parent-style-name="DefaultParagraphFont" style:family="text">
      <style:text-properties fo:language="it" fo:country="IT"/>
    </style:style>
    <style:style style:name="T56" style:parent-style-name="DefaultParagraphFont" style:family="text">
      <style:text-properties fo:language="la"/>
    </style:style>
    <style:style style:name="T57" style:parent-style-name="DefaultParagraphFont" style:family="text">
      <style:text-properties fo:language="it" fo:country="IT"/>
    </style:style>
    <style:style style:name="T58" style:parent-style-name="DefaultParagraphFont" style:family="text">
      <style:text-properties fo:language="it" fo:country="IT"/>
    </style:style>
    <style:style style:name="T59" style:parent-style-name="DefaultParagraphFont" style:family="text">
      <style:text-properties fo:language="it" fo:country="IT"/>
    </style:style>
    <style:style style:name="P60" style:parent-style-name="Footnotes" style:family="paragraph">
      <style:paragraph-properties fo:text-indent="0in"/>
    </style:style>
    <style:style style:name="T61" style:parent-style-name="DefaultParagraphFont" style:family="text">
      <style:text-properties fo:font-style="italic" style:font-style-asian="italic" fo:language="la"/>
    </style:style>
    <style:style style:name="T62" style:parent-style-name="DefaultParagraphFont" style:family="text">
      <style:text-properties fo:font-style="italic" style:font-style-asian="italic" fo:language="it" fo:country="IT"/>
    </style:style>
    <style:style style:name="T63" style:parent-style-name="DefaultParagraphFont" style:family="text">
      <style:text-properties fo:font-style="italic" style:font-style-asian="italic" fo:language="la"/>
    </style:style>
    <style:style style:name="T64" style:parent-style-name="DefaultParagraphFont" style:family="text">
      <style:text-properties fo:language="it" fo:country="IT"/>
    </style:style>
    <style:style style:name="T65" style:parent-style-name="DefaultParagraphFont" style:family="text">
      <style:text-properties fo:font-style="italic" style:font-style-asian="italic" fo:language="la"/>
    </style:style>
    <style:style style:name="T66" style:parent-style-name="DefaultParagraphFont" style:family="text">
      <style:text-properties fo:language="la"/>
    </style:style>
    <style:style style:name="T67" style:parent-style-name="DefaultParagraphFont" style:family="text">
      <style:text-properties fo:language="it" fo:country="IT"/>
    </style:style>
    <style:style style:name="T68" style:parent-style-name="DefaultParagraphFont" style:family="text">
      <style:text-properties fo:language="it" fo:country="IT"/>
    </style:style>
    <style:style style:name="T69" style:parent-style-name="DefaultParagraphFont" style:family="text">
      <style:text-properties fo:language="it" fo:country="IT"/>
    </style:style>
    <style:style style:name="T70" style:parent-style-name="DefaultParagraphFont" style:family="text">
      <style:text-properties fo:language="it" fo:country="IT"/>
    </style:style>
    <style:style style:name="T71" style:parent-style-name="DefaultParagraphFont" style:family="text">
      <style:text-properties fo:language="it" fo:country="IT"/>
    </style:style>
    <style:style style:name="T72" style:parent-style-name="Emphasis" style:family="text">
      <style:text-properties fo:language="it" fo:country="IT"/>
    </style:style>
    <style:style style:name="T73" style:parent-style-name="DefaultParagraphFont" style:family="text">
      <style:text-properties fo:language="it" fo:country="IT"/>
    </style:style>
    <style:style style:name="T74" style:parent-style-name="DefaultParagraphFont" style:family="text">
      <style:text-properties fo:language="la"/>
    </style:style>
    <style:style style:name="T75" style:parent-style-name="DefaultParagraphFont" style:family="text">
      <style:text-properties fo:language="la"/>
    </style:style>
    <style:style style:name="T76" style:parent-style-name="DefaultParagraphFont" style:family="text">
      <style:text-properties fo:language="la"/>
    </style:style>
    <style:style style:name="T77" style:parent-style-name="DefaultParagraphFont" style:family="text">
      <style:text-properties fo:language="la"/>
    </style:style>
    <style:style style:name="T78" style:parent-style-name="DefaultParagraphFont" style:family="text">
      <style:text-properties fo:language="la"/>
    </style:style>
    <style:style style:name="T79" style:parent-style-name="DefaultParagraphFont" style:family="text">
      <style:text-properties fo:language="la"/>
    </style:style>
    <style:style style:name="T80" style:parent-style-name="DefaultParagraphFont" style:family="text">
      <style:text-properties fo:language="la"/>
    </style:style>
    <style:style style:name="T81" style:parent-style-name="DefaultParagraphFont" style:family="text">
      <style:text-properties fo:language="la"/>
    </style:style>
    <style:style style:name="T82" style:parent-style-name="DefaultParagraphFont" style:family="text">
      <style:text-properties fo:language="la"/>
    </style:style>
    <style:style style:name="T83" style:parent-style-name="DefaultParagraphFont" style:family="text">
      <style:text-properties fo:language="la"/>
    </style:style>
    <style:style style:name="T84" style:parent-style-name="DefaultParagraphFont" style:family="text">
      <style:text-properties fo:language="la"/>
    </style:style>
    <style:style style:name="T85" style:parent-style-name="DefaultParagraphFont" style:family="text">
      <style:text-properties fo:language="la"/>
    </style:style>
    <style:style style:name="T86" style:parent-style-name="DefaultParagraphFont" style:family="text">
      <style:text-properties fo:language="la"/>
    </style:style>
    <style:style style:name="T87" style:parent-style-name="DefaultParagraphFont" style:family="text">
      <style:text-properties fo:language="la"/>
    </style:style>
    <style:style style:name="T88" style:parent-style-name="DefaultParagraphFont" style:family="text">
      <style:text-properties fo:language="la"/>
    </style:style>
    <style:style style:name="T89" style:parent-style-name="DefaultParagraphFont" style:family="text">
      <style:text-properties fo:language="la"/>
    </style:style>
    <style:style style:name="T90" style:parent-style-name="DefaultParagraphFont" style:family="text">
      <style:text-properties fo:language="la"/>
    </style:style>
    <style:style style:name="T91" style:parent-style-name="DefaultParagraphFont" style:family="text">
      <style:text-properties fo:language="en" fo:country="CA"/>
    </style:style>
    <style:style style:name="T92" style:parent-style-name="DefaultParagraphFont" style:family="text">
      <style:text-properties fo:language="la"/>
    </style:style>
    <style:style style:name="T93" style:parent-style-name="DefaultParagraphFont" style:family="text">
      <style:text-properties fo:font-style="italic" style:font-style-asian="italic" style:font-style-complex="italic" fo:language="de" fo:country="DE"/>
    </style:style>
    <style:style style:name="T94" style:parent-style-name="DefaultParagraphFont" style:family="text">
      <style:text-properties fo:language="de" fo:country="DE"/>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language="en" fo:country="CA"/>
    </style:style>
    <style:style style:name="T97" style:parent-style-name="DefaultParagraphFont" style:family="text">
      <style:text-properties fo:language="en" fo:country="CA"/>
    </style:style>
    <style:style style:name="T98" style:parent-style-name="DefaultParagraphFont" style:family="text">
      <style:text-properties fo:language="en" fo:country="CA"/>
    </style:style>
    <style:style style:name="T99" style:parent-style-name="DefaultParagraphFont" style:family="text">
      <style:text-properties fo:language="en" fo:country="CA"/>
    </style:style>
    <style:style style:name="T100" style:parent-style-name="DefaultParagraphFont" style:family="text">
      <style:text-properties fo:language="en" fo:country="CA"/>
    </style:style>
    <style:style style:name="T101" style:parent-style-name="DefaultParagraphFont" style:family="text">
      <style:text-properties fo:language="en" fo:country="CA"/>
    </style:style>
    <style:style style:name="T102" style:parent-style-name="DefaultParagraphFont" style:family="text">
      <style:text-properties fo:language="en" fo:country="CA"/>
    </style:style>
    <style:style style:name="T103" style:parent-style-name="DefaultParagraphFont" style:family="text">
      <style:text-properties fo:language="en" fo:country="CA"/>
    </style:style>
    <style:style style:name="T104" style:parent-style-name="DefaultParagraphFont" style:family="text">
      <style:text-properties fo:language="en" fo:country="CA"/>
    </style:style>
    <style:style style:name="T105" style:parent-style-name="DefaultParagraphFont" style:family="text">
      <style:text-properties fo:language="en" fo:country="CA"/>
    </style:style>
    <style:style style:name="T106" style:parent-style-name="DefaultParagraphFont" style:family="text">
      <style:text-properties fo:language="it" fo:country="IT"/>
    </style:style>
    <style:style style:name="T107" style:parent-style-name="DefaultParagraphFont" style:family="text">
      <style:text-properties fo:font-style="italic" style:font-style-asian="italic" fo:language="la"/>
    </style:style>
    <style:style style:name="T108" style:parent-style-name="DefaultParagraphFont" style:family="text">
      <style:text-properties fo:language="it" fo:country="IT"/>
    </style:style>
    <style:style style:name="T109" style:parent-style-name="DefaultParagraphFont" style:family="text">
      <style:text-properties fo:language="it" fo:country="IT"/>
    </style:style>
    <style:style style:name="T110" style:parent-style-name="DefaultParagraphFont" style:family="text">
      <style:text-properties fo:language="en" fo:country="CA"/>
    </style:style>
    <style:style style:name="T111" style:parent-style-name="DefaultParagraphFont" style:family="text">
      <style:text-properties fo:language="en" fo:country="CA"/>
    </style:style>
    <style:style style:name="T112" style:parent-style-name="DefaultParagraphFont" style:family="text">
      <style:text-properties fo:language="en" fo:country="CA"/>
    </style:style>
    <style:style style:name="T113" style:parent-style-name="DefaultParagraphFont" style:family="text">
      <style:text-properties fo:language="en" fo:country="CA"/>
    </style:style>
    <style:style style:name="T114" style:parent-style-name="DefaultParagraphFont" style:family="text">
      <style:text-properties fo:language="en" fo:country="CA"/>
    </style:style>
    <style:style style:name="T115" style:parent-style-name="DefaultParagraphFont" style:family="text">
      <style:text-properties fo:language="en" fo:country="CA"/>
    </style:style>
    <style:style style:name="T116" style:parent-style-name="DefaultParagraphFont" style:family="text">
      <style:text-properties fo:language="en" fo:country="CA"/>
    </style:style>
    <style:style style:name="T117" style:parent-style-name="DefaultParagraphFont" style:family="text">
      <style:text-properties fo:language="en" fo:country="CA"/>
    </style:style>
    <style:style style:name="T118" style:parent-style-name="DefaultParagraphFont" style:family="text">
      <style:text-properties fo:language="en" fo:country="CA"/>
    </style:style>
    <style:style style:name="T119" style:parent-style-name="DefaultParagraphFont" style:family="text">
      <style:text-properties fo:language="en" fo:country="CA"/>
    </style:style>
    <style:style style:name="T120" style:parent-style-name="DefaultParagraphFont" style:family="text">
      <style:text-properties fo:language="en" fo:country="CA"/>
    </style:style>
    <style:style style:name="T121" style:parent-style-name="DefaultParagraphFont" style:family="text">
      <style:text-properties fo:language="en" fo:country="CA"/>
    </style:style>
    <style:style style:name="T122" style:parent-style-name="DefaultParagraphFont" style:family="text">
      <style:text-properties fo:language="en" fo:country="CA"/>
    </style:style>
    <style:style style:name="T123" style:parent-style-name="DefaultParagraphFont" style:family="text">
      <style:text-properties fo:font-style="italic" style:font-style-asian="italic" fo:language="it" fo:country="IT"/>
    </style:style>
    <style:style style:name="T124" style:parent-style-name="DefaultParagraphFont" style:family="text">
      <style:text-properties fo:font-style="italic" style:font-style-asian="italic" fo:language="it" fo:country="IT"/>
    </style:style>
    <style:style style:name="T125" style:parent-style-name="DefaultParagraphFont" style:family="text">
      <style:text-properties fo:font-style="italic" style:font-style-asian="italic" fo:language="it" fo:country="IT"/>
    </style:style>
    <style:style style:name="T126" style:parent-style-name="DefaultParagraphFont" style:family="text">
      <style:text-properties fo:language="en" fo:country="CA"/>
    </style:style>
    <style:style style:name="T127" style:parent-style-name="DefaultParagraphFont" style:family="text">
      <style:text-properties fo:language="it" fo:country="IT"/>
    </style:style>
    <style:style style:name="T128" style:parent-style-name="DefaultParagraphFont" style:family="text">
      <style:text-properties fo:language="it" fo:country="IT"/>
    </style:style>
    <style:style style:name="T129" style:parent-style-name="DefaultParagraphFont" style:family="text">
      <style:text-properties fo:language="it" fo:country="IT"/>
    </style:style>
    <style:style style:name="T130" style:parent-style-name="DefaultParagraphFont" style:family="text">
      <style:text-properties fo:language="it" fo:country="IT"/>
    </style:style>
    <style:style style:name="T131" style:parent-style-name="DefaultParagraphFont" style:family="text">
      <style:text-properties fo:language="it" fo:country="IT"/>
    </style:style>
    <style:style style:name="T132" style:parent-style-name="DefaultParagraphFont" style:family="text">
      <style:text-properties fo:language="it" fo:country="IT"/>
    </style:style>
    <style:style style:name="T133" style:parent-style-name="DefaultParagraphFont" style:family="text">
      <style:text-properties fo:language="en" fo:country="CA"/>
    </style:style>
    <style:style style:name="T134" style:parent-style-name="DefaultParagraphFont" style:family="text">
      <style:text-properties fo:language="en" fo:country="CA"/>
    </style:style>
    <style:style style:name="T135" style:parent-style-name="DefaultParagraphFont" style:family="text">
      <style:text-properties fo:language="en" fo:country="CA"/>
    </style:style>
    <style:style style:name="T136" style:parent-style-name="DefaultParagraphFont" style:family="text">
      <style:text-properties fo:language="en" fo:country="CA"/>
    </style:style>
    <style:style style:name="T137" style:parent-style-name="DefaultParagraphFont" style:family="text">
      <style:text-properties fo:language="it" fo:country="IT"/>
    </style:style>
    <style:style style:name="T138" style:parent-style-name="DefaultParagraphFont" style:family="text">
      <style:text-properties fo:language="it" fo:country="IT"/>
    </style:style>
    <style:style style:name="T139" style:parent-style-name="DefaultParagraphFont" style:family="text">
      <style:text-properties fo:language="it" fo:country="IT"/>
    </style:style>
    <style:style style:name="T140" style:parent-style-name="DefaultParagraphFont" style:family="text">
      <style:text-properties fo:font-style="italic" style:font-style-asian="italic" fo:language="it" fo:country="IT"/>
    </style:style>
    <style:style style:name="T141" style:parent-style-name="DefaultParagraphFont" style:family="text">
      <style:text-properties fo:language="it" fo:country="IT"/>
    </style:style>
    <style:style style:name="T142" style:parent-style-name="DefaultParagraphFont" style:family="text">
      <style:text-properties fo:language="en" fo:country="CA"/>
    </style:style>
    <style:style style:name="T143" style:parent-style-name="DefaultParagraphFont" style:family="text">
      <style:text-properties fo:language="en" fo:country="CA"/>
    </style:style>
    <style:style style:name="T144" style:parent-style-name="DefaultParagraphFont" style:family="text">
      <style:text-properties fo:language="en" fo:country="CA"/>
    </style:style>
    <style:style style:name="T145" style:parent-style-name="DefaultParagraphFont" style:family="text">
      <style:text-properties fo:language="en" fo:country="CA"/>
    </style:style>
    <style:style style:name="T146" style:parent-style-name="DefaultParagraphFont" style:family="text">
      <style:text-properties fo:language="en" fo:country="CA"/>
    </style:style>
    <style:style style:name="T147" style:parent-style-name="DefaultParagraphFont" style:family="text">
      <style:text-properties fo:language="en" fo:country="CA"/>
    </style:style>
    <style:style style:name="T148" style:parent-style-name="DefaultParagraphFont" style:family="text">
      <style:text-properties fo:language="it" fo:country="IT"/>
    </style:style>
    <style:style style:name="T149" style:parent-style-name="DefaultParagraphFont" style:family="text">
      <style:text-properties fo:language="en" fo:country="CA"/>
    </style:style>
    <style:style style:name="T150" style:parent-style-name="DefaultParagraphFont" style:family="text">
      <style:text-properties fo:language="en" fo:country="CA"/>
    </style:style>
    <style:style style:name="T151" style:parent-style-name="DefaultParagraphFont" style:family="text">
      <style:text-properties fo:language="en" fo:country="CA"/>
    </style:style>
    <style:style style:name="T152" style:parent-style-name="DefaultParagraphFont" style:family="text">
      <style:text-properties fo:language="it" fo:country="IT"/>
    </style:style>
    <style:style style:name="T153" style:parent-style-name="DefaultParagraphFont" style:family="text">
      <style:text-properties fo:language="it" fo:country="IT"/>
    </style:style>
    <style:style style:name="T154" style:parent-style-name="DefaultParagraphFont" style:family="text">
      <style:text-properties fo:language="it" fo:country="IT"/>
    </style:style>
    <style:style style:name="T155" style:parent-style-name="DefaultParagraphFont" style:family="text">
      <style:text-properties fo:language="it" fo:country="IT"/>
    </style:style>
    <style:style style:name="T156" style:parent-style-name="DefaultParagraphFont" style:family="text">
      <style:text-properties fo:language="it" fo:country="IT"/>
    </style:style>
    <style:style style:name="T157" style:parent-style-name="DefaultParagraphFont" style:family="text">
      <style:text-properties fo:font-style="italic" style:font-style-asian="italic" style:font-style-complex="italic" fo:language="it" fo:country="IT"/>
    </style:style>
    <style:style style:name="T158" style:parent-style-name="DefaultParagraphFont" style:family="text">
      <style:text-properties fo:language="it" fo:country="IT"/>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language="en" fo:country="CA"/>
    </style:style>
    <style:style style:name="T161" style:parent-style-name="DefaultParagraphFont" style:family="text">
      <style:text-properties fo:language="en" fo:country="CA"/>
    </style:style>
    <style:style style:name="T162" style:parent-style-name="DefaultParagraphFont" style:family="text">
      <style:text-properties fo:language="en" fo:country="CA"/>
    </style:style>
    <style:style style:name="T163" style:parent-style-name="DefaultParagraphFont" style:family="text">
      <style:text-properties fo:language="en" fo:country="CA"/>
    </style:style>
    <style:style style:name="T164" style:parent-style-name="DefaultParagraphFont" style:family="text">
      <style:text-properties fo:font-style="italic" style:font-style-asian="italic" style:font-style-complex="italic" fo:language="en" fo:country="CA"/>
    </style:style>
    <style:style style:name="T165" style:parent-style-name="DefaultParagraphFont" style:family="text">
      <style:text-properties fo:language="en" fo:country="CA"/>
    </style:style>
    <style:style style:name="T166" style:parent-style-name="DefaultParagraphFont" style:family="text">
      <style:text-properties fo:language="en" fo:country="CA"/>
    </style:style>
    <style:style style:name="T167" style:parent-style-name="DefaultParagraphFont" style:family="text">
      <style:text-properties fo:font-style="italic" style:font-style-asian="italic"/>
    </style:style>
    <style:style style:name="T168" style:parent-style-name="DefaultParagraphFont" style:family="text">
      <style:text-properties fo:language="en" fo:country="CA"/>
    </style:style>
    <style:style style:name="T169" style:parent-style-name="DefaultParagraphFont" style:family="text">
      <style:text-properties fo:language="it" fo:country="IT"/>
    </style:style>
    <style:style style:name="T170" style:parent-style-name="DefaultParagraphFont" style:family="text">
      <style:text-properties fo:language="it" fo:country="IT"/>
    </style:style>
    <style:style style:name="T171" style:parent-style-name="DefaultParagraphFont" style:family="text">
      <style:text-properties fo:language="it" fo:country="IT"/>
    </style:style>
    <style:style style:name="T172" style:parent-style-name="DefaultParagraphFont" style:family="text">
      <style:text-properties fo:language="it" fo:country="IT"/>
    </style:style>
    <style:style style:name="T173" style:parent-style-name="DefaultParagraphFont" style:family="text">
      <style:text-properties fo:language="it" fo:country="IT"/>
    </style:style>
    <style:style style:name="T174" style:parent-style-name="DefaultParagraphFont" style:family="text">
      <style:text-properties fo:language="it" fo:country="IT"/>
    </style:style>
    <style:style style:name="T175" style:parent-style-name="DefaultParagraphFont" style:family="text">
      <style:text-properties fo:language="it" fo:country="IT"/>
    </style:style>
    <style:style style:name="T176" style:parent-style-name="DefaultParagraphFont" style:family="text">
      <style:text-properties fo:font-style="italic" style:font-style-asian="italic" fo:language="la"/>
    </style:style>
    <style:style style:name="T177" style:parent-style-name="DefaultParagraphFont" style:family="text">
      <style:text-properties fo:font-style="italic" style:font-style-asian="italic" fo:language="it" fo:country="IT"/>
    </style:style>
    <style:style style:name="T178" style:parent-style-name="DefaultParagraphFont" style:family="text">
      <style:text-properties fo:font-style="italic" style:font-style-asian="italic" fo:language="it" fo:country="IT"/>
    </style:style>
    <style:style style:name="T179" style:parent-style-name="DefaultParagraphFont" style:family="text">
      <style:text-properties fo:font-style="italic" style:font-style-asian="italic" fo:language="it" fo:country="IT"/>
    </style:style>
    <style:style style:name="T180" style:parent-style-name="DefaultParagraphFont" style:family="text">
      <style:text-properties fo:font-style="italic" style:font-style-asian="italic" fo:language="it" fo:country="IT"/>
    </style:style>
    <style:style style:name="T181" style:parent-style-name="DefaultParagraphFont" style:family="text">
      <style:text-properties fo:font-style="italic" style:font-style-asian="italic" fo:language="it" fo:country="IT"/>
    </style:style>
    <style:style style:name="T182" style:parent-style-name="DefaultParagraphFont" style:family="text">
      <style:text-properties fo:font-style="italic" style:font-style-asian="italic" fo:language="it" fo:country="IT"/>
    </style:style>
    <style:style style:name="T183" style:parent-style-name="DefaultParagraphFont" style:family="text">
      <style:text-properties fo:language="it" fo:country="IT"/>
    </style:style>
    <style:style style:name="T184" style:parent-style-name="DefaultParagraphFont" style:family="text">
      <style:text-properties fo:language="it" fo:country="IT"/>
    </style:style>
    <style:style style:name="T185" style:parent-style-name="DefaultParagraphFont" style:family="text">
      <style:text-properties fo:language="it" fo:country="IT"/>
    </style:style>
    <style:style style:name="T186" style:parent-style-name="DefaultParagraphFont" style:family="text">
      <style:text-properties fo:language="it" fo:country="IT"/>
    </style:style>
    <style:style style:name="T187" style:parent-style-name="DefaultParagraphFont" style:family="text">
      <style:text-properties fo:language="it" fo:country="IT"/>
    </style:style>
    <style:style style:name="T188" style:parent-style-name="DefaultParagraphFont" style:family="text">
      <style:text-properties fo:language="it" fo:country="IT"/>
    </style:style>
    <style:style style:name="T189" style:parent-style-name="DefaultParagraphFont" style:family="text">
      <style:text-properties fo:language="it" fo:country="IT"/>
    </style:style>
    <style:style style:name="T190" style:parent-style-name="DefaultParagraphFont" style:family="text">
      <style:text-properties fo:language="it" fo:country="IT"/>
    </style:style>
    <style:style style:name="T191" style:parent-style-name="DefaultParagraphFont" style:family="text">
      <style:text-properties fo:language="en" fo:country="CA"/>
    </style:style>
    <style:style style:name="T192" style:parent-style-name="DefaultParagraphFont" style:family="text">
      <style:text-properties fo:language="it" fo:country="IT"/>
    </style:style>
    <style:style style:name="T193" style:parent-style-name="DefaultParagraphFont" style:family="text">
      <style:text-properties fo:language="it" fo:country="IT"/>
    </style:style>
    <style:style style:name="T194" style:parent-style-name="DefaultParagraphFont" style:family="text">
      <style:text-properties fo:language="en" fo:country="CA"/>
    </style:style>
    <style:style style:name="T195" style:parent-style-name="DefaultParagraphFont" style:family="text">
      <style:text-properties fo:language="it" fo:country="IT"/>
    </style:style>
    <style:style style:name="T196" style:parent-style-name="DefaultParagraphFont" style:family="text">
      <style:text-properties fo:language="it" fo:country="IT"/>
    </style:style>
    <style:style style:name="T197" style:parent-style-name="DefaultParagraphFont" style:family="text">
      <style:text-properties fo:language="it" fo:country="IT"/>
    </style:style>
    <style:style style:name="T198" style:parent-style-name="DefaultParagraphFont" style:family="text">
      <style:text-properties fo:font-style="italic" style:font-style-asian="italic" fo:language="it" fo:country="IT"/>
    </style:style>
    <style:style style:name="T199" style:parent-style-name="DefaultParagraphFont" style:family="text">
      <style:text-properties fo:language="it" fo:country="IT"/>
    </style:style>
    <style:style style:name="T200" style:parent-style-name="DefaultParagraphFont" style:family="text">
      <style:text-properties fo:language="it" fo:country="IT"/>
    </style:style>
    <style:style style:name="T201" style:parent-style-name="DefaultParagraphFont" style:family="text">
      <style:text-properties fo:language="it" fo:country="IT"/>
    </style:style>
    <style:style style:name="T202" style:parent-style-name="DefaultParagraphFont" style:family="text">
      <style:text-properties fo:language="it" fo:country="IT"/>
    </style:style>
    <style:style style:name="T203" style:parent-style-name="DefaultParagraphFont" style:family="text">
      <style:text-properties fo:language="it" fo:country="IT"/>
    </style:style>
    <style:style style:name="T204" style:parent-style-name="DefaultParagraphFont" style:family="text">
      <style:text-properties fo:language="it" fo:country="IT"/>
    </style:style>
    <style:style style:name="T205" style:parent-style-name="DefaultParagraphFont" style:family="text">
      <style:text-properties fo:language="it" fo:country="IT"/>
    </style:style>
    <style:style style:name="T206" style:parent-style-name="DefaultParagraphFont" style:family="text">
      <style:text-properties fo:language="it" fo:country="IT"/>
    </style:style>
    <style:style style:name="T207" style:parent-style-name="DefaultParagraphFont" style:family="text">
      <style:text-properties fo:language="it" fo:country="IT"/>
    </style:style>
    <style:style style:name="T208" style:parent-style-name="DefaultParagraphFont" style:family="text">
      <style:text-properties fo:language="it" fo:country="IT"/>
    </style:style>
    <style:style style:name="T209" style:parent-style-name="DefaultParagraphFont" style:family="text">
      <style:text-properties fo:language="it" fo:country="IT"/>
    </style:style>
    <style:style style:name="T210" style:parent-style-name="DefaultParagraphFont" style:family="text">
      <style:text-properties fo:language="en" fo:country="CA"/>
    </style:style>
    <style:style style:name="T211" style:parent-style-name="DefaultParagraphFont" style:family="text">
      <style:text-properties fo:language="it" fo:country="IT"/>
    </style:style>
    <style:style style:name="T212" style:parent-style-name="DefaultParagraphFont" style:family="text">
      <style:text-properties fo:language="it" fo:country="IT"/>
    </style:style>
    <style:style style:name="T213" style:parent-style-name="DefaultParagraphFont" style:family="text">
      <style:text-properties fo:language="it" fo:country="IT"/>
    </style:style>
    <style:style style:name="T214" style:parent-style-name="DefaultParagraphFont" style:family="text">
      <style:text-properties fo:font-style="italic" style:font-style-asian="italic" fo:language="it" fo:country="IT"/>
    </style:style>
    <style:style style:name="T215" style:parent-style-name="DefaultParagraphFont" style:family="text">
      <style:text-properties fo:language="it" fo:country="IT"/>
    </style:style>
    <style:style style:name="T216" style:parent-style-name="DefaultParagraphFont" style:family="text">
      <style:text-properties fo:language="it" fo:country="IT"/>
    </style:style>
    <style:style style:name="T217" style:parent-style-name="DefaultParagraphFont" style:family="text">
      <style:text-properties fo:language="it" fo:country="IT"/>
    </style:style>
    <style:style style:name="T218" style:parent-style-name="DefaultParagraphFont" style:family="text">
      <style:text-properties fo:language="it" fo:country="IT"/>
    </style:style>
    <style:style style:name="T219" style:parent-style-name="DefaultParagraphFont" style:family="text">
      <style:text-properties fo:language="en" fo:country="CA"/>
    </style:style>
    <style:style style:name="T220" style:parent-style-name="DefaultParagraphFont" style:family="text">
      <style:text-properties fo:language="en" fo:country="CA"/>
    </style:style>
    <style:style style:name="T221" style:parent-style-name="DefaultParagraphFont" style:family="text">
      <style:text-properties fo:language="en" fo:country="CA"/>
    </style:style>
    <style:style style:name="T222" style:parent-style-name="DefaultParagraphFont" style:family="text">
      <style:text-properties fo:language="en" fo:country="CA"/>
    </style:style>
    <style:style style:name="T223" style:parent-style-name="DefaultParagraphFont" style:family="text">
      <style:text-properties fo:language="en" fo:country="CA"/>
    </style:style>
    <style:style style:name="T224" style:parent-style-name="DefaultParagraphFont" style:family="text">
      <style:text-properties fo:font-style="italic" style:font-style-asian="italic" style:font-style-complex="italic" fo:language="en" fo:country="CA"/>
    </style:style>
    <style:style style:name="T225" style:parent-style-name="DefaultParagraphFont" style:family="text">
      <style:text-properties fo:language="en" fo:country="CA"/>
    </style:style>
    <style:style style:name="T226" style:parent-style-name="DefaultParagraphFont" style:family="text">
      <style:text-properties fo:language="en" fo:country="CA"/>
    </style:style>
    <style:style style:name="T227" style:parent-style-name="DefaultParagraphFont" style:family="text">
      <style:text-properties fo:language="en" fo:country="CA"/>
    </style:style>
    <style:style style:name="T228" style:parent-style-name="DefaultParagraphFont" style:family="text">
      <style:text-properties fo:language="en" fo:country="CA"/>
    </style:style>
    <style:style style:name="T229" style:parent-style-name="DefaultParagraphFont" style:family="text">
      <style:text-properties fo:language="en" fo:country="CA"/>
    </style:style>
    <style:style style:name="T230" style:parent-style-name="DefaultParagraphFont" style:family="text">
      <style:text-properties fo:language="en" fo:country="CA"/>
    </style:style>
    <style:style style:name="T231" style:parent-style-name="DefaultParagraphFont" style:family="text">
      <style:text-properties fo:language="en" fo:country="CA"/>
    </style:style>
    <style:style style:name="T232" style:parent-style-name="DefaultParagraphFont" style:family="text">
      <style:text-properties fo:language="en" fo:country="CA"/>
    </style:style>
    <style:style style:name="T233" style:parent-style-name="DefaultParagraphFont" style:family="text">
      <style:text-properties fo:language="en" fo:country="CA"/>
    </style:style>
    <style:style style:name="T234" style:parent-style-name="DefaultParagraphFont" style:family="text">
      <style:text-properties fo:language="en" fo:country="CA"/>
    </style:style>
    <style:style style:name="T235" style:parent-style-name="DefaultParagraphFont" style:family="text">
      <style:text-properties fo:language="en" fo:country="CA"/>
    </style:style>
    <style:style style:name="T236" style:parent-style-name="DefaultParagraphFont" style:family="text">
      <style:text-properties fo:language="en" fo:country="CA"/>
    </style:style>
    <style:style style:name="T237" style:parent-style-name="DefaultParagraphFont" style:family="text">
      <style:text-properties fo:language="en" fo:country="CA"/>
    </style:style>
    <style:style style:name="T238" style:parent-style-name="DefaultParagraphFont" style:family="text">
      <style:text-properties fo:language="en" fo:country="CA"/>
    </style:style>
    <style:style style:name="T239" style:parent-style-name="DefaultParagraphFont" style:family="text">
      <style:text-properties fo:language="en" fo:country="CA"/>
    </style:style>
    <style:style style:name="T240" style:parent-style-name="DefaultParagraphFont" style:family="text">
      <style:text-properties fo:language="en" fo:country="CA"/>
    </style:style>
    <style:style style:name="T241" style:parent-style-name="DefaultParagraphFont" style:family="text">
      <style:text-properties fo:language="en" fo:country="CA"/>
    </style:style>
    <style:style style:name="T242" style:parent-style-name="DefaultParagraphFont" style:family="text">
      <style:text-properties fo:language="en" fo:country="CA"/>
    </style:style>
    <style:style style:name="T243" style:parent-style-name="DefaultParagraphFont" style:family="text">
      <style:text-properties fo:language="en" fo:country="CA"/>
    </style:style>
    <style:style style:name="T244" style:parent-style-name="DefaultParagraphFont" style:family="text">
      <style:text-properties fo:language="en" fo:country="CA"/>
    </style:style>
    <style:style style:name="T245" style:parent-style-name="DefaultParagraphFont" style:family="text">
      <style:text-properties fo:language="en" fo:country="CA"/>
    </style:style>
    <style:style style:name="T246" style:parent-style-name="DefaultParagraphFont" style:family="text">
      <style:text-properties fo:language="en" fo:country="CA"/>
    </style:style>
    <style:style style:name="T247" style:parent-style-name="DefaultParagraphFont" style:family="text">
      <style:text-properties fo:language="en" fo:country="CA"/>
    </style:style>
    <style:style style:name="T248" style:parent-style-name="DefaultParagraphFont" style:family="text">
      <style:text-properties fo:font-style="italic" style:font-style-asian="italic" style:font-style-complex="italic" fo:language="en" fo:country="CA"/>
    </style:style>
    <style:style style:name="T249" style:parent-style-name="DefaultParagraphFont" style:family="text">
      <style:text-properties fo:language="en" fo:country="CA"/>
    </style:style>
    <style:style style:name="T250" style:parent-style-name="DefaultParagraphFont" style:family="text">
      <style:text-properties fo:language="en" fo:country="CA"/>
    </style:style>
    <style:style style:name="T251" style:parent-style-name="DefaultParagraphFont" style:family="text">
      <style:text-properties fo:language="en" fo:country="CA"/>
    </style:style>
    <style:style style:name="T252" style:parent-style-name="DefaultParagraphFont" style:family="text">
      <style:text-properties fo:font-style="italic" style:font-style-asian="italic" style:font-style-complex="italic" fo:language="en" fo:country="CA"/>
    </style:style>
    <style:style style:name="T253" style:parent-style-name="DefaultParagraphFont" style:family="text">
      <style:text-properties fo:language="en" fo:country="CA"/>
    </style:style>
    <style:style style:name="T254" style:parent-style-name="DefaultParagraphFont" style:family="text">
      <style:text-properties fo:language="en" fo:country="CA"/>
    </style:style>
    <style:style style:name="T255" style:parent-style-name="DefaultParagraphFont" style:family="text">
      <style:text-properties fo:language="en" fo:country="CA"/>
    </style:style>
    <style:style style:name="T256" style:parent-style-name="DefaultParagraphFont" style:family="text">
      <style:text-properties fo:language="en" fo:country="CA"/>
    </style:style>
    <style:style style:name="T257" style:parent-style-name="DefaultParagraphFont" style:family="text">
      <style:text-properties fo:language="en" fo:country="CA"/>
    </style:style>
    <style:style style:name="T258" style:parent-style-name="DefaultParagraphFont" style:family="text">
      <style:text-properties fo:language="it" fo:country="IT"/>
    </style:style>
    <style:style style:name="T259" style:parent-style-name="DefaultParagraphFont" style:family="text">
      <style:text-properties fo:font-style="italic" style:font-style-asian="italic" style:font-style-complex="italic" fo:language="it" fo:country="IT"/>
    </style:style>
    <style:style style:name="T260" style:parent-style-name="DefaultParagraphFont" style:family="text">
      <style:text-properties fo:language="it" fo:country="IT"/>
    </style:style>
    <style:style style:name="T261" style:parent-style-name="DefaultParagraphFont" style:family="text">
      <style:text-properties fo:language="it" fo:country="IT"/>
    </style:style>
    <style:style style:name="T262" style:parent-style-name="DefaultParagraphFont" style:family="text">
      <style:text-properties fo:language="it" fo:country="IT"/>
    </style:style>
    <style:style style:name="T263" style:parent-style-name="DefaultParagraphFont" style:family="text">
      <style:text-properties fo:language="it" fo:country="IT"/>
    </style:style>
    <style:style style:name="T264" style:parent-style-name="DefaultParagraphFont" style:family="text">
      <style:text-properties fo:language="en" fo:country="CA"/>
    </style:style>
    <style:style style:name="T265" style:parent-style-name="DefaultParagraphFont" style:family="text">
      <style:text-properties fo:language="it" fo:country="IT"/>
    </style:style>
    <style:style style:name="T266" style:parent-style-name="DefaultParagraphFont" style:family="text">
      <style:text-properties fo:font-style="italic" style:font-style-asian="italic" fo:language="la"/>
    </style:style>
    <style:style style:name="T267" style:parent-style-name="DefaultParagraphFont" style:family="text">
      <style:text-properties fo:language="it" fo:country="IT"/>
    </style:style>
    <style:style style:name="T268" style:parent-style-name="DefaultParagraphFont" style:family="text">
      <style:text-properties fo:font-style="italic" style:font-style-asian="italic" fo:language="it" fo:country="IT"/>
    </style:style>
    <style:style style:name="T269" style:parent-style-name="DefaultParagraphFont" style:family="text">
      <style:text-properties fo:font-style="italic" style:font-style-asian="italic" fo:language="la"/>
    </style:style>
    <style:style style:name="T270" style:parent-style-name="DefaultParagraphFont" style:family="text">
      <style:text-properties fo:font-style="italic" style:font-style-asian="italic" fo:language="la"/>
    </style:style>
    <style:style style:name="T271" style:parent-style-name="DefaultParagraphFont" style:family="text">
      <style:text-properties fo:font-style="italic" style:font-style-asian="italic" fo:language="it" fo:country="IT"/>
    </style:style>
    <style:style style:name="T272" style:parent-style-name="DefaultParagraphFont" style:family="text">
      <style:text-properties fo:language="it" fo:country="IT"/>
    </style:style>
    <style:style style:name="T273" style:parent-style-name="DefaultParagraphFont" style:family="text">
      <style:text-properties fo:language="it" fo:country="IT"/>
    </style:style>
    <style:style style:name="T274" style:parent-style-name="DefaultParagraphFont" style:family="text">
      <style:text-properties fo:language="it" fo:country="IT"/>
    </style:style>
    <style:style style:name="T275" style:parent-style-name="DefaultParagraphFont" style:family="text">
      <style:text-properties fo:language="it" fo:country="IT"/>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it" fo:country="IT"/>
    </style:style>
    <style:style style:name="T278" style:parent-style-name="DefaultParagraphFont" style:family="text">
      <style:text-properties fo:font-style="italic" style:font-style-asian="italic" fo:language="la"/>
    </style:style>
    <style:style style:name="T279" style:parent-style-name="DefaultParagraphFont" style:family="text">
      <style:text-properties fo:font-style="italic" style:font-style-asian="italic" fo:language="la"/>
    </style:style>
    <style:style style:name="T280" style:parent-style-name="DefaultParagraphFont" style:family="text">
      <style:text-properties fo:font-style="italic" style:font-style-asian="italic" fo:language="it" fo:country="IT"/>
    </style:style>
    <style:style style:name="T281" style:parent-style-name="DefaultParagraphFont" style:family="text">
      <style:text-properties fo:font-style="italic" style:font-style-asian="italic" fo:language="it" fo:country="IT"/>
    </style:style>
    <style:style style:name="T282" style:parent-style-name="DefaultParagraphFont" style:family="text">
      <style:text-properties fo:language="it" fo:country="IT"/>
    </style:style>
    <style:style style:name="T283" style:parent-style-name="DefaultParagraphFont" style:family="text">
      <style:text-properties fo:language="it" fo:country="IT"/>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language="en" fo:country="CA"/>
    </style:style>
    <style:style style:name="T286" style:parent-style-name="DefaultParagraphFont" style:family="text">
      <style:text-properties fo:language="en" fo:country="CA"/>
    </style:style>
    <style:style style:name="T287" style:parent-style-name="DefaultParagraphFont" style:family="text">
      <style:text-properties fo:language="en" fo:country="CA"/>
    </style:style>
    <style:style style:name="T288" style:parent-style-name="DefaultParagraphFont" style:family="text">
      <style:text-properties fo:language="en" fo:country="CA"/>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fo:language="en" fo:country="CA"/>
    </style:style>
    <style:style style:name="T291" style:parent-style-name="DefaultParagraphFont" style:family="text">
      <style:text-properties fo:language="en" fo:country="CA"/>
    </style:style>
    <style:style style:name="T292" style:parent-style-name="DefaultParagraphFont" style:family="text">
      <style:text-properties fo:language="en" fo:country="CA"/>
    </style:style>
    <style:style style:name="T293" style:parent-style-name="DefaultParagraphFont" style:family="text">
      <style:text-properties fo:font-style="italic" style:font-style-asian="italic" style:font-style-complex="italic" fo:language="en" fo:country="CA"/>
    </style:style>
    <style:style style:name="T294" style:parent-style-name="DefaultParagraphFont" style:family="text">
      <style:text-properties fo:language="en" fo:country="CA"/>
    </style:style>
    <style:style style:name="T295" style:parent-style-name="DefaultParagraphFont" style:family="text">
      <style:text-properties fo:language="en" fo:country="CA"/>
    </style:style>
    <style:style style:name="T296" style:parent-style-name="DefaultParagraphFont" style:family="text">
      <style:text-properties fo:language="en" fo:country="CA"/>
    </style:style>
    <style:style style:name="T297" style:parent-style-name="DefaultParagraphFont" style:family="text">
      <style:text-properties fo:language="en" fo:country="CA"/>
    </style:style>
    <style:style style:name="T298" style:parent-style-name="DefaultParagraphFont" style:family="text">
      <style:text-properties fo:language="en" fo:country="CA"/>
    </style:style>
    <style:style style:name="T299" style:parent-style-name="DefaultParagraphFont" style:family="text">
      <style:text-properties fo:language="en" fo:country="CA"/>
    </style:style>
    <style:style style:name="T300" style:parent-style-name="DefaultParagraphFont" style:family="text">
      <style:text-properties fo:language="en" fo:country="CA"/>
    </style:style>
    <style:style style:name="T301" style:parent-style-name="DefaultParagraphFont" style:family="text">
      <style:text-properties fo:language="en" fo:country="CA"/>
    </style:style>
    <style:style style:name="T302" style:parent-style-name="DefaultParagraphFont" style:family="text">
      <style:text-properties fo:language="en" fo:country="CA"/>
    </style:style>
    <style:style style:name="T303" style:parent-style-name="DefaultParagraphFont" style:family="text">
      <style:text-properties fo:language="en" fo:country="CA"/>
    </style:style>
    <style:style style:name="T304" style:parent-style-name="DefaultParagraphFont" style:family="text">
      <style:text-properties fo:language="en" fo:country="CA"/>
    </style:style>
    <style:style style:name="T305" style:parent-style-name="DefaultParagraphFont" style:family="text">
      <style:text-properties fo:language="en" fo:country="CA"/>
    </style:style>
    <style:style style:name="T306" style:parent-style-name="DefaultParagraphFont" style:family="text">
      <style:text-properties fo:language="en" fo:country="CA"/>
    </style:style>
    <style:style style:name="T307" style:parent-style-name="DefaultParagraphFont" style:family="text">
      <style:text-properties fo:language="en" fo:country="CA"/>
    </style:style>
    <style:style style:name="T308" style:parent-style-name="DefaultParagraphFont" style:family="text">
      <style:text-properties fo:language="en" fo:country="CA"/>
    </style:style>
    <style:style style:name="T309" style:parent-style-name="DefaultParagraphFont" style:family="text">
      <style:text-properties fo:language="en" fo:country="CA"/>
    </style:style>
    <style:style style:name="T310" style:parent-style-name="DefaultParagraphFont" style:family="text">
      <style:text-properties fo:language="en" fo:country="CA"/>
    </style:style>
    <style:style style:name="T311" style:parent-style-name="DefaultParagraphFont" style:family="text">
      <style:text-properties fo:language="en" fo:country="CA"/>
    </style:style>
    <style:style style:name="T312" style:parent-style-name="DefaultParagraphFont" style:family="text">
      <style:text-properties fo:language="en" fo:country="CA"/>
    </style:style>
    <style:style style:name="T313" style:parent-style-name="DefaultParagraphFont" style:family="text">
      <style:text-properties fo:language="en" fo:country="CA"/>
    </style:style>
    <style:style style:name="T314" style:parent-style-name="DefaultParagraphFont" style:family="text">
      <style:text-properties fo:language="en" fo:country="CA"/>
    </style:style>
    <style:style style:name="T315" style:parent-style-name="DefaultParagraphFont" style:family="text">
      <style:text-properties fo:language="en" fo:country="CA"/>
    </style:style>
    <style:style style:name="T316" style:parent-style-name="DefaultParagraphFont" style:family="text">
      <style:text-properties fo:language="en" fo:country="CA"/>
    </style:style>
    <style:style style:name="T317" style:parent-style-name="DefaultParagraphFont" style:family="text">
      <style:text-properties fo:language="en" fo:country="CA"/>
    </style:style>
    <style:style style:name="T318" style:parent-style-name="DefaultParagraphFont" style:family="text">
      <style:text-properties fo:language="en" fo:country="CA"/>
    </style:style>
    <style:style style:name="T319" style:parent-style-name="DefaultParagraphFont" style:family="text">
      <style:text-properties fo:font-style="italic" style:font-style-asian="italic" style:font-style-complex="italic" fo:language="en" fo:country="CA"/>
    </style:style>
    <style:style style:name="T320" style:parent-style-name="DefaultParagraphFont" style:family="text">
      <style:text-properties fo:language="en" fo:country="CA"/>
    </style:style>
    <style:style style:name="T321" style:parent-style-name="DefaultParagraphFont" style:family="text">
      <style:text-properties fo:language="en" fo:country="CA"/>
    </style:style>
    <style:style style:name="T322" style:parent-style-name="DefaultParagraphFont" style:family="text">
      <style:text-properties fo:language="en" fo:country="CA"/>
    </style:style>
    <style:style style:name="T323" style:parent-style-name="DefaultParagraphFont" style:family="text">
      <style:text-properties fo:language="en" fo:country="CA"/>
    </style:style>
    <style:style style:name="T324" style:parent-style-name="DefaultParagraphFont" style:family="text">
      <style:text-properties fo:language="en" fo:country="CA"/>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language="it" fo:country="IT"/>
    </style:style>
    <style:style style:name="T327" style:parent-style-name="DefaultParagraphFont" style:family="text">
      <style:text-properties fo:language="it" fo:country="IT"/>
    </style:style>
    <style:style style:name="T328" style:parent-style-name="DefaultParagraphFont" style:family="text">
      <style:text-properties fo:language="it" fo:country="IT"/>
    </style:style>
    <style:style style:name="T329" style:parent-style-name="DefaultParagraphFont" style:family="text">
      <style:text-properties fo:language="it" fo:country="IT"/>
    </style:style>
    <style:style style:name="T330" style:parent-style-name="DefaultParagraphFont" style:family="text">
      <style:text-properties fo:language="it" fo:country="IT"/>
    </style:style>
    <style:style style:name="T331" style:parent-style-name="DefaultParagraphFont" style:family="text">
      <style:text-properties fo:language="it" fo:country="IT"/>
    </style:style>
    <style:style style:name="T332" style:parent-style-name="DefaultParagraphFont" style:family="text">
      <style:text-properties fo:language="it" fo:country="IT"/>
    </style:style>
    <style:style style:name="T333" style:parent-style-name="DefaultParagraphFont" style:family="text">
      <style:text-properties fo:language="it" fo:country="IT"/>
    </style:style>
    <style:style style:name="T334" style:parent-style-name="DefaultParagraphFont" style:family="text">
      <style:text-properties fo:font-style="italic" style:font-style-asian="italic" fo:language="it" fo:country="IT"/>
    </style:style>
    <style:style style:name="T335" style:parent-style-name="DefaultParagraphFont" style:family="text">
      <style:text-properties fo:language="it" fo:country="IT"/>
    </style:style>
    <style:style style:name="T336" style:parent-style-name="DefaultParagraphFont" style:family="text">
      <style:text-properties fo:language="it" fo:country="IT"/>
    </style:style>
    <style:style style:name="T337" style:parent-style-name="DefaultParagraphFont" style:family="text">
      <style:text-properties fo:language="it" fo:country="IT"/>
    </style:style>
    <style:style style:name="T338" style:parent-style-name="DefaultParagraphFont" style:family="text">
      <style:text-properties fo:language="it" fo:country="IT"/>
    </style:style>
    <style:style style:name="T339" style:parent-style-name="DefaultParagraphFont" style:family="text">
      <style:text-properties fo:language="it" fo:country="IT"/>
    </style:style>
    <style:style style:name="T340" style:parent-style-name="DefaultParagraphFont" style:family="text">
      <style:text-properties fo:language="it" fo:country="IT"/>
    </style:style>
    <style:style style:name="T341" style:parent-style-name="DefaultParagraphFont" style:family="text">
      <style:text-properties fo:font-style="italic" style:font-style-asian="italic" fo:language="la"/>
    </style:style>
    <style:style style:name="T342" style:parent-style-name="DefaultParagraphFont" style:family="text">
      <style:text-properties fo:language="it" fo:country="IT"/>
    </style:style>
    <style:style style:name="T343" style:parent-style-name="DefaultParagraphFont" style:family="text">
      <style:text-properties fo:language="it" fo:country="IT"/>
    </style:style>
    <style:style style:name="T344" style:parent-style-name="DefaultParagraphFont" style:family="text">
      <style:text-properties fo:font-style="italic" style:font-style-asian="italic" style:font-style-complex="italic"/>
    </style:style>
    <style:style style:name="T345" style:parent-style-name="DefaultParagraphFont" style:family="text">
      <style:text-properties fo:font-style="italic" style:font-style-asian="italic" fo:language="la"/>
    </style:style>
    <style:style style:name="T346" style:parent-style-name="DefaultParagraphFont" style:family="text">
      <style:text-properties fo:language="it" fo:country="IT"/>
    </style:style>
    <style:style style:name="T347" style:parent-style-name="DefaultParagraphFont" style:family="text">
      <style:text-properties fo:language="it" fo:country="IT"/>
    </style:style>
    <style:style style:name="T348" style:parent-style-name="DefaultParagraphFont" style:family="text">
      <style:text-properties fo:language="it" fo:country="IT"/>
    </style:style>
    <style:style style:name="T349" style:parent-style-name="DefaultParagraphFont" style:family="text">
      <style:text-properties fo:language="it" fo:country="IT"/>
    </style:style>
    <style:style style:name="T350" style:parent-style-name="DefaultParagraphFont" style:family="text">
      <style:text-properties fo:language="it" fo:country="IT"/>
    </style:style>
    <style:style style:name="T351" style:parent-style-name="DefaultParagraphFont" style:family="text">
      <style:text-properties fo:language="it" fo:country="IT"/>
    </style:style>
    <style:style style:name="T352" style:parent-style-name="DefaultParagraphFont" style:family="text">
      <style:text-properties fo:language="it" fo:country="IT"/>
    </style:style>
    <style:style style:name="T353" style:parent-style-name="Emphasis" style:family="text">
      <style:text-properties fo:font-style="normal" style:font-style-asian="normal"/>
    </style:style>
    <style:style style:name="T354" style:parent-style-name="DefaultParagraphFont" style:family="text">
      <style:text-properties fo:language="en" fo:country="CA"/>
    </style:style>
    <style:style style:name="T355" style:parent-style-name="DefaultParagraphFont" style:family="text">
      <style:text-properties fo:language="en" fo:country="CA"/>
    </style:style>
    <style:style style:name="T356" style:parent-style-name="DefaultParagraphFont" style:family="text">
      <style:text-properties fo:language="en" fo:country="CA"/>
    </style:style>
    <style:style style:name="T357" style:parent-style-name="DefaultParagraphFont" style:family="text">
      <style:text-properties fo:language="en" fo:country="CA"/>
    </style:style>
    <style:style style:name="T358" style:parent-style-name="DefaultParagraphFont" style:family="text">
      <style:text-properties fo:language="en" fo:country="CA"/>
    </style:style>
    <style:style style:name="T359" style:parent-style-name="DefaultParagraphFont" style:family="text">
      <style:text-properties fo:language="en" fo:country="CA"/>
    </style:style>
    <style:style style:name="T360" style:parent-style-name="DefaultParagraphFont" style:family="text">
      <style:text-properties fo:language="en" fo:country="CA"/>
    </style:style>
    <style:style style:name="T361" style:parent-style-name="DefaultParagraphFont" style:family="text">
      <style:text-properties fo:language="en" fo:country="CA"/>
    </style:style>
    <style:style style:name="T362" style:parent-style-name="DefaultParagraphFont" style:family="text">
      <style:text-properties fo:language="en" fo:country="CA"/>
    </style:style>
    <style:style style:name="T363" style:parent-style-name="DefaultParagraphFont" style:family="text">
      <style:text-properties fo:language="en" fo:country="CA"/>
    </style:style>
    <style:style style:name="T364" style:parent-style-name="DefaultParagraphFont" style:family="text">
      <style:text-properties fo:language="en" fo:country="CA"/>
    </style:style>
    <style:style style:name="T365" style:parent-style-name="DefaultParagraphFont" style:family="text">
      <style:text-properties fo:language="en" fo:country="CA"/>
    </style:style>
    <style:style style:name="T366" style:parent-style-name="DefaultParagraphFont" style:family="text">
      <style:text-properties fo:language="en" fo:country="CA"/>
    </style:style>
    <style:style style:name="T367" style:parent-style-name="DefaultParagraphFont" style:family="text">
      <style:text-properties fo:language="en" fo:country="CA"/>
    </style:style>
    <style:style style:name="T368" style:parent-style-name="DefaultParagraphFont" style:family="text">
      <style:text-properties fo:language="en" fo:country="CA"/>
    </style:style>
    <style:style style:name="T369" style:parent-style-name="DefaultParagraphFont" style:family="text">
      <style:text-properties fo:language="en" fo:country="CA"/>
    </style:style>
    <style:style style:name="T370" style:parent-style-name="DefaultParagraphFont" style:family="text">
      <style:text-properties fo:language="en" fo:country="CA"/>
    </style:style>
    <style:style style:name="T371" style:parent-style-name="DefaultParagraphFont" style:family="text">
      <style:text-properties fo:language="en" fo:country="CA"/>
    </style:style>
    <style:style style:name="T372" style:parent-style-name="DefaultParagraphFont" style:family="text">
      <style:text-properties fo:language="en" fo:country="CA"/>
    </style:style>
    <style:style style:name="T373" style:parent-style-name="DefaultParagraphFont" style:family="text">
      <style:text-properties fo:language="en" fo:country="CA"/>
    </style:style>
    <style:style style:name="T374" style:parent-style-name="DefaultParagraphFont" style:family="text">
      <style:text-properties fo:language="en" fo:country="CA"/>
    </style:style>
    <style:style style:name="T375" style:parent-style-name="DefaultParagraphFont" style:family="text">
      <style:text-properties fo:language="en" fo:country="CA"/>
    </style:style>
    <style:style style:name="T376" style:parent-style-name="DefaultParagraphFont" style:family="text">
      <style:text-properties fo:language="en" fo:country="CA"/>
    </style:style>
    <style:style style:name="T377" style:parent-style-name="DefaultParagraphFont" style:family="text">
      <style:text-properties fo:language="en" fo:country="CA"/>
    </style:style>
    <style:style style:name="T378" style:parent-style-name="DefaultParagraphFont" style:family="text">
      <style:text-properties fo:language="en" fo:country="CA"/>
    </style:style>
    <style:style style:name="T379" style:parent-style-name="DefaultParagraphFont" style:family="text">
      <style:text-properties fo:language="en" fo:country="CA"/>
    </style:style>
    <style:style style:name="T380" style:parent-style-name="DefaultParagraphFont" style:family="text">
      <style:text-properties fo:language="en" fo:country="CA"/>
    </style:style>
    <style:style style:name="T381" style:parent-style-name="FootnoteReference" style:family="text">
      <style:text-properties fo:language="en" fo:country="CA"/>
    </style:style>
    <style:style style:name="T382" style:parent-style-name="DefaultParagraphFont" style:family="text">
      <style:text-properties fo:font-style="italic" style:font-style-asian="italic" style:font-style-complex="italic"/>
    </style:style>
    <style:style style:name="T383" style:parent-style-name="DefaultParagraphFont" style:family="text">
      <style:text-properties fo:language="en" fo:country="CA"/>
    </style:style>
    <style:style style:name="T384" style:parent-style-name="DefaultParagraphFont" style:family="text">
      <style:text-properties fo:language="en" fo:country="CA"/>
    </style:style>
    <style:style style:name="T385" style:parent-style-name="DefaultParagraphFont" style:family="text">
      <style:text-properties fo:language="en" fo:country="CA"/>
    </style:style>
    <style:style style:name="T386" style:parent-style-name="DefaultParagraphFont" style:family="text">
      <style:text-properties fo:font-style="italic" style:font-style-asian="italic" fo:language="la"/>
    </style:style>
    <style:style style:name="T387" style:parent-style-name="DefaultParagraphFont" style:family="text">
      <style:text-properties fo:font-style="italic" style:font-style-asian="italic"/>
    </style:style>
    <style:style style:name="T388" style:parent-style-name="DefaultParagraphFont" style:family="text">
      <style:text-properties fo:font-style="italic" style:font-style-asian="italic" fo:language="la"/>
    </style:style>
    <style:style style:name="T389" style:parent-style-name="DefaultParagraphFont" style:family="text">
      <style:text-properties fo:font-style="italic" style:font-style-asian="italic"/>
    </style:style>
    <style:style style:name="T390" style:parent-style-name="DefaultParagraphFont" style:family="text">
      <style:text-properties fo:language="en" fo:country="CA"/>
    </style:style>
    <style:style style:name="T391" style:parent-style-name="DefaultParagraphFont" style:family="text">
      <style:text-properties fo:language="en" fo:country="CA"/>
    </style:style>
    <style:style style:name="T392" style:parent-style-name="DefaultParagraphFont" style:family="text">
      <style:text-properties fo:language="en" fo:country="CA"/>
    </style:style>
    <style:style style:name="T393" style:parent-style-name="DefaultParagraphFont" style:family="text">
      <style:text-properties fo:language="en" fo:country="CA"/>
    </style:style>
    <style:style style:name="T394" style:parent-style-name="DefaultParagraphFont" style:family="text">
      <style:text-properties fo:language="en" fo:country="CA"/>
    </style:style>
    <style:style style:name="T395" style:parent-style-name="DefaultParagraphFont" style:family="text">
      <style:text-properties fo:language="en" fo:country="CA"/>
    </style:style>
    <style:style style:name="T396" style:parent-style-name="DefaultParagraphFont" style:family="text">
      <style:text-properties fo:language="en" fo:country="CA"/>
    </style:style>
    <style:style style:name="T397" style:parent-style-name="DefaultParagraphFont" style:family="text">
      <style:text-properties fo:language="en" fo:country="CA"/>
    </style:style>
    <style:style style:name="T398" style:parent-style-name="DefaultParagraphFont" style:family="text">
      <style:text-properties fo:language="en" fo:country="CA"/>
    </style:style>
    <style:style style:name="T399" style:parent-style-name="DefaultParagraphFont" style:family="text">
      <style:text-properties fo:font-style="italic" style:font-style-asian="italic" fo:language="la"/>
    </style:style>
    <style:style style:name="T400" style:parent-style-name="DefaultParagraphFont" style:family="text">
      <style:text-properties fo:font-style="italic" style:font-style-asian="italic"/>
    </style:style>
    <style:style style:name="T401" style:parent-style-name="DefaultParagraphFont" style:family="text">
      <style:text-properties fo:language="la"/>
    </style:style>
    <style:style style:name="T402" style:parent-style-name="DefaultParagraphFont" style:family="text">
      <style:text-properties fo:font-style="italic" style:font-style-asian="italic"/>
    </style:style>
    <style:style style:name="T403" style:parent-style-name="DefaultParagraphFont" style:family="text">
      <style:text-properties fo:font-style="italic" style:font-style-asian="italic"/>
    </style:style>
    <style:style style:name="T404" style:parent-style-name="DefaultParagraphFont" style:family="text">
      <style:text-properties fo:font-style="italic" style:font-style-asian="italic"/>
    </style:style>
    <style:style style:name="T405" style:parent-style-name="DefaultParagraphFont" style:family="text">
      <style:text-properties fo:language="en" fo:country="CA"/>
    </style:style>
    <style:style style:name="T406" style:parent-style-name="DefaultParagraphFont" style:family="text">
      <style:text-properties fo:language="en" fo:country="CA"/>
    </style:style>
    <style:style style:name="T407" style:parent-style-name="DefaultParagraphFont" style:family="text">
      <style:text-properties fo:language="en" fo:country="CA"/>
    </style:style>
    <style:style style:name="T408" style:parent-style-name="DefaultParagraphFont" style:family="text">
      <style:text-properties fo:language="en" fo:country="CA"/>
    </style:style>
    <style:style style:name="T409" style:parent-style-name="DefaultParagraphFont" style:family="text">
      <style:text-properties fo:font-style="italic" style:font-style-asian="italic"/>
    </style:style>
    <style:style style:name="T410" style:parent-style-name="DefaultParagraphFont" style:family="text">
      <style:text-properties fo:language="en" fo:country="CA"/>
    </style:style>
    <style:style style:name="T411" style:parent-style-name="Emphasis" style:family="text">
      <style:text-properties fo:language="en" fo:country="CA"/>
    </style:style>
    <style:style style:name="T412" style:parent-style-name="Emphasis" style:family="text">
      <style:text-properties fo:language="en" fo:country="CA"/>
    </style:style>
    <style:style style:name="T413" style:parent-style-name="DefaultParagraphFont" style:family="text">
      <style:text-properties fo:font-style="italic" style:font-style-asian="italic" fo:language="la"/>
    </style:style>
    <style:style style:name="T414" style:parent-style-name="DefaultParagraphFont" style:family="text">
      <style:text-properties fo:language="en" fo:country="CA"/>
    </style:style>
    <style:style style:name="T415" style:parent-style-name="DefaultParagraphFont" style:family="text">
      <style:text-properties fo:language="en" fo:country="CA"/>
    </style:style>
    <style:style style:name="T416" style:parent-style-name="DefaultParagraphFont" style:family="text">
      <style:text-properties fo:font-style="italic" style:font-style-asian="italic" fo:language="la"/>
    </style:style>
    <style:style style:name="T417" style:parent-style-name="DefaultParagraphFont" style:family="text">
      <style:text-properties fo:language="en" fo:country="CA"/>
    </style:style>
    <style:style style:name="T418" style:parent-style-name="DefaultParagraphFont" style:family="text">
      <style:text-properties fo:language="en" fo:country="CA"/>
    </style:style>
    <style:style style:name="T419" style:parent-style-name="DefaultParagraphFont" style:family="text">
      <style:text-properties fo:language="la"/>
    </style:style>
    <style:style style:name="T420" style:parent-style-name="DefaultParagraphFont" style:family="text">
      <style:text-properties fo:language="en" fo:country="CA"/>
    </style:style>
    <style:style style:name="T421" style:parent-style-name="DefaultParagraphFont" style:family="text">
      <style:text-properties fo:language="en" fo:country="CA"/>
    </style:style>
    <style:style style:name="T422" style:parent-style-name="DefaultParagraphFont" style:family="text">
      <style:text-properties fo:language="en" fo:country="CA"/>
    </style:style>
    <style:style style:name="T423" style:parent-style-name="DefaultParagraphFont" style:family="text">
      <style:text-properties fo:language="en" fo:country="CA"/>
    </style:style>
    <style:style style:name="T424" style:parent-style-name="DefaultParagraphFont" style:family="text">
      <style:text-properties fo:language="en" fo:country="CA"/>
    </style:style>
    <style:style style:name="T425" style:parent-style-name="DefaultParagraphFont" style:family="text">
      <style:text-properties fo:language="en" fo:country="CA"/>
    </style:style>
    <style:style style:name="T426" style:parent-style-name="DefaultParagraphFont" style:family="text">
      <style:text-properties fo:language="en" fo:country="CA"/>
    </style:style>
    <style:style style:name="T427" style:parent-style-name="DefaultParagraphFont" style:family="text">
      <style:text-properties fo:language="en" fo:country="CA"/>
    </style:style>
    <style:style style:name="T428" style:parent-style-name="DefaultParagraphFont" style:family="text">
      <style:text-properties fo:language="en" fo:country="CA"/>
    </style:style>
    <style:style style:name="T429" style:parent-style-name="FootnoteReference" style:family="text">
      <style:text-properties fo:language="en" fo:country="CA"/>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P435" style:parent-style-name="Footnotes" style:family="paragraph">
      <style:paragraph-properties fo:margin-top="0in"/>
    </style:style>
    <style:style style:name="T436" style:parent-style-name="DefaultParagraphFont" style:family="text">
      <style:text-properties fo:language="en" fo:country="CA"/>
    </style:style>
    <style:style style:name="T437" style:parent-style-name="DefaultParagraphFont" style:family="text">
      <style:text-properties fo:language="en" fo:country="CA"/>
    </style:style>
    <style:style style:name="T438" style:parent-style-name="DefaultParagraphFont" style:family="text">
      <style:text-properties fo:language="en" fo:country="CA"/>
    </style:style>
    <style:style style:name="T439" style:parent-style-name="DefaultParagraphFont" style:family="text">
      <style:text-properties fo:language="la"/>
    </style:style>
    <style:style style:name="T440" style:parent-style-name="DefaultParagraphFont" style:family="text">
      <style:text-properties fo:language="en" fo:country="CA"/>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T443" style:parent-style-name="DefaultParagraphFont" style:family="text">
      <style:text-properties fo:font-style="italic" style:font-style-asian="italic"/>
    </style:style>
    <style:style style:name="T444" style:parent-style-name="DefaultParagraphFont" style:family="text">
      <style:text-properties fo:language="it" fo:country="IT"/>
    </style:style>
    <style:style style:name="T445" style:parent-style-name="DefaultParagraphFont" style:family="text">
      <style:text-properties fo:language="it" fo:country="IT"/>
    </style:style>
    <style:style style:name="T446" style:parent-style-name="DefaultParagraphFont" style:family="text">
      <style:text-properties fo:language="it" fo:country="IT"/>
    </style:style>
    <style:style style:name="T447" style:parent-style-name="DefaultParagraphFont" style:family="text">
      <style:text-properties fo:language="it" fo:country="IT"/>
    </style:style>
    <style:style style:name="T448" style:parent-style-name="DefaultParagraphFont" style:family="text">
      <style:text-properties fo:language="it" fo:country="IT"/>
    </style:style>
    <style:style style:name="T449" style:parent-style-name="DefaultParagraphFont" style:family="text">
      <style:text-properties fo:language="it" fo:country="IT"/>
    </style:style>
    <style:style style:name="T450" style:parent-style-name="DefaultParagraphFont" style:family="text">
      <style:text-properties fo:language="it" fo:country="IT"/>
    </style:style>
    <style:style style:name="T451" style:parent-style-name="DefaultParagraphFont" style:family="text">
      <style:text-properties fo:language="it" fo:country="IT"/>
    </style:style>
    <style:style style:name="T452" style:parent-style-name="DefaultParagraphFont" style:family="text">
      <style:text-properties fo:font-style="italic" style:font-style-asian="italic" fo:language="it" fo:country="IT"/>
    </style:style>
    <style:style style:name="T453" style:parent-style-name="DefaultParagraphFont" style:family="text">
      <style:text-properties fo:font-style="italic" style:font-style-asian="italic" fo:language="it" fo:country="IT"/>
    </style:style>
    <style:style style:name="T454" style:parent-style-name="DefaultParagraphFont" style:family="text">
      <style:text-properties fo:font-style="italic" style:font-style-asian="italic" fo:language="it" fo:country="IT"/>
    </style:style>
    <style:style style:name="T455" style:parent-style-name="DefaultParagraphFont" style:family="text">
      <style:text-properties fo:language="it" fo:country="IT"/>
    </style:style>
    <style:style style:name="T456" style:parent-style-name="DefaultParagraphFont" style:family="text">
      <style:text-properties fo:language="it" fo:country="IT"/>
    </style:style>
    <style:style style:name="T457" style:parent-style-name="DefaultParagraphFont" style:family="text">
      <style:text-properties fo:language="it" fo:country="IT"/>
    </style:style>
    <style:style style:name="T458" style:parent-style-name="DefaultParagraphFont" style:family="text">
      <style:text-properties fo:language="it" fo:country="IT"/>
    </style:style>
    <style:style style:name="T459" style:parent-style-name="DefaultParagraphFont" style:family="text">
      <style:text-properties fo:language="it" fo:country="IT"/>
    </style:style>
    <style:style style:name="T460" style:parent-style-name="DefaultParagraphFont" style:family="text">
      <style:text-properties fo:language="it" fo:country="IT"/>
    </style:style>
    <style:style style:name="T461" style:parent-style-name="DefaultParagraphFont" style:family="text">
      <style:text-properties fo:language="it" fo:country="IT"/>
    </style:style>
    <style:style style:name="T462" style:parent-style-name="DefaultParagraphFont" style:family="text">
      <style:text-properties fo:language="it" fo:country="IT"/>
    </style:style>
    <style:style style:name="T463" style:parent-style-name="DefaultParagraphFont" style:family="text">
      <style:text-properties fo:language="it" fo:country="IT"/>
    </style:style>
    <style:style style:name="T464" style:parent-style-name="DefaultParagraphFont" style:family="text">
      <style:text-properties fo:language="it" fo:country="IT"/>
    </style:style>
    <style:style style:name="T465" style:parent-style-name="DefaultParagraphFont" style:family="text">
      <style:text-properties fo:language="it" fo:country="IT"/>
    </style:style>
    <style:style style:name="T466" style:parent-style-name="DefaultParagraphFont" style:family="text">
      <style:text-properties fo:language="it" fo:country="IT"/>
    </style:style>
    <style:style style:name="T467" style:parent-style-name="DefaultParagraphFont" style:family="text">
      <style:text-properties fo:language="it" fo:country="IT"/>
    </style:style>
    <style:style style:name="T468" style:parent-style-name="DefaultParagraphFont" style:family="text">
      <style:text-properties fo:language="en" fo:country="CA"/>
    </style:style>
    <style:style style:name="T469" style:parent-style-name="DefaultParagraphFont" style:family="text">
      <style:text-properties fo:language="en" fo:country="CA"/>
    </style:style>
    <style:style style:name="T470" style:parent-style-name="DefaultParagraphFont" style:family="text">
      <style:text-properties fo:language="en" fo:country="CA"/>
    </style:style>
    <style:style style:name="T471" style:parent-style-name="DefaultParagraphFont" style:family="text">
      <style:text-properties fo:language="en" fo:country="CA"/>
    </style:style>
    <style:style style:name="T472" style:parent-style-name="DefaultParagraphFont" style:family="text">
      <style:text-properties fo:language="en" fo:country="CA"/>
    </style:style>
    <style:style style:name="T473" style:parent-style-name="DefaultParagraphFont" style:family="text">
      <style:text-properties fo:language="it" fo:country="IT"/>
    </style:style>
    <style:style style:name="T474" style:parent-style-name="DefaultParagraphFont" style:family="text">
      <style:text-properties fo:language="it" fo:country="IT"/>
    </style:style>
    <style:style style:name="T475" style:parent-style-name="DefaultParagraphFont" style:family="text">
      <style:text-properties fo:font-style="italic" style:font-style-asian="italic" fo:language="it" fo:country="IT"/>
    </style:style>
    <style:style style:name="T476" style:parent-style-name="Emphasis" style:family="text">
      <style:text-properties fo:language="it" fo:country="IT"/>
    </style:style>
    <style:style style:name="T477" style:parent-style-name="DefaultParagraphFont" style:family="text">
      <style:text-properties fo:language="it" fo:country="IT"/>
    </style:style>
    <style:style style:name="T478" style:parent-style-name="DefaultParagraphFont" style:family="text">
      <style:text-properties fo:language="it" fo:country="IT"/>
    </style:style>
    <style:style style:name="T479" style:parent-style-name="DefaultParagraphFont" style:family="text">
      <style:text-properties fo:language="it" fo:country="IT"/>
    </style:style>
    <style:style style:name="T480" style:parent-style-name="DefaultParagraphFont" style:family="text">
      <style:text-properties fo:font-style="italic" style:font-style-asian="italic"/>
    </style:style>
    <style:style style:name="T481" style:parent-style-name="DefaultParagraphFont" style:family="text">
      <style:text-properties fo:font-style="italic" style:font-style-asian="italic"/>
    </style:style>
    <style:style style:name="T482" style:parent-style-name="DefaultParagraphFont" style:family="text">
      <style:text-properties fo:font-style="italic" style:font-style-asian="italic"/>
    </style:style>
    <style:style style:name="T483" style:parent-style-name="DefaultParagraphFont" style:family="text">
      <style:text-properties fo:font-style="italic" style:font-style-asian="italic"/>
    </style:style>
    <style:style style:name="T484" style:parent-style-name="DefaultParagraphFont" style:family="text">
      <style:text-properties fo:font-style="italic" style:font-style-asian="italic"/>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style>
    <style:style style:name="T487" style:parent-style-name="DefaultParagraphFont" style:family="text">
      <style:text-properties fo:font-style="italic" style:font-style-asian="italic" fo:language="la"/>
    </style:style>
    <style:style style:name="T488" style:parent-style-name="DefaultParagraphFont" style:family="text">
      <style:text-properties fo:language="en" fo:country="CA"/>
    </style:style>
    <style:style style:name="T489" style:parent-style-name="DefaultParagraphFont" style:family="text">
      <style:text-properties fo:font-style="italic" style:font-style-asian="italic" fo:language="la"/>
    </style:style>
    <style:style style:name="T490" style:parent-style-name="DefaultParagraphFont" style:family="text">
      <style:text-properties fo:language="la"/>
    </style:style>
    <style:style style:name="T491" style:parent-style-name="DefaultParagraphFont" style:family="text">
      <style:text-properties fo:font-style="italic" style:font-style-asian="italic" fo:language="la"/>
    </style:style>
    <style:style style:name="T492" style:parent-style-name="DefaultParagraphFont" style:family="text">
      <style:text-properties fo:language="la"/>
    </style:style>
    <style:style style:name="T493" style:parent-style-name="DefaultParagraphFont" style:family="text">
      <style:text-properties fo:font-style="italic" style:font-style-asian="italic" fo:language="la"/>
    </style:style>
    <style:style style:name="T494" style:parent-style-name="DefaultParagraphFont" style:family="text">
      <style:text-properties fo:language="en" fo:country="CA"/>
    </style:style>
    <style:style style:name="T495" style:parent-style-name="DefaultParagraphFont" style:family="text">
      <style:text-properties fo:font-style="italic" style:font-style-asian="italic" fo:language="la"/>
    </style:style>
    <style:style style:name="T496" style:parent-style-name="DefaultParagraphFont" style:family="text">
      <style:text-properties fo:language="la"/>
    </style:style>
    <style:style style:name="T497" style:parent-style-name="DefaultParagraphFont" style:family="text">
      <style:text-properties fo:font-style="italic" style:font-style-asian="italic" fo:language="en" fo:country="CA"/>
    </style:style>
    <style:style style:name="T498" style:parent-style-name="DefaultParagraphFont" style:family="text">
      <style:text-properties fo:font-style="italic" style:font-style-asian="italic" fo:language="en" fo:country="CA"/>
    </style:style>
    <style:style style:name="T499" style:parent-style-name="DefaultParagraphFont" style:family="text">
      <style:text-properties fo:font-style="italic" style:font-style-asian="italic"/>
    </style:style>
    <style:style style:name="T500" style:parent-style-name="DefaultParagraphFont" style:family="text">
      <style:text-properties fo:font-style="italic" style:font-style-asian="italic" style:font-style-complex="italic"/>
    </style:style>
    <style:style style:name="T501" style:parent-style-name="DefaultParagraphFont" style:family="text">
      <style:text-properties fo:language="en" fo:country="CA" style:language-asian="en" style:country-asian="CA" style:language-complex="lo" style:country-complex="LA"/>
    </style:style>
    <style:style style:name="T502" style:parent-style-name="DefaultParagraphFont" style:family="text">
      <style:text-properties fo:language="en" fo:country="CA"/>
    </style:style>
    <style:style style:name="T503" style:parent-style-name="DefaultParagraphFont" style:family="text">
      <style:text-properties fo:language="en" fo:country="CA"/>
    </style:style>
    <style:style style:name="T504" style:parent-style-name="DefaultParagraphFont" style:family="text">
      <style:text-properties fo:font-style="italic" style:font-style-asian="italic" style:font-style-complex="italic" fo:language="en" fo:country="CA"/>
    </style:style>
    <style:style style:name="T505" style:parent-style-name="DefaultParagraphFont" style:family="text">
      <style:text-properties fo:language="en" fo:country="CA"/>
    </style:style>
    <style:style style:name="T506" style:parent-style-name="DefaultParagraphFont" style:family="text">
      <style:text-properties fo:language="en" fo:country="CA"/>
    </style:style>
    <style:style style:name="T507" style:parent-style-name="DefaultParagraphFont" style:family="text">
      <style:text-properties fo:language="en" fo:country="CA"/>
    </style:style>
    <style:style style:name="T508" style:parent-style-name="DefaultParagraphFont" style:family="text">
      <style:text-properties fo:font-style="italic" style:font-style-asian="italic"/>
    </style:style>
    <style:style style:name="T509" style:parent-style-name="DefaultParagraphFont" style:family="text">
      <style:text-properties fo:font-style="italic" style:font-style-asian="italic" fo:language="la"/>
    </style:style>
    <style:style style:name="T510" style:parent-style-name="DefaultParagraphFont" style:family="text">
      <style:text-properties fo:font-style="italic" style:font-style-asian="italic" fo:language="it" fo:country="IT"/>
    </style:style>
    <style:style style:name="T511" style:parent-style-name="DefaultParagraphFont" style:family="text">
      <style:text-properties fo:language="it" fo:country="IT"/>
    </style:style>
    <style:style style:name="T512" style:parent-style-name="DefaultParagraphFont" style:family="text">
      <style:text-properties fo:language="it" fo:country="IT"/>
    </style:style>
    <style:style style:name="T513" style:parent-style-name="DefaultParagraphFont" style:family="text">
      <style:text-properties fo:language="it" fo:country="IT"/>
    </style:style>
    <style:style style:name="T514" style:parent-style-name="DefaultParagraphFont" style:family="text">
      <style:text-properties fo:language="it" fo:country="IT"/>
    </style:style>
    <style:style style:name="T515" style:parent-style-name="DefaultParagraphFont" style:family="text">
      <style:text-properties fo:language="it" fo:country="IT"/>
    </style:style>
    <style:style style:name="T516" style:parent-style-name="DefaultParagraphFont" style:family="text">
      <style:text-properties fo:language="it" fo:country="IT"/>
    </style:style>
    <style:style style:name="T517" style:parent-style-name="DefaultParagraphFont" style:family="text">
      <style:text-properties fo:language="it" fo:country="IT"/>
    </style:style>
    <style:style style:name="T518" style:parent-style-name="DefaultParagraphFont" style:family="text">
      <style:text-properties fo:language="it" fo:country="IT"/>
    </style:style>
    <style:style style:name="T519" style:parent-style-name="Emphasis" style:family="text">
      <style:text-properties fo:language="it" fo:country="IT"/>
    </style:style>
    <style:style style:name="T520" style:parent-style-name="Emphasis" style:family="text">
      <style:text-properties fo:language="it" fo:country="IT"/>
    </style:style>
    <style:style style:name="T521" style:parent-style-name="DefaultParagraphFont" style:family="text">
      <style:text-properties fo:language="it" fo:country="IT"/>
    </style:style>
    <style:style style:name="T522" style:parent-style-name="DefaultParagraphFont" style:family="text">
      <style:text-properties fo:language="it" fo:country="IT"/>
    </style:style>
    <style:style style:name="T523" style:parent-style-name="DefaultParagraphFont" style:family="text">
      <style:text-properties fo:language="it" fo:country="IT"/>
    </style:style>
    <style:style style:name="T524" style:parent-style-name="DefaultParagraphFont" style:family="text">
      <style:text-properties fo:language="it" fo:country="IT"/>
    </style:style>
    <style:style style:name="T525" style:parent-style-name="DefaultParagraphFont" style:family="text">
      <style:text-properties fo:language="it" fo:country="IT"/>
    </style:style>
    <style:style style:name="T526" style:parent-style-name="DefaultParagraphFont" style:family="text">
      <style:text-properties fo:language="en" fo:country="CA"/>
    </style:style>
    <style:style style:name="T527" style:parent-style-name="DefaultParagraphFont" style:family="text">
      <style:text-properties fo:language="en" fo:country="CA"/>
    </style:style>
    <style:style style:name="T528" style:parent-style-name="DefaultParagraphFont" style:family="text">
      <style:text-properties fo:language="en" fo:country="CA"/>
    </style:style>
    <style:style style:name="T529" style:parent-style-name="DefaultParagraphFont" style:family="text">
      <style:text-properties fo:language="en" fo:country="CA"/>
    </style:style>
    <style:style style:name="T530" style:parent-style-name="DefaultParagraphFont" style:family="text">
      <style:text-properties fo:language="en" fo:country="CA"/>
    </style:style>
    <style:style style:name="T531" style:parent-style-name="DefaultParagraphFont" style:family="text">
      <style:text-properties fo:font-style="italic" style:font-style-asian="italic" style:font-style-complex="italic" fo:language="en" fo:country="CA"/>
    </style:style>
    <style:style style:name="T532" style:parent-style-name="DefaultParagraphFont" style:family="text">
      <style:text-properties fo:language="en" fo:country="CA"/>
    </style:style>
    <style:style style:name="T533" style:parent-style-name="DefaultParagraphFont" style:family="text">
      <style:text-properties fo:language="en" fo:country="CA"/>
    </style:style>
    <style:style style:name="T534" style:parent-style-name="DefaultParagraphFont" style:family="text">
      <style:text-properties fo:language="en" fo:country="CA"/>
    </style:style>
    <style:style style:name="T535" style:parent-style-name="DefaultParagraphFont" style:family="text">
      <style:text-properties fo:language="en" fo:country="CA"/>
    </style:style>
    <style:style style:name="T536" style:parent-style-name="DefaultParagraphFont" style:family="text">
      <style:text-properties fo:language="en" fo:country="CA"/>
    </style:style>
    <style:style style:name="T537" style:parent-style-name="DefaultParagraphFont" style:family="text">
      <style:text-properties fo:language="en" fo:country="CA"/>
    </style:style>
    <style:style style:name="T538" style:parent-style-name="DefaultParagraphFont" style:family="text">
      <style:text-properties fo:language="en" fo:country="CA"/>
    </style:style>
    <style:style style:name="T539" style:parent-style-name="DefaultParagraphFont" style:family="text">
      <style:text-properties fo:language="en" fo:country="CA"/>
    </style:style>
    <style:style style:name="T540" style:parent-style-name="DefaultParagraphFont" style:family="text">
      <style:text-properties fo:language="en" fo:country="CA"/>
    </style:style>
    <style:style style:name="T541" style:parent-style-name="DefaultParagraphFont" style:family="text">
      <style:text-properties fo:language="en" fo:country="CA"/>
    </style:style>
    <style:style style:name="T542" style:parent-style-name="DefaultParagraphFont" style:family="text">
      <style:text-properties fo:language="en" fo:country="CA"/>
    </style:style>
    <style:style style:name="T543" style:parent-style-name="DefaultParagraphFont" style:family="text">
      <style:text-properties fo:language="en" fo:country="CA"/>
    </style:style>
    <style:style style:name="T544" style:parent-style-name="DefaultParagraphFont" style:family="text">
      <style:text-properties fo:language="en" fo:country="CA"/>
    </style:style>
    <style:style style:name="T545" style:parent-style-name="DefaultParagraphFont" style:family="text">
      <style:text-properties fo:font-style="italic" style:font-style-asian="italic" style:font-style-complex="italic" fo:language="en" fo:country="CA"/>
    </style:style>
    <style:style style:name="T546" style:parent-style-name="DefaultParagraphFont" style:family="text">
      <style:text-properties fo:language="en" fo:country="CA"/>
    </style:style>
    <style:style style:name="T547" style:parent-style-name="DefaultParagraphFont" style:family="text">
      <style:text-properties fo:language="en" fo:country="CA"/>
    </style:style>
    <style:style style:name="T548" style:parent-style-name="DefaultParagraphFont" style:family="text">
      <style:text-properties fo:language="en" fo:country="CA"/>
    </style:style>
    <style:style style:name="T549" style:parent-style-name="DefaultParagraphFont" style:family="text">
      <style:text-properties fo:font-style="italic" style:font-style-asian="italic" style:font-style-complex="italic" fo:language="en" fo:country="CA"/>
    </style:style>
    <style:style style:name="T550" style:parent-style-name="DefaultParagraphFont" style:family="text">
      <style:text-properties fo:language="en" fo:country="CA"/>
    </style:style>
    <style:style style:name="T551" style:parent-style-name="DefaultParagraphFont" style:family="text">
      <style:text-properties fo:language="en" fo:country="CA"/>
    </style:style>
    <style:style style:name="T552" style:parent-style-name="DefaultParagraphFont" style:family="text">
      <style:text-properties fo:language="en" fo:country="CA"/>
    </style:style>
    <style:style style:name="T553" style:parent-style-name="DefaultParagraphFont" style:family="text">
      <style:text-properties fo:language="en" fo:country="CA"/>
    </style:style>
    <style:style style:name="T554" style:parent-style-name="DefaultParagraphFont" style:family="text">
      <style:text-properties fo:language="en" fo:country="CA"/>
    </style:style>
    <style:style style:name="T555" style:parent-style-name="DefaultParagraphFont" style:family="text">
      <style:text-properties fo:language="en" fo:country="CA"/>
    </style:style>
    <style:style style:name="T556" style:parent-style-name="DefaultParagraphFont" style:family="text">
      <style:text-properties fo:language="en" fo:country="CA"/>
    </style:style>
    <style:style style:name="T557" style:parent-style-name="DefaultParagraphFont" style:family="text">
      <style:text-properties fo:language="en" fo:country="CA"/>
    </style:style>
    <style:style style:name="T558" style:parent-style-name="DefaultParagraphFont" style:family="text">
      <style:text-properties fo:language="en" fo:country="CA"/>
    </style:style>
    <style:style style:name="T559" style:parent-style-name="DefaultParagraphFont" style:family="text">
      <style:text-properties fo:font-style="italic" style:font-style-asian="italic" fo:language="la"/>
    </style:style>
    <style:style style:name="T560" style:parent-style-name="DefaultParagraphFont" style:family="text">
      <style:text-properties fo:language="it" fo:country="IT"/>
    </style:style>
    <style:style style:name="T561" style:parent-style-name="DefaultParagraphFont" style:family="text">
      <style:text-properties fo:language="it" fo:country="IT"/>
    </style:style>
    <style:style style:name="T562" style:parent-style-name="DefaultParagraphFont" style:family="text">
      <style:text-properties fo:language="it" fo:country="IT"/>
    </style:style>
    <style:style style:name="T563" style:parent-style-name="DefaultParagraphFont" style:family="text">
      <style:text-properties fo:language="it" fo:country="IT"/>
    </style:style>
    <style:style style:name="T564" style:parent-style-name="DefaultParagraphFont" style:family="text">
      <style:text-properties fo:font-style="italic" style:font-style-asian="italic" fo:language="la"/>
    </style:style>
    <style:style style:name="T565" style:parent-style-name="DefaultParagraphFont" style:family="text">
      <style:text-properties fo:font-style="italic" style:font-style-asian="italic" fo:language="la"/>
    </style:style>
    <style:style style:name="T566" style:parent-style-name="DefaultParagraphFont" style:family="text">
      <style:text-properties fo:font-style="italic" style:font-style-asian="italic" fo:language="la"/>
    </style:style>
    <style:style style:name="T567" style:parent-style-name="DefaultParagraphFont" style:family="text">
      <style:text-properties fo:font-style="italic" style:font-style-asian="italic" fo:language="la"/>
    </style:style>
    <style:style style:name="T568" style:parent-style-name="DefaultParagraphFont" style:family="text">
      <style:text-properties fo:language="fr" fo:country="CA"/>
    </style:style>
    <style:style style:name="T569" style:parent-style-name="DefaultParagraphFont" style:family="text">
      <style:text-properties fo:language="fr" fo:country="CA"/>
    </style:style>
    <style:style style:name="T570" style:parent-style-name="DefaultParagraphFont" style:family="text">
      <style:text-properties fo:language="la"/>
    </style:style>
    <style:style style:name="T571" style:parent-style-name="DefaultParagraphFont" style:family="text">
      <style:text-properties fo:language="fr" fo:country="CA"/>
    </style:style>
    <style:style style:name="T572" style:parent-style-name="DefaultParagraphFont" style:family="text">
      <style:text-properties fo:language="fr" fo:country="CA"/>
    </style:style>
    <style:style style:name="T573" style:parent-style-name="DefaultParagraphFont" style:family="text">
      <style:text-properties fo:language="fr" fo:country="CA"/>
    </style:style>
    <style:style style:name="T574" style:parent-style-name="DefaultParagraphFont" style:family="text">
      <style:text-properties fo:language="fr" fo:country="CA"/>
    </style:style>
    <style:style style:name="T575" style:parent-style-name="DefaultParagraphFont" style:family="text">
      <style:text-properties fo:language="fr" fo:country="CA"/>
    </style:style>
    <style:style style:name="T576" style:parent-style-name="DefaultParagraphFont" style:family="text">
      <style:text-properties fo:language="fr" fo:country="CA"/>
    </style:style>
    <style:style style:name="T577" style:parent-style-name="DefaultParagraphFont" style:family="text">
      <style:text-properties fo:language="fr" fo:country="CA"/>
    </style:style>
    <style:style style:name="T578" style:parent-style-name="DefaultParagraphFont" style:family="text">
      <style:text-properties fo:font-style="italic" style:font-style-asian="italic" style:font-style-complex="italic"/>
    </style:style>
    <style:style style:name="T579" style:parent-style-name="DefaultParagraphFont" style:family="text">
      <style:text-properties fo:color="#C00000"/>
    </style:style>
    <style:style style:name="T580" style:parent-style-name="DefaultParagraphFont" style:family="text">
      <style:text-properties fo:font-style="italic" style:font-style-asian="italic" fo:language="la"/>
    </style:style>
    <style:style style:name="T581" style:parent-style-name="DefaultParagraphFont" style:family="text">
      <style:text-properties fo:language="it" fo:country="IT"/>
    </style:style>
    <style:style style:name="T582" style:parent-style-name="DefaultParagraphFont" style:family="text">
      <style:text-properties fo:font-style="italic" style:font-style-asian="italic" style:font-style-complex="italic" fo:language="it" fo:country="IT"/>
    </style:style>
    <style:style style:name="T583" style:parent-style-name="DefaultParagraphFont" style:family="text">
      <style:text-properties fo:language="it" fo:country="IT"/>
    </style:style>
    <style:style style:name="T584" style:parent-style-name="DefaultParagraphFont" style:family="text">
      <style:text-properties fo:language="la"/>
    </style:style>
    <style:style style:name="T585" style:parent-style-name="DefaultParagraphFont" style:family="text">
      <style:text-properties fo:language="it" fo:country="IT"/>
    </style:style>
    <style:style style:name="T586" style:parent-style-name="DefaultParagraphFont" style:family="text">
      <style:text-properties fo:language="la"/>
    </style:style>
    <style:style style:name="T587" style:parent-style-name="DefaultParagraphFont" style:family="text">
      <style:text-properties fo:language="it" fo:country="IT"/>
    </style:style>
    <style:style style:name="T588" style:parent-style-name="DefaultParagraphFont" style:family="text">
      <style:text-properties fo:font-style="italic" style:font-style-asian="italic"/>
    </style:style>
    <style:style style:name="T589" style:parent-style-name="DefaultParagraphFont" style:family="text">
      <style:text-properties fo:font-style="italic" style:font-style-asian="italic" fo:language="la"/>
    </style:style>
    <style:style style:name="T590" style:parent-style-name="Emphasis" style:family="text">
      <style:text-properties fo:language="en" fo:country="CA"/>
    </style:style>
    <style:style style:name="T591" style:parent-style-name="DefaultParagraphFont" style:family="text">
      <style:text-properties fo:font-style="italic" style:font-style-asian="italic"/>
    </style:style>
    <style:style style:name="T592" style:parent-style-name="DefaultParagraphFont" style:family="text">
      <style:text-properties fo:language="la"/>
    </style:style>
    <style:style style:name="T593" style:parent-style-name="DefaultParagraphFont" style:family="text">
      <style:text-properties fo:font-style="italic" style:font-style-asian="italic" fo:language="la"/>
    </style:style>
    <style:style style:name="T594" style:parent-style-name="DefaultParagraphFont" style:family="text">
      <style:text-properties fo:language="la"/>
    </style:style>
    <style:style style:name="T595" style:parent-style-name="DefaultParagraphFont" style:family="text">
      <style:text-properties fo:language="la"/>
    </style:style>
    <style:style style:name="T596" style:parent-style-name="DefaultParagraphFont" style:family="text">
      <style:text-properties fo:language="en" fo:country="CA"/>
    </style:style>
    <style:style style:name="T597" style:parent-style-name="DefaultParagraphFont" style:family="text">
      <style:text-properties fo:language="la"/>
    </style:style>
    <style:style style:name="T598" style:parent-style-name="DefaultParagraphFont" style:family="text">
      <style:text-properties fo:language="en" fo:country="CA"/>
    </style:style>
    <style:style style:name="T599" style:parent-style-name="DefaultParagraphFont" style:family="text">
      <style:text-properties fo:language="en" fo:country="CA"/>
    </style:style>
    <style:style style:name="T600" style:parent-style-name="DefaultParagraphFont" style:family="text">
      <style:text-properties fo:language="en" fo:country="CA"/>
    </style:style>
    <style:style style:name="T601" style:parent-style-name="DefaultParagraphFont" style:family="text">
      <style:text-properties fo:language="en" fo:country="CA"/>
    </style:style>
    <style:style style:name="T602" style:parent-style-name="DefaultParagraphFont" style:family="text">
      <style:text-properties fo:language="en" fo:country="CA"/>
    </style:style>
    <style:style style:name="T603" style:parent-style-name="DefaultParagraphFont" style:family="text">
      <style:text-properties fo:language="en" fo:country="CA"/>
    </style:style>
    <style:style style:name="T604" style:parent-style-name="DefaultParagraphFont" style:family="text">
      <style:text-properties fo:language="en" fo:country="CA"/>
    </style:style>
    <style:style style:name="T605" style:parent-style-name="DefaultParagraphFont" style:family="text">
      <style:text-properties fo:language="en" fo:country="CA"/>
    </style:style>
    <style:style style:name="T606" style:parent-style-name="DefaultParagraphFont" style:family="text">
      <style:text-properties fo:language="en" fo:country="CA"/>
    </style:style>
    <style:style style:name="T607" style:parent-style-name="DefaultParagraphFont" style:family="text">
      <style:text-properties fo:language="en" fo:country="CA"/>
    </style:style>
    <style:style style:name="T608" style:parent-style-name="DefaultParagraphFont" style:family="text">
      <style:text-properties style:font-name="Cambria"/>
    </style:style>
    <style:style style:name="T609" style:parent-style-name="DefaultParagraphFont" style:family="text">
      <style:text-properties style:font-name="Cambria"/>
    </style:style>
    <style:style style:name="T610" style:parent-style-name="DefaultParagraphFont" style:family="text">
      <style:text-properties style:font-name="Cambria"/>
    </style:style>
    <style:style style:name="T611" style:parent-style-name="DefaultParagraphFont" style:family="text">
      <style:text-properties style:font-name="Cambria" fo:font-style="italic" style:font-style-asian="italic"/>
    </style:style>
    <style:style style:name="T612" style:parent-style-name="DefaultParagraphFont" style:family="text">
      <style:text-properties style:font-name="Cambria"/>
    </style:style>
    <style:style style:name="T613" style:parent-style-name="DefaultParagraphFont" style:family="text">
      <style:text-properties fo:language="it" fo:country="IT"/>
    </style:style>
    <style:style style:name="T614" style:parent-style-name="DefaultParagraphFont" style:family="text">
      <style:text-properties fo:language="it" fo:country="IT"/>
    </style:style>
    <style:style style:name="T615" style:parent-style-name="DefaultParagraphFont" style:family="text">
      <style:text-properties fo:font-style="italic" style:font-style-asian="italic" fo:language="it" fo:country="IT"/>
    </style:style>
    <style:style style:name="T616" style:parent-style-name="DefaultParagraphFont" style:family="text">
      <style:text-properties fo:language="it" fo:country="IT"/>
    </style:style>
    <style:style style:name="T617" style:parent-style-name="DefaultParagraphFont" style:family="text">
      <style:text-properties fo:language="it" fo:country="IT"/>
    </style:style>
    <style:style style:name="T618" style:parent-style-name="DefaultParagraphFont" style:family="text">
      <style:text-properties fo:language="it" fo:country="IT"/>
    </style:style>
    <style:style style:name="T619" style:parent-style-name="DefaultParagraphFont" style:family="text">
      <style:text-properties fo:language="it" fo:country="IT"/>
    </style:style>
    <style:style style:name="T620" style:parent-style-name="DefaultParagraphFont" style:family="text">
      <style:text-properties fo:language="la"/>
    </style:style>
    <style:style style:name="T621" style:parent-style-name="DefaultParagraphFont" style:family="text">
      <style:text-properties fo:language="la"/>
    </style:style>
    <style:style style:name="T622" style:parent-style-name="DefaultParagraphFont" style:family="text">
      <style:text-properties fo:language="la"/>
    </style:style>
    <style:style style:name="T623" style:parent-style-name="DefaultParagraphFont" style:family="text">
      <style:text-properties fo:language="la"/>
    </style:style>
    <style:style style:name="T624" style:parent-style-name="FootnoteReference" style:family="text">
      <style:text-properties fo:language="la"/>
    </style:style>
    <style:style style:name="T625" style:parent-style-name="DefaultParagraphFont" style:family="text">
      <style:text-properties fo:language="it" fo:country="IT"/>
    </style:style>
    <style:style style:name="T626" style:parent-style-name="DefaultParagraphFont" style:family="text">
      <style:text-properties fo:language="it" fo:country="IT"/>
    </style:style>
    <style:style style:name="T627" style:parent-style-name="DefaultParagraphFont" style:family="text">
      <style:text-properties fo:language="it" fo:country="IT"/>
    </style:style>
    <style:style style:name="T628" style:parent-style-name="DefaultParagraphFont" style:family="text">
      <style:text-properties fo:language="it" fo:country="IT"/>
    </style:style>
    <style:style style:name="T629" style:parent-style-name="Emphasis" style:family="text">
      <style:text-properties fo:language="it" fo:country="IT"/>
    </style:style>
    <style:style style:name="T630" style:parent-style-name="DefaultParagraphFont" style:family="text">
      <style:text-properties fo:language="it" fo:country="IT"/>
    </style:style>
    <style:style style:name="T631" style:parent-style-name="DefaultParagraphFont" style:family="text">
      <style:text-properties fo:language="it" fo:country="IT"/>
    </style:style>
    <style:style style:name="T632" style:parent-style-name="DefaultParagraphFont" style:family="text">
      <style:text-properties fo:language="it" fo:country="IT"/>
    </style:style>
    <style:style style:name="T633" style:parent-style-name="DefaultParagraphFont" style:family="text">
      <style:text-properties fo:language="it" fo:country="IT"/>
    </style:style>
    <style:style style:name="T634" style:parent-style-name="DefaultParagraphFont" style:family="text">
      <style:text-properties fo:language="it" fo:country="IT"/>
    </style:style>
    <style:style style:name="T635" style:parent-style-name="DefaultParagraphFont" style:family="text">
      <style:text-properties fo:language="it" fo:country="IT"/>
    </style:style>
    <style:style style:name="T636" style:parent-style-name="DefaultParagraphFont" style:family="text">
      <style:text-properties fo:language="la"/>
    </style:style>
    <style:style style:name="T637" style:parent-style-name="DefaultParagraphFont" style:family="text">
      <style:text-properties fo:language="la"/>
    </style:style>
    <style:style style:name="T638" style:parent-style-name="DefaultParagraphFont" style:family="text">
      <style:text-properties fo:font-style="italic" style:font-style-asian="italic" style:font-style-complex="italic"/>
    </style:style>
    <style:style style:name="T639" style:parent-style-name="DefaultParagraphFont" style:family="text">
      <style:text-properties fo:language="la"/>
    </style:style>
    <style:style style:name="T640" style:parent-style-name="DefaultParagraphFont" style:family="text">
      <style:text-properties fo:language="la"/>
    </style:style>
    <style:style style:name="T641" style:parent-style-name="DefaultParagraphFont" style:family="text">
      <style:text-properties fo:language="en" fo:country="CA"/>
    </style:style>
    <style:style style:name="T642" style:parent-style-name="DefaultParagraphFont" style:family="text">
      <style:text-properties fo:font-style="italic" style:font-style-asian="italic" style:font-style-complex="italic"/>
    </style:style>
    <style:style style:name="T643" style:parent-style-name="DefaultParagraphFont" style:family="text">
      <style:text-properties fo:language="en" fo:country="CA"/>
    </style:style>
    <style:style style:name="T644" style:parent-style-name="DefaultParagraphFont" style:family="text">
      <style:text-properties fo:language="en" fo:country="CA"/>
    </style:style>
    <style:style style:name="T645" style:parent-style-name="DefaultParagraphFont" style:family="text">
      <style:text-properties fo:font-style="italic" style:font-style-asian="italic" fo:language="en" fo:country="CA"/>
    </style:style>
    <style:style style:name="T646" style:parent-style-name="DefaultParagraphFont" style:family="text">
      <style:text-properties fo:language="it" fo:country="IT"/>
    </style:style>
    <style:style style:name="T647" style:parent-style-name="DefaultParagraphFont" style:family="text">
      <style:text-properties fo:font-style="italic" style:font-style-asian="italic" fo:language="it" fo:country="IT"/>
    </style:style>
    <style:style style:name="T648" style:parent-style-name="DefaultParagraphFont" style:family="text">
      <style:text-properties fo:language="it" fo:country="IT"/>
    </style:style>
    <style:style style:name="T649" style:parent-style-name="DefaultParagraphFont" style:family="text">
      <style:text-properties fo:language="it" fo:country="IT"/>
    </style:style>
    <style:style style:name="T650" style:parent-style-name="DefaultParagraphFont" style:family="text">
      <style:text-properties fo:language="it" fo:country="IT"/>
    </style:style>
    <style:style style:name="T651" style:parent-style-name="DefaultParagraphFont" style:family="text">
      <style:text-properties fo:language="it" fo:country="IT"/>
    </style:style>
    <style:style style:name="T652" style:parent-style-name="DefaultParagraphFont" style:family="text">
      <style:text-properties fo:language="it" fo:country="IT"/>
    </style:style>
    <style:style style:name="T653" style:parent-style-name="DefaultParagraphFont" style:family="text">
      <style:text-properties fo:language="la"/>
    </style:style>
    <style:style style:name="T654" style:parent-style-name="DefaultParagraphFont" style:family="text">
      <style:text-properties fo:language="la"/>
    </style:style>
    <style:style style:name="T655" style:parent-style-name="DefaultParagraphFont" style:family="text">
      <style:text-properties fo:language="la"/>
    </style:style>
    <style:style style:name="T656" style:parent-style-name="DefaultParagraphFont" style:family="text">
      <style:text-properties fo:font-style="italic" style:font-style-asian="italic" fo:language="la"/>
    </style:style>
    <style:style style:name="T657" style:parent-style-name="DefaultParagraphFont" style:family="text">
      <style:text-properties fo:language="la"/>
    </style:style>
    <style:style style:name="T658" style:parent-style-name="DefaultParagraphFont" style:family="text">
      <style:text-properties fo:language="en" fo:country="CA"/>
    </style:style>
    <style:style style:name="T659" style:parent-style-name="DefaultParagraphFont" style:family="text">
      <style:text-properties fo:language="it" fo:country="IT"/>
    </style:style>
    <style:style style:name="T660" style:parent-style-name="DefaultParagraphFont" style:family="text">
      <style:text-properties fo:font-style="italic" style:font-style-asian="italic" fo:language="la"/>
    </style:style>
    <style:style style:name="T661" style:parent-style-name="DefaultParagraphFont" style:family="text">
      <style:text-properties fo:language="it" fo:country="IT"/>
    </style:style>
    <style:style style:name="T662" style:parent-style-name="DefaultParagraphFont" style:family="text">
      <style:text-properties fo:language="la"/>
    </style:style>
    <style:style style:name="T663" style:parent-style-name="DefaultParagraphFont" style:family="text">
      <style:text-properties fo:language="it" fo:country="IT"/>
    </style:style>
    <style:style style:name="T664" style:parent-style-name="DefaultParagraphFont" style:family="text">
      <style:text-properties fo:language="it" fo:country="IT"/>
    </style:style>
    <style:style style:name="T665" style:parent-style-name="DefaultParagraphFont" style:family="text">
      <style:text-properties fo:language="it" fo:country="IT"/>
    </style:style>
    <style:style style:name="T666" style:parent-style-name="DefaultParagraphFont" style:family="text">
      <style:text-properties fo:language="it" fo:country="IT"/>
    </style:style>
    <style:style style:name="T667" style:parent-style-name="DefaultParagraphFont" style:family="text">
      <style:text-properties fo:font-style="italic" style:font-style-asian="italic" fo:language="la"/>
    </style:style>
    <style:style style:name="T668" style:parent-style-name="DefaultParagraphFont" style:family="text">
      <style:text-properties fo:language="it" fo:country="IT"/>
    </style:style>
    <style:style style:name="T669" style:parent-style-name="DefaultParagraphFont" style:family="text">
      <style:text-properties fo:language="la"/>
    </style:style>
    <style:style style:name="T670" style:parent-style-name="DefaultParagraphFont" style:family="text">
      <style:text-properties fo:language="it" fo:country="IT"/>
    </style:style>
    <style:style style:name="T671" style:parent-style-name="DefaultParagraphFont" style:family="text">
      <style:text-properties fo:language="en" fo:country="CA"/>
    </style:style>
    <style:style style:name="T672" style:parent-style-name="DefaultParagraphFont" style:family="text">
      <style:text-properties fo:language="en" fo:country="CA"/>
    </style:style>
    <style:style style:name="T673" style:parent-style-name="DefaultParagraphFont" style:family="text">
      <style:text-properties fo:language="en" fo:country="CA"/>
    </style:style>
    <style:style style:name="T674" style:parent-style-name="DefaultParagraphFont" style:family="text">
      <style:text-properties fo:language="en" fo:country="CA"/>
    </style:style>
    <style:style style:name="T675" style:parent-style-name="DefaultParagraphFont" style:family="text">
      <style:text-properties fo:language="en" fo:country="CA"/>
    </style:style>
    <style:style style:name="T676" style:parent-style-name="DefaultParagraphFont" style:family="text">
      <style:text-properties fo:language="en" fo:country="CA"/>
    </style:style>
    <style:style style:name="T677" style:parent-style-name="DefaultParagraphFont" style:family="text">
      <style:text-properties fo:language="en" fo:country="CA"/>
    </style:style>
    <style:style style:name="T678" style:parent-style-name="DefaultParagraphFont" style:family="text">
      <style:text-properties fo:font-style="italic" style:font-style-asian="italic" fo:language="it" fo:country="IT"/>
    </style:style>
    <style:style style:name="T679" style:parent-style-name="DefaultParagraphFont" style:family="text">
      <style:text-properties fo:font-style="italic" style:font-style-asian="italic" fo:language="la"/>
    </style:style>
    <style:style style:name="T680" style:parent-style-name="DefaultParagraphFont" style:family="text">
      <style:text-properties fo:language="it" fo:country="IT"/>
    </style:style>
    <style:style style:name="T681" style:parent-style-name="DefaultParagraphFont" style:family="text">
      <style:text-properties fo:language="la"/>
    </style:style>
    <style:style style:name="T682" style:parent-style-name="DefaultParagraphFont" style:family="text">
      <style:text-properties fo:language="it" fo:country="IT"/>
    </style:style>
    <style:style style:name="T683" style:parent-style-name="DefaultParagraphFont" style:family="text">
      <style:text-properties fo:language="la"/>
    </style:style>
    <style:style style:name="T684" style:parent-style-name="DefaultParagraphFont" style:family="text">
      <style:text-properties fo:font-style="italic" style:font-style-asian="italic" fo:language="la"/>
    </style:style>
    <style:style style:name="T685" style:parent-style-name="DefaultParagraphFont" style:family="text">
      <style:text-properties fo:language="la"/>
    </style:style>
    <style:style style:name="T686" style:parent-style-name="DefaultParagraphFont" style:family="text">
      <style:text-properties fo:font-style="italic" style:font-style-asian="italic"/>
    </style:style>
    <style:style style:name="T687" style:parent-style-name="DefaultParagraphFont" style:family="text">
      <style:text-properties fo:language="la"/>
    </style:style>
    <style:style style:name="T688" style:parent-style-name="DefaultParagraphFont" style:family="text">
      <style:text-properties fo:font-style="italic" style:font-style-asian="italic" fo:language="la"/>
    </style:style>
    <style:style style:name="T689" style:parent-style-name="DefaultParagraphFont" style:family="text">
      <style:text-properties fo:language="la"/>
    </style:style>
    <style:style style:name="T690" style:parent-style-name="DefaultParagraphFont" style:family="text">
      <style:text-properties fo:language="la"/>
    </style:style>
    <style:style style:name="T691" style:parent-style-name="DefaultParagraphFont" style:family="text">
      <style:text-properties fo:font-style="italic" style:font-style-asian="italic" style:font-style-complex="italic"/>
    </style:style>
    <style:style style:name="T692" style:parent-style-name="DefaultParagraphFont" style:family="text">
      <style:text-properties fo:language="en" fo:country="CA"/>
    </style:style>
    <style:style style:name="T693" style:parent-style-name="DefaultParagraphFont" style:family="text">
      <style:text-properties fo:language="en" fo:country="CA"/>
    </style:style>
    <style:style style:name="T694" style:parent-style-name="DefaultParagraphFont" style:family="text">
      <style:text-properties fo:font-style="italic" style:font-style-asian="italic" style:font-style-complex="italic" fo:language="en" fo:country="CA"/>
    </style:style>
    <style:style style:name="T695" style:parent-style-name="DefaultParagraphFont" style:family="text">
      <style:text-properties fo:language="en" fo:country="CA"/>
    </style:style>
    <style:style style:name="T696" style:parent-style-name="DefaultParagraphFont" style:family="text">
      <style:text-properties fo:language="en" fo:country="CA"/>
    </style:style>
    <style:style style:name="T697" style:parent-style-name="DefaultParagraphFont" style:family="text">
      <style:text-properties fo:language="en" fo:country="CA"/>
    </style:style>
    <style:style style:name="T698" style:parent-style-name="DefaultParagraphFont" style:family="text">
      <style:text-properties fo:language="en" fo:country="CA"/>
    </style:style>
    <style:style style:name="T699" style:parent-style-name="DefaultParagraphFont" style:family="text">
      <style:text-properties fo:language="en" fo:country="CA"/>
    </style:style>
    <style:style style:name="T700" style:parent-style-name="DefaultParagraphFont" style:family="text">
      <style:text-properties fo:language="en" fo:country="CA"/>
    </style:style>
    <style:style style:name="T701" style:parent-style-name="DefaultParagraphFont" style:family="text">
      <style:text-properties fo:language="en" fo:country="CA"/>
    </style:style>
    <style:style style:name="T702" style:parent-style-name="DefaultParagraphFont" style:family="text">
      <style:text-properties fo:language="en" fo:country="CA"/>
    </style:style>
    <style:style style:name="T703" style:parent-style-name="DefaultParagraphFont" style:family="text">
      <style:text-properties fo:language="en" fo:country="CA"/>
    </style:style>
    <style:style style:name="T704" style:parent-style-name="DefaultParagraphFont" style:family="text">
      <style:text-properties fo:language="en" fo:country="CA"/>
    </style:style>
    <style:style style:name="T705" style:parent-style-name="DefaultParagraphFont" style:family="text">
      <style:text-properties fo:language="en" fo:country="CA"/>
    </style:style>
    <style:style style:name="T706" style:parent-style-name="DefaultParagraphFont" style:family="text">
      <style:text-properties fo:language="en" fo:country="CA"/>
    </style:style>
    <style:style style:name="T707" style:parent-style-name="DefaultParagraphFont" style:family="text">
      <style:text-properties fo:language="en" fo:country="CA"/>
    </style:style>
    <style:style style:name="T708" style:parent-style-name="DefaultParagraphFont" style:family="text">
      <style:text-properties fo:language="en" fo:country="CA"/>
    </style:style>
    <style:style style:name="T709" style:parent-style-name="DefaultParagraphFont" style:family="text">
      <style:text-properties fo:language="en" fo:country="CA"/>
    </style:style>
    <style:style style:name="T710" style:parent-style-name="DefaultParagraphFont" style:family="text">
      <style:text-properties fo:font-style="italic" style:font-style-asian="italic" style:font-style-complex="italic" fo:language="en" fo:country="CA"/>
    </style:style>
    <style:style style:name="T711" style:parent-style-name="DefaultParagraphFont" style:family="text">
      <style:text-properties fo:language="en" fo:country="CA"/>
    </style:style>
    <style:style style:name="T712" style:parent-style-name="DefaultParagraphFont" style:family="text">
      <style:text-properties fo:language="en" fo:country="CA"/>
    </style:style>
    <style:style style:name="T713" style:parent-style-name="DefaultParagraphFont" style:family="text">
      <style:text-properties fo:language="en" fo:country="CA"/>
    </style:style>
    <style:style style:name="T714" style:parent-style-name="DefaultParagraphFont" style:family="text">
      <style:text-properties fo:language="en" fo:country="CA"/>
    </style:style>
    <style:style style:name="T715" style:parent-style-name="DefaultParagraphFont" style:family="text">
      <style:text-properties fo:language="en" fo:country="CA"/>
    </style:style>
    <style:style style:name="T716" style:parent-style-name="FootnoteReference" style:family="text">
      <style:text-properties fo:language="en" fo:country="CA"/>
    </style:style>
    <style:style style:name="T717" style:parent-style-name="DefaultParagraphFont" style:family="text">
      <style:text-properties fo:language="it" fo:country="IT"/>
    </style:style>
    <style:style style:name="T718" style:parent-style-name="DefaultParagraphFont" style:family="text">
      <style:text-properties fo:language="it" fo:country="IT"/>
    </style:style>
    <style:style style:name="T719" style:parent-style-name="DefaultParagraphFont" style:family="text">
      <style:text-properties fo:language="it" fo:country="IT"/>
    </style:style>
    <style:style style:name="T720" style:parent-style-name="DefaultParagraphFont" style:family="text">
      <style:text-properties fo:language="en" fo:country="CA"/>
    </style:style>
    <style:style style:name="T721" style:parent-style-name="DefaultParagraphFont" style:family="text">
      <style:text-properties fo:language="en" fo:country="CA"/>
    </style:style>
    <style:style style:name="T722" style:parent-style-name="DefaultParagraphFont" style:family="text">
      <style:text-properties fo:language="en" fo:country="CA"/>
    </style:style>
    <style:style style:name="T723" style:parent-style-name="DefaultParagraphFont" style:family="text">
      <style:text-properties fo:language="en" fo:country="CA"/>
    </style:style>
    <style:style style:name="T724" style:parent-style-name="DefaultParagraphFont" style:family="text">
      <style:text-properties fo:language="en" fo:country="CA"/>
    </style:style>
    <style:style style:name="T725" style:parent-style-name="DefaultParagraphFont" style:family="text">
      <style:text-properties fo:font-style="italic" style:font-style-asian="italic" style:font-style-complex="italic" fo:language="en" fo:country="CA"/>
    </style:style>
    <style:style style:name="T726" style:parent-style-name="DefaultParagraphFont" style:family="text">
      <style:text-properties fo:language="en" fo:country="CA"/>
    </style:style>
    <style:style style:name="T727" style:parent-style-name="FootnoteReference" style:family="text">
      <style:text-properties fo:language="en" fo:country="CA"/>
    </style:style>
    <style:style style:name="T728" style:parent-style-name="DefaultParagraphFont" style:family="text">
      <style:text-properties fo:font-style="italic" style:font-style-asian="italic" style:font-style-complex="italic"/>
    </style:style>
    <style:style style:name="T729" style:parent-style-name="DefaultParagraphFont" style:family="text">
      <style:text-properties fo:language="en" fo:country="CA"/>
    </style:style>
    <style:style style:name="T730" style:parent-style-name="DefaultParagraphFont" style:family="text">
      <style:text-properties fo:language="en" fo:country="CA"/>
    </style:style>
    <style:style style:name="T731" style:parent-style-name="DefaultParagraphFont" style:family="text">
      <style:text-properties fo:language="en" fo:country="CA"/>
    </style:style>
    <style:style style:name="T732" style:parent-style-name="DefaultParagraphFont" style:family="text">
      <style:text-properties fo:font-style="italic" style:font-style-asian="italic" style:font-style-complex="italic" fo:language="en" fo:country="CA"/>
    </style:style>
    <style:style style:name="T733" style:parent-style-name="DefaultParagraphFont" style:family="text">
      <style:text-properties fo:language="en" fo:country="CA"/>
    </style:style>
    <style:style style:name="T734" style:parent-style-name="DefaultParagraphFont" style:family="text">
      <style:text-properties fo:language="en" fo:country="CA"/>
    </style:style>
    <style:style style:name="T735" style:parent-style-name="FootnoteReference" style:family="text">
      <style:text-properties fo:language="en" fo:country="CA"/>
    </style:style>
    <style:style style:name="T736" style:parent-style-name="DefaultParagraphFont" style:family="text">
      <style:text-properties fo:font-style="italic" style:font-style-asian="italic" style:font-style-complex="italic"/>
    </style:style>
    <style:style style:name="T737" style:parent-style-name="DefaultParagraphFont" style:family="text">
      <style:text-properties fo:language="en" fo:country="CA"/>
    </style:style>
    <style:style style:name="T738" style:parent-style-name="DefaultParagraphFont" style:family="text">
      <style:text-properties fo:font-style="italic" style:font-style-asian="italic" style:font-style-complex="italic"/>
    </style:style>
    <style:style style:name="T739" style:parent-style-name="DefaultParagraphFont" style:family="text">
      <style:text-properties fo:language="en" fo:country="CA"/>
    </style:style>
    <style:style style:name="T740" style:parent-style-name="DefaultParagraphFont" style:family="text">
      <style:text-properties fo:language="en" fo:country="CA"/>
    </style:style>
    <style:style style:name="T741" style:parent-style-name="DefaultParagraphFont" style:family="text">
      <style:text-properties fo:font-style="italic" style:font-style-asian="italic" style:font-style-complex="italic" fo:language="en" fo:country="CA"/>
    </style:style>
    <style:style style:name="T742" style:parent-style-name="DefaultParagraphFont" style:family="text">
      <style:text-properties fo:language="en" fo:country="CA"/>
    </style:style>
    <style:style style:name="T743" style:parent-style-name="DefaultParagraphFont" style:family="text">
      <style:text-properties fo:language="it" fo:country="IT"/>
    </style:style>
    <style:style style:name="T744" style:parent-style-name="DefaultParagraphFont" style:family="text">
      <style:text-properties fo:language="la"/>
    </style:style>
    <style:style style:name="T745" style:parent-style-name="DefaultParagraphFont" style:family="text">
      <style:text-properties fo:language="it" fo:country="IT"/>
    </style:style>
    <style:style style:name="T746" style:parent-style-name="DefaultParagraphFont" style:family="text">
      <style:text-properties fo:language="it" fo:country="IT"/>
    </style:style>
    <style:style style:name="T747" style:parent-style-name="DefaultParagraphFont" style:family="text">
      <style:text-properties fo:language="en" fo:country="CA"/>
    </style:style>
    <style:style style:name="T748" style:parent-style-name="DefaultParagraphFont" style:family="text">
      <style:text-properties fo:font-style="italic" style:font-style-asian="italic" style:font-style-complex="italic" fo:language="en" fo:country="CA"/>
    </style:style>
    <style:style style:name="T749" style:parent-style-name="DefaultParagraphFont" style:family="text">
      <style:text-properties fo:language="en" fo:country="CA"/>
    </style:style>
    <style:style style:name="T750" style:parent-style-name="DefaultParagraphFont" style:family="text">
      <style:text-properties fo:font-style="italic" style:font-style-asian="italic" style:font-style-complex="italic" fo:language="en" fo:country="CA"/>
    </style:style>
    <style:style style:name="T751" style:parent-style-name="DefaultParagraphFont" style:family="text">
      <style:text-properties fo:language="en" fo:country="CA"/>
    </style:style>
    <style:style style:name="T752" style:parent-style-name="DefaultParagraphFont" style:family="text">
      <style:text-properties fo:font-style="italic" style:font-style-asian="italic" style:font-style-complex="italic" fo:language="en" fo:country="CA"/>
    </style:style>
    <style:style style:name="T753" style:parent-style-name="DefaultParagraphFont" style:family="text">
      <style:text-properties fo:language="en" fo:country="CA"/>
    </style:style>
    <style:style style:name="T754" style:parent-style-name="DefaultParagraphFont" style:family="text">
      <style:text-properties fo:language="en" fo:country="CA"/>
    </style:style>
    <style:style style:name="T755" style:parent-style-name="DefaultParagraphFont" style:family="text">
      <style:text-properties fo:language="en" fo:country="CA"/>
    </style:style>
    <style:style style:name="T756" style:parent-style-name="DefaultParagraphFont" style:family="text">
      <style:text-properties fo:font-style="italic" style:font-style-asian="italic" style:font-style-complex="italic" fo:language="en" fo:country="CA"/>
    </style:style>
    <style:style style:name="T757" style:parent-style-name="DefaultParagraphFont" style:family="text">
      <style:text-properties fo:language="en" fo:country="CA"/>
    </style:style>
    <style:style style:name="T758" style:parent-style-name="DefaultParagraphFont" style:family="text">
      <style:text-properties fo:font-style="italic" style:font-style-asian="italic" style:font-style-complex="italic" fo:language="en" fo:country="CA"/>
    </style:style>
    <style:style style:name="T759" style:parent-style-name="DefaultParagraphFont" style:family="text">
      <style:text-properties fo:language="en" fo:country="CA"/>
    </style:style>
    <style:style style:name="T760" style:parent-style-name="DefaultParagraphFont" style:family="text">
      <style:text-properties fo:font-style="italic" style:font-style-asian="italic" style:font-style-complex="italic" fo:language="en" fo:country="CA"/>
    </style:style>
    <style:style style:name="T761" style:parent-style-name="DefaultParagraphFont" style:family="text">
      <style:text-properties fo:language="en" fo:country="CA"/>
    </style:style>
    <style:style style:name="T762" style:parent-style-name="DefaultParagraphFont" style:family="text">
      <style:text-properties fo:language="it" fo:country="IT"/>
    </style:style>
    <style:style style:name="T763" style:parent-style-name="DefaultParagraphFont" style:family="text">
      <style:text-properties fo:language="la"/>
    </style:style>
    <style:style style:name="T764" style:parent-style-name="DefaultParagraphFont" style:family="text">
      <style:text-properties fo:language="it" fo:country="IT"/>
    </style:style>
    <style:style style:name="T765" style:parent-style-name="DefaultParagraphFont" style:family="text">
      <style:text-properties fo:language="en" fo:country="CA"/>
    </style:style>
    <style:style style:name="T766" style:parent-style-name="DefaultParagraphFont" style:family="text">
      <style:text-properties fo:language="en" fo:country="CA"/>
    </style:style>
    <style:style style:name="T767" style:parent-style-name="DefaultParagraphFont" style:family="text">
      <style:text-properties fo:language="en" fo:country="CA"/>
    </style:style>
    <style:style style:name="T768" style:parent-style-name="DefaultParagraphFont" style:family="text">
      <style:text-properties fo:language="en" fo:country="CA"/>
    </style:style>
    <style:style style:name="T769" style:parent-style-name="DefaultParagraphFont" style:family="text">
      <style:text-properties fo:language="en" fo:country="CA"/>
    </style:style>
    <style:style style:name="T770" style:parent-style-name="DefaultParagraphFont" style:family="text">
      <style:text-properties fo:font-style="italic" style:font-style-asian="italic" style:font-style-complex="italic" fo:language="en" fo:country="CA"/>
    </style:style>
    <style:style style:name="T771" style:parent-style-name="DefaultParagraphFont" style:family="text">
      <style:text-properties fo:language="en" fo:country="CA"/>
    </style:style>
    <style:style style:name="T772" style:parent-style-name="DefaultParagraphFont" style:family="text">
      <style:text-properties fo:language="en" fo:country="CA"/>
    </style:style>
    <style:style style:name="T773" style:parent-style-name="DefaultParagraphFont" style:family="text">
      <style:text-properties fo:language="en" fo:country="CA"/>
    </style:style>
    <style:style style:name="T774" style:parent-style-name="DefaultParagraphFont" style:family="text">
      <style:text-properties fo:language="en" fo:country="CA"/>
    </style:style>
    <style:style style:name="T775" style:parent-style-name="DefaultParagraphFont" style:family="text">
      <style:text-properties fo:language="en" fo:country="CA"/>
    </style:style>
    <style:style style:name="T776" style:parent-style-name="DefaultParagraphFont" style:family="text">
      <style:text-properties fo:language="en" fo:country="CA"/>
    </style:style>
    <style:style style:name="T777" style:parent-style-name="DefaultParagraphFont" style:family="text">
      <style:text-properties fo:font-style="italic" style:font-style-asian="italic" style:font-style-complex="italic" fo:language="en" fo:country="CA"/>
    </style:style>
    <style:style style:name="T778" style:parent-style-name="DefaultParagraphFont" style:family="text">
      <style:text-properties fo:language="en" fo:country="CA"/>
    </style:style>
    <style:style style:name="T779" style:parent-style-name="DefaultParagraphFont" style:family="text">
      <style:text-properties fo:language="en" fo:country="CA"/>
    </style:style>
    <style:style style:name="T780" style:parent-style-name="DefaultParagraphFont" style:family="text">
      <style:text-properties fo:language="it" fo:country="IT"/>
    </style:style>
    <style:style style:name="T781" style:parent-style-name="DefaultParagraphFont" style:family="text">
      <style:text-properties fo:language="it" fo:country="IT"/>
    </style:style>
    <style:style style:name="T782" style:parent-style-name="DefaultParagraphFont" style:family="text">
      <style:text-properties fo:language="it" fo:country="IT"/>
    </style:style>
    <style:style style:name="T783" style:parent-style-name="DefaultParagraphFont" style:family="text">
      <style:text-properties fo:language="it" fo:country="IT"/>
    </style:style>
    <style:style style:name="T784" style:parent-style-name="DefaultParagraphFont" style:family="text">
      <style:text-properties fo:language="it" fo:country="IT"/>
    </style:style>
    <style:style style:name="T785" style:parent-style-name="DefaultParagraphFont" style:family="text">
      <style:text-properties fo:language="en" fo:country="CA"/>
    </style:style>
    <style:style style:name="T786" style:parent-style-name="DefaultParagraphFont" style:family="text">
      <style:text-properties fo:language="en" fo:country="CA"/>
    </style:style>
    <style:style style:name="T787" style:parent-style-name="DefaultParagraphFont" style:family="text">
      <style:text-properties fo:language="it" fo:country="IT"/>
    </style:style>
    <style:style style:name="T788" style:parent-style-name="DefaultParagraphFont" style:family="text">
      <style:text-properties fo:language="it" fo:country="IT"/>
    </style:style>
    <style:style style:name="T789" style:parent-style-name="DefaultParagraphFont" style:family="text">
      <style:text-properties fo:language="it" fo:country="IT"/>
    </style:style>
    <style:style style:name="T790" style:parent-style-name="Emphasis" style:family="text">
      <style:text-properties fo:language="it" fo:country="IT"/>
    </style:style>
    <style:style style:name="T791" style:parent-style-name="DefaultParagraphFont" style:family="text">
      <style:text-properties fo:font-style="italic" style:font-style-asian="italic" fo:language="it" fo:country="IT"/>
    </style:style>
    <style:style style:name="T792" style:parent-style-name="DefaultParagraphFont" style:family="text">
      <style:text-properties fo:language="it" fo:country="IT"/>
    </style:style>
    <style:style style:name="T793" style:parent-style-name="DefaultParagraphFont" style:family="text">
      <style:text-properties fo:language="en" fo:country="CA"/>
    </style:style>
    <style:style style:name="T794" style:parent-style-name="DefaultParagraphFont" style:family="text">
      <style:text-properties fo:language="en" fo:country="CA"/>
    </style:style>
    <style:style style:name="T795" style:parent-style-name="DefaultParagraphFont" style:family="text">
      <style:text-properties fo:language="en" fo:country="CA"/>
    </style:style>
    <style:style style:name="T796" style:parent-style-name="DefaultParagraphFont" style:family="text">
      <style:text-properties fo:language="en" fo:country="CA"/>
    </style:style>
    <style:style style:name="T797" style:parent-style-name="DefaultParagraphFont" style:family="text">
      <style:text-properties fo:font-style="italic" style:font-style-asian="italic" style:font-style-complex="italic" fo:language="en" fo:country="CA"/>
    </style:style>
    <style:style style:name="T798" style:parent-style-name="DefaultParagraphFont" style:family="text">
      <style:text-properties fo:language="en" fo:country="CA"/>
    </style:style>
    <style:style style:name="T799" style:parent-style-name="DefaultParagraphFont" style:family="text">
      <style:text-properties fo:language="en" fo:country="CA"/>
    </style:style>
    <style:style style:name="T800" style:parent-style-name="DefaultParagraphFont" style:family="text">
      <style:text-properties fo:language="en" fo:country="CA"/>
    </style:style>
    <style:style style:name="T801" style:parent-style-name="DefaultParagraphFont" style:family="text">
      <style:text-properties fo:font-style="italic" style:font-style-asian="italic" style:font-style-complex="italic" fo:language="en" fo:country="CA"/>
    </style:style>
    <style:style style:name="T802" style:parent-style-name="DefaultParagraphFont" style:family="text">
      <style:text-properties fo:language="en" fo:country="CA"/>
    </style:style>
    <style:style style:name="T803" style:parent-style-name="DefaultParagraphFont" style:family="text">
      <style:text-properties fo:font-style="italic" style:font-style-asian="italic" style:font-style-complex="italic" fo:language="en" fo:country="CA"/>
    </style:style>
    <style:style style:name="T804" style:parent-style-name="DefaultParagraphFont" style:family="text">
      <style:text-properties fo:language="en" fo:country="CA"/>
    </style:style>
    <style:style style:name="T805" style:parent-style-name="DefaultParagraphFont" style:family="text">
      <style:text-properties fo:font-style="italic" style:font-style-asian="italic" style:font-style-complex="italic" fo:language="en" fo:country="CA"/>
    </style:style>
    <style:style style:name="T806" style:parent-style-name="DefaultParagraphFont" style:family="text">
      <style:text-properties fo:language="en" fo:country="CA"/>
    </style:style>
    <style:style style:name="T807" style:parent-style-name="DefaultParagraphFont" style:family="text">
      <style:text-properties fo:font-style="italic" style:font-style-asian="italic" style:font-style-complex="italic" fo:language="en" fo:country="CA"/>
    </style:style>
    <style:style style:name="T808" style:parent-style-name="DefaultParagraphFont" style:family="text">
      <style:text-properties fo:language="en" fo:country="CA"/>
    </style:style>
    <style:style style:name="T809" style:parent-style-name="FootnoteReference" style:family="text">
      <style:text-properties fo:language="en" fo:country="CA"/>
    </style:style>
    <style:style style:name="T810" style:parent-style-name="DefaultParagraphFont" style:family="text">
      <style:text-properties fo:language="it" fo:country="IT"/>
    </style:style>
    <style:style style:name="T811" style:parent-style-name="DefaultParagraphFont" style:family="text">
      <style:text-properties fo:language="it" fo:country="IT"/>
    </style:style>
    <style:style style:name="T812" style:parent-style-name="DefaultParagraphFont" style:family="text">
      <style:text-properties fo:language="it" fo:country="IT"/>
    </style:style>
    <style:style style:name="T813" style:parent-style-name="DefaultParagraphFont" style:family="text">
      <style:text-properties fo:font-style="italic" style:font-style-asian="italic" fo:language="it" fo:country="IT"/>
    </style:style>
    <style:style style:name="T814" style:parent-style-name="DefaultParagraphFont" style:family="text">
      <style:text-properties fo:font-style="italic" style:font-style-asian="italic" fo:language="la"/>
    </style:style>
    <style:style style:name="T815" style:parent-style-name="DefaultParagraphFont" style:family="text">
      <style:text-properties fo:language="it" fo:country="IT"/>
    </style:style>
    <style:style style:name="T816" style:parent-style-name="DefaultParagraphFont" style:family="text">
      <style:text-properties fo:language="la"/>
    </style:style>
    <style:style style:name="T817" style:parent-style-name="DefaultParagraphFont" style:family="text">
      <style:text-properties fo:language="la"/>
    </style:style>
    <style:style style:name="T818" style:parent-style-name="DefaultParagraphFont" style:family="text">
      <style:text-properties fo:language="it" fo:country="IT"/>
    </style:style>
    <style:style style:name="T819" style:parent-style-name="DefaultParagraphFont" style:family="text">
      <style:text-properties fo:color="#EE0000" fo:language="en" fo:country="CA"/>
    </style:style>
    <style:style style:name="T820" style:parent-style-name="DefaultParagraphFont" style:family="text">
      <style:text-properties fo:language="en" fo:country="CA"/>
    </style:style>
    <style:style style:name="T821" style:parent-style-name="DefaultParagraphFont" style:family="text">
      <style:text-properties fo:language="en" fo:country="CA"/>
    </style:style>
    <style:style style:name="T822" style:parent-style-name="DefaultParagraphFont" style:family="text">
      <style:text-properties fo:language="en" fo:country="CA"/>
    </style:style>
    <style:style style:name="T823" style:parent-style-name="DefaultParagraphFont" style:family="text">
      <style:text-properties fo:font-style="italic" style:font-style-asian="italic" style:font-style-complex="italic" fo:language="en" fo:country="CA"/>
    </style:style>
    <style:style style:name="T824" style:parent-style-name="DefaultParagraphFont" style:family="text">
      <style:text-properties fo:language="en" fo:country="CA"/>
    </style:style>
    <style:style style:name="T825" style:parent-style-name="DefaultParagraphFont" style:family="text">
      <style:text-properties fo:font-style="italic" style:font-style-asian="italic" style:font-style-complex="italic" fo:language="en" fo:country="CA"/>
    </style:style>
    <style:style style:name="T826" style:parent-style-name="DefaultParagraphFont" style:family="text">
      <style:text-properties fo:language="en" fo:country="CA"/>
    </style:style>
    <style:style style:name="T827" style:parent-style-name="DefaultParagraphFont" style:family="text">
      <style:text-properties fo:font-style="italic" style:font-style-asian="italic" style:font-style-complex="italic" fo:language="en" fo:country="CA"/>
    </style:style>
    <style:style style:name="T828" style:parent-style-name="DefaultParagraphFont" style:family="text">
      <style:text-properties fo:language="en" fo:country="CA"/>
    </style:style>
    <style:style style:name="T829" style:parent-style-name="DefaultParagraphFont" style:family="text">
      <style:text-properties fo:language="en" fo:country="CA"/>
    </style:style>
    <style:style style:name="T830" style:parent-style-name="DefaultParagraphFont" style:family="text">
      <style:text-properties fo:language="en" fo:country="CA"/>
    </style:style>
    <style:style style:name="T831" style:parent-style-name="DefaultParagraphFont" style:family="text">
      <style:text-properties fo:language="it" fo:country="IT"/>
    </style:style>
    <style:style style:name="T832" style:parent-style-name="DefaultParagraphFont" style:family="text">
      <style:text-properties fo:language="it" fo:country="IT"/>
    </style:style>
    <style:style style:name="T833" style:parent-style-name="DefaultParagraphFont" style:family="text">
      <style:text-properties fo:language="it" fo:country="IT"/>
    </style:style>
    <style:style style:name="T834" style:parent-style-name="DefaultParagraphFont" style:family="text">
      <style:text-properties fo:language="it" fo:country="IT"/>
    </style:style>
    <style:style style:name="T835" style:parent-style-name="DefaultParagraphFont" style:family="text">
      <style:text-properties fo:language="it" fo:country="IT"/>
    </style:style>
    <style:style style:name="T836" style:parent-style-name="DefaultParagraphFont" style:family="text">
      <style:text-properties fo:language="it" fo:country="IT"/>
    </style:style>
    <style:style style:name="T837" style:parent-style-name="DefaultParagraphFont" style:family="text">
      <style:text-properties fo:language="it" fo:country="IT"/>
    </style:style>
    <style:style style:name="T838" style:parent-style-name="DefaultParagraphFont" style:family="text">
      <style:text-properties fo:language="it" fo:country="IT"/>
    </style:style>
    <style:style style:name="T839" style:parent-style-name="DefaultParagraphFont" style:family="text">
      <style:text-properties fo:language="it" fo:country="IT"/>
    </style:style>
    <style:style style:name="T840" style:parent-style-name="DefaultParagraphFont" style:family="text">
      <style:text-properties fo:font-style="italic" style:font-style-asian="italic" fo:language="la"/>
    </style:style>
    <style:style style:name="T841" style:parent-style-name="DefaultParagraphFont" style:family="text">
      <style:text-properties fo:font-style="italic" style:font-style-asian="italic" fo:language="la"/>
    </style:style>
    <style:style style:name="T842" style:parent-style-name="DefaultParagraphFont" style:family="text">
      <style:text-properties fo:font-style="italic" style:font-style-asian="italic" style:font-style-complex="italic"/>
    </style:style>
    <style:style style:name="T843" style:parent-style-name="DefaultParagraphFont" style:family="text">
      <style:text-properties fo:language="en" fo:country="CA"/>
    </style:style>
    <style:style style:name="T844" style:parent-style-name="DefaultParagraphFont" style:family="text">
      <style:text-properties fo:font-style="italic" style:font-style-asian="italic" fo:language="la"/>
    </style:style>
    <style:style style:name="T845" style:parent-style-name="DefaultParagraphFont" style:family="text">
      <style:text-properties fo:font-style="italic" style:font-style-asian="italic" fo:language="en" fo:country="CA"/>
    </style:style>
    <style:style style:name="T846" style:parent-style-name="DefaultParagraphFont" style:family="text">
      <style:text-properties fo:language="en" fo:country="CA"/>
    </style:style>
    <style:style style:name="T847" style:parent-style-name="DefaultParagraphFont" style:family="text">
      <style:text-properties fo:language="en" fo:country="CA"/>
    </style:style>
    <style:style style:name="T848" style:parent-style-name="DefaultParagraphFont" style:family="text">
      <style:text-properties fo:language="en" fo:country="CA"/>
    </style:style>
    <style:style style:name="T849" style:parent-style-name="DefaultParagraphFont" style:family="text">
      <style:text-properties fo:language="it" fo:country="IT"/>
    </style:style>
    <style:style style:name="T850" style:parent-style-name="DefaultParagraphFont" style:family="text">
      <style:text-properties fo:language="it" fo:country="IT"/>
    </style:style>
    <style:style style:name="T851" style:parent-style-name="DefaultParagraphFont" style:family="text">
      <style:text-properties fo:language="it" fo:country="IT"/>
    </style:style>
    <style:style style:name="T852" style:parent-style-name="DefaultParagraphFont" style:family="text">
      <style:text-properties fo:language="it" fo:country="IT"/>
    </style:style>
    <style:style style:name="T853" style:parent-style-name="DefaultParagraphFont" style:family="text">
      <style:text-properties fo:language="it" fo:country="IT"/>
    </style:style>
    <style:style style:name="T854" style:parent-style-name="DefaultParagraphFont" style:family="text">
      <style:text-properties fo:language="it" fo:country="IT"/>
    </style:style>
    <style:style style:name="T855" style:parent-style-name="DefaultParagraphFont" style:family="text">
      <style:text-properties fo:language="it" fo:country="IT"/>
    </style:style>
    <style:style style:name="T856" style:parent-style-name="DefaultParagraphFont" style:family="text">
      <style:text-properties fo:language="it" fo:country="IT"/>
    </style:style>
    <style:style style:name="T857" style:parent-style-name="DefaultParagraphFont" style:family="text">
      <style:text-properties fo:language="en" fo:country="CA"/>
    </style:style>
    <style:style style:name="T858" style:parent-style-name="DefaultParagraphFont" style:family="text">
      <style:text-properties fo:language="en" fo:country="CA"/>
    </style:style>
    <style:style style:name="T859" style:parent-style-name="DefaultParagraphFont" style:family="text">
      <style:text-properties fo:language="en" fo:country="CA"/>
    </style:style>
    <style:style style:name="T860" style:parent-style-name="DefaultParagraphFont" style:family="text">
      <style:text-properties fo:language="en" fo:country="CA"/>
    </style:style>
    <style:style style:name="T861" style:parent-style-name="DefaultParagraphFont" style:family="text">
      <style:text-properties fo:language="en" fo:country="CA"/>
    </style:style>
    <style:style style:name="T862" style:parent-style-name="DefaultParagraphFont" style:family="text">
      <style:text-properties fo:language="en" fo:country="CA"/>
    </style:style>
    <style:style style:name="T863" style:parent-style-name="DefaultParagraphFont" style:family="text">
      <style:text-properties fo:language="en" fo:country="CA"/>
    </style:style>
    <style:style style:name="T864" style:parent-style-name="DefaultParagraphFont" style:family="text">
      <style:text-properties fo:language="en" fo:country="CA"/>
    </style:style>
    <style:style style:name="T865" style:parent-style-name="DefaultParagraphFont" style:family="text">
      <style:text-properties fo:language="en" fo:country="CA"/>
    </style:style>
    <style:style style:name="T866" style:parent-style-name="DefaultParagraphFont" style:family="text">
      <style:text-properties fo:language="en" fo:country="CA"/>
    </style:style>
    <style:style style:name="T867" style:parent-style-name="DefaultParagraphFont" style:family="text">
      <style:text-properties fo:language="en" fo:country="CA"/>
    </style:style>
    <style:style style:name="T868" style:parent-style-name="DefaultParagraphFont" style:family="text">
      <style:text-properties fo:font-style="italic" style:font-style-asian="italic" style:font-style-complex="italic" fo:language="en" fo:country="CA"/>
    </style:style>
    <style:style style:name="T869" style:parent-style-name="DefaultParagraphFont" style:family="text">
      <style:text-properties fo:language="en" fo:country="CA"/>
    </style:style>
    <style:style style:name="T870" style:parent-style-name="DefaultParagraphFont" style:family="text">
      <style:text-properties fo:font-style="italic" style:font-style-asian="italic" style:font-style-complex="italic" fo:language="en" fo:country="CA"/>
    </style:style>
    <style:style style:name="T871" style:parent-style-name="DefaultParagraphFont" style:family="text">
      <style:text-properties fo:language="en" fo:country="CA"/>
    </style:style>
    <style:style style:name="T872" style:parent-style-name="DefaultParagraphFont" style:family="text">
      <style:text-properties fo:language="en" fo:country="CA"/>
    </style:style>
    <style:style style:name="T873" style:parent-style-name="DefaultParagraphFont" style:family="text">
      <style:text-properties fo:language="en" fo:country="CA"/>
    </style:style>
    <style:style style:name="T874" style:parent-style-name="DefaultParagraphFont" style:family="text">
      <style:text-properties fo:language="en" fo:country="CA"/>
    </style:style>
    <style:style style:name="T875" style:parent-style-name="DefaultParagraphFont" style:family="text">
      <style:text-properties fo:language="en" fo:country="CA"/>
    </style:style>
    <style:style style:name="T876" style:parent-style-name="DefaultParagraphFont" style:family="text">
      <style:text-properties fo:font-style="italic" style:font-style-asian="italic" style:font-style-complex="italic" fo:language="en" fo:country="CA"/>
    </style:style>
    <style:style style:name="T877" style:parent-style-name="DefaultParagraphFont" style:family="text">
      <style:text-properties fo:language="en" fo:country="CA"/>
    </style:style>
    <style:style style:name="T878" style:parent-style-name="DefaultParagraphFont" style:family="text">
      <style:text-properties fo:language="en" fo:country="CA"/>
    </style:style>
    <style:style style:name="T879" style:parent-style-name="DefaultParagraphFont" style:family="text">
      <style:text-properties fo:language="en" fo:country="CA"/>
    </style:style>
    <style:style style:name="T880" style:parent-style-name="DefaultParagraphFont" style:family="text">
      <style:text-properties fo:language="en" fo:country="CA"/>
    </style:style>
    <style:style style:name="T881" style:parent-style-name="DefaultParagraphFont" style:family="text">
      <style:text-properties fo:language="en" fo:country="CA"/>
    </style:style>
    <style:style style:name="T882" style:parent-style-name="DefaultParagraphFont" style:family="text">
      <style:text-properties fo:language="en" fo:country="CA"/>
    </style:style>
    <style:style style:name="T883" style:parent-style-name="DefaultParagraphFont" style:family="text">
      <style:text-properties fo:language="en" fo:country="CA"/>
    </style:style>
    <style:style style:name="T884" style:parent-style-name="DefaultParagraphFont" style:family="text">
      <style:text-properties fo:language="en" fo:country="CA"/>
    </style:style>
    <style:style style:name="T885" style:parent-style-name="DefaultParagraphFont" style:family="text">
      <style:text-properties fo:language="en" fo:country="CA"/>
    </style:style>
    <style:style style:name="T886" style:parent-style-name="DefaultParagraphFont" style:family="text">
      <style:text-properties fo:language="en" fo:country="CA"/>
    </style:style>
    <style:style style:name="T887" style:parent-style-name="DefaultParagraphFont" style:family="text">
      <style:text-properties fo:language="en" fo:country="CA"/>
    </style:style>
    <style:style style:name="T888" style:parent-style-name="DefaultParagraphFont" style:family="text">
      <style:text-properties fo:language="en" fo:country="CA"/>
    </style:style>
    <style:style style:name="T889" style:parent-style-name="DefaultParagraphFont" style:family="text">
      <style:text-properties fo:language="en" fo:country="CA"/>
    </style:style>
    <style:style style:name="T890" style:parent-style-name="DefaultParagraphFont" style:family="text">
      <style:text-properties fo:font-style="italic" style:font-style-asian="italic"/>
    </style:style>
    <style:style style:name="T891" style:parent-style-name="DefaultParagraphFont" style:family="text">
      <style:text-properties fo:font-style="italic" style:font-style-asian="italic"/>
    </style:style>
    <style:style style:name="T892" style:parent-style-name="DefaultParagraphFont" style:family="text">
      <style:text-properties fo:font-style="italic" style:font-style-asian="italic" fo:language="la"/>
    </style:style>
    <style:style style:name="T893" style:parent-style-name="DefaultParagraphFont" style:family="text">
      <style:text-properties fo:language="fr" fo:country="FR"/>
    </style:style>
    <style:style style:name="T894" style:parent-style-name="DefaultParagraphFont" style:family="text">
      <style:text-properties fo:language="fr" fo:country="FR"/>
    </style:style>
    <style:style style:name="T895" style:parent-style-name="DefaultParagraphFont" style:family="text">
      <style:text-properties fo:language="fr" fo:country="FR"/>
    </style:style>
    <style:style style:name="T896" style:parent-style-name="DefaultParagraphFont" style:family="text">
      <style:text-properties fo:language="fr" fo:country="FR"/>
    </style:style>
    <style:style style:name="T897" style:parent-style-name="DefaultParagraphFont" style:family="text">
      <style:text-properties fo:language="fr" fo:country="FR"/>
    </style:style>
    <style:style style:name="T898" style:parent-style-name="Emphasis" style:family="text">
      <style:text-properties fo:language="fr" fo:country="FR"/>
    </style:style>
    <style:style style:name="T899" style:parent-style-name="DefaultParagraphFont" style:family="text">
      <style:text-properties fo:language="fr" fo:country="FR"/>
    </style:style>
    <style:style style:name="T900" style:parent-style-name="DefaultParagraphFont" style:family="text">
      <style:text-properties fo:language="fr" fo:country="FR"/>
    </style:style>
    <style:style style:name="T901" style:parent-style-name="DefaultParagraphFont" style:family="text">
      <style:text-properties fo:language="fr" fo:country="FR"/>
    </style:style>
    <style:style style:name="T902" style:parent-style-name="DefaultParagraphFont" style:family="text">
      <style:text-properties fo:language="fr" fo:country="FR"/>
    </style:style>
    <style:style style:name="T903" style:parent-style-name="DefaultParagraphFont" style:family="text">
      <style:text-properties fo:language="fr" fo:country="FR"/>
    </style:style>
    <style:style style:name="T904" style:parent-style-name="DefaultParagraphFont" style:family="text">
      <style:text-properties fo:language="fr" fo:country="FR"/>
    </style:style>
    <style:style style:name="T905" style:parent-style-name="DefaultParagraphFont" style:family="text">
      <style:text-properties fo:language="fr" fo:country="FR"/>
    </style:style>
    <style:style style:name="T906" style:parent-style-name="DefaultParagraphFont" style:family="text">
      <style:text-properties fo:language="fr" fo:country="FR"/>
    </style:style>
    <style:style style:name="T907" style:parent-style-name="DefaultParagraphFont" style:family="text">
      <style:text-properties fo:font-style="italic" style:font-style-asian="italic"/>
    </style:style>
    <style:style style:name="T908" style:parent-style-name="DefaultParagraphFont" style:family="text">
      <style:text-properties fo:font-style="italic" style:font-style-asian="italic"/>
    </style:style>
    <style:style style:name="T909" style:parent-style-name="DefaultParagraphFont" style:family="text">
      <style:text-properties fo:language="la"/>
    </style:style>
    <style:style style:name="T910" style:parent-style-name="DefaultParagraphFont" style:family="text">
      <style:text-properties fo:font-style="italic" style:font-style-asian="italic" fo:language="la"/>
    </style:style>
    <style:style style:name="T911" style:parent-style-name="DefaultParagraphFont" style:family="text">
      <style:text-properties fo:language="it" fo:country="IT"/>
    </style:style>
    <style:style style:name="T912" style:parent-style-name="DefaultParagraphFont" style:family="text">
      <style:text-properties fo:language="it" fo:country="IT"/>
    </style:style>
    <style:style style:name="T913" style:parent-style-name="DefaultParagraphFont" style:family="text">
      <style:text-properties fo:language="en" fo:country="CA"/>
    </style:style>
    <style:style style:name="T914" style:parent-style-name="DefaultParagraphFont" style:family="text">
      <style:text-properties fo:language="en" fo:country="CA"/>
    </style:style>
    <style:style style:name="T915" style:parent-style-name="DefaultParagraphFont" style:family="text">
      <style:text-properties fo:language="en" fo:country="CA"/>
    </style:style>
    <style:style style:name="T916" style:parent-style-name="DefaultParagraphFont" style:family="text">
      <style:text-properties fo:font-style="italic" style:font-style-asian="italic"/>
    </style:style>
    <style:style style:name="T917" style:parent-style-name="DefaultParagraphFont" style:family="text">
      <style:text-properties fo:language="en" fo:country="CA"/>
    </style:style>
    <style:style style:name="T918" style:parent-style-name="DefaultParagraphFont" style:family="text">
      <style:text-properties fo:language="en" fo:country="CA"/>
    </style:style>
    <style:style style:name="T919" style:parent-style-name="DefaultParagraphFont" style:family="text">
      <style:text-properties fo:language="en" fo:country="CA"/>
    </style:style>
    <style:style style:name="T920" style:parent-style-name="DefaultParagraphFont" style:family="text">
      <style:text-properties fo:language="en" fo:country="CA"/>
    </style:style>
    <style:style style:name="T921" style:parent-style-name="DefaultParagraphFont" style:family="text">
      <style:text-properties fo:font-style="italic" style:font-style-asian="italic" style:font-style-complex="italic" fo:language="en" fo:country="CA"/>
    </style:style>
    <style:style style:name="T922" style:parent-style-name="DefaultParagraphFont" style:family="text">
      <style:text-properties fo:language="en" fo:country="CA"/>
    </style:style>
    <style:style style:name="T923" style:parent-style-name="DefaultParagraphFont" style:family="text">
      <style:text-properties fo:font-style="italic" style:font-style-asian="italic" style:font-style-complex="italic" fo:language="en" fo:country="CA"/>
    </style:style>
    <style:style style:name="T924" style:parent-style-name="DefaultParagraphFont" style:family="text">
      <style:text-properties fo:language="en" fo:country="CA"/>
    </style:style>
    <style:style style:name="T925" style:parent-style-name="DefaultParagraphFont" style:family="text">
      <style:text-properties fo:font-style="italic" style:font-style-asian="italic" style:font-style-complex="italic" fo:language="en" fo:country="CA"/>
    </style:style>
    <style:style style:name="T926" style:parent-style-name="DefaultParagraphFont" style:family="text">
      <style:text-properties fo:language="en" fo:country="CA"/>
    </style:style>
    <style:style style:name="T927" style:parent-style-name="Emphasis" style:family="text">
      <style:text-properties fo:language="it" fo:country="IT"/>
    </style:style>
    <style:style style:name="T928" style:parent-style-name="DefaultParagraphFont" style:family="text">
      <style:text-properties fo:language="en" fo:country="CA"/>
    </style:style>
    <style:style style:name="T929" style:parent-style-name="DefaultParagraphFont" style:family="text">
      <style:text-properties fo:language="en" fo:country="CA"/>
    </style:style>
    <style:style style:name="T930" style:parent-style-name="DefaultParagraphFont" style:family="text">
      <style:text-properties fo:language="en" fo:country="CA"/>
    </style:style>
    <style:style style:name="T931" style:parent-style-name="DefaultParagraphFont" style:family="text">
      <style:text-properties fo:language="en" fo:country="CA"/>
    </style:style>
    <style:style style:name="T932" style:parent-style-name="DefaultParagraphFont" style:family="text">
      <style:text-properties fo:language="en" fo:country="CA"/>
    </style:style>
    <style:style style:name="T933" style:parent-style-name="DefaultParagraphFont" style:family="text">
      <style:text-properties fo:language="en" fo:country="CA"/>
    </style:style>
    <style:style style:name="T934" style:parent-style-name="DefaultParagraphFont" style:family="text">
      <style:text-properties fo:language="en" fo:country="CA"/>
    </style:style>
    <style:style style:name="T935" style:parent-style-name="DefaultParagraphFont" style:family="text">
      <style:text-properties fo:language="en" fo:country="CA"/>
    </style:style>
    <style:style style:name="T936" style:parent-style-name="DefaultParagraphFont" style:family="text">
      <style:text-properties fo:language="en" fo:country="CA"/>
    </style:style>
    <style:style style:name="T937" style:parent-style-name="DefaultParagraphFont" style:family="text">
      <style:text-properties fo:language="en" fo:country="CA"/>
    </style:style>
    <style:style style:name="T938" style:parent-style-name="DefaultParagraphFont" style:family="text">
      <style:text-properties fo:language="en" fo:country="CA"/>
    </style:style>
    <style:style style:name="T939" style:parent-style-name="DefaultParagraphFont" style:family="text">
      <style:text-properties fo:language="en" fo:country="CA"/>
    </style:style>
    <style:style style:name="T940" style:parent-style-name="DefaultParagraphFont" style:family="text">
      <style:text-properties fo:language="en" fo:country="CA"/>
    </style:style>
    <style:style style:name="T941" style:parent-style-name="DefaultParagraphFont" style:family="text">
      <style:text-properties fo:language="en" fo:country="CA"/>
    </style:style>
    <style:style style:name="T942" style:parent-style-name="DefaultParagraphFont" style:family="text">
      <style:text-properties fo:language="en" fo:country="CA"/>
    </style:style>
    <style:style style:name="T943" style:parent-style-name="DefaultParagraphFont" style:family="text">
      <style:text-properties fo:language="en" fo:country="CA"/>
    </style:style>
    <style:style style:name="T944" style:parent-style-name="DefaultParagraphFont" style:family="text">
      <style:text-properties fo:language="en" fo:country="CA"/>
    </style:style>
    <style:style style:name="T945" style:parent-style-name="DefaultParagraphFont" style:family="text">
      <style:text-properties fo:language="en" fo:country="CA"/>
    </style:style>
    <style:style style:name="T946" style:parent-style-name="DefaultParagraphFont" style:family="text">
      <style:text-properties fo:font-style="italic" style:font-style-asian="italic" style:font-style-complex="italic" fo:language="en" fo:country="CA"/>
    </style:style>
    <style:style style:name="T947" style:parent-style-name="DefaultParagraphFont" style:family="text">
      <style:text-properties fo:language="en" fo:country="CA"/>
    </style:style>
    <style:style style:name="T948" style:parent-style-name="DefaultParagraphFont" style:family="text">
      <style:text-properties fo:language="en" fo:country="CA"/>
    </style:style>
    <style:style style:name="T949" style:parent-style-name="DefaultParagraphFont" style:family="text">
      <style:text-properties fo:language="en" fo:country="CA"/>
    </style:style>
    <style:style style:name="T950" style:parent-style-name="DefaultParagraphFont" style:family="text">
      <style:text-properties fo:language="en" fo:country="CA"/>
    </style:style>
    <style:style style:name="T951" style:parent-style-name="DefaultParagraphFont" style:family="text">
      <style:text-properties fo:language="en" fo:country="CA"/>
    </style:style>
    <style:style style:name="T952" style:parent-style-name="DefaultParagraphFont" style:family="text">
      <style:text-properties fo:font-style="italic" style:font-style-asian="italic" fo:language="en" fo:country="CA"/>
    </style:style>
    <style:style style:name="T953" style:parent-style-name="DefaultParagraphFont" style:family="text">
      <style:text-properties fo:language="en" fo:country="CA"/>
    </style:style>
    <style:style style:name="T954" style:parent-style-name="DefaultParagraphFont" style:family="text">
      <style:text-properties fo:language="la"/>
    </style:style>
    <style:style style:name="T955" style:parent-style-name="DefaultParagraphFont" style:family="text">
      <style:text-properties fo:language="la"/>
    </style:style>
    <style:style style:name="T956" style:parent-style-name="DefaultParagraphFont" style:family="text">
      <style:text-properties fo:language="en" fo:country="CA"/>
    </style:style>
    <style:style style:name="T957" style:parent-style-name="DefaultParagraphFont" style:family="text">
      <style:text-properties fo:language="en" fo:country="CA"/>
    </style:style>
    <style:style style:name="T958" style:parent-style-name="DefaultParagraphFont" style:family="text">
      <style:text-properties fo:language="en" fo:country="CA"/>
    </style:style>
    <style:style style:name="T959" style:parent-style-name="DefaultParagraphFont" style:family="text">
      <style:text-properties fo:font-style="italic" style:font-style-asian="italic" style:font-style-complex="italic" fo:language="en" fo:country="CA"/>
    </style:style>
    <style:style style:name="T960" style:parent-style-name="DefaultParagraphFont" style:family="text">
      <style:text-properties fo:language="en" fo:country="CA"/>
    </style:style>
    <style:style style:name="T961" style:parent-style-name="DefaultParagraphFont" style:family="text">
      <style:text-properties fo:language="en" fo:country="CA"/>
    </style:style>
    <style:style style:name="T962" style:parent-style-name="DefaultParagraphFont" style:family="text">
      <style:text-properties fo:language="en" fo:country="CA"/>
    </style:style>
    <style:style style:name="T963" style:parent-style-name="DefaultParagraphFont" style:family="text">
      <style:text-properties fo:language="en" fo:country="CA"/>
    </style:style>
    <style:style style:name="T964" style:parent-style-name="DefaultParagraphFont" style:family="text">
      <style:text-properties fo:language="en" fo:country="CA"/>
    </style:style>
    <style:style style:name="T965" style:parent-style-name="DefaultParagraphFont" style:family="text">
      <style:text-properties fo:font-style="italic" style:font-style-asian="italic" style:font-style-complex="italic" fo:language="en" fo:country="CA"/>
    </style:style>
    <style:style style:name="T966" style:parent-style-name="DefaultParagraphFont" style:family="text">
      <style:text-properties fo:language="en" fo:country="CA"/>
    </style:style>
    <style:style style:name="T967" style:parent-style-name="DefaultParagraphFont" style:family="text">
      <style:text-properties fo:language="en" fo:country="CA"/>
    </style:style>
    <style:style style:name="T968" style:parent-style-name="DefaultParagraphFont" style:family="text">
      <style:text-properties fo:language="en" fo:country="CA"/>
    </style:style>
    <style:style style:name="T969" style:parent-style-name="DefaultParagraphFont" style:family="text">
      <style:text-properties fo:language="en" fo:country="CA"/>
    </style:style>
    <style:style style:name="T970" style:parent-style-name="DefaultParagraphFont" style:family="text">
      <style:text-properties fo:language="en" fo:country="CA"/>
    </style:style>
    <style:style style:name="T971" style:parent-style-name="DefaultParagraphFont" style:family="text">
      <style:text-properties fo:language="en" fo:country="CA"/>
    </style:style>
    <style:style style:name="T972" style:parent-style-name="DefaultParagraphFont" style:family="text">
      <style:text-properties fo:language="en" fo:country="CA"/>
    </style:style>
    <style:style style:name="T973" style:parent-style-name="DefaultParagraphFont" style:family="text">
      <style:text-properties fo:language="en" fo:country="CA"/>
    </style:style>
    <style:style style:name="T974" style:parent-style-name="DefaultParagraphFont" style:family="text">
      <style:text-properties fo:font-style="italic" style:font-style-asian="italic" style:font-style-complex="italic" fo:language="en" fo:country="CA"/>
    </style:style>
    <style:style style:name="T975" style:parent-style-name="DefaultParagraphFont" style:family="text">
      <style:text-properties fo:language="en" fo:country="CA"/>
    </style:style>
    <style:style style:name="T976" style:parent-style-name="DefaultParagraphFont" style:family="text">
      <style:text-properties fo:language="en" fo:country="CA"/>
    </style:style>
    <style:style style:name="T977" style:parent-style-name="DefaultParagraphFont" style:family="text">
      <style:text-properties fo:language="en" fo:country="CA"/>
    </style:style>
    <style:style style:name="T978" style:parent-style-name="DefaultParagraphFont" style:family="text">
      <style:text-properties fo:font-style="italic" style:font-style-asian="italic" style:font-style-complex="italic" fo:language="en" fo:country="CA"/>
    </style:style>
    <style:style style:name="T979" style:parent-style-name="DefaultParagraphFont" style:family="text">
      <style:text-properties fo:language="en" fo:country="CA"/>
    </style:style>
    <style:style style:name="T980" style:parent-style-name="DefaultParagraphFont" style:family="text">
      <style:text-properties fo:font-style="italic" style:font-style-asian="italic" style:font-style-complex="italic" fo:language="en" fo:country="CA"/>
    </style:style>
    <style:style style:name="T981" style:parent-style-name="DefaultParagraphFont" style:family="text">
      <style:text-properties fo:language="en" fo:country="CA"/>
    </style:style>
    <style:style style:name="T982" style:parent-style-name="DefaultParagraphFont" style:family="text">
      <style:text-properties fo:font-style="italic" style:font-style-asian="italic" style:font-style-complex="italic" fo:language="en" fo:country="CA"/>
    </style:style>
    <style:style style:name="T983" style:parent-style-name="DefaultParagraphFont" style:family="text">
      <style:text-properties fo:language="en" fo:country="CA"/>
    </style:style>
    <style:style style:name="T984" style:parent-style-name="DefaultParagraphFont" style:family="text">
      <style:text-properties fo:font-style="italic" style:font-style-asian="italic"/>
    </style:style>
    <style:style style:name="T985" style:parent-style-name="DefaultParagraphFont" style:family="text">
      <style:text-properties fo:font-style="italic" style:font-style-asian="italic"/>
    </style:style>
    <style:style style:name="T986" style:parent-style-name="DefaultParagraphFont" style:family="text">
      <style:text-properties fo:language="en" fo:country="CA"/>
    </style:style>
    <style:style style:name="T987" style:parent-style-name="DefaultParagraphFont" style:family="text">
      <style:text-properties fo:font-style="italic" style:font-style-asian="italic" style:font-style-complex="italic"/>
    </style:style>
    <style:style style:name="T988" style:parent-style-name="DefaultParagraphFont" style:family="text">
      <style:text-properties fo:font-style="italic" style:font-style-asian="italic"/>
    </style:style>
    <style:style style:name="T989" style:parent-style-name="DefaultParagraphFont" style:family="text">
      <style:text-properties fo:font-style="italic" style:font-style-asian="italic"/>
    </style:style>
    <style:style style:name="T990" style:parent-style-name="DefaultParagraphFont" style:family="text">
      <style:text-properties fo:language="en" fo:country="CA"/>
    </style:style>
    <style:style style:name="T991" style:parent-style-name="DefaultParagraphFont" style:family="text">
      <style:text-properties fo:font-style="italic" style:font-style-asian="italic" style:font-style-complex="italic" fo:language="en" fo:country="CA"/>
    </style:style>
    <style:style style:name="T992" style:parent-style-name="DefaultParagraphFont" style:family="text">
      <style:text-properties fo:language="en" fo:country="CA"/>
    </style:style>
    <style:style style:name="T993" style:parent-style-name="DefaultParagraphFont" style:family="text">
      <style:text-properties fo:language="en" fo:country="CA"/>
    </style:style>
    <style:style style:name="T994" style:parent-style-name="DefaultParagraphFont" style:family="text">
      <style:text-properties fo:language="en" fo:country="CA"/>
    </style:style>
    <style:style style:name="T995" style:parent-style-name="DefaultParagraphFont" style:family="text">
      <style:text-properties fo:font-style="italic" style:font-style-asian="italic" style:font-style-complex="italic" fo:language="en" fo:country="CA"/>
    </style:style>
    <style:style style:name="T996" style:parent-style-name="DefaultParagraphFont" style:family="text">
      <style:text-properties fo:language="en" fo:country="CA"/>
    </style:style>
    <style:style style:name="T997" style:parent-style-name="DefaultParagraphFont" style:family="text">
      <style:text-properties fo:language="en" fo:country="CA"/>
    </style:style>
    <style:style style:name="T998" style:parent-style-name="DefaultParagraphFont" style:family="text">
      <style:text-properties fo:language="en" fo:country="CA"/>
    </style:style>
    <style:style style:name="T999" style:parent-style-name="DefaultParagraphFont" style:family="text">
      <style:text-properties fo:language="en" fo:country="CA"/>
    </style:style>
    <style:style style:name="T1000" style:parent-style-name="DefaultParagraphFont" style:family="text">
      <style:text-properties fo:language="en" fo:country="CA"/>
    </style:style>
    <style:style style:name="T1001" style:parent-style-name="DefaultParagraphFont" style:family="text">
      <style:text-properties fo:language="en" fo:country="CA"/>
    </style:style>
    <style:style style:name="T1002" style:parent-style-name="DefaultParagraphFont" style:family="text">
      <style:text-properties fo:language="en" fo:country="CA"/>
    </style:style>
    <style:style style:name="T1003" style:parent-style-name="DefaultParagraphFont" style:family="text">
      <style:text-properties fo:language="en" fo:country="CA"/>
    </style:style>
    <style:style style:name="T1004" style:parent-style-name="DefaultParagraphFont" style:family="text">
      <style:text-properties fo:language="en" fo:country="CA"/>
    </style:style>
    <style:style style:name="T1005" style:parent-style-name="DefaultParagraphFont" style:family="text">
      <style:text-properties fo:language="en" fo:country="CA"/>
    </style:style>
    <style:style style:name="T1006" style:parent-style-name="DefaultParagraphFont" style:family="text">
      <style:text-properties fo:language="en" fo:country="CA"/>
    </style:style>
    <style:style style:name="T1007" style:parent-style-name="DefaultParagraphFont" style:family="text">
      <style:text-properties fo:font-style="italic" style:font-style-asian="italic"/>
    </style:style>
    <style:style style:name="T1008" style:parent-style-name="DefaultParagraphFont" style:family="text">
      <style:text-properties fo:language="en" fo:country="CA"/>
    </style:style>
    <style:style style:name="T1009" style:parent-style-name="DefaultParagraphFont" style:family="text">
      <style:text-properties fo:language="en" fo:country="CA"/>
    </style:style>
    <style:style style:name="T1010" style:parent-style-name="DefaultParagraphFont" style:family="text">
      <style:text-properties fo:language="en" fo:country="CA"/>
    </style:style>
    <style:style style:name="T1011" style:parent-style-name="DefaultParagraphFont" style:family="text">
      <style:text-properties fo:font-style="italic" style:font-style-asian="italic" style:font-style-complex="italic" fo:language="en" fo:country="CA"/>
    </style:style>
    <style:style style:name="T1012" style:parent-style-name="DefaultParagraphFont" style:family="text">
      <style:text-properties fo:language="en" fo:country="CA"/>
    </style:style>
    <style:style style:name="T1013" style:parent-style-name="DefaultParagraphFont" style:family="text">
      <style:text-properties fo:language="en" fo:country="CA"/>
    </style:style>
    <style:style style:name="T1014" style:parent-style-name="DefaultParagraphFont" style:family="text">
      <style:text-properties fo:language="en" fo:country="CA"/>
    </style:style>
    <style:style style:name="T1015" style:parent-style-name="DefaultParagraphFont" style:family="text">
      <style:text-properties fo:font-style="italic" style:font-style-asian="italic" style:font-style-complex="italic" fo:language="en" fo:country="CA"/>
    </style:style>
    <style:style style:name="T1016" style:parent-style-name="DefaultParagraphFont" style:family="text">
      <style:text-properties fo:language="en" fo:country="CA"/>
    </style:style>
    <style:style style:name="T1017" style:parent-style-name="DefaultParagraphFont" style:family="text">
      <style:text-properties fo:language="en" fo:country="CA"/>
    </style:style>
    <style:style style:name="T1018" style:parent-style-name="DefaultParagraphFont" style:family="text">
      <style:text-properties fo:language="en" fo:country="CA"/>
    </style:style>
    <style:style style:name="T1019" style:parent-style-name="DefaultParagraphFont" style:family="text">
      <style:text-properties fo:font-style="italic" style:font-style-asian="italic" style:font-style-complex="italic" fo:language="en" fo:country="CA"/>
    </style:style>
    <style:style style:name="T1020" style:parent-style-name="DefaultParagraphFont" style:family="text">
      <style:text-properties fo:language="en" fo:country="CA"/>
    </style:style>
    <style:style style:name="T1021" style:parent-style-name="DefaultParagraphFont" style:family="text">
      <style:text-properties fo:language="en" fo:country="CA"/>
    </style:style>
    <style:style style:name="T1022" style:parent-style-name="DefaultParagraphFont" style:family="text">
      <style:text-properties fo:font-style="italic" style:font-style-asian="italic" style:font-style-complex="italic"/>
    </style:style>
    <style:style style:name="T1023" style:parent-style-name="DefaultParagraphFont" style:family="text">
      <style:text-properties fo:language="en" fo:country="CA"/>
    </style:style>
    <style:style style:name="T1024" style:parent-style-name="DefaultParagraphFont" style:family="text">
      <style:text-properties fo:font-style="italic" style:font-style-asian="italic" style:font-style-complex="italic" fo:language="en" fo:country="CA"/>
    </style:style>
    <style:style style:name="T1025" style:parent-style-name="DefaultParagraphFont" style:family="text">
      <style:text-properties fo:language="en" fo:country="CA"/>
    </style:style>
    <style:style style:name="T1026" style:parent-style-name="DefaultParagraphFont" style:family="text">
      <style:text-properties fo:language="en" fo:country="CA"/>
    </style:style>
    <style:style style:name="T1027" style:parent-style-name="DefaultParagraphFont" style:family="text">
      <style:text-properties fo:language="en" fo:country="CA"/>
    </style:style>
    <style:style style:name="P1028" style:parent-style-name="Newparagraph" style:family="paragraph">
      <style:text-properties fo:language="en" fo:country="CA"/>
    </style:style>
    <style:style style:name="T1029" style:parent-style-name="DefaultParagraphFont" style:family="text">
      <style:text-properties fo:language="en" fo:country="CA"/>
    </style:style>
    <style:style style:name="T1030" style:parent-style-name="DefaultParagraphFont" style:family="text">
      <style:text-properties fo:language="en" fo:country="CA"/>
    </style:style>
    <style:style style:name="T1031" style:parent-style-name="DefaultParagraphFont" style:family="text">
      <style:text-properties fo:language="en" fo:country="CA"/>
    </style:style>
    <style:style style:name="T1032" style:parent-style-name="DefaultParagraphFont" style:family="text">
      <style:text-properties fo:language="en" fo:country="CA"/>
    </style:style>
    <style:style style:name="T1033" style:parent-style-name="DefaultParagraphFont" style:family="text">
      <style:text-properties fo:language="en" fo:country="CA"/>
    </style:style>
    <style:style style:name="T1034" style:parent-style-name="DefaultParagraphFont" style:family="text">
      <style:text-properties fo:language="en" fo:country="CA"/>
    </style:style>
    <style:style style:name="T1035" style:parent-style-name="DefaultParagraphFont" style:family="text">
      <style:text-properties fo:language="en" fo:country="CA"/>
    </style:style>
    <style:style style:name="T1036" style:parent-style-name="DefaultParagraphFont" style:family="text">
      <style:text-properties fo:font-style="italic" style:font-style-asian="italic" style:font-style-complex="italic" fo:language="en" fo:country="CA"/>
    </style:style>
    <style:style style:name="T1037" style:parent-style-name="DefaultParagraphFont" style:family="text">
      <style:text-properties fo:language="en" fo:country="CA"/>
    </style:style>
    <style:style style:name="T1038" style:parent-style-name="DefaultParagraphFont" style:family="text">
      <style:text-properties fo:font-style="italic" style:font-style-asian="italic" style:font-style-complex="italic" fo:language="en" fo:country="CA"/>
    </style:style>
    <style:style style:name="T1039" style:parent-style-name="DefaultParagraphFont" style:family="text">
      <style:text-properties fo:language="en" fo:country="CA"/>
    </style:style>
    <style:style style:name="T1040" style:parent-style-name="DefaultParagraphFont" style:family="text">
      <style:text-properties fo:language="en" fo:country="CA"/>
    </style:style>
    <style:style style:name="T1041" style:parent-style-name="DefaultParagraphFont" style:family="text">
      <style:text-properties fo:language="en" fo:country="CA"/>
    </style:style>
    <style:style style:name="T1042" style:parent-style-name="DefaultParagraphFont" style:family="text">
      <style:text-properties fo:language="en" fo:country="CA"/>
    </style:style>
    <style:style style:name="T1043" style:parent-style-name="DefaultParagraphFont" style:family="text">
      <style:text-properties fo:language="en" fo:country="CA"/>
    </style:style>
    <style:style style:name="T1044" style:parent-style-name="DefaultParagraphFont" style:family="text">
      <style:text-properties fo:language="en" fo:country="CA"/>
    </style:style>
    <style:style style:name="T1045" style:parent-style-name="DefaultParagraphFont" style:family="text">
      <style:text-properties fo:language="en" fo:country="CA"/>
    </style:style>
    <style:style style:name="T1046" style:parent-style-name="DefaultParagraphFont" style:family="text">
      <style:text-properties fo:language="en" fo:country="CA"/>
    </style:style>
    <style:style style:name="T1047" style:parent-style-name="DefaultParagraphFont" style:family="text">
      <style:text-properties fo:language="en" fo:country="CA"/>
    </style:style>
    <style:style style:name="T1048" style:parent-style-name="DefaultParagraphFont" style:family="text">
      <style:text-properties fo:language="en" fo:country="CA"/>
    </style:style>
    <style:style style:name="T1049" style:parent-style-name="DefaultParagraphFont" style:family="text">
      <style:text-properties fo:language="en" fo:country="CA"/>
    </style:style>
    <style:style style:name="T1050" style:parent-style-name="DefaultParagraphFont" style:family="text">
      <style:text-properties fo:language="en" fo:country="CA"/>
    </style:style>
    <style:style style:name="T1051" style:parent-style-name="DefaultParagraphFont" style:family="text">
      <style:text-properties fo:language="en" fo:country="CA"/>
    </style:style>
    <style:style style:name="T1052" style:parent-style-name="DefaultParagraphFont" style:family="text">
      <style:text-properties fo:language="en" fo:country="CA"/>
    </style:style>
    <style:style style:name="T1053" style:parent-style-name="DefaultParagraphFont" style:family="text">
      <style:text-properties fo:language="en" fo:country="CA"/>
    </style:style>
    <style:style style:name="T1054" style:parent-style-name="DefaultParagraphFont" style:family="text">
      <style:text-properties fo:language="en" fo:country="CA"/>
    </style:style>
    <style:style style:name="T1055" style:parent-style-name="DefaultParagraphFont" style:family="text">
      <style:text-properties fo:language="en" fo:country="CA"/>
    </style:style>
    <style:style style:name="T1056" style:parent-style-name="DefaultParagraphFont" style:family="text">
      <style:text-properties fo:language="en" fo:country="CA"/>
    </style:style>
    <style:style style:name="T1057" style:parent-style-name="DefaultParagraphFont" style:family="text">
      <style:text-properties fo:language="en" fo:country="CA"/>
    </style:style>
    <style:style style:name="T1058" style:parent-style-name="DefaultParagraphFont" style:family="text">
      <style:text-properties fo:language="en" fo:country="CA"/>
    </style:style>
    <style:style style:name="T1059" style:parent-style-name="DefaultParagraphFont" style:family="text">
      <style:text-properties fo:language="en" fo:country="CA"/>
    </style:style>
    <style:style style:name="T1060" style:parent-style-name="DefaultParagraphFont" style:family="text">
      <style:text-properties fo:language="en" fo:country="CA"/>
    </style:style>
    <style:style style:name="T1061" style:parent-style-name="DefaultParagraphFont" style:family="text">
      <style:text-properties fo:language="en" fo:country="CA"/>
    </style:style>
    <style:style style:name="T1062" style:parent-style-name="DefaultParagraphFont" style:family="text">
      <style:text-properties fo:font-style="italic" style:font-style-asian="italic" style:font-style-complex="italic"/>
    </style:style>
    <style:style style:name="T1063" style:parent-style-name="DefaultParagraphFont" style:family="text">
      <style:text-properties fo:language="en" fo:country="CA"/>
    </style:style>
    <style:style style:name="T1064" style:parent-style-name="DefaultParagraphFont" style:family="text">
      <style:text-properties fo:language="en" fo:country="CA"/>
    </style:style>
    <style:style style:name="T1065" style:parent-style-name="DefaultParagraphFont" style:family="text">
      <style:text-properties fo:language="en" fo:country="CA"/>
    </style:style>
    <style:style style:name="T1066" style:parent-style-name="DefaultParagraphFont" style:family="text">
      <style:text-properties fo:language="en" fo:country="CA"/>
    </style:style>
    <style:style style:name="T1067" style:parent-style-name="DefaultParagraphFont" style:family="text">
      <style:text-properties fo:language="en" fo:country="CA"/>
    </style:style>
    <style:style style:name="T1068" style:parent-style-name="DefaultParagraphFont" style:family="text">
      <style:text-properties fo:language="en" fo:country="CA"/>
    </style:style>
    <style:style style:name="T1069" style:parent-style-name="FootnoteReference" style:family="text">
      <style:text-properties fo:language="en" fo:country="CA"/>
    </style:style>
    <style:style style:name="T1070" style:parent-style-name="DefaultParagraphFont" style:family="text">
      <style:text-properties fo:language="it" fo:country="IT"/>
    </style:style>
    <style:style style:name="T1071" style:parent-style-name="DefaultParagraphFont" style:family="text">
      <style:text-properties fo:language="it" fo:country="IT"/>
    </style:style>
    <style:style style:name="T1072" style:parent-style-name="DefaultParagraphFont" style:family="text">
      <style:text-properties fo:language="it" fo:country="IT"/>
    </style:style>
    <style:style style:name="T1073" style:parent-style-name="DefaultParagraphFont" style:family="text">
      <style:text-properties fo:language="it" fo:country="IT"/>
    </style:style>
    <style:style style:name="T1074" style:parent-style-name="DefaultParagraphFont" style:family="text">
      <style:text-properties fo:font-style="italic" style:font-style-asian="italic" style:font-style-complex="italic" fo:language="it" fo:country="IT"/>
    </style:style>
    <style:style style:name="T1075" style:parent-style-name="DefaultParagraphFont" style:family="text">
      <style:text-properties fo:language="it" fo:country="IT"/>
    </style:style>
    <style:style style:name="T1076" style:parent-style-name="DefaultParagraphFont" style:family="text">
      <style:text-properties fo:language="it" fo:country="IT"/>
    </style:style>
    <style:style style:name="T1077" style:parent-style-name="DefaultParagraphFont" style:family="text">
      <style:text-properties fo:language="it" fo:country="IT"/>
    </style:style>
    <style:style style:name="T1078" style:parent-style-name="DefaultParagraphFont" style:family="text">
      <style:text-properties fo:language="it" fo:country="IT"/>
    </style:style>
    <style:style style:name="T1079" style:parent-style-name="DefaultParagraphFont" style:family="text">
      <style:text-properties fo:font-style="italic" style:font-style-asian="italic" style:font-style-complex="italic" fo:language="it" fo:country="IT"/>
    </style:style>
    <style:style style:name="T1080" style:parent-style-name="DefaultParagraphFont" style:family="text">
      <style:text-properties fo:language="it" fo:country="IT"/>
    </style:style>
    <style:style style:name="T1081" style:parent-style-name="DefaultParagraphFont" style:family="text">
      <style:text-properties fo:font-style="italic" style:font-style-asian="italic" style:font-style-complex="italic" fo:language="it" fo:country="IT"/>
    </style:style>
    <style:style style:name="T1082" style:parent-style-name="DefaultParagraphFont" style:family="text">
      <style:text-properties fo:language="it" fo:country="IT"/>
    </style:style>
    <style:style style:name="T1083" style:parent-style-name="DefaultParagraphFont" style:family="text">
      <style:text-properties fo:language="en" fo:country="CA"/>
    </style:style>
    <style:style style:name="T1084" style:parent-style-name="DefaultParagraphFont" style:family="text">
      <style:text-properties fo:font-style="italic" style:font-style-asian="italic" style:font-style-complex="italic" fo:language="en" fo:country="CA"/>
    </style:style>
    <style:style style:name="T1085" style:parent-style-name="DefaultParagraphFont" style:family="text">
      <style:text-properties fo:language="en" fo:country="CA"/>
    </style:style>
    <style:style style:name="T1086" style:parent-style-name="DefaultParagraphFont" style:family="text">
      <style:text-properties fo:language="en" fo:country="CA"/>
    </style:style>
    <style:style style:name="T1087" style:parent-style-name="DefaultParagraphFont" style:family="text">
      <style:text-properties fo:language="en" fo:country="CA"/>
    </style:style>
    <style:style style:name="T1088" style:parent-style-name="DefaultParagraphFont" style:family="text">
      <style:text-properties fo:language="en" fo:country="CA"/>
    </style:style>
    <style:style style:name="T1089" style:parent-style-name="DefaultParagraphFont" style:family="text">
      <style:text-properties fo:language="en" fo:country="CA"/>
    </style:style>
    <style:style style:name="T1090" style:parent-style-name="DefaultParagraphFont" style:family="text">
      <style:text-properties fo:font-style="italic" style:font-style-asian="italic" style:font-style-complex="italic" fo:language="en" fo:country="CA"/>
    </style:style>
    <style:style style:name="T1091" style:parent-style-name="DefaultParagraphFont" style:family="text">
      <style:text-properties fo:language="en" fo:country="CA"/>
    </style:style>
    <style:style style:name="T1092" style:parent-style-name="DefaultParagraphFont" style:family="text">
      <style:text-properties fo:font-style="italic" style:font-style-asian="italic" style:font-style-complex="italic" fo:language="en" fo:country="CA"/>
    </style:style>
    <style:style style:name="T1093" style:parent-style-name="DefaultParagraphFont" style:family="text">
      <style:text-properties fo:language="en" fo:country="CA"/>
    </style:style>
    <style:style style:name="T1094" style:parent-style-name="FootnoteReference" style:family="text">
      <style:text-properties fo:language="en" fo:country="CA"/>
    </style:style>
    <style:style style:name="T1095" style:parent-style-name="DefaultParagraphFont" style:family="text">
      <style:text-properties fo:language="en" fo:country="CA"/>
    </style:style>
    <style:style style:name="T1096" style:parent-style-name="DefaultParagraphFont" style:family="text">
      <style:text-properties fo:language="en" fo:country="CA"/>
    </style:style>
    <style:style style:name="T1097" style:parent-style-name="DefaultParagraphFont" style:family="text">
      <style:text-properties fo:language="en" fo:country="CA"/>
    </style:style>
    <style:style style:name="T1098" style:parent-style-name="DefaultParagraphFont" style:family="text">
      <style:text-properties fo:language="en" fo:country="CA"/>
    </style:style>
    <style:style style:name="T1099" style:parent-style-name="DefaultParagraphFont" style:family="text">
      <style:text-properties fo:language="en" fo:country="CA"/>
    </style:style>
    <style:style style:name="T1100" style:parent-style-name="DefaultParagraphFont" style:family="text">
      <style:text-properties fo:language="en" fo:country="CA"/>
    </style:style>
    <style:style style:name="T1101" style:parent-style-name="DefaultParagraphFont" style:family="text">
      <style:text-properties fo:language="en" fo:country="CA"/>
    </style:style>
    <style:style style:name="T1102" style:parent-style-name="DefaultParagraphFont" style:family="text">
      <style:text-properties fo:language="en" fo:country="CA"/>
    </style:style>
    <style:style style:name="T1103" style:parent-style-name="DefaultParagraphFont" style:family="text">
      <style:text-properties fo:language="en" fo:country="CA"/>
    </style:style>
    <style:style style:name="T1104" style:parent-style-name="DefaultParagraphFont" style:family="text">
      <style:text-properties fo:language="en" fo:country="CA"/>
    </style:style>
    <style:style style:name="T1105" style:parent-style-name="DefaultParagraphFont" style:family="text">
      <style:text-properties fo:language="en" fo:country="CA"/>
    </style:style>
    <style:style style:name="T1106" style:parent-style-name="DefaultParagraphFont" style:family="text">
      <style:text-properties fo:language="en" fo:country="CA"/>
    </style:style>
    <style:style style:name="T1107" style:parent-style-name="DefaultParagraphFont" style:family="text">
      <style:text-properties fo:language="en" fo:country="CA"/>
    </style:style>
    <style:style style:name="T1108" style:parent-style-name="DefaultParagraphFont" style:family="text">
      <style:text-properties fo:font-style="italic" style:font-style-asian="italic" style:font-style-complex="italic" fo:language="en" fo:country="CA"/>
    </style:style>
    <style:style style:name="T1109" style:parent-style-name="DefaultParagraphFont" style:family="text">
      <style:text-properties fo:language="en" fo:country="CA"/>
    </style:style>
    <style:style style:name="T1110" style:parent-style-name="DefaultParagraphFont" style:family="text">
      <style:text-properties fo:language="en" fo:country="CA"/>
    </style:style>
    <style:style style:name="T1111" style:parent-style-name="DefaultParagraphFont" style:family="text">
      <style:text-properties fo:language="en" fo:country="CA"/>
    </style:style>
    <style:style style:name="T1112" style:parent-style-name="DefaultParagraphFont" style:family="text">
      <style:text-properties fo:language="en" fo:country="CA"/>
    </style:style>
    <style:style style:name="T1113" style:parent-style-name="DefaultParagraphFont" style:family="text">
      <style:text-properties fo:language="en" fo:country="CA"/>
    </style:style>
    <style:style style:name="T1114" style:parent-style-name="FootnoteReference" style:family="text">
      <style:text-properties fo:language="en" fo:country="CA"/>
    </style:style>
    <style:style style:name="T1115" style:parent-style-name="DefaultParagraphFont" style:family="text">
      <style:text-properties fo:language="en" fo:country="CA"/>
    </style:style>
    <style:style style:name="T1116" style:parent-style-name="DefaultParagraphFont" style:family="text">
      <style:text-properties fo:language="en" fo:country="CA"/>
    </style:style>
    <style:style style:name="T1117" style:parent-style-name="DefaultParagraphFont" style:family="text">
      <style:text-properties fo:language="en" fo:country="CA"/>
    </style:style>
    <style:style style:name="T1118" style:parent-style-name="DefaultParagraphFont" style:family="text">
      <style:text-properties fo:language="en" fo:country="CA"/>
    </style:style>
    <style:style style:name="T1119" style:parent-style-name="DefaultParagraphFont" style:family="text">
      <style:text-properties fo:language="en" fo:country="CA"/>
    </style:style>
    <style:style style:name="T1120" style:parent-style-name="DefaultParagraphFont" style:family="text">
      <style:text-properties fo:language="en" fo:country="CA"/>
    </style:style>
    <style:style style:name="T1121" style:parent-style-name="DefaultParagraphFont" style:family="text">
      <style:text-properties fo:font-style="italic" style:font-style-asian="italic" style:font-style-complex="italic" fo:language="en" fo:country="CA"/>
    </style:style>
    <style:style style:name="T1122" style:parent-style-name="DefaultParagraphFont" style:family="text">
      <style:text-properties fo:language="en" fo:country="CA"/>
    </style:style>
    <style:style style:name="T1123" style:parent-style-name="DefaultParagraphFont" style:family="text">
      <style:text-properties fo:font-style="italic" style:font-style-asian="italic" style:font-style-complex="italic" fo:language="en" fo:country="CA"/>
    </style:style>
    <style:style style:name="T1124" style:parent-style-name="DefaultParagraphFont" style:family="text">
      <style:text-properties fo:language="en" fo:country="CA"/>
    </style:style>
    <style:style style:name="T1125" style:parent-style-name="DefaultParagraphFont" style:family="text">
      <style:text-properties fo:language="en" fo:country="CA"/>
    </style:style>
    <style:style style:name="T1126" style:parent-style-name="DefaultParagraphFont" style:family="text">
      <style:text-properties fo:font-style="italic" style:font-style-asian="italic" style:font-style-complex="italic" fo:language="en" fo:country="CA"/>
    </style:style>
    <style:style style:name="T1127" style:parent-style-name="DefaultParagraphFont" style:family="text">
      <style:text-properties fo:language="en" fo:country="CA"/>
    </style:style>
    <style:style style:name="T1128" style:parent-style-name="DefaultParagraphFont" style:family="text">
      <style:text-properties fo:language="en" fo:country="CA"/>
    </style:style>
    <style:style style:name="T1129" style:parent-style-name="DefaultParagraphFont" style:family="text">
      <style:text-properties fo:language="en" fo:country="CA"/>
    </style:style>
    <style:style style:name="T1130" style:parent-style-name="FootnoteReference" style:family="text">
      <style:text-properties fo:language="en" fo:country="CA"/>
    </style:style>
    <style:style style:name="T1131" style:parent-style-name="DefaultParagraphFont" style:family="text">
      <style:text-properties fo:language="en" fo:country="CA"/>
    </style:style>
    <style:style style:name="T1132" style:parent-style-name="DefaultParagraphFont" style:family="text">
      <style:text-properties fo:language="en" fo:country="CA"/>
    </style:style>
    <style:style style:name="T1133" style:parent-style-name="DefaultParagraphFont" style:family="text">
      <style:text-properties fo:language="en" fo:country="CA"/>
    </style:style>
    <style:style style:name="T1134" style:parent-style-name="DefaultParagraphFont" style:family="text">
      <style:text-properties fo:font-style="italic" style:font-style-asian="italic" style:font-style-complex="italic" fo:language="en" fo:country="CA"/>
    </style:style>
    <style:style style:name="T1135" style:parent-style-name="DefaultParagraphFont" style:family="text">
      <style:text-properties fo:language="en" fo:country="CA"/>
    </style:style>
    <style:style style:name="T1136" style:parent-style-name="DefaultParagraphFont" style:family="text">
      <style:text-properties fo:font-style="italic" style:font-style-asian="italic" style:font-style-complex="italic" fo:language="en" fo:country="CA"/>
    </style:style>
    <style:style style:name="T1137" style:parent-style-name="DefaultParagraphFont" style:family="text">
      <style:text-properties fo:language="en" fo:country="CA"/>
    </style:style>
    <style:style style:name="T1138" style:parent-style-name="DefaultParagraphFont" style:family="text">
      <style:text-properties fo:language="en" fo:country="CA"/>
    </style:style>
    <style:style style:name="T1139" style:parent-style-name="DefaultParagraphFont" style:family="text">
      <style:text-properties fo:language="en" fo:country="CA"/>
    </style:style>
    <style:style style:name="T1140" style:parent-style-name="DefaultParagraphFont" style:family="text">
      <style:text-properties fo:font-style="italic" style:font-style-asian="italic" style:font-style-complex="italic" fo:language="en" fo:country="CA"/>
    </style:style>
    <style:style style:name="T1141" style:parent-style-name="DefaultParagraphFont" style:family="text">
      <style:text-properties fo:language="en" fo:country="CA"/>
    </style:style>
    <style:style style:name="T1142" style:parent-style-name="DefaultParagraphFont" style:family="text">
      <style:text-properties fo:language="en" fo:country="CA"/>
    </style:style>
    <style:style style:name="T1143" style:parent-style-name="DefaultParagraphFont" style:family="text">
      <style:text-properties fo:language="en" fo:country="CA"/>
    </style:style>
    <style:style style:name="T1144" style:parent-style-name="DefaultParagraphFont" style:family="text">
      <style:text-properties fo:language="en" fo:country="CA"/>
    </style:style>
    <style:style style:name="T1145" style:parent-style-name="DefaultParagraphFont" style:family="text">
      <style:text-properties fo:language="en" fo:country="CA"/>
    </style:style>
    <style:style style:name="T1146" style:parent-style-name="DefaultParagraphFont" style:family="text">
      <style:text-properties fo:language="en" fo:country="CA"/>
    </style:style>
    <style:style style:name="T1147" style:parent-style-name="DefaultParagraphFont" style:family="text">
      <style:text-properties fo:color="#C00000" fo:language="en" fo:country="CA"/>
    </style:style>
    <style:style style:name="T1148" style:parent-style-name="DefaultParagraphFont" style:family="text">
      <style:text-properties fo:language="en" fo:country="CA"/>
    </style:style>
    <style:style style:name="T1149" style:parent-style-name="DefaultParagraphFont" style:family="text">
      <style:text-properties fo:language="en" fo:country="CA"/>
    </style:style>
    <style:style style:name="T1150" style:parent-style-name="DefaultParagraphFont" style:family="text">
      <style:text-properties fo:language="en" fo:country="CA"/>
    </style:style>
    <style:style style:name="T1151" style:parent-style-name="DefaultParagraphFont" style:family="text">
      <style:text-properties fo:language="en" fo:country="CA"/>
    </style:style>
    <style:style style:name="T1152" style:parent-style-name="DefaultParagraphFont" style:family="text">
      <style:text-properties fo:language="en" fo:country="CA"/>
    </style:style>
    <style:style style:name="T1153" style:parent-style-name="DefaultParagraphFont" style:family="text">
      <style:text-properties fo:font-style="italic" style:font-style-asian="italic" style:font-style-complex="italic" fo:language="en" fo:country="CA"/>
    </style:style>
    <style:style style:name="T1154" style:parent-style-name="DefaultParagraphFont" style:family="text">
      <style:text-properties fo:language="en" fo:country="CA"/>
    </style:style>
    <style:style style:name="T1155" style:parent-style-name="DefaultParagraphFont" style:family="text">
      <style:text-properties fo:language="en" fo:country="CA"/>
    </style:style>
    <style:style style:name="T1156" style:parent-style-name="DefaultParagraphFont" style:family="text">
      <style:text-properties fo:font-style="italic" style:font-style-asian="italic" style:font-style-complex="italic" fo:language="en" fo:country="CA"/>
    </style:style>
    <style:style style:name="T1157" style:parent-style-name="DefaultParagraphFont" style:family="text">
      <style:text-properties fo:language="en" fo:country="CA"/>
    </style:style>
    <style:style style:name="T1158" style:parent-style-name="DefaultParagraphFont" style:family="text">
      <style:text-properties fo:language="en" fo:country="CA"/>
    </style:style>
    <style:style style:name="T1159" style:parent-style-name="DefaultParagraphFont" style:family="text">
      <style:text-properties fo:language="en" fo:country="CA"/>
    </style:style>
    <style:style style:name="T1160" style:parent-style-name="FootnoteReference" style:family="text">
      <style:text-properties fo:language="en" fo:country="CA"/>
    </style:style>
    <style:style style:name="T1161" style:parent-style-name="DefaultParagraphFont" style:family="text">
      <style:text-properties fo:language="en" fo:country="CA"/>
    </style:style>
    <style:style style:name="T1162" style:parent-style-name="DefaultParagraphFont" style:family="text">
      <style:text-properties fo:language="en" fo:country="CA"/>
    </style:style>
    <style:style style:name="T1163" style:parent-style-name="DefaultParagraphFont" style:family="text">
      <style:text-properties fo:language="en" fo:country="CA"/>
    </style:style>
    <style:style style:name="T1164" style:parent-style-name="DefaultParagraphFont" style:family="text">
      <style:text-properties fo:language="en" fo:country="CA"/>
    </style:style>
    <style:style style:name="T1165" style:parent-style-name="DefaultParagraphFont" style:family="text">
      <style:text-properties fo:language="en" fo:country="CA"/>
    </style:style>
    <style:style style:name="T1166" style:parent-style-name="DefaultParagraphFont" style:family="text">
      <style:text-properties fo:language="en" fo:country="CA"/>
    </style:style>
    <style:style style:name="T1167" style:parent-style-name="DefaultParagraphFont" style:family="text">
      <style:text-properties fo:language="en" fo:country="CA"/>
    </style:style>
    <style:style style:name="T1168" style:parent-style-name="DefaultParagraphFont" style:family="text">
      <style:text-properties fo:language="en" fo:country="CA"/>
    </style:style>
    <style:style style:name="T1169" style:parent-style-name="DefaultParagraphFont" style:family="text">
      <style:text-properties fo:language="en" fo:country="CA"/>
    </style:style>
    <style:style style:name="T1170" style:parent-style-name="DefaultParagraphFont" style:family="text">
      <style:text-properties fo:language="en" fo:country="CA"/>
    </style:style>
    <style:style style:name="T1171" style:parent-style-name="DefaultParagraphFont" style:family="text">
      <style:text-properties fo:language="en" fo:country="CA"/>
    </style:style>
    <style:style style:name="T1172" style:parent-style-name="DefaultParagraphFont" style:family="text">
      <style:text-properties fo:language="en" fo:country="CA"/>
    </style:style>
    <style:style style:name="T1173" style:parent-style-name="DefaultParagraphFont" style:family="text">
      <style:text-properties fo:language="en" fo:country="CA"/>
    </style:style>
    <style:style style:name="T1174" style:parent-style-name="DefaultParagraphFont" style:family="text">
      <style:text-properties fo:language="en" fo:country="CA"/>
    </style:style>
    <style:style style:name="T1175" style:parent-style-name="DefaultParagraphFont" style:family="text">
      <style:text-properties fo:language="en" fo:country="CA"/>
    </style:style>
    <style:style style:name="T1176" style:parent-style-name="DefaultParagraphFont" style:family="text">
      <style:text-properties fo:language="en" fo:country="CA"/>
    </style:style>
    <style:style style:name="T1177" style:parent-style-name="DefaultParagraphFont" style:family="text">
      <style:text-properties fo:language="en" fo:country="CA"/>
    </style:style>
    <style:style style:name="T1178" style:parent-style-name="DefaultParagraphFont" style:family="text">
      <style:text-properties fo:language="en" fo:country="CA"/>
    </style:style>
    <style:style style:name="T1179" style:parent-style-name="DefaultParagraphFont" style:family="text">
      <style:text-properties fo:language="en" fo:country="CA"/>
    </style:style>
    <style:style style:name="T1180" style:parent-style-name="DefaultParagraphFont" style:family="text">
      <style:text-properties fo:language="en" fo:country="CA"/>
    </style:style>
    <style:style style:name="T1181" style:parent-style-name="DefaultParagraphFont" style:family="text">
      <style:text-properties fo:language="en" fo:country="CA"/>
    </style:style>
    <style:style style:name="T1182" style:parent-style-name="DefaultParagraphFont" style:family="text">
      <style:text-properties fo:language="en" fo:country="CA"/>
    </style:style>
    <style:style style:name="T1183" style:parent-style-name="DefaultParagraphFont" style:family="text">
      <style:text-properties fo:language="en" fo:country="CA"/>
    </style:style>
    <style:style style:name="T1184" style:parent-style-name="DefaultParagraphFont" style:family="text">
      <style:text-properties fo:language="en" fo:country="CA"/>
    </style:style>
    <style:style style:name="T1185" style:parent-style-name="DefaultParagraphFont" style:family="text">
      <style:text-properties fo:language="en" fo:country="CA"/>
    </style:style>
    <style:style style:name="T1186" style:parent-style-name="DefaultParagraphFont" style:family="text">
      <style:text-properties fo:language="en" fo:country="CA"/>
    </style:style>
    <style:style style:name="T1187" style:parent-style-name="DefaultParagraphFont" style:family="text">
      <style:text-properties fo:language="en" fo:country="CA"/>
    </style:style>
    <style:style style:name="T1188" style:parent-style-name="DefaultParagraphFont" style:family="text">
      <style:text-properties fo:language="en" fo:country="CA"/>
    </style:style>
    <style:style style:name="T1189" style:parent-style-name="DefaultParagraphFont" style:family="text">
      <style:text-properties fo:language="en" fo:country="CA"/>
    </style:style>
    <style:style style:name="T1190" style:parent-style-name="DefaultParagraphFont" style:family="text">
      <style:text-properties fo:language="en" fo:country="CA"/>
    </style:style>
    <style:style style:name="T1191" style:parent-style-name="DefaultParagraphFont" style:family="text">
      <style:text-properties fo:color="#C00000" fo:language="en" fo:country="CA"/>
    </style:style>
    <style:style style:name="T1192" style:parent-style-name="DefaultParagraphFont" style:family="text">
      <style:text-properties fo:language="en" fo:country="CA"/>
    </style:style>
    <style:style style:name="T1193" style:parent-style-name="DefaultParagraphFont" style:family="text">
      <style:text-properties fo:language="en" fo:country="CA"/>
    </style:style>
    <style:style style:name="T1194" style:parent-style-name="DefaultParagraphFont" style:family="text">
      <style:text-properties fo:language="en" fo:country="CA"/>
    </style:style>
    <style:style style:name="T1195" style:parent-style-name="DefaultParagraphFont" style:family="text">
      <style:text-properties fo:language="en" fo:country="CA"/>
    </style:style>
    <style:style style:name="T1196" style:parent-style-name="DefaultParagraphFont" style:family="text">
      <style:text-properties fo:language="en" fo:country="CA"/>
    </style:style>
    <style:style style:name="T1197" style:parent-style-name="DefaultParagraphFont" style:family="text">
      <style:text-properties fo:language="en" fo:country="CA"/>
    </style:style>
    <style:style style:name="T1198" style:parent-style-name="DefaultParagraphFont" style:family="text">
      <style:text-properties fo:language="en" fo:country="CA"/>
    </style:style>
    <style:style style:name="T1199" style:parent-style-name="DefaultParagraphFont" style:family="text">
      <style:text-properties fo:language="en" fo:country="CA"/>
    </style:style>
    <style:style style:name="T1200" style:parent-style-name="DefaultParagraphFont" style:family="text">
      <style:text-properties fo:language="en" fo:country="CA"/>
    </style:style>
    <style:style style:name="T1201" style:parent-style-name="DefaultParagraphFont" style:family="text">
      <style:text-properties fo:font-style="italic" style:font-style-asian="italic" style:font-style-complex="italic" fo:language="en" fo:country="CA"/>
    </style:style>
    <style:style style:name="T1202" style:parent-style-name="DefaultParagraphFont" style:family="text">
      <style:text-properties fo:language="en" fo:country="CA"/>
    </style:style>
    <style:style style:name="T1203" style:parent-style-name="DefaultParagraphFont" style:family="text">
      <style:text-properties fo:language="en" fo:country="CA"/>
    </style:style>
    <style:style style:name="T1204" style:parent-style-name="DefaultParagraphFont" style:family="text">
      <style:text-properties fo:language="en" fo:country="CA"/>
    </style:style>
    <style:style style:name="T1205" style:parent-style-name="DefaultParagraphFont" style:family="text">
      <style:text-properties fo:language="en" fo:country="CA"/>
    </style:style>
    <style:style style:name="T1206" style:parent-style-name="DefaultParagraphFont" style:family="text">
      <style:text-properties fo:language="en" fo:country="CA"/>
    </style:style>
    <style:style style:name="T1207" style:parent-style-name="DefaultParagraphFont" style:family="text">
      <style:text-properties fo:language="en" fo:country="CA"/>
    </style:style>
    <style:style style:name="T1208" style:parent-style-name="DefaultParagraphFont" style:family="text">
      <style:text-properties fo:language="en" fo:country="CA"/>
    </style:style>
    <style:style style:name="T1209" style:parent-style-name="DefaultParagraphFont" style:family="text">
      <style:text-properties fo:language="en" fo:country="CA"/>
    </style:style>
    <style:style style:name="T1210" style:parent-style-name="DefaultParagraphFont" style:family="text">
      <style:text-properties fo:language="en" fo:country="CA"/>
    </style:style>
    <style:style style:name="T1211" style:parent-style-name="DefaultParagraphFont" style:family="text">
      <style:text-properties fo:language="en" fo:country="CA"/>
    </style:style>
    <style:style style:name="T1212" style:parent-style-name="DefaultParagraphFont" style:family="text">
      <style:text-properties fo:language="en" fo:country="CA"/>
    </style:style>
    <style:style style:name="T1213" style:parent-style-name="DefaultParagraphFont" style:family="text">
      <style:text-properties fo:language="en" fo:country="CA"/>
    </style:style>
    <style:style style:name="T1214" style:parent-style-name="DefaultParagraphFont" style:family="text">
      <style:text-properties fo:language="en" fo:country="CA"/>
    </style:style>
    <style:style style:name="T1215" style:parent-style-name="DefaultParagraphFont" style:family="text">
      <style:text-properties fo:language="en" fo:country="CA"/>
    </style:style>
    <style:style style:name="T1216" style:parent-style-name="DefaultParagraphFont" style:family="text">
      <style:text-properties fo:language="en" fo:country="CA"/>
    </style:style>
    <style:style style:name="T1217" style:parent-style-name="DefaultParagraphFont" style:family="text">
      <style:text-properties fo:language="en" fo:country="CA"/>
    </style:style>
    <style:style style:name="T1218" style:parent-style-name="DefaultParagraphFont" style:family="text">
      <style:text-properties fo:language="en" fo:country="CA"/>
    </style:style>
    <style:style style:name="T1219" style:parent-style-name="DefaultParagraphFont" style:family="text">
      <style:text-properties fo:font-style="italic" style:font-style-asian="italic" style:font-style-complex="italic" fo:language="en" fo:country="CA"/>
    </style:style>
    <style:style style:name="T1220" style:parent-style-name="DefaultParagraphFont" style:family="text">
      <style:text-properties fo:language="en" fo:country="CA"/>
    </style:style>
    <style:style style:name="T1221" style:parent-style-name="DefaultParagraphFont" style:family="text">
      <style:text-properties fo:language="en" fo:country="CA"/>
    </style:style>
    <style:style style:name="T1222" style:parent-style-name="DefaultParagraphFont" style:family="text">
      <style:text-properties fo:language="en" fo:country="CA"/>
    </style:style>
    <style:style style:name="T1223" style:parent-style-name="DefaultParagraphFont" style:family="text">
      <style:text-properties fo:language="en" fo:country="CA"/>
    </style:style>
    <style:style style:name="T1224" style:parent-style-name="DefaultParagraphFont" style:family="text">
      <style:text-properties fo:language="en" fo:country="CA"/>
    </style:style>
    <style:style style:name="T1225" style:parent-style-name="DefaultParagraphFont" style:family="text">
      <style:text-properties fo:color="#C00000"/>
    </style:style>
    <style:style style:name="T1226" style:parent-style-name="DefaultParagraphFont" style:family="text">
      <style:text-properties fo:language="en" fo:country="CA"/>
    </style:style>
    <style:style style:name="T1227" style:parent-style-name="DefaultParagraphFont" style:family="text">
      <style:text-properties fo:font-style="italic" style:font-style-asian="italic" style:font-style-complex="italic"/>
    </style:style>
    <style:style style:name="T1228" style:parent-style-name="DefaultParagraphFont" style:family="text">
      <style:text-properties fo:language="en" fo:country="CA"/>
    </style:style>
    <style:style style:name="P1229" style:parent-style-name="Heading1" style:family="paragraph">
      <style:text-properties fo:language="en" fo:country="CA"/>
    </style:style>
    <style:style style:name="T1230" style:parent-style-name="DefaultParagraphFont" style:family="text">
      <style:text-properties fo:color="#C00000" fo:language="en" fo:country="CA"/>
    </style:style>
    <style:style style:name="T1231" style:parent-style-name="DefaultParagraphFont" style:family="text">
      <style:text-properties fo:language="en" fo:country="CA"/>
    </style:style>
    <style:style style:name="T1232" style:parent-style-name="DefaultParagraphFont" style:family="text">
      <style:text-properties fo:language="en" fo:country="CA"/>
    </style:style>
    <style:style style:name="T1233" style:parent-style-name="DefaultParagraphFont" style:family="text">
      <style:text-properties fo:font-style="italic" style:font-style-asian="italic" style:font-style-complex="italic" fo:color="#C00000" fo:language="en" fo:country="CA"/>
    </style:style>
    <style:style style:name="T1234" style:parent-style-name="DefaultParagraphFont" style:family="text">
      <style:text-properties fo:color="#C00000" fo:language="en" fo:country="CA"/>
    </style:style>
    <style:style style:name="T1235" style:parent-style-name="DefaultParagraphFont" style:family="text">
      <style:text-properties fo:color="#C00000"/>
    </style:style>
    <style:style style:name="T1236" style:parent-style-name="DefaultParagraphFont" style:family="text">
      <style:text-properties fo:color="#C00000" fo:language="en" fo:country="CA"/>
    </style:style>
    <style:style style:name="T1237" style:parent-style-name="DefaultParagraphFont" style:family="text">
      <style:text-properties fo:color="#C00000" fo:language="en" fo:country="CA"/>
    </style:style>
    <style:style style:name="T1238" style:parent-style-name="DefaultParagraphFont" style:family="text">
      <style:text-properties fo:color="#C00000" fo:language="en" fo:country="CA"/>
    </style:style>
    <style:style style:name="T1239" style:parent-style-name="DefaultParagraphFont" style:family="text">
      <style:text-properties fo:color="#C00000" fo:language="en" fo:country="CA"/>
    </style:style>
    <style:style style:name="T1240" style:parent-style-name="DefaultParagraphFont" style:family="text">
      <style:text-properties fo:color="#C00000" fo:language="en" fo:country="CA"/>
    </style:style>
    <style:style style:name="T1241" style:parent-style-name="DefaultParagraphFont" style:family="text">
      <style:text-properties fo:color="#C00000" fo:language="en" fo:country="CA"/>
    </style:style>
    <style:style style:name="T1242" style:parent-style-name="DefaultParagraphFont" style:family="text">
      <style:text-properties fo:color="#C00000" fo:language="en" fo:country="CA"/>
    </style:style>
    <style:style style:name="T1243" style:parent-style-name="DefaultParagraphFont" style:family="text">
      <style:text-properties fo:color="#C00000" fo:language="en" fo:country="CA"/>
    </style:style>
    <style:style style:name="T1244" style:parent-style-name="DefaultParagraphFont" style:family="text">
      <style:text-properties fo:color="#C00000" fo:language="en" fo:country="CA"/>
    </style:style>
    <style:style style:name="T1245" style:parent-style-name="DefaultParagraphFont" style:family="text">
      <style:text-properties fo:color="#C00000" fo:language="en" fo:country="CA"/>
    </style:style>
    <style:style style:name="T1246" style:parent-style-name="DefaultParagraphFont" style:family="text">
      <style:text-properties fo:color="#C00000" fo:language="en" fo:country="CA"/>
    </style:style>
    <style:style style:name="T1247" style:parent-style-name="DefaultParagraphFont" style:family="text">
      <style:text-properties fo:color="#C00000" fo:language="en" fo:country="CA"/>
    </style:style>
    <style:style style:name="T1248" style:parent-style-name="DefaultParagraphFont" style:family="text">
      <style:text-properties fo:font-style="italic" style:font-style-asian="italic" style:font-style-complex="italic" fo:color="#C00000" fo:language="en" fo:country="CA"/>
    </style:style>
    <style:style style:name="T1249" style:parent-style-name="DefaultParagraphFont" style:family="text">
      <style:text-properties fo:color="#C00000" fo:language="en" fo:country="CA"/>
    </style:style>
    <style:style style:name="T1250" style:parent-style-name="DefaultParagraphFont" style:family="text">
      <style:text-properties fo:language="en" fo:country="CA"/>
    </style:style>
    <style:style style:name="T1251" style:parent-style-name="DefaultParagraphFont" style:family="text">
      <style:text-properties fo:language="en" fo:country="CA"/>
    </style:style>
    <style:style style:name="T1252" style:parent-style-name="DefaultParagraphFont" style:family="text">
      <style:text-properties fo:font-style="italic" style:font-style-asian="italic" style:font-style-complex="italic" fo:language="en" fo:country="CA"/>
    </style:style>
    <style:style style:name="T1253" style:parent-style-name="DefaultParagraphFont" style:family="text">
      <style:text-properties fo:language="en" fo:country="CA"/>
    </style:style>
    <style:style style:name="T1254" style:parent-style-name="DefaultParagraphFont" style:family="text">
      <style:text-properties fo:language="en" fo:country="CA"/>
    </style:style>
    <style:style style:name="T1255" style:parent-style-name="DefaultParagraphFont" style:family="text">
      <style:text-properties fo:language="en" fo:country="CA"/>
    </style:style>
    <style:style style:name="T1256" style:parent-style-name="DefaultParagraphFont" style:family="text">
      <style:text-properties fo:language="en" fo:country="CA"/>
    </style:style>
    <style:style style:name="T1257" style:parent-style-name="DefaultParagraphFont" style:family="text">
      <style:text-properties fo:language="en" fo:country="CA"/>
    </style:style>
    <style:style style:name="T1258" style:parent-style-name="DefaultParagraphFont" style:family="text">
      <style:text-properties fo:language="en" fo:country="CA"/>
    </style:style>
    <style:style style:name="T1259" style:parent-style-name="DefaultParagraphFont" style:family="text">
      <style:text-properties fo:language="en" fo:country="CA"/>
    </style:style>
    <style:style style:name="T1260" style:parent-style-name="DefaultParagraphFont" style:family="text">
      <style:text-properties fo:language="en" fo:country="CA"/>
    </style:style>
    <style:style style:name="T1261" style:parent-style-name="DefaultParagraphFont" style:family="text">
      <style:text-properties fo:language="en" fo:country="CA"/>
    </style:style>
    <style:style style:name="T1262" style:parent-style-name="DefaultParagraphFont" style:family="text">
      <style:text-properties fo:language="en" fo:country="CA"/>
    </style:style>
    <style:style style:name="T1263" style:parent-style-name="DefaultParagraphFont" style:family="text">
      <style:text-properties fo:font-style="italic" style:font-style-asian="italic" style:font-style-complex="italic" fo:language="en" fo:country="CA"/>
    </style:style>
    <style:style style:name="T1264" style:parent-style-name="DefaultParagraphFont" style:family="text">
      <style:text-properties fo:language="en" fo:country="CA"/>
    </style:style>
    <style:style style:name="T1265" style:parent-style-name="DefaultParagraphFont" style:family="text">
      <style:text-properties fo:language="en" fo:country="CA"/>
    </style:style>
    <style:style style:name="T1266" style:parent-style-name="DefaultParagraphFont" style:family="text">
      <style:text-properties fo:language="en" fo:country="CA"/>
    </style:style>
    <style:style style:name="T1267" style:parent-style-name="DefaultParagraphFont" style:family="text">
      <style:text-properties fo:color="#000000"/>
    </style:style>
    <style:style style:name="T1268" style:parent-style-name="DefaultParagraphFont" style:family="text">
      <style:text-properties fo:color="#000000"/>
    </style:style>
    <style:style style:name="T1269" style:parent-style-name="DefaultParagraphFont" style:family="text">
      <style:text-properties fo:color="#000000"/>
    </style:style>
    <style:style style:name="T1270" style:parent-style-name="DefaultParagraphFont" style:family="text">
      <style:text-properties fo:color="#000000"/>
    </style:style>
    <style:style style:name="T1271" style:parent-style-name="DefaultParagraphFont" style:family="text">
      <style:text-properties fo:color="#000000"/>
    </style:style>
    <style:style style:name="T1272" style:parent-style-name="DefaultParagraphFont" style:family="text">
      <style:text-properties fo:color="#000000"/>
    </style:style>
    <style:style style:name="T1273" style:parent-style-name="DefaultParagraphFont" style:family="text">
      <style:text-properties fo:color="#000000"/>
    </style:style>
    <style:style style:name="T1274" style:parent-style-name="DefaultParagraphFont" style:family="text">
      <style:text-properties fo:color="#000000"/>
    </style:style>
    <style:style style:name="T1275" style:parent-style-name="DefaultParagraphFont" style:family="text">
      <style:text-properties fo:color="#000000"/>
    </style:style>
    <style:style style:name="T1276" style:parent-style-name="DefaultParagraphFont" style:family="text">
      <style:text-properties fo:color="#000000"/>
    </style:style>
    <style:style style:name="T1277" style:parent-style-name="DefaultParagraphFont" style:family="text">
      <style:text-properties fo:language="en" fo:country="CA"/>
    </style:style>
    <style:style style:name="T1278" style:parent-style-name="DefaultParagraphFont" style:family="text">
      <style:text-properties fo:language="en" fo:country="CA"/>
    </style:style>
    <style:style style:name="T1279" style:parent-style-name="DefaultParagraphFont" style:family="text">
      <style:text-properties fo:font-style="italic" style:font-style-asian="italic" style:font-style-complex="italic" fo:language="en" fo:country="CA"/>
    </style:style>
    <style:style style:name="T1280" style:parent-style-name="DefaultParagraphFont" style:family="text">
      <style:text-properties fo:language="en" fo:country="CA"/>
    </style:style>
    <style:style style:name="T1281" style:parent-style-name="DefaultParagraphFont" style:family="text">
      <style:text-properties fo:language="en" fo:country="CA"/>
    </style:style>
    <style:style style:name="P1282" style:parent-style-name="Heading2" style:family="paragraph">
      <style:text-properties fo:language="en" fo:country="CA"/>
    </style:style>
    <style:style style:name="T1283" style:parent-style-name="DefaultParagraphFont" style:family="text">
      <style:text-properties fo:font-style="italic" style:font-style-asian="italic"/>
    </style:style>
    <style:style style:name="T1284" style:parent-style-name="DefaultParagraphFont" style:family="text">
      <style:text-properties fo:font-style="italic" style:font-style-asian="italic"/>
    </style:style>
    <style:style style:name="T1285" style:parent-style-name="DefaultParagraphFont" style:family="text">
      <style:text-properties fo:font-style="italic" style:font-style-asian="italic"/>
    </style:style>
    <style:style style:name="T1286" style:parent-style-name="DefaultParagraphFont" style:family="text">
      <style:text-properties fo:language="la"/>
    </style:style>
    <style:style style:name="T1287" style:parent-style-name="DefaultParagraphFont" style:family="text">
      <style:text-properties fo:font-style="italic" style:font-style-asian="italic"/>
    </style:style>
    <style:style style:name="T1288" style:parent-style-name="DefaultParagraphFont" style:family="text">
      <style:text-properties fo:font-style="italic" style:font-style-asian="italic" style:font-style-complex="italic"/>
    </style:style>
    <style:style style:name="T1289" style:parent-style-name="DefaultParagraphFont" style:family="text">
      <style:text-properties fo:font-style="italic" style:font-style-asian="italic"/>
    </style:style>
    <style:style style:name="T1290" style:parent-style-name="DefaultParagraphFont" style:family="text">
      <style:text-properties style:font-style-complex="italic"/>
    </style:style>
    <style:style style:name="T1291" style:parent-style-name="DefaultParagraphFont" style:family="text">
      <style:text-properties style:font-style-complex="italic"/>
    </style:style>
    <style:style style:name="T1292" style:parent-style-name="DefaultParagraphFont" style:family="text">
      <style:text-properties fo:font-style="italic" style:font-style-asian="italic" style:font-style-complex="italic"/>
    </style:style>
    <style:style style:name="T1293" style:parent-style-name="DefaultParagraphFont" style:family="text">
      <style:text-properties fo:font-style="italic" style:font-style-asian="italic" style:font-style-complex="italic"/>
    </style:style>
    <style:style style:name="T1294" style:parent-style-name="DefaultParagraphFont" style:family="text">
      <style:text-properties fo:language="en" fo:country="CA"/>
    </style:style>
    <style:style style:name="T1295" style:parent-style-name="DefaultParagraphFont" style:family="text">
      <style:text-properties fo:language="en" fo:country="CA"/>
    </style:style>
    <style:style style:name="T1296" style:parent-style-name="DefaultParagraphFont" style:family="text">
      <style:text-properties fo:language="en" fo:country="CA"/>
    </style:style>
    <style:style style:name="T1297" style:parent-style-name="DefaultParagraphFont" style:family="text">
      <style:text-properties fo:language="en" fo:country="CA"/>
    </style:style>
    <style:style style:name="T1298" style:parent-style-name="DefaultParagraphFont" style:family="text">
      <style:text-properties fo:language="en" fo:country="CA"/>
    </style:style>
    <style:style style:name="T1299" style:parent-style-name="DefaultParagraphFont" style:family="text">
      <style:text-properties fo:language="en" fo:country="CA"/>
    </style:style>
    <style:style style:name="T1300" style:parent-style-name="DefaultParagraphFont" style:family="text">
      <style:text-properties fo:font-style="italic" style:font-style-asian="italic" style:font-style-complex="italic"/>
    </style:style>
    <style:style style:name="T1301" style:parent-style-name="DefaultParagraphFont" style:family="text">
      <style:text-properties fo:language="en" fo:country="CA"/>
    </style:style>
    <style:style style:name="T1302" style:parent-style-name="DefaultParagraphFont" style:family="text">
      <style:text-properties fo:language="en" fo:country="CA"/>
    </style:style>
    <style:style style:name="T1303" style:parent-style-name="DefaultParagraphFont" style:family="text">
      <style:text-properties fo:language="en" fo:country="CA"/>
    </style:style>
    <style:style style:name="T1304" style:parent-style-name="DefaultParagraphFont" style:family="text">
      <style:text-properties fo:language="en" fo:country="CA"/>
    </style:style>
    <style:style style:name="T1305" style:parent-style-name="DefaultParagraphFont" style:family="text">
      <style:text-properties fo:language="en" fo:country="CA"/>
    </style:style>
    <style:style style:name="T1306" style:parent-style-name="DefaultParagraphFont" style:family="text">
      <style:text-properties fo:language="en" fo:country="CA"/>
    </style:style>
    <style:style style:name="T1307" style:parent-style-name="DefaultParagraphFont" style:family="text">
      <style:text-properties fo:font-style="italic" style:font-style-asian="italic" style:font-style-complex="italic" fo:language="en" fo:country="CA"/>
    </style:style>
    <style:style style:name="T1308" style:parent-style-name="DefaultParagraphFont" style:family="text">
      <style:text-properties fo:language="en" fo:country="CA"/>
    </style:style>
    <style:style style:name="T1309" style:parent-style-name="DefaultParagraphFont" style:family="text">
      <style:text-properties fo:language="en" fo:country="CA"/>
    </style:style>
    <style:style style:name="T1310" style:parent-style-name="DefaultParagraphFont" style:family="text">
      <style:text-properties fo:language="en" fo:country="CA"/>
    </style:style>
    <style:style style:name="T1311" style:parent-style-name="DefaultParagraphFont" style:family="text">
      <style:text-properties fo:language="en" fo:country="CA"/>
    </style:style>
    <style:style style:name="T1312" style:parent-style-name="DefaultParagraphFont" style:family="text">
      <style:text-properties fo:font-style="italic" style:font-style-asian="italic" style:font-style-complex="italic"/>
    </style:style>
    <style:style style:name="T1313" style:parent-style-name="DefaultParagraphFont" style:family="text">
      <style:text-properties fo:font-style="italic" style:font-style-asian="italic" style:font-style-complex="italic"/>
    </style:style>
    <style:style style:name="T1314" style:parent-style-name="DefaultParagraphFont" style:family="text">
      <style:text-properties fo:language="en" fo:country="CA"/>
    </style:style>
    <style:style style:name="T1315" style:parent-style-name="DefaultParagraphFont" style:family="text">
      <style:text-properties fo:language="en" fo:country="CA"/>
    </style:style>
    <style:style style:name="T1316" style:parent-style-name="DefaultParagraphFont" style:family="text">
      <style:text-properties fo:language="en" fo:country="CA"/>
    </style:style>
    <style:style style:name="T1317" style:parent-style-name="DefaultParagraphFont" style:family="text">
      <style:text-properties fo:language="en" fo:country="CA"/>
    </style:style>
    <style:style style:name="T1318" style:parent-style-name="DefaultParagraphFont" style:family="text">
      <style:text-properties fo:language="en" fo:country="CA"/>
    </style:style>
    <style:style style:name="T1319" style:parent-style-name="DefaultParagraphFont" style:family="text">
      <style:text-properties fo:language="en" fo:country="CA"/>
    </style:style>
    <style:style style:name="T1320" style:parent-style-name="DefaultParagraphFont" style:family="text">
      <style:text-properties fo:language="en" fo:country="CA"/>
    </style:style>
    <style:style style:name="T1321" style:parent-style-name="DefaultParagraphFont" style:family="text">
      <style:text-properties fo:language="en" fo:country="CA"/>
    </style:style>
    <style:style style:name="T1322" style:parent-style-name="DefaultParagraphFont" style:family="text">
      <style:text-properties fo:language="en" fo:country="CA"/>
    </style:style>
    <style:style style:name="T1323" style:parent-style-name="DefaultParagraphFont" style:family="text">
      <style:text-properties fo:language="en" fo:country="CA"/>
    </style:style>
    <style:style style:name="T1324" style:parent-style-name="DefaultParagraphFont" style:family="text">
      <style:text-properties fo:language="en" fo:country="CA"/>
    </style:style>
    <style:style style:name="T1325" style:parent-style-name="DefaultParagraphFont" style:family="text">
      <style:text-properties fo:language="en" fo:country="CA"/>
    </style:style>
    <style:style style:name="T1326" style:parent-style-name="DefaultParagraphFont" style:family="text">
      <style:text-properties fo:language="en" fo:country="CA"/>
    </style:style>
    <style:style style:name="T1327" style:parent-style-name="DefaultParagraphFont" style:family="text">
      <style:text-properties fo:font-style="italic" style:font-style-asian="italic" style:font-style-complex="italic" fo:language="en" fo:country="CA"/>
    </style:style>
    <style:style style:name="T1328" style:parent-style-name="DefaultParagraphFont" style:family="text">
      <style:text-properties fo:language="en" fo:country="CA"/>
    </style:style>
    <style:style style:name="T1329" style:parent-style-name="DefaultParagraphFont" style:family="text">
      <style:text-properties fo:language="en" fo:country="CA"/>
    </style:style>
    <style:style style:name="T1330" style:parent-style-name="DefaultParagraphFont" style:family="text">
      <style:text-properties fo:language="en" fo:country="CA"/>
    </style:style>
    <style:style style:name="T1331" style:parent-style-name="DefaultParagraphFont" style:family="text">
      <style:text-properties fo:language="en" fo:country="CA"/>
    </style:style>
    <style:style style:name="T1332" style:parent-style-name="DefaultParagraphFont" style:family="text">
      <style:text-properties fo:language="en" fo:country="CA"/>
    </style:style>
    <style:style style:name="T1333" style:parent-style-name="DefaultParagraphFont" style:family="text">
      <style:text-properties fo:font-style="italic" style:font-style-asian="italic" style:font-style-complex="italic"/>
    </style:style>
    <style:style style:name="T1334" style:parent-style-name="DefaultParagraphFont" style:family="text">
      <style:text-properties fo:font-style="italic" style:font-style-asian="italic"/>
    </style:style>
    <style:style style:name="T1335" style:parent-style-name="DefaultParagraphFont" style:family="text">
      <style:text-properties fo:font-style="italic" style:font-style-asian="italic" style:font-style-complex="italic"/>
    </style:style>
    <style:style style:name="T1336" style:parent-style-name="DefaultParagraphFont" style:family="text">
      <style:text-properties fo:font-style="italic" style:font-style-asian="italic"/>
    </style:style>
    <style:style style:name="T1337" style:parent-style-name="DefaultParagraphFont" style:family="text">
      <style:text-properties fo:font-style="italic" style:font-style-asian="italic"/>
    </style:style>
    <style:style style:name="T1338" style:parent-style-name="DefaultParagraphFont" style:family="text">
      <style:text-properties fo:font-style="italic" style:font-style-asian="italic"/>
    </style:style>
    <style:style style:name="T1339" style:parent-style-name="DefaultParagraphFont" style:family="text">
      <style:text-properties fo:font-style="italic" style:font-style-asian="italic" style:font-style-complex="italic"/>
    </style:style>
    <style:style style:name="T1340" style:parent-style-name="DefaultParagraphFont" style:family="text">
      <style:text-properties fo:language="it" fo:country="IT"/>
    </style:style>
    <style:style style:name="T1341" style:parent-style-name="Emphasis" style:family="text">
      <style:text-properties fo:language="it" fo:country="IT"/>
    </style:style>
    <style:style style:name="T1342" style:parent-style-name="DefaultParagraphFont" style:family="text">
      <style:text-properties fo:language="it" fo:country="IT"/>
    </style:style>
    <style:style style:name="T1343" style:parent-style-name="DefaultParagraphFont" style:family="text">
      <style:text-properties fo:language="en" fo:country="CA"/>
    </style:style>
    <style:style style:name="T1344" style:parent-style-name="DefaultParagraphFont" style:family="text">
      <style:text-properties fo:language="en" fo:country="CA"/>
    </style:style>
    <style:style style:name="T1345" style:parent-style-name="DefaultParagraphFont" style:family="text">
      <style:text-properties fo:language="en" fo:country="CA"/>
    </style:style>
    <style:style style:name="T1346" style:parent-style-name="DefaultParagraphFont" style:family="text">
      <style:text-properties fo:language="en" fo:country="CA"/>
    </style:style>
    <style:style style:name="T1347" style:parent-style-name="DefaultParagraphFont" style:family="text">
      <style:text-properties fo:language="en" fo:country="CA"/>
    </style:style>
    <style:style style:name="T1348" style:parent-style-name="DefaultParagraphFont" style:family="text">
      <style:text-properties fo:language="en" fo:country="CA"/>
    </style:style>
    <style:style style:name="T1349" style:parent-style-name="DefaultParagraphFont" style:family="text">
      <style:text-properties fo:font-style="italic" style:font-style-asian="italic" style:font-style-complex="italic"/>
    </style:style>
    <style:style style:name="T1350" style:parent-style-name="DefaultParagraphFont" style:family="text">
      <style:text-properties fo:font-style="italic" style:font-style-asian="italic"/>
    </style:style>
    <style:style style:name="T1351" style:parent-style-name="DefaultParagraphFont" style:family="text">
      <style:text-properties fo:font-style="italic" style:font-style-asian="italic" style:font-style-complex="italic"/>
    </style:style>
    <style:style style:name="T1352" style:parent-style-name="DefaultParagraphFont" style:family="text">
      <style:text-properties fo:color="#EE0000"/>
    </style:style>
    <style:style style:name="T1353" style:parent-style-name="DefaultParagraphFont" style:family="text">
      <style:text-properties fo:font-style="italic" style:font-style-asian="italic"/>
    </style:style>
    <style:style style:name="T1354" style:parent-style-name="DefaultParagraphFont" style:family="text">
      <style:text-properties fo:language="en" fo:country="CA"/>
    </style:style>
    <style:style style:name="T1355" style:parent-style-name="DefaultParagraphFont" style:family="text">
      <style:text-properties fo:language="en" fo:country="CA"/>
    </style:style>
    <style:style style:name="T1356" style:parent-style-name="DefaultParagraphFont" style:family="text">
      <style:text-properties fo:language="en" fo:country="CA"/>
    </style:style>
    <style:style style:name="T1357" style:parent-style-name="DefaultParagraphFont" style:family="text">
      <style:text-properties fo:language="en" fo:country="CA"/>
    </style:style>
    <style:style style:name="T1358" style:parent-style-name="DefaultParagraphFont" style:family="text">
      <style:text-properties fo:language="en" fo:country="CA"/>
    </style:style>
    <style:style style:name="T1359" style:parent-style-name="DefaultParagraphFont" style:family="text">
      <style:text-properties fo:language="en" fo:country="CA"/>
    </style:style>
    <style:style style:name="T1360" style:parent-style-name="DefaultParagraphFont" style:family="text">
      <style:text-properties fo:font-style="italic" style:font-style-asian="italic"/>
    </style:style>
    <style:style style:name="T1361" style:parent-style-name="DefaultParagraphFont" style:family="text">
      <style:text-properties fo:color="#EE0000"/>
    </style:style>
    <style:style style:name="T1362" style:parent-style-name="DefaultParagraphFont" style:family="text">
      <style:text-properties fo:color="#EE0000"/>
    </style:style>
    <style:style style:name="T1363" style:parent-style-name="DefaultParagraphFont" style:family="text">
      <style:text-properties fo:font-style="italic" style:font-style-asian="italic"/>
    </style:style>
    <style:style style:name="T1364" style:parent-style-name="DefaultParagraphFont" style:family="text">
      <style:text-properties fo:font-style="italic" style:font-style-asian="italic"/>
    </style:style>
    <style:style style:name="T1365" style:parent-style-name="DefaultParagraphFont" style:family="text">
      <style:text-properties fo:language="la"/>
    </style:style>
    <style:style style:name="T1366" style:parent-style-name="DefaultParagraphFont" style:family="text">
      <style:text-properties fo:font-style="italic" style:font-style-asian="italic"/>
    </style:style>
    <style:style style:name="T1367" style:parent-style-name="DefaultParagraphFont" style:family="text">
      <style:text-properties fo:font-style="italic" style:font-style-asian="italic"/>
    </style:style>
    <style:style style:name="T1368" style:parent-style-name="DefaultParagraphFont" style:family="text">
      <style:text-properties fo:font-style="italic" style:font-style-asian="italic"/>
    </style:style>
    <style:style style:name="T1369" style:parent-style-name="DefaultParagraphFont" style:family="text">
      <style:text-properties fo:font-style="italic" style:font-style-asian="italic"/>
    </style:style>
    <style:style style:name="T1370" style:parent-style-name="DefaultParagraphFont" style:family="text">
      <style:text-properties fo:language="la"/>
    </style:style>
    <style:style style:name="T1371" style:parent-style-name="DefaultParagraphFont" style:family="text">
      <style:text-properties fo:language="la"/>
    </style:style>
    <style:style style:name="T1372" style:parent-style-name="DefaultParagraphFont" style:family="text">
      <style:text-properties fo:language="la"/>
    </style:style>
    <style:style style:name="T1373" style:parent-style-name="DefaultParagraphFont" style:family="text">
      <style:text-properties fo:language="la"/>
    </style:style>
    <style:style style:name="T1374" style:parent-style-name="DefaultParagraphFont" style:family="text">
      <style:text-properties fo:language="la"/>
    </style:style>
    <style:style style:name="T1375" style:parent-style-name="DefaultParagraphFont" style:family="text">
      <style:text-properties fo:font-style="italic" style:font-style-asian="italic"/>
    </style:style>
    <style:style style:name="T1376" style:parent-style-name="DefaultParagraphFont" style:family="text">
      <style:text-properties fo:font-style="italic" style:font-style-asian="italic"/>
    </style:style>
    <style:style style:name="T1377" style:parent-style-name="DefaultParagraphFont" style:family="text">
      <style:text-properties fo:font-style="italic" style:font-style-asian="italic"/>
    </style:style>
    <style:style style:name="T1378" style:parent-style-name="DefaultParagraphFont" style:family="text">
      <style:text-properties fo:font-style="italic" style:font-style-asian="italic" style:font-style-complex="italic"/>
    </style:style>
    <style:style style:name="T1379" style:parent-style-name="DefaultParagraphFont" style:family="text">
      <style:text-properties fo:font-style="italic" style:font-style-asian="italic"/>
    </style:style>
    <style:style style:name="T1380" style:parent-style-name="DefaultParagraphFont" style:family="text">
      <style:text-properties fo:font-style="italic" style:font-style-asian="italic"/>
    </style:style>
    <style:style style:name="T1381" style:parent-style-name="DefaultParagraphFont" style:family="text">
      <style:text-properties fo:font-style="italic" style:font-style-asian="italic"/>
    </style:style>
    <style:style style:name="T1382" style:parent-style-name="DefaultParagraphFont" style:family="text">
      <style:text-properties fo:font-style="italic" style:font-style-asian="italic" style:font-style-complex="italic"/>
    </style:style>
    <style:style style:name="P1383" style:parent-style-name="Newparagraph" style:family="paragraph">
      <style:text-properties fo:language="en" fo:country="CA"/>
    </style:style>
    <style:style style:name="P1384" style:parent-style-name="Heading2" style:family="paragraph">
      <style:text-properties fo:language="en" fo:country="CA"/>
    </style:style>
    <style:style style:name="T1385" style:parent-style-name="DefaultParagraphFont" style:family="text">
      <style:text-properties fo:font-style="italic" style:font-style-asian="italic"/>
    </style:style>
    <style:style style:name="T1386" style:parent-style-name="DefaultParagraphFont" style:family="text">
      <style:text-properties fo:font-style="italic" style:font-style-asian="italic" fo:language="la"/>
    </style:style>
    <style:style style:name="T1387" style:parent-style-name="DefaultParagraphFont" style:family="text">
      <style:text-properties fo:language="la"/>
    </style:style>
    <style:style style:name="T1388" style:parent-style-name="DefaultParagraphFont" style:family="text">
      <style:text-properties fo:font-style="italic" style:font-style-asian="italic"/>
    </style:style>
    <style:style style:name="T1389" style:parent-style-name="DefaultParagraphFont" style:family="text">
      <style:text-properties fo:language="la"/>
    </style:style>
    <style:style style:name="T1390" style:parent-style-name="DefaultParagraphFont" style:family="text">
      <style:text-properties fo:font-style="italic" style:font-style-asian="italic" fo:language="la"/>
    </style:style>
    <style:style style:name="T1391" style:parent-style-name="DefaultParagraphFont" style:family="text">
      <style:text-properties fo:font-style="italic" style:font-style-asian="italic"/>
    </style:style>
    <style:style style:name="T1392" style:parent-style-name="DefaultParagraphFont" style:family="text">
      <style:text-properties fo:font-style="italic" style:font-style-asian="italic" style:font-style-complex="italic"/>
    </style:style>
    <style:style style:name="T1393" style:parent-style-name="DefaultParagraphFont" style:family="text">
      <style:text-properties fo:language="la"/>
    </style:style>
    <style:style style:name="T1394" style:parent-style-name="DefaultParagraphFont" style:family="text">
      <style:text-properties fo:font-style="italic" style:font-style-asian="italic" style:font-style-complex="italic"/>
    </style:style>
    <style:style style:name="T1395" style:parent-style-name="DefaultParagraphFont" style:family="text">
      <style:text-properties fo:font-style="italic" style:font-style-asian="italic"/>
    </style:style>
    <style:style style:name="T1396" style:parent-style-name="DefaultParagraphFont" style:family="text">
      <style:text-properties fo:font-style="italic" style:font-style-asian="italic"/>
    </style:style>
    <style:style style:name="T1397" style:parent-style-name="DefaultParagraphFont" style:family="text">
      <style:text-properties fo:font-style="italic" style:font-style-asian="italic"/>
    </style:style>
    <style:style style:name="T1398" style:parent-style-name="DefaultParagraphFont" style:family="text">
      <style:text-properties fo:font-style="italic" style:font-style-asian="italic"/>
    </style:style>
    <style:style style:name="T1399" style:parent-style-name="DefaultParagraphFont" style:family="text">
      <style:text-properties fo:font-style="italic" style:font-style-asian="italic"/>
    </style:style>
    <style:style style:name="P1400" style:parent-style-name="Normal" style:family="paragraph">
      <style:paragraph-properties fo:margin-bottom="0.0833in"/>
    </style:style>
    <style:style style:name="P1401" style:parent-style-name="Tabletitle" style:family="paragraph">
      <style:paragraph-properties fo:keep-with-next="always"/>
    </style:style>
    <style:style style:name="TableColumn1403" style:family="table-column">
      <style:table-column-properties style:column-width="2.1979in"/>
    </style:style>
    <style:style style:name="TableColumn1404" style:family="table-column">
      <style:table-column-properties style:column-width="1.575in"/>
    </style:style>
    <style:style style:name="TableColumn1405" style:family="table-column">
      <style:table-column-properties style:column-width="1.6736in"/>
    </style:style>
    <style:style style:name="Table1402" style:family="table">
      <style:table-properties style:width="5.4465in" fo:margin-left="0.2597in" table:align="left"/>
    </style:style>
    <style:style style:name="TableRow1406" style:family="table-row">
      <style:table-row-properties/>
    </style:style>
    <style:style style:name="TableCell1407" style:family="table-cell">
      <style:table-cell-properties fo:border="0.0069in solid #000000" style:writing-mode="lr-tb" fo:padding-top="0in" fo:padding-left="0.075in" fo:padding-bottom="0in" fo:padding-right="0.075in"/>
    </style:style>
    <style:style style:name="P1408" style:parent-style-name="TableCell" style:family="paragraph">
      <style:paragraph-properties fo:keep-with-next="always"/>
    </style:style>
    <style:style style:name="TableCell1409" style:family="table-cell">
      <style:table-cell-properties fo:border="0.0069in solid #000000" style:writing-mode="lr-tb" fo:padding-top="0in" fo:padding-left="0.075in" fo:padding-bottom="0in" fo:padding-right="0.075in"/>
    </style:style>
    <style:style style:name="P1410" style:parent-style-name="TableCell" style:family="paragraph">
      <style:paragraph-properties fo:keep-with-next="always"/>
    </style:style>
    <style:style style:name="TableCell1411" style:family="table-cell">
      <style:table-cell-properties fo:border="0.0069in solid #000000" style:writing-mode="lr-tb" fo:padding-top="0in" fo:padding-left="0.075in" fo:padding-bottom="0in" fo:padding-right="0.075in"/>
    </style:style>
    <style:style style:name="P1412" style:parent-style-name="TableCell" style:family="paragraph">
      <style:paragraph-properties fo:keep-with-next="always"/>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TableCell" style:family="paragraph">
      <style:paragraph-properties fo:keep-with-next="always"/>
      <style:text-properties fo:language="it" fo:country="IT"/>
    </style:style>
    <style:style style:name="TableCell1416" style:family="table-cell">
      <style:table-cell-properties fo:border="0.0069in solid #000000" style:writing-mode="lr-tb" fo:padding-top="0in" fo:padding-left="0.075in" fo:padding-bottom="0in" fo:padding-right="0.075in"/>
    </style:style>
    <style:style style:name="P1417" style:parent-style-name="TableCell" style:family="paragraph">
      <style:paragraph-properties fo:keep-with-next="always"/>
      <style:text-properties fo:language="it" fo:country="IT"/>
    </style:style>
    <style:style style:name="TableCell1418" style:family="table-cell">
      <style:table-cell-properties fo:border="0.0069in solid #000000" style:writing-mode="lr-tb" fo:padding-top="0in" fo:padding-left="0.075in" fo:padding-bottom="0in" fo:padding-right="0.075in"/>
    </style:style>
    <style:style style:name="P1419" style:parent-style-name="TableCell" style:family="paragraph">
      <style:paragraph-properties fo:keep-with-next="always"/>
      <style:text-properties fo:language="it" fo:country="IT"/>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TableCell" style:family="paragraph">
      <style:paragraph-properties fo:keep-with-next="always"/>
      <style:text-properties fo:language="it" fo:country="IT"/>
    </style:style>
    <style:style style:name="TableCell1423" style:family="table-cell">
      <style:table-cell-properties fo:border="0.0069in solid #000000" style:writing-mode="lr-tb" fo:padding-top="0in" fo:padding-left="0.075in" fo:padding-bottom="0in" fo:padding-right="0.075in"/>
    </style:style>
    <style:style style:name="P1424" style:parent-style-name="TableCell" style:family="paragraph">
      <style:paragraph-properties fo:keep-with-next="always"/>
      <style:text-properties fo:language="it" fo:country="IT"/>
    </style:style>
    <style:style style:name="TableCell1425" style:family="table-cell">
      <style:table-cell-properties fo:border="0.0069in solid #000000" style:writing-mode="lr-tb" fo:padding-top="0in" fo:padding-left="0.075in" fo:padding-bottom="0in" fo:padding-right="0.075in"/>
    </style:style>
    <style:style style:name="P1426" style:parent-style-name="TableCell" style:family="paragraph">
      <style:paragraph-properties fo:keep-with-next="always"/>
      <style:text-properties fo:language="it" fo:country="IT"/>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TableCell" style:family="paragraph">
      <style:paragraph-properties fo:keep-with-next="always"/>
    </style:style>
    <style:style style:name="TableCell1430" style:family="table-cell">
      <style:table-cell-properties fo:border="0.0069in solid #000000" style:writing-mode="lr-tb" fo:padding-top="0in" fo:padding-left="0.075in" fo:padding-bottom="0in" fo:padding-right="0.075in"/>
    </style:style>
    <style:style style:name="P1431" style:parent-style-name="TableCell" style:family="paragraph">
      <style:paragraph-properties fo:keep-with-next="always"/>
    </style:style>
    <style:style style:name="TableCell1432" style:family="table-cell">
      <style:table-cell-properties fo:border="0.0069in solid #000000" style:writing-mode="lr-tb" fo:padding-top="0in" fo:padding-left="0.075in" fo:padding-bottom="0in" fo:padding-right="0.075in"/>
    </style:style>
    <style:style style:name="P1433" style:parent-style-name="TableCell" style:family="paragraph">
      <style:paragraph-properties fo:keep-with-next="always"/>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TableCell" style:family="paragraph">
      <style:paragraph-properties fo:keep-with-next="always"/>
    </style:style>
    <style:style style:name="TableCell1437" style:family="table-cell">
      <style:table-cell-properties fo:border="0.0069in solid #000000" style:writing-mode="lr-tb" fo:padding-top="0in" fo:padding-left="0.075in" fo:padding-bottom="0in" fo:padding-right="0.075in"/>
    </style:style>
    <style:style style:name="P1438" style:parent-style-name="TableCell" style:family="paragraph">
      <style:paragraph-properties fo:keep-with-next="always"/>
    </style:style>
    <style:style style:name="TableCell1439" style:family="table-cell">
      <style:table-cell-properties fo:border="0.0069in solid #000000" style:writing-mode="lr-tb" fo:padding-top="0in" fo:padding-left="0.075in" fo:padding-bottom="0in" fo:padding-right="0.075in"/>
    </style:style>
    <style:style style:name="P1440" style:parent-style-name="TableCell" style:family="paragraph">
      <style:paragraph-properties fo:keep-with-next="always"/>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TableCell1443" style:family="table-cell">
      <style:table-cell-properties fo:border="0.0069in solid #000000" style:writing-mode="lr-tb" fo:padding-top="0in" fo:padding-left="0.075in" fo:padding-bottom="0in" fo:padding-right="0.075in"/>
    </style:style>
    <style:style style:name="TableCell1444" style:family="table-cell">
      <style:table-cell-properties fo:border="0.0069in solid #000000" style:writing-mode="lr-tb" fo:padding-top="0in" fo:padding-left="0.075in" fo:padding-bottom="0in" fo:padding-right="0.075in"/>
    </style:style>
    <style:style style:name="T1445" style:parent-style-name="DefaultParagraphFont" style:family="text">
      <style:text-properties fo:font-style="italic" style:font-style-asian="italic" fo:language="la"/>
    </style:style>
    <style:style style:name="T1446" style:parent-style-name="DefaultParagraphFont" style:family="text">
      <style:text-properties fo:font-style="italic" style:font-style-asian="italic" fo:language="la"/>
    </style:style>
    <style:style style:name="T1447" style:parent-style-name="DefaultParagraphFont" style:family="text">
      <style:text-properties fo:font-style="italic" style:font-style-asian="italic"/>
    </style:style>
    <style:style style:name="T1448" style:parent-style-name="DefaultParagraphFont" style:family="text">
      <style:text-properties fo:color="#C00000" fo:language="en" fo:country="CA"/>
    </style:style>
    <style:style style:name="T1449" style:parent-style-name="DefaultParagraphFont" style:family="text">
      <style:text-properties fo:color="#C00000" fo:language="en" fo:country="CA"/>
    </style:style>
    <style:style style:name="T1450" style:parent-style-name="DefaultParagraphFont" style:family="text">
      <style:text-properties fo:font-style="italic" style:font-style-asian="italic" style:font-style-complex="italic" fo:color="#C00000" fo:language="en" fo:country="CA"/>
    </style:style>
    <style:style style:name="T1451" style:parent-style-name="DefaultParagraphFont" style:family="text">
      <style:text-properties fo:color="#C00000" fo:language="en" fo:country="CA"/>
    </style:style>
    <style:style style:name="T1452" style:parent-style-name="DefaultParagraphFont" style:family="text">
      <style:text-properties fo:font-style="italic" style:font-style-asian="italic" style:font-style-complex="italic" fo:color="#C00000" fo:language="en" fo:country="CA"/>
    </style:style>
    <style:style style:name="T1453" style:parent-style-name="DefaultParagraphFont" style:family="text">
      <style:text-properties fo:color="#C00000" fo:language="en" fo:country="CA"/>
    </style:style>
    <style:style style:name="T1454" style:parent-style-name="DefaultParagraphFont" style:family="text">
      <style:text-properties fo:font-style="italic" style:font-style-asian="italic" style:font-style-complex="italic" fo:color="#C00000" fo:language="en" fo:country="CA"/>
    </style:style>
    <style:style style:name="T1455" style:parent-style-name="DefaultParagraphFont" style:family="text">
      <style:text-properties fo:color="#C00000" fo:language="en" fo:country="CA"/>
    </style:style>
    <style:style style:name="T1456" style:parent-style-name="DefaultParagraphFont" style:family="text">
      <style:text-properties fo:font-style="italic" style:font-style-asian="italic"/>
    </style:style>
    <style:style style:name="T1457" style:parent-style-name="DefaultParagraphFont" style:family="text">
      <style:text-properties fo:language="en" fo:country="CA"/>
    </style:style>
    <style:style style:name="T1458" style:parent-style-name="DefaultParagraphFont" style:family="text">
      <style:text-properties fo:language="en" fo:country="CA"/>
    </style:style>
    <style:style style:name="T1459" style:parent-style-name="DefaultParagraphFont" style:family="text">
      <style:text-properties fo:language="en" fo:country="CA"/>
    </style:style>
    <style:style style:name="T1460" style:parent-style-name="DefaultParagraphFont" style:family="text">
      <style:text-properties fo:font-style="italic" style:font-style-asian="italic"/>
    </style:style>
    <style:style style:name="T1461" style:parent-style-name="DefaultParagraphFont" style:family="text">
      <style:text-properties fo:font-style="italic" style:font-style-asian="italic"/>
    </style:style>
    <style:style style:name="T1462" style:parent-style-name="DefaultParagraphFont" style:family="text">
      <style:text-properties fo:font-style="italic" style:font-style-asian="italic"/>
    </style:style>
    <style:style style:name="T1463" style:parent-style-name="DefaultParagraphFont" style:family="text">
      <style:text-properties fo:language="la"/>
    </style:style>
    <style:style style:name="T1464" style:parent-style-name="DefaultParagraphFont" style:family="text">
      <style:text-properties fo:font-style="italic" style:font-style-asian="italic"/>
    </style:style>
    <style:style style:name="T1465" style:parent-style-name="DefaultParagraphFont" style:family="text">
      <style:text-properties fo:font-style="italic" style:font-style-asian="italic"/>
    </style:style>
    <style:style style:name="T1466" style:parent-style-name="DefaultParagraphFont" style:family="text">
      <style:text-properties fo:font-style="italic" style:font-style-asian="italic"/>
    </style:style>
    <style:style style:name="T1467" style:parent-style-name="DefaultParagraphFont" style:family="text">
      <style:text-properties fo:font-style="italic" style:font-style-asian="italic" style:font-style-complex="italic"/>
    </style:style>
    <style:style style:name="T1468" style:parent-style-name="DefaultParagraphFont" style:family="text">
      <style:text-properties fo:font-style="italic" style:font-style-asian="italic"/>
    </style:style>
    <style:style style:name="T1469" style:parent-style-name="DefaultParagraphFont" style:family="text">
      <style:text-properties fo:font-style="italic" style:font-style-asian="italic"/>
    </style:style>
    <style:style style:name="T1470" style:parent-style-name="DefaultParagraphFont" style:family="text">
      <style:text-properties fo:font-style="italic" style:font-style-asian="italic" fo:language="it" fo:country="IT"/>
    </style:style>
    <style:style style:name="T1471" style:parent-style-name="DefaultParagraphFont" style:family="text">
      <style:text-properties fo:font-style="italic" style:font-style-asian="italic" fo:language="it" fo:country="IT"/>
    </style:style>
    <style:style style:name="T1472" style:parent-style-name="DefaultParagraphFont" style:family="text">
      <style:text-properties fo:language="it" fo:country="IT"/>
    </style:style>
    <style:style style:name="T1473" style:parent-style-name="Emphasis" style:family="text">
      <style:text-properties fo:language="it" fo:country="IT"/>
    </style:style>
    <style:style style:name="T1474" style:parent-style-name="DefaultParagraphFont" style:family="text">
      <style:text-properties fo:language="it" fo:country="IT"/>
    </style:style>
    <style:style style:name="T1475" style:parent-style-name="DefaultParagraphFont" style:family="text">
      <style:text-properties fo:font-style="italic" style:font-style-asian="italic" fo:language="it" fo:country="IT"/>
    </style:style>
    <style:style style:name="T1476" style:parent-style-name="Emphasis" style:family="text">
      <style:text-properties fo:language="it" fo:country="IT"/>
    </style:style>
    <style:style style:name="T1477" style:parent-style-name="Emphasis" style:family="text">
      <style:text-properties fo:language="it" fo:country="IT"/>
    </style:style>
    <style:style style:name="T1478" style:parent-style-name="DefaultParagraphFont" style:family="text">
      <style:text-properties fo:font-style="italic" style:font-style-asian="italic"/>
    </style:style>
    <style:style style:name="T1479" style:parent-style-name="DefaultParagraphFont" style:family="text">
      <style:text-properties fo:font-style="italic" style:font-style-asian="italic"/>
    </style:style>
    <style:style style:name="T1480" style:parent-style-name="DefaultParagraphFont" style:family="text">
      <style:text-properties fo:language="en" fo:country="CA"/>
    </style:style>
    <style:style style:name="T1481" style:parent-style-name="DefaultParagraphFont" style:family="text">
      <style:text-properties fo:language="it" fo:country="IT"/>
    </style:style>
    <style:style style:name="T1482" style:parent-style-name="DefaultParagraphFont" style:family="text">
      <style:text-properties fo:language="en" fo:country="CA"/>
    </style:style>
    <style:style style:name="T1483" style:parent-style-name="DefaultParagraphFont" style:family="text">
      <style:text-properties fo:language="it" fo:country="IT"/>
    </style:style>
    <style:style style:name="T1484" style:parent-style-name="DefaultParagraphFont" style:family="text">
      <style:text-properties fo:language="en" fo:country="CA"/>
    </style:style>
    <style:style style:name="T1485" style:parent-style-name="DefaultParagraphFont" style:family="text">
      <style:text-properties fo:language="en" fo:country="CA"/>
    </style:style>
    <style:style style:name="T1486" style:parent-style-name="DefaultParagraphFont" style:family="text">
      <style:text-properties fo:language="en" fo:country="CA"/>
    </style:style>
    <style:style style:name="T1487" style:parent-style-name="DefaultParagraphFont" style:family="text">
      <style:text-properties fo:language="en" fo:country="CA"/>
    </style:style>
    <style:style style:name="T1488" style:parent-style-name="DefaultParagraphFont" style:family="text">
      <style:text-properties fo:font-style="italic" style:font-style-asian="italic"/>
    </style:style>
    <style:style style:name="T1489" style:parent-style-name="DefaultParagraphFont" style:family="text">
      <style:text-properties fo:language="it" fo:country="IT"/>
    </style:style>
    <style:style style:name="T1490" style:parent-style-name="DefaultParagraphFont" style:family="text">
      <style:text-properties fo:language="it" fo:country="IT"/>
    </style:style>
    <style:style style:name="T1491" style:parent-style-name="DefaultParagraphFont" style:family="text">
      <style:text-properties fo:language="it" fo:country="IT"/>
    </style:style>
    <style:style style:name="T1492" style:parent-style-name="DefaultParagraphFont" style:family="text">
      <style:text-properties fo:language="it" fo:country="IT"/>
    </style:style>
    <style:style style:name="T1493" style:parent-style-name="DefaultParagraphFont" style:family="text">
      <style:text-properties fo:language="it" fo:country="IT"/>
    </style:style>
    <style:style style:name="T1494" style:parent-style-name="DefaultParagraphFont" style:family="text">
      <style:text-properties fo:language="it" fo:country="IT"/>
    </style:style>
    <style:style style:name="T1495" style:parent-style-name="DefaultParagraphFont" style:family="text">
      <style:text-properties fo:language="en" fo:country="CA"/>
    </style:style>
    <style:style style:name="T1496" style:parent-style-name="DefaultParagraphFont" style:family="text">
      <style:text-properties fo:language="en" fo:country="CA"/>
    </style:style>
    <style:style style:name="T1497" style:parent-style-name="DefaultParagraphFont" style:family="text">
      <style:text-properties fo:font-style="italic" style:font-style-asian="italic"/>
    </style:style>
    <style:style style:name="T1498" style:parent-style-name="DefaultParagraphFont" style:family="text">
      <style:text-properties fo:font-style="italic" style:font-style-asian="italic"/>
    </style:style>
    <style:style style:name="T1499" style:parent-style-name="DefaultParagraphFont" style:family="text">
      <style:text-properties fo:font-style="italic" style:font-style-asian="italic"/>
    </style:style>
    <style:style style:name="T1500" style:parent-style-name="DefaultParagraphFont" style:family="text">
      <style:text-properties fo:font-style="italic" style:font-style-asian="italic"/>
    </style:style>
    <style:style style:name="T1501" style:parent-style-name="DefaultParagraphFont" style:family="text">
      <style:text-properties fo:font-style="italic" style:font-style-asian="italic"/>
    </style:style>
    <style:style style:name="T1502" style:parent-style-name="DefaultParagraphFont" style:family="text">
      <style:text-properties fo:language="it" fo:country="IT"/>
    </style:style>
    <style:style style:name="T1503" style:parent-style-name="DefaultParagraphFont" style:family="text">
      <style:text-properties fo:language="en" fo:country="CA"/>
    </style:style>
    <style:style style:name="T1504" style:parent-style-name="DefaultParagraphFont" style:family="text">
      <style:text-properties fo:language="en" fo:country="CA"/>
    </style:style>
    <style:style style:name="T1505" style:parent-style-name="DefaultParagraphFont" style:family="text">
      <style:text-properties fo:language="en" fo:country="CA"/>
    </style:style>
    <style:style style:name="T1506" style:parent-style-name="DefaultParagraphFont" style:family="text">
      <style:text-properties fo:font-style="italic" style:font-style-asian="italic"/>
    </style:style>
    <style:style style:name="T1507" style:parent-style-name="DefaultParagraphFont" style:family="text">
      <style:text-properties fo:font-style="italic" style:font-style-asian="italic"/>
    </style:style>
    <style:style style:name="T1508" style:parent-style-name="DefaultParagraphFont" style:family="text">
      <style:text-properties fo:font-style="italic" style:font-style-asian="italic"/>
    </style:style>
    <style:style style:name="T1509" style:parent-style-name="DefaultParagraphFont" style:family="text">
      <style:text-properties fo:font-style="italic" style:font-style-asian="italic"/>
    </style:style>
    <style:style style:name="T1510" style:parent-style-name="DefaultParagraphFont" style:family="text">
      <style:text-properties fo:font-style="italic" style:font-style-asian="italic"/>
    </style:style>
    <style:style style:name="T1511" style:parent-style-name="DefaultParagraphFont" style:family="text">
      <style:text-properties fo:font-style="italic" style:font-style-asian="italic"/>
    </style:style>
    <style:style style:name="T1512" style:parent-style-name="DefaultParagraphFont" style:family="text">
      <style:text-properties fo:font-style="italic" style:font-style-asian="italic"/>
    </style:style>
    <style:style style:name="T1513" style:parent-style-name="DefaultParagraphFont" style:family="text">
      <style:text-properties fo:font-style="italic" style:font-style-asian="italic"/>
    </style:style>
  </office:automatic-styles>
  <office:body>
    <office:text text:use-soft-page-breaks="true">
      <text:p text:style-name="P1">The<text:s/><text:span text:style-name="T3">Vita</text:span><text:s/>of Syrus of Genoa (BHL 7973): hagiographical insights into the society of early medieval Genoa</text:p>
      <text:p text:style-name="Tabletitle">Steven Teasdale</text:p>
      <text:p text:style-name="Affiliation">Department of History, University of Toronto, Toronto, Canada</text:p>
      <text:p text:style-name="Correspondencedetails">Contact information:</text:p>
      <text:p text:style-name="Correspondencedetails">Steven Teasdale<text:line-break/>88 Kenilworth Avenue<text:line-break/>Toronto, Ontario<text:line-break/>M4L 3S5<text:line-break/>CANADA</text:p>
      <text:p text:style-name="Correspondencedetails">E-mail: steven.teasdale@alumni.utoornto.ca</text:p>
      <text:p text:style-name="P4"/>
      <text:soft-page-break/>
      <text:p text:style-name="Articletitle">The<text:s/><text:span text:style-name="T5">Vita</text:span><text:s/>of Syrus of Genoa (BHL 7973): hagiographical insights into the society of early medieval Genoa</text:p>
      <text:p text:style-name="Abstract">This article<text:s/>analyses<text:s/>the structure and content of the<text:s/><text:span text:style-name="T6">Vita</text:span><text:s/>of St Syrus of Genoa (BHL7973).<text:s/>A new dating of the earliest manuscript copy and contextualization of its episodes<text:s/>demonstrates how the<text:s/><text:span text:style-name="T7">Vita</text:span><text:s/>redefines civic authority in Genoa by transferring moral and protective power from imperial to episcopal hands.<text:s/>The study<text:s/>provides<text:s/>three main insights: the use of plague imagery and the basilisk episode to express communal anxiety and divine protection; the role of the miracles<text:s/>of St Syrus<text:s/>in shaping civic identity amid Byzantine decline; and the later reworking of the text to solicit elite patronage during<text:s/>the<text:s/>eleventh-century revival<text:s/>of Genoa.<text:s/>These<text:s/>insights<text:s/>reposition the<text:s/><text:span text:style-name="T8">Vita</text:span><text:s/>as a key document for understanding<text:s/>the society<text:s/>of<text:s/>early medieval<text:s/>Genoa<text:s/>and<text:s/>its<text:s/>Mediterranean connections.</text:p>
      <text:p text:style-name="Keywords">Keywords:<text:s/>early Middle Ages;<text:s/>St Syrus;<text:s/>hagiography; Genoa</text:p>
      <text:p text:style-name="Paragraph">The<text:s/>central section of the thirteenth-century hymn<text:s/><text:span text:style-name="T9">Ad matutinum</text:span>—one of several<text:s/>late medieval<text:s/>hymns in praise of<text:s/>St<text:s/>Syrus of Genoa—celebrates<text:s/>the<text:s/>fundamental<text:s/>role of the saint in liberating the city from the threat of a basilisk, which<text:s/>the saint commands<text:s/>to<text:s/>return to the sea:<text:s/></text:p>
      <text:p text:style-name="P10">Syrus, through the hand of Christ</text:p>
      <text:p text:style-name="P11">showed his bond with the people</text:p>
      <text:p text:style-name="P12">and protected them from harm,</text:p>
      <text:p text:style-name="P13">he ordered the beast, fierce by nature,</text:p>
      <text:p text:style-name="P14">a sad and terrifying basilisk with furious eyes,</text:p>
      <text:soft-page-break/>
      <text:p text:style-name="Displayedquotation"><text:span text:style-name="T15">directly to the sea,</text:span><text:span text:style-name="T16"><text:line-break/></text:span><text:span text:style-name="T17">where it remained banished by his word</text:span><text:span text:style-name="T18">.</text:span><text:span text:style-name="T19"><text:note text:note-class="footnote" text:id="_ftn0"><text:note-citation>1</text:note-citation><text:note-body><text:p text:style-name="P20">he following abbreviations are used in this<text:s/>paper:</text:p><text:p text:style-name="P21"><text:span text:style-name="T22">AASS</text:span><text:span text:style-name="T23"><text:tab/></text:span><text:span text:style-name="T24">Acta Sanctorum</text:span><text:span text:style-name="T25"><text:s/>(Paris, Victor Palmé, 1863–70).</text:span></text:p><text:p text:style-name="P26"><text:span text:style-name="T27">ASG</text:span><text:span text:style-name="T28"><text:tab/>Archivio di stato di Genova</text:span></text:p><text:p text:style-name="P29"><text:span text:style-name="T30">ASLSP</text:span><text:span text:style-name="T31"><text:tab/>Archivio della società ligure di storia patria</text:span></text:p><text:p text:style-name="P32"><text:span text:style-name="T33">BAV</text:span><text:span text:style-name="T34"><text:tab/></text:span><text:span text:style-name="T35">Biblioteca Apostolica Vaticana</text:span></text:p><text:p text:style-name="P36"><text:span text:style-name="T37">HPM</text:span><text:span text:style-name="T38"><text:tab/></text:span><text:span text:style-name="T39">Historiae Patriae Monumenta</text:span><text:span text:style-name="T40"><text:s/>(Torino</text:span><text:span text:style-name="T41">,<text:s/></text:span><text:span text:style-name="T42">Augustae Taurinorum</text:span><text:span text:style-name="T43">, 1836</text:span><text:span text:style-name="T44">–</text:span><text:span text:style-name="T45">79</text:span><text:span text:style-name="T46">)</text:span><text:span text:style-name="T47">.</text:span></text:p><text:p text:style-name="P48"><text:span text:style-name="T49">MGH</text:span><text:span text:style-name="T50"><text:tab/></text:span><text:span text:style-name="T51">Monumenta Germaniae Historica</text:span><text:span text:style-name="T52"><text:s/>(</text:span><text:span text:style-name="T53">Hanover</text:span><text:span text:style-name="T54">:</text:span><text:span text:style-name="T55"><text:s/></text:span><text:span text:style-name="T56">Impensis Bibliopolii Hahniani</text:span><text:span text:style-name="T57">, 1926</text:span><text:span text:style-name="T58">–)</text:span><text:span text:style-name="T59">.</text:span></text:p><text:p text:style-name="P60"><text:span text:style-name="T61">Vita Syri</text:span><text:span text:style-name="T62"><text:tab/></text:span><text:span text:style-name="T63">Vita Syri, Episcopus Genuae in Liguria</text:span><text:span text:style-name="T64"><text:s/>(BHL 7973) in<text:s/></text:span><text:span text:style-name="T65">AASS Junii V</text:span><text:span text:style-name="T66">,<text:s/></text:span><text:span text:style-name="T67">481</text:span><text:span text:style-name="T68">–</text:span><text:span text:style-name="T69">3.</text:span></text:p><text:p text:style-name="Footnotes"><text:span text:style-name="T70"><text:s/></text:span>Vincenzo Promis, ‘<text:span text:style-name="T71">Leggenda e inni di S. Siro, vescovo di Genova’,<text:s/></text:span><text:span text:style-name="T72">Atti della società ligure di storia patria</text:span><text:span text:style-name="T73">, 1ª serie</text:span><text:s/>10, no. 4 (1876): 382, where the text of the hymn reads “<text:span text:style-name="T74">Natura truce bestiam</text:span><text:span text:style-name="T75"><text:s/>/<text:s/></text:span><text:span text:style-name="T76">Nulli dantem molestiam</text:span><text:span text:style-name="T77"><text:s/>/<text:s/></text:span><text:span text:style-name="T78">Syrus in Christi digito</text:span><text:span text:style-name="T79"><text:s/>/<text:s/></text:span><text:span text:style-name="T80">Nexum ostendit populo</text:span><text:span text:style-name="T81"><text:s/>/<text:s/></text:span><text:span text:style-name="T82">Tristatus furens oculis</text:span><text:span text:style-name="T83"><text:s/>/<text:s/></text:span><text:span text:style-name="T84">Basiliscus terribilis</text:span><text:span text:style-name="T85"><text:s/>/<text:s/></text:span><text:span text:style-name="T86">Equor requirit profugus</text:span><text:span text:style-name="T87"><text:s/>/<text:s/></text:span><text:span text:style-name="T88">Dictum iubentis protinus</text:span><text:span text:style-name="T89">.”</text:span><text:span text:style-name="T90">;<text:s/></text:span><text:span text:style-name="T91">see also</text:span><text:span text:style-name="T92"><text:s/></text:span>Guido Maria Greves, ed.,<text:s/><text:span text:style-name="T93">Liturgische Hymnen des Mittelalters aus Handschriften und Wiegendrucken</text:span><text:span text:style-name="T94">, Analecta hymnica medii aevi 22 (Leipzig: O. R. Reisland, 1895</text:span>), 263; Domenico Cambiaso,<text:s/><text:span text:style-name="T95">L’anno ecclesiastico e le feste dei santi di Genova nel loro svolgimento storico</text:span><text:s/>(Genova: Società ligure di storia patria, 1917).</text:p></text:note-body></text:note></text:span></text:p>
      <text:p text:style-name="Paragraph"><text:span text:style-name="T96">St Syrus</text:span><text:span text:style-name="T97"><text:s/>is<text:s/></text:span><text:span text:style-name="T98">traditionally<text:s/></text:span><text:span text:style-name="T99">regarded</text:span><text:span text:style-name="T100"><text:s/>as the first bishop and patron saint of Genoa</text:span><text:span text:style-name="T101"><text:s/>and<text:s/></text:span><text:span text:style-name="T102">occupied a central place in the religious and civic imagination<text:s/></text:span><text:span text:style-name="T103">the city<text:s/></text:span><text:span text:style-name="T104">throughout the Middle Ages</text:span><text:span text:style-name="T105">.<text:s/></text:span>He was celebrated in hymns, civic histories, political orations, public oaths, church frescoes, sculptures, and in numerous namesake churches across Liguria.<text:span text:style-name="FootnoteReference"><text:note text:note-class="footnote" text:id="_ftn1"><text:note-citation>2</text:note-citation><text:note-body><text:p text:style-name="Footnotes"><text:span text:style-name="T106"><text:s/>Jacopo Varazze,<text:s/></text:span><text:span text:style-name="T107">Legenda seu vita sancti syri episcopi Ianuensis</text:span><text:span text:style-name="T108"><text:s/>in Promis, ‘Legenda e inni’, 367–77</text:span><text:span text:style-name="T109">, which contains t</text:span><text:span text:style-name="T110">r</text:span><text:span text:style-name="T111">anscripts of<text:s/></text:span><text:span text:style-name="T112">the late medieval hagiography and hymns dedicated to Syrus.<text:s/></text:span><text:span text:style-name="T113">The legend</text:span><text:span text:style-name="T114"><text:s/>of Syrus and the basilisk</text:span><text:span text:style-name="T115"><text:s/>became a favourite trope for<text:s/></text:span><text:span text:style-name="T116">late medieval<text:s/></text:span><text:span text:style-name="T117">humanists<text:s/></text:span><text:span text:style-name="T118">to describe</text:span><text:span text:style-name="T119"><text:s/>Genoese resilience against<text:s/></text:span><text:span text:style-name="FootnoteTextChar">outsiders</text:span><text:span text:style-name="T120">, particularly the Milanese</text:span><text:span text:style-name="T121">; see<text:s/></text:span><text:span text:style-name="T122">Giannozzo Manetti,<text:s/></text:span><text:span text:style-name="T123">Elogi dei<text:s/></text:span><text:span text:style-name="T124">g</text:span><text:span text:style-name="T125">enovesi</text:span><text:span text:style-name="T126">, trans. and ed.<text:s/></text:span><text:span text:style-name="T127">Gio</text:span><text:span text:style-name="T128">vanna</text:span><text:span text:style-name="T129"><text:s/></text:span><text:span text:style-name="T130">Petti Balbi (Milano:<text:s/></text:span><text:span text:style-name="T131">Marzorati Editore</text:span><text:span text:style-name="T132">, 1974), 153–4.<text:s/></text:span><text:span text:style-name="T133">T</text:span><text:span text:style-name="T134">he civic history of the twelfth-century chronicler Caffaro</text:span><text:span text:style-name="T135"><text:s/>also celebrates Syrus and notes the existence of</text:span><text:span text:style-name="T136"><text:s/>public oaths to the<text:s/></text:span>Saint;<text:s/><text:span text:style-name="T137">s</text:span><text:span text:style-name="T138">ee</text:span><text:span text:style-name="T139"><text:s/>Caffaro,<text:s/></text:span><text:span text:style-name="T140">Annali genovese di Caffaro e de suoi continuatori del MXCIX al MCCXCIII</text:span><text:span text:style-name="T141">, ed.<text:s/></text:span><text:span text:style-name="T142">L</text:span><text:span text:style-name="T143">uigi</text:span><text:span text:style-name="T144"><text:s/></text:span><text:span text:style-name="T145">Tommaso</text:span><text:span text:style-name="T146"><text:s/>Belgrano</text:span><text:span text:style-name="T147"><text:s/>(</text:span><text:span text:style-name="T148">Roma: Istituto Sordo-Muti, 1890</text:span><text:span text:style-name="T149">),<text:s/></text:span><text:span text:style-name="T150">25.</text:span><text:span text:style-name="T151"><text:s/>The legend of Syrus and the basilisk is also portrayed in an early modern fresco by Giovanni Battista Carlone in the church of San Siro; see<text:s/></text:span><text:span text:style-name="T152">Franco Boggero,<text:s/></text:span><text:span text:style-name="T153">‘</text:span><text:span text:style-name="T154">Gli affreschi di G. B. Carlone nella chiesa genovese di S. Siro: committenze, piano e tempi di lavoro,</text:span><text:span text:style-name="T155">’</text:span><text:span text:style-name="T156"><text:s/>in<text:s/></text:span><text:span text:style-name="T157">Studi di storia delle arti</text:span><text:span text:style-name="T158"><text:s/>(Genova: Istituto di storia dell’arte, 1977</text:span>), 149–59; Luigi Alfonso,<text:s/>‘I Carlone a Genova,’<text:s/><text:span text:style-name="T159">La Berio</text:span><text:s/>17, no. 1–2 (1977): 43–98. Along with the eponymous basilica in Genoa are the church of<text:s/>San Siro<text:s/>in Nervi, the church of<text:s/>San Siro di Struppa<text:s/>in the Bisagno valley, the church of San Siro in Mezzanego, the church of San Siro in Santa Margherita Ligure, the church of San Siro in Viganego, and the co-cathedral of<text:s/>San Siro<text:s/>in Sanremo, among others.</text:p></text:note-body></text:note></text:span><text:s/>His cult<text:s/>remained vital<text:s/>until the fourteenth<text:s/><text:soft-page-break/>century, when it was eclipsed by that of<text:s/>St George, who would come to symbolize the mercantile ambitions of the maritime republic.<text:s/><text:span text:style-name="T160">Yet despite his former prominence,<text:s/></text:span><text:span text:style-name="T161">Syrus has remained curiously neglected in modern historiography</text:span><text:span text:style-name="T162">.</text:span><text:s/><text:span text:style-name="T163">The<text:s/></text:span><text:span text:style-name="T164">Vita sancti Syri</text:span><text:span text:style-name="T165"><text:s/>(BHL 7973) has never been translated or critically edited and the origins of his cult remain obscure</text:span><text:span text:style-name="T166"><text:s/>and has remained, for the most part, a</text:span><text:s/>curious hagiographical artefact<text:s/>that relegates the saint and his life to the shadows of modern historical consciousness.<text:span text:style-name="FootnoteReference"><text:note text:note-class="footnote" text:id="_ftn2"><text:note-citation>3</text:note-citation><text:note-body><text:p text:style-name="Footnotes"><text:s/>The English historiography is largely silent on Syrus and his cult. He warrants only a brief mention as a “fourth-century miracle worker” in Steven Epstein,<text:s/><text:span text:style-name="T167">Genoa and the Genoese 958–1528</text:span><text:s/>(Chapel Hill: University of North Carolina Press, 1996), 13.<text:s/><text:span text:style-name="T168">The standard Italian reference is</text:span><text:span text:style-name="T169"><text:s/>C</text:span><text:span text:style-name="T170">assiano</text:span><text:span text:style-name="T171"><text:s/>Carpaneto da Langasco,</text:span><text:span text:style-name="T172"><text:s/>‘</text:span><text:span text:style-name="T173">Siro, vescovo di Genova’</text:span><text:span text:style-name="T174">,</text:span><text:span text:style-name="T175"><text:s/>in<text:s/></text:span><text:span text:style-name="T176">Bibliotheca Sanctorum</text:span><text:span text:style-name="T177">. Tomo</text:span><text:span text:style-name="T178"><text:s/>XI</text:span><text:span text:style-name="T179">:<text:s/></text:span><text:span text:style-name="T180">Ragenfreda</text:span><text:span text:style-name="T181">–</text:span><text:span text:style-name="T182">Stefano</text:span><text:span text:style-name="T183">,<text:s/></text:span><text:span text:style-name="T184">(</text:span><text:span text:style-name="T185">Rom</text:span><text:span text:style-name="T186">a:<text:s/></text:span><text:span text:style-name="T187">Istituto Giovanni XXIII, 1968</text:span><text:span text:style-name="T188">),</text:span><text:span text:style-name="T189"><text:s/></text:span><text:span text:style-name="T190">1238–9,<text:s/></text:span><text:span text:style-name="T191">which is rather thin in biographical detail</text:span><text:span text:style-name="T192">.</text:span><text:span text:style-name="T193"><text:s/></text:span><text:span text:style-name="T194">Recent</text:span><text:s/>histories that have addressed the saint forego any re-examination of the sources and remain dependent on nineteenth and early twentieth-century studies.<text:s/>For example, see<text:span text:style-name="T195"><text:s/></text:span><text:span text:style-name="T196">Teofilo</text:span><text:span text:style-name="T197"><text:s/>de Negri,<text:s/></text:span><text:span text:style-name="T198">Storia di Genova</text:span><text:span text:style-name="T199"><text:s/>(</text:span><text:span text:style-name="T200">Milan</text:span><text:span text:style-name="T201">:</text:span><text:span text:style-name="T202"><text:s/></text:span><text:span text:style-name="T203">Aldo<text:s/></text:span><text:span text:style-name="T204">M</text:span><text:span text:style-name="T205">ar</text:span><text:span text:style-name="T206">tello, 1968</text:span><text:span text:style-name="T207">)</text:span><text:span text:style-name="T208">,<text:s/></text:span><text:span text:style-name="T209">108,<text:s/></text:span><text:span text:style-name="T210">and the more recent study by</text:span><text:span text:style-name="T211"><text:s/>Maria Gabriella Angeli Bertinelli, ‘</text:span><text:span text:style-name="T212">Genova, fra Liguri e Romani, nell’Antichità</text:span><text:span text:style-name="T213">’, in Dino Puncuh, ed.,<text:s/></text:span><text:span text:style-name="T214">Storia di Genova: Mediterraneo, Europa, Atlantico</text:span><text:span text:style-name="T215"><text:s/>(Genova: Società ligure di storia patria, 2003), 86–96</text:span><text:span text:style-name="T216">,<text:s/></text:span><text:span text:style-name="T217">both of which follow this trend</text:span><text:span text:style-name="T218">.</text:span></text:p></text:note-body></text:note></text:span></text:p>
      <text:p text:style-name="Newparagraph"><text:span text:style-name="T219">The neglect of Syrus in modern historiography contrasts sharply with his medieval renown and<text:s/></text:span><text:span text:style-name="T220">largely stems</text:span><text:span text:style-name="T221"><text:s/>from the scarcity of sources for Genoa between the sixth and tenth centuries.<text:s/></text:span><text:span text:style-name="T222">His</text:span><text:span text:style-name="T223"><text:s/></text:span><text:span text:style-name="T224">Vita</text:span><text:span text:style-name="T225"><text:s/></text:span><text:span text:style-name="T226">thus<text:s/></text:span><text:span text:style-name="T227">provides one of the few windows into the social and political world<text:s/></text:span><text:span text:style-name="T228">of<text:s/></text:span><text:soft-page-break/><text:span text:style-name="T229">the city for this transformative<text:s/></text:span><text:span text:style-name="T230">period</text:span><text:span text:style-name="T231"><text:s/></text:span><text:span text:style-name="T232">when<text:s/></text:span><text:span text:style-name="T233">waning<text:s/></text:span><text:span text:style-name="T234">imperial power</text:span><text:span text:style-name="T235"><text:s/>was supplanted by<text:s/></text:span><text:span text:style-name="T236">ecclesiastical authority.<text:s/></text:span><text:span text:style-name="T237">Syrus<text:s/></text:span><text:span text:style-name="T238">was</text:span><text:span text:style-name="T239"><text:s/>depicted as both</text:span><text:span text:style-name="T240"><text:s/>a</text:span><text:span text:style-name="T241"><text:s/>civic protector and moral reformer</text:span><text:span text:style-name="T242"><text:s/>and examining<text:s/></text:span>the historical and political dimensions of<text:s/>his actions reveals the underlying<text:s/><text:span text:style-name="T243">changes in Genoese society<text:s/></text:span><text:span text:style-name="T244">during the transition from Byzantine to Lombard and Carolingian rule.</text:span></text:p>
      <text:p text:style-name="Newparagraph"><text:span text:style-name="T245">This article<text:s/></text:span><text:span text:style-name="T246">contextualizes two versions of<text:s/></text:span><text:span text:style-name="T247">the<text:s/></text:span><text:span text:style-name="T248">Vita of St Syrus</text:span><text:span text:style-name="T249">:<text:s/></text:span><text:span text:style-name="T250">an</text:span><text:span text:style-name="T251"><text:s/>earlier recension preserved in the ninth-century<text:s/></text:span><text:span text:style-name="T252">Leggendario bobbiese</text:span><text:span text:style-name="T253"><text:s/>and<text:s/></text:span><text:span text:style-name="T254">a</text:span><text:span text:style-name="T255"><text:s/>later eleventh-century<text:s/></text:span><text:span text:style-name="T256">edition</text:span><text:span text:style-name="T257"><text:s/>used by the Bollandists.</text:span><text:span text:style-name="FootnoteReference"><text:note text:note-class="footnote" text:id="_ftn3"><text:note-citation>4</text:note-citation><text:note-body><text:p text:style-name="Footnotes"><text:span text:style-name="T258"><text:s text:c="2"/></text:span><text:span text:style-name="T259">BAV</text:span><text:span text:style-name="T260">,<text:s/></text:span><text:span text:style-name="T261">Archivio segreto,<text:s/></text:span><text:span text:style-name="T262">Vat. lat. 5771</text:span><text:span text:style-name="T263">, fols. 266r–268v<text:s/></text:span><text:span text:style-name="T264">contains the ninth-century recension</text:span><text:span text:style-name="T265">;<text:s/></text:span><text:span text:style-name="T266">Vita Syri, Episcopus Genuae in Liguria</text:span><text:span text:style-name="T267"><text:s/>(BHL 7973) in<text:s/></text:span><text:span text:style-name="T268">AASS</text:span><text:span text:style-name="T269"><text:s/></text:span><text:span text:style-name="T270">Junii</text:span><text:span text:style-name="T271"><text:s/>V</text:span><text:span text:style-name="T272">, 481</text:span><text:span text:style-name="T273">–</text:span><text:span text:style-name="T274">3</text:span><text:span text:style-name="T275">, refers to the entry in the first<text:s/></text:span>Bollandist edition<text:s/>and is standard reference, hereafter referred to as<text:s/><text:span text:style-name="T276">Vita Syri</text:span>.<text:s/>The nineteenth century edition (the<text:s/>Paris reprint of 1863–1870) has the identical text located in<text:s/><text:span text:style-name="T277">AASS</text:span><text:span text:style-name="T278"><text:s/></text:span><text:span text:style-name="T279">Junii</text:span><text:span text:style-name="T280"><text:s/>V</text:span><text:span text:style-name="T281">II</text:span><text:span text:style-name="T282">, 4</text:span><text:span text:style-name="T283">38–40.<text:s/></text:span>The Bollandist edition was copied from<text:s/>the edition published by in 1477; see<text:s/>Bonino Mombrizio,<text:s/><text:span text:style-name="T284">Sanctuarium seu vitae sanctorum</text:span><text:s/>(Mediolani, 1477), fols.<text:s/><text:span text:style-name="T285">304v</text:span><text:span text:style-name="T286">–</text:span><text:span text:style-name="T287">305v</text:span><text:span text:style-name="T288">;</text:span><text:s/>reprinted as Ibid,<text:s/><text:span text:style-name="T289">Sanctuarium seu Vitae sanctorum</text:span><text:s/>(Parisiis: apud Albertum Fontemoing, 1910), II, 549–551.</text:p></text:note-body></text:note></text:span><text:span text:style-name="T290"><text:s/>It proposes a new dating of the original text<text:s/></text:span>during the period of Byzantine rule (535–641),<text:s/><text:span text:style-name="T291">argues that the<text:s/></text:span><text:span text:style-name="T292">narrative of the<text:s/></text:span><text:span text:style-name="T293">Vita</text:span><text:span text:style-name="T294"><text:s/>reflects the consolidation of<text:s/></text:span><text:span text:style-name="T295">ecclesiastical</text:span><text:span text:style-name="T296"><text:s/>authority in early medieval Genoa</text:span><text:span text:style-name="T297">, and<text:s/></text:span><text:span text:style-name="T298">reveals how hagiography could be re-purposed<text:s/></text:span><text:span text:style-name="T299">centuries later</text:span><text:span text:style-name="T300"><text:s/>to</text:span><text:span text:style-name="T301"><text:s/></text:span><text:span text:style-name="T302">legitimize a new communal ethos defined by mercantile identity and elite patronage</text:span><text:span text:style-name="T303">.</text:span><text:span text:style-name="T304"><text:s/></text:span><text:span text:style-name="T305">Th</text:span><text:span text:style-name="T306">is</text:span><text:span text:style-name="T307"><text:s/></text:span><text:span text:style-name="T308">contextualization</text:span><text:span text:style-name="T309"><text:s/>illustrates how the</text:span><text:span text:style-name="T310"><text:s/>narrative</text:span><text:span text:style-name="T311">s</text:span><text:span text:style-name="T312"><text:s/>of plague, civic salvation, and<text:s/></text:span><text:span text:style-name="T313">miraculous events</text:span><text:span text:style-name="T314"><text:s/>reframes the<text:s/></text:span><text:span text:style-name="T315">evolving<text:s/></text:span><text:span text:style-name="T316">relationship between secular and ecclesiastical power. By tracing these<text:s/></text:span><text:span text:style-name="T317">themes through</text:span><text:span text:style-name="T318"><text:s/>both recensions, the study demonstrates how the<text:s/></text:span><text:span text:style-name="T319">Vita</text:span><text:span text:style-name="T320"><text:s/>offers a<text:s/></text:span><text:span text:style-name="T321">unique</text:span><text:span text:style-name="T322"><text:s/>lens<text:s/></text:span><text:span text:style-name="T323">into on</text:span>e<text:s/>of the<text:s/>least documented periods of<text:s/>Genoese<text:s/>history<text:span text:style-name="T324">.</text:span></text:p>
      <text:h text:style-name="Heading1" text:outline-level="1">Syrus and Genoa in the Early Middle Ages</text:h>
      <text:p text:style-name="Paragraph">There is no concrete evidence for the historical Syrus.<text:s/>The<text:s/>dates of his episcopate<text:s/>are<text:s/>uncertain,<text:s/>and<text:s/>some<text:s/>historians have<text:s/>voiced concerns<text:s/>on whether<text:s/>he even existed.<text:s/>Some<text:s/>have<text:s/>also<text:s/>suggested<text:s/><text:soft-page-break/>that<text:s/>his hagiography<text:s/>was a<text:s/>retelling<text:s/>of<text:s/>the earlier<text:s/><text:span text:style-name="T325">Vita</text:span><text:s/>of St<text:s/>Sirus of Pavia, whose episcopate in the city north of Genoa<text:s/>during the fifth century<text:s/>was roughly co-temporal with that claimed for Syrus and whose own hagiography has a similar structural and thematic character.<text:span text:style-name="FootnoteReference"><text:note text:note-class="footnote" text:id="_ftn4"><text:note-citation>5</text:note-citation><text:note-body><text:p text:style-name="Footnotes"><text:span text:style-name="T326"><text:s/></text:span><text:span text:style-name="T327">Carpaneto da Langasco,</text:span><text:span text:style-name="T328"><text:s/>‘</text:span><text:span text:style-name="T329">Siro, vescovo di Genova’</text:span><text:span text:style-name="T330">, 1238;<text:s/></text:span><text:span text:style-name="T331">Angeli Bertinelli, ‘</text:span><text:span text:style-name="T332">Genova, fra Liguri e Romani, nell’Antichità</text:span><text:span text:style-name="T333">’, 90; Alba Maria Orselli,<text:s/></text:span><text:span text:style-name="T334">L’immaginario religioso della città medievale</text:span><text:span text:style-name="T335"><text:s/>(Ravenna: Mario Lapucci, 1985), 259–60. On<text:s/></text:span>Sirus<text:span text:style-name="T336"><text:s/>of Pavia, see<text:s/></text:span><text:span text:style-name="T337">Filippo<text:s/></text:span><text:span text:style-name="T338">Caraffa and Angelo Maria Raggi, ‘</text:span><text:span text:style-name="T339">Siro, vescovo di Pavia’</text:span><text:span text:style-name="T340">, in<text:s/></text:span><text:span text:style-name="T341">Bibliotheca Sanctorum Tomo XI</text:span><text:span text:style-name="T342">,<text:s/></text:span><text:span text:style-name="T343">1239–41.</text:span></text:p></text:note-body></text:note></text:span><text:s/>This<text:s/>paper will demarcate<text:s/>three periods of<text:s/>early<text:s/>medieval Genoese history<text:s/>to properly contextualize the<text:s/><text:span text:style-name="T344">Vita</text:span><text:s/>of Syrus:<text:s/>Byzantine Genoa (535–641), Lombard Genoa (641–774), and Carolingian Genoa (774–961).<text:s/>The city was a much different place during these periods than the<text:s/>commune<text:s/>that dominated<text:s/>the late medieval<text:s/>Mediterranean commercial sphere<text:s/>following<text:s/>the annexation of the<text:s/><text:span text:style-name="T345">Regnum Italicarum</text:span><text:s/>by the Holy Roman Empire<text:s/>in 961.<text:span text:style-name="FootnoteReference"><text:note text:note-class="footnote" text:id="_ftn5"><text:note-citation>6</text:note-citation><text:note-body><text:p text:style-name="Footnotes"><text:span text:style-name="T346"><text:s/></text:span><text:span text:style-name="T347">Angeli Bertinelli</text:span><text:span text:style-name="T348">,<text:s/></text:span><text:span text:style-name="T349">‘</text:span><text:span text:style-name="T350">Genova, fra Liguri e Romani, nell’Antichità</text:span><text:span text:style-name="T351">’,</text:span><text:span text:style-name="T352"><text:s/>46–109.<text:s/></text:span>Lombard rule in Genoa was established by Rothari about 80 years<text:s/>the Lombards had seized Milan its surrounding regions.</text:p></text:note-body></text:note></text:span><text:s/>Although the written<text:s/>sources of<text:s/>the<text:s/>early medieval<text:s/>period<text:s/>are slim<text:s/>and sporadic, they are<text:s/>nevertheless revealing. Recent<text:s/>archaeological<text:s/>work<text:s/>has furthermore supplemented these sources and<text:s/>has<text:s/>provided<text:s/>new<text:s/>insights into the history of Genoa and of early medieval Italy in general.<text:span text:style-name="FootnoteReference"><text:note text:note-class="footnote" text:id="_ftn6"><text:note-citation>7</text:note-citation><text:note-body><text:p text:style-name="Footnotes"><text:s/>Neil Christie,<text:s/><text:span text:style-name="Emphasis">The Fall of the Western Roman Empire. An Archaeological and Historical Perspective</text:span><text:span text:style-name="Emphasis"><text:s/></text:span><text:span text:style-name="T353">(</text:span>London: Bloomsbury, 2010); idem<text:span text:style-name="Emphasis">, From Constantine to Charlemagne: An Archaeology of Italy, AD 300–850</text:span><text:s/>(Aldershot: Ashgate, 2006).</text:p></text:note-body></text:note></text:span></text:p>
      <text:p text:style-name="Newparagraph"><text:span text:style-name="T354">The analysis of documentary and archeological sources by Neil Chrsitie illustrates that t</text:span><text:span text:style-name="T355">he coastal Liguria</text:span><text:span text:style-name="T356"><text:s/>(</text:span><text:span text:style-name="T357">represented by the cities of<text:s/></text:span><text:span text:style-name="T358">Genoa, Albenga, Savona, and Luni</text:span><text:span text:style-name="T359">)<text:s/></text:span><text:span text:style-name="T360">formed a militarized Byzantine province<text:s/></text:span><text:span text:style-name="T361">for nearly a century following</text:span><text:span text:style-name="T362"><text:s/>the Gothic War</text:span><text:span text:style-name="T363"><text:s/>of<text:s/></text:span>535–554<text:span text:style-name="T364">.<text:s/></text:span><text:span text:style-name="T365">His analysis of traditional documentary sources, the</text:span><text:span text:style-name="T366"><text:s/>e</text:span><text:span text:style-name="T367">pigraphic records of<text:s/></text:span><text:span text:style-name="T368">military officials</text:span><text:span text:style-name="T369"><text:s/>such as Tzittanus (568) and Magnus (591),<text:s/></text:span><text:span text:style-name="T370">and the</text:span><text:span text:style-name="T371"><text:s/>sixth-century reconstructions of major basilicas, attest<text:s/></text:span><text:soft-page-break/><text:span text:style-name="T372">to sustained imperial control<text:s/></text:span><text:span text:style-name="T373">over</text:span><text:span text:style-name="T374"><text:s/>the region<text:s/></text:span><text:span text:style-name="T375">until<text:s/></text:span><text:span text:style-name="T376">the conquest of Rothari in 643.</text:span><text:span text:style-name="FootnoteReference"><text:note text:note-class="footnote" text:id="_ftn7"><text:note-citation>8</text:note-citation><text:note-body><text:p text:style-name="Footnotes"><text:s/>Neil Christie, ‘Byzantine Liguria: An Imperial Province against the Longobards, AD 568–643’,<text:s/><text:span text:style-name="Emphasis">Papers of the British School at Rome</text:span><text:s/>58 (1990), 240–44. By “coastal Liguria” I am referring to the region roughly covered by the current province of Liguria. The territory<text:s/>recognized as ‘Liguria’ in early medieval sources<text:s/>encompassed a much larger swath of land that included much of the modern provinces of Piedmont and Lombardy<text:s/>as well as<text:s/>the cities of Milan and Pavia.</text:p></text:note-body></text:note></text:span><text:span text:style-name="T377"><text:s/></text:span><text:span text:style-name="T378">The Byzantine administrators were welcomed by the nobility of Liguria, and the military would subsequently use the city of Genoa as a base for expansion into Pavia and Milan.</text:span><text:span text:style-name="FootnoteReference"><text:note text:note-class="footnote" text:id="_ftn8"><text:note-citation>9</text:note-citation><text:note-body><text:p text:style-name="Footnotes"><text:s/>Neil Christie, ‘Byzantine Liguria: An Imperial Province against the Longobards, AD 568–643’,<text:s/><text:span text:style-name="Emphasis">Papers of the British School at Rome</text:span><text:s/>58 (1990), 231–2.<text:s/></text:p></text:note-body></text:note></text:span><text:span text:style-name="T379"><text:s/></text:span><text:span text:style-name="T380">The sources are largely silent about the sociopolitical character of Liguria during the first three decades of Byzantine rule (ca. 550–580) and it also appears that parts of the region were still under Frankish control during this period.</text:span><text:span text:style-name="T381"><text:note text:note-class="footnote" text:id="_ftn9"><text:note-citation>10</text:note-citation><text:note-body><text:p text:style-name="Footnotes"><text:s/>Sihong Lin, “Justinian’s Frankish War, 552–ca. 560,”<text:s/><text:span text:style-name="T382">Studies in Late Antiquity</text:span><text:s/>5 (2021):<text:s/>413–14.</text:p></text:note-body></text:note></text:span><text:s/>Genoa’s importance appears to have been modest<text:s/>during this time,<text:s/>with<text:s/>its port functioning mainly as a waypoint linking the more powerful cities of Milan and Pavia<text:span text:style-name="T383">.</text:span><text:span text:style-name="T384"><text:s/>But it would quickly assume an important position in the western Mediterranean Empire after<text:s/></text:span>the Lombard conquests of 569, when the city sheltered a series of Milanese bishops who were unreceptive to the Arian beliefs of the Lombard dukes.<text:span text:style-name="T385"><text:s/></text:span>Paul the Deacon described<text:s/>how<text:s/>the Lombard king<text:s/>Alboin “took all the cities of Liguria except those which were situated upon the shores of the sea<text:s/>[so] the archbishop<text:s/>[of Milan]<text:s/>Honoratus… fled to the city of Genoa.”<text:span text:style-name="FootnoteReference"><text:note text:note-class="footnote" text:id="_ftn10"><text:note-citation>11</text:note-citation><text:note-body><text:p text:style-name="Footnotes"><text:s/>Paul the Deacon,<text:s/><text:span text:style-name="T386">Pauli Historia Langobardorum</text:span>, in<text:s/><text:span text:style-name="T387">MGH</text:span>,<text:s/><text:span text:style-name="T388">Scriptores rerum Germanicarum</text:span>, II.24. The English translation is by William Foulke from<text:s/><text:span text:style-name="T389">History of the Langobards</text:span>, (Philadelphia: University of Pennsylvania<text:s/>Press, 1907).</text:p></text:note-body></text:note></text:span><text:s/>The letters of Gregory the Great reveal t<text:span text:style-name="T390">he<text:s/></text:span><text:span text:style-name="T391">ecclesiastical, diplomatic, and civic activities of several Milanese bishops</text:span><text:span text:style-name="T392"><text:s/>who participated in this voluntary exile, in particular</text:span><text:span text:style-name="T393"><text:s/></text:span>Laurentius (573–93), Constantius (593–600), and Deusdedit (elected 600). These bishops<text:s/><text:span text:style-name="T394">played</text:span><text:span text:style-name="T395"><text:s/>pivotal roles in<text:s/></text:span><text:soft-page-break/><text:span text:style-name="T396">maintaining orthodoxy</text:span><text:span text:style-name="T397"><text:s/>(especially regarding<text:s/></text:span>the Three Chapters schism)<text:span text:style-name="T398">, mediating between Byzantine and Lombard authorities, and overseeing the administration of Ligurian dioceses.</text:span><text:span text:style-name="FootnoteReference"><text:note text:note-class="footnote" text:id="_ftn11"><text:note-citation>12</text:note-citation><text:note-body><text:p text:style-name="Footnotes"><text:s/>Gregory the Great,<text:s/><text:span text:style-name="T399">S. Gregorii Magni registrum epistularum</text:span>, ed. Dag Norberg (Turnhout, Brepols, 1982). The English translation is<text:s/><text:span text:style-name="T400">The Letters of Gregory the Great</text:span>, tr. J. R. C. Martyn (Toronto, PIMS, 2004).<text:s/>See<text:s/>letters 3.26, 3.29, 3.30,<text:s/>and<text:s/>3.31 to Milanese clerics in Genoa; letters<text:s/>4.1, 4.2, 4.3, 4.22, 9.187,<text:s/>and<text:s/>9.235 to bishop<text:s/><text:span text:style-name="T401">Constantius</text:span><text:s/>in Genoa; letters<text:s/>11.6, 11.11, 12.14,<text:s/>and<text:s/>13.31 to bishop Deusdedit in Genoa.</text:p></text:note-body></text:note></text:span><text:s/>Gregory<text:s/>also<text:s/>mentioned<text:s/>a holy<text:s/>Syrus in<text:s/>his<text:s/><text:span text:style-name="T402">Dialogues</text:span>,<text:s/>describing<text:s/>an incident in which<text:s/>the corpse of<text:s/>a<text:s/>corrupt cleric<text:s/>named<text:s/>Valentinus was dragged out of the<text:s/>Genoese<text:s/>“church of the blessed martyr Syrus”<text:s/>in the middle of the night by two demons following his entombment earlier that day.<text:span text:style-name="FootnoteReference"><text:note text:note-class="footnote" text:id="_ftn12"><text:note-citation>13</text:note-citation><text:note-body><text:p text:style-name="Footnotes"><text:s/>Gregory the Great,<text:s/><text:span text:style-name="T403">Dialogues</text:span>, tr.<text:s/>Odo John Zimmerman<text:s/>(New York:<text:s/>Fathers of the Church, 1959), IV.55.</text:p></text:note-body></text:note></text:span><text:s/>This<text:s/>may be the<text:s/>strongest piece of evidence for the existence of<text:s/>a<text:s/>historical Syrus<text:s/>in Genoa, although<text:s/>there is no<text:s/>conclusive<text:s/>identification of this “blessed martyr” with the specific saint.<text:span text:style-name="FootnoteReference"><text:note text:note-class="footnote" text:id="_ftn13"><text:note-citation>14</text:note-citation><text:note-body><text:p text:style-name="Footnotes"><text:s/>Angeli Bertinelli, ‘Genova, fra Liguri e Romani, nell’Antichità’,<text:s/>90.</text:p></text:note-body></text:note></text:span></text:p>
      <text:p text:style-name="Newparagraph">The era of Byzantine administration<text:s/>ended<text:s/>when<text:s/>the<text:s/>Lombards<text:s/>conquered<text:s/>the Ligurian coast in 643. Paul the Deacon described<text:s/>how<text:s/>the Lombard king<text:s/>“Rothari captured all the cities of the Romans which were situated upon the shore of the sea from the city of Luna in Tuscany up to the boundaries of the Franks.”<text:span text:style-name="FootnoteReference"><text:note text:note-class="footnote" text:id="_ftn14"><text:note-citation>15</text:note-citation><text:note-body><text:p text:style-name="Footnotes"><text:s/>Paul the Deacon,<text:s/><text:span text:style-name="T404">History of the Langobards</text:span>, IV.45. Here the term “Romans” is to be read as “Byzantines.”</text:p></text:note-body></text:note></text:span><text:s/>The Empire managed to retain their capital in Ravenna after 643 but, as Timothy Greogry notes, the war left “the<text:s/><text:span text:style-name="T405">countryside desolate and the Romano-Gothic society of Theodoric in</text:span><text:span text:style-name="T406"><text:s/>r</text:span><text:span text:style-name="T407">uins</text:span><text:span text:style-name="T408">.”</text:span><text:span text:style-name="FootnoteReference"><text:note text:note-class="footnote" text:id="_ftn15"><text:note-citation>16</text:note-citation><text:note-body><text:p text:style-name="Footnotes"><text:s/>Timothy Gregory,<text:s/><text:span text:style-name="T409">A History of Byzantium</text:span><text:s/>(Malden, MA: Blackwell, 2005), 145–8.</text:p></text:note-body></text:note></text:span><text:span text:style-name="T410"><text:s/></text:span>This conquest caused<text:s/>Bishop Giovanni<text:s/><text:span text:style-name="T411">il Buono</text:span><text:s/>(641–69)<text:s/>and<text:s/><text:soft-page-break/>his court<text:s/>to<text:s/>end their voluntary exile in Genoa.<text:span text:style-name="FootnoteReference"><text:note text:note-class="footnote" text:id="_ftn16"><text:note-citation>17</text:note-citation><text:note-body><text:p text:style-name="Footnotes"><text:s/>Much of the information concerning the life of Giovanni<text:s/><text:span text:style-name="T412">il Buono</text:span><text:s/>comes from the poem<text:s/><text:span text:style-name="T413">Hymno de S. Johanne bono Archiepiscopo Mediolani</text:span>, from the late eleventh-century or later. This source must be approached with extreme scepticism.<text:s/><text:span text:style-name="T414">See</text:span><text:span text:style-name="T415"><text:s/>Baldassare Oltrocchi,<text:s/></text:span><text:span text:style-name="T416">Ecclesiae Mediolanensis historia Ligustica</text:span><text:span text:style-name="T417"><text:s/>(</text:span><text:span text:style-name="T418">Milano,<text:s/></text:span><text:span text:style-name="T419">Galeatiorum Typographio</text:span><text:span text:style-name="T420">, 1795), 543–6.</text:span></text:p></text:note-body></text:note></text:span><text:s/>This return to Milan was not only the withdrawal of the bishop but the transfer of an entire<text:s/><text:span text:style-name="T421">ecclesiastical administration</text:span><text:span text:style-name="T422">, such as<text:s/></text:span><text:span text:style-name="T423">clerks, scribes,</text:span><text:span text:style-name="T424"><text:s/>clerics, and fiscal administrators. This event</text:span><text:span text:style-name="T425"><text:s/></text:span><text:span text:style-name="T426">effectively stripped Liguria of its metropolitan apparatus and literate elite</text:span><text:span text:style-name="T427"><text:s/>and<text:s/></text:span>undoubtedly impoverished its subsequent ecclesiastical<text:span text:style-name="T428"><text:s/>culture.</text:span><text:span text:style-name="T429"><text:note text:note-class="footnote" text:id="_ftn17"><text:note-citation>18</text:note-citation><text:note-body><text:p text:style-name="Footnotes"><text:s/>Ross Balzaretti,<text:s/>‘Urban Life in Lombard Italy: Genoa and Milan Compared,’<text:s/>in<text:s/>Thomas MacMaster and Nicholas Matheou, eds.,<text:s/><text:span text:style-name="T430">Italy and the East Roman World in the Medieval Mediterranean. Empire, Cities and Elites 476–1204: Papers in Honour of Thomas S. Brown</text:span><text:s/>(Abingdon, Oxon: Routledge, 2021),<text:s/>308–10;<text:s/>Thomas Brown and Neil Christie,<text:s/>‘Was There a Byzantine Model of Settlement in Italy?,’<text:s/><text:span text:style-name="T431">Mélanges de l’</text:span><text:span text:style-name="T432">É</text:span><text:span text:style-name="T433">cole Française de Rome</text:span><text:s/>101 (1989):<text:s/>385–6.</text:p></text:note-body></text:note></text:span><text:s/>An eleventh-century<text:s/>legend claimed that<text:s/>a<text:s/>Bishop<text:s/>named<text:s/>Giovanni<text:s/>had<text:s/>transported the relics of Syrus from Genoa to<text:s/>the town of<text:s/>Desio<text:s/>during this return to Milan, where he<text:s/>subsequently<text:s/>founded a church containing not only these relics, but<text:s/>also<text:s/>relics of the Virgin Mary and the Apostles.<text:span text:style-name="FootnoteReference"><text:note text:note-class="footnote" text:id="_ftn18"><text:note-citation>19</text:note-citation><text:note-body><text:p text:style-name="Footnotes"><text:s/>Ibid.<text:s/>Desio was a commune approximately 20 km north of Milan.<text:s/>See also<text:s/>Massimo Brioschi,<text:s/><text:span text:style-name="T434">Percorsi Desiani</text:span><text:s/>(Desio: Città di Desio, 2006), 13–19.</text:p></text:note-body></text:note></text:span><text:s/>This sensational account was likely a late medieval fabrication and<text:s/>is<text:s/>thus unsuitable<text:s/>as a<text:s/>reliable<text:s/>source for either Giovanni or Syrus.<text:span text:style-name="FootnoteReference"><text:note text:note-class="footnote" text:id="_ftn19"><text:note-citation>20</text:note-citation><text:note-body><text:p text:style-name="P435"><text:span text:style-name="T436"><text:s/></text:span><text:span text:style-name="T437">The relevant lines of the poem read</text:span><text:span text:style-name="T438"><text:s/>“</text:span><text:span text:style-name="T439">Ianuensis Pontifex Sancti Syri reliquas duxit ad Decium, et Ecclesiam aedificavit pii Iohannes stadium; cui Plebs sibi contulit primatus beneficium, ut in chori pariete scriptura e dat inditium, Apostolorum omnium, Syri, Mariae, variis Iohannes hanc magnificat sacrosanctis reliquiis</text:span><text:span text:style-name="T440">.”</text:span></text:p></text:note-body></text:note></text:span><text:s/>Another<text:s/>bishop<text:s/>named<text:s/>Giovanni of Genoa<text:s/>was<text:s/>mentioned as a participant in the Sixth Ecumenical Council in 680 and Paul the Deacon recounted<text:s/>the translation of the relics of<text:s/>St<text:s/>Augustine from Sardinia to Pavia by<text:s/><text:soft-page-break/>Liutprand in the 720s, a transit that<text:s/>might<text:s/>have<text:s/>required<text:s/>passage through the town of Genoa.<text:span text:style-name="FootnoteReference"><text:note text:note-class="footnote" text:id="_ftn20"><text:note-citation>21</text:note-citation><text:note-body><text:p text:style-name="Footnotes"><text:s/>Paul the Deacon,<text:s/><text:span text:style-name="T441">History of the<text:s/></text:span><text:span text:style-name="T442">Langobards</text:span>, VI.48.<text:tab/></text:p></text:note-body></text:note></text:span><text:s/>Local<text:s/>legends—likely propagated by Jacopo da<text:s/>Varazze<text:s/>in the thirteenth<text:s/>century—claimed<text:s/>that Augustine’s relics spent a considerable length of time in Genoa before their final deposit at Pavia<text:s/>but these must also be taken with a grain of salt.<text:span text:style-name="FootnoteReference"><text:note text:note-class="footnote" text:id="_ftn21"><text:note-citation>22</text:note-citation><text:note-body><text:p text:style-name="Footnotes"><text:s/>Harold<text:s/>Stone,<text:s/><text:span text:style-name="T443">St Augustine’s Bones: A Microhistory</text:span><text:s/>(Amherst: University of Massachusetts Press, 2003), 33–4.</text:p></text:note-body></text:note></text:span><text:s/>A group<text:s/>Christian refugees<text:s/>who fled<text:s/>Spain<text:s/>during the Muslim conquest<text:s/>and<text:s/>settled on<text:s/>Ligurian coast in 711<text:s/>provide more evidence of relics passing near Genoa. These refugees had brought the relics of St Fruttuoso<text:s/>with them<text:s/>and<text:s/>subsequently<text:s/>established<text:s/>a new monastery<text:s/>in Portofino<text:s/>in<text:s/>his<text:s/>name.<text:span text:style-name="FootnoteReference"><text:note text:note-class="footnote" text:id="_ftn22"><text:note-citation>23</text:note-citation><text:note-body><text:p text:style-name="Footnotes"><text:span text:style-name="T444"><text:s/>L</text:span><text:span text:style-name="T445">uisa</text:span><text:span text:style-name="T446"><text:s/>Cavallaro,<text:s/></text:span><text:span text:style-name="T447">‘</text:span><text:span text:style-name="T448">Le reliquie di san Fruttuoso e la leggenda della traslazione a Capodimonte</text:span><text:span text:style-name="T449">’,</text:span><text:span text:style-name="T450"><text:s/>in</text:span><text:span text:style-name="T451"><text:s/></text:span><text:span text:style-name="T452">Immagine del<text:s/></text:span><text:span text:style-name="T453">Medioevo: studi arte<text:s/></text:span><text:span text:style-name="T454">medievale</text:span><text:span text:style-name="T455">, ed. Anna Dagnino (</text:span><text:span text:style-name="T456">Genova</text:span><text:span text:style-name="T457">:<text:s/></text:span><text:span text:style-name="T458">D</text:span><text:span text:style-name="T459">e Ferrari,</text:span><text:span text:style-name="T460"><text:s/>2013</text:span><text:span text:style-name="T461">)</text:span><text:span text:style-name="T462">,</text:span><text:span text:style-name="T463"><text:s/></text:span><text:span text:style-name="T464">33</text:span><text:span text:style-name="T465">–</text:span><text:span text:style-name="T466">42.</text:span><text:span text:style-name="T467"><text:s/></text:span><text:span text:style-name="T468">Portofino is<text:s/></text:span><text:span text:style-name="T469">located<text:s/></text:span><text:span text:style-name="T470">approximately 90</text:span><text:span text:style-name="T471"><text:s/></text:span><text:span text:style-name="T472">km east of Genoa</text:span><text:span text:style-name="T473">.</text:span></text:p></text:note-body></text:note></text:span><text:s/>But the<text:s/>participation of<text:s/>Bishop<text:s/>Giovanni in the Council of 680<text:s/>and<text:s/>the supposed transit of the relics through Liguria<text:s/>do not<text:s/>really<text:s/>attest to the vitality of the region.<text:s/>The silence<text:s/>of the<text:s/>written<text:s/>sources during the<text:s/>seventh and eight centuries,<text:s/>on the contrary,<text:s/>suggest a region in social and economic decline.<text:s/>Later Lombard Genoa<text:s/>clearly<text:s/>lacked<text:s/>both<text:s/>the vigorous religious culture<text:s/>of<text:s/>the Milanese exile<text:s/>and the<text:s/>vigorous<text:s/>imperial<text:s/>culture<text:s/>of the Byzantine period.</text:p>
      <text:p text:style-name="Newparagraph">If the Lombard period seems particularly languid for Genoese society, then the Carolingian era seems<text:s/>positively lachrymose in comparison. Henri Pirenne<text:s/>has<text:s/>famously<text:s/>proposed<text:s/>the bifurcation of the<text:s/>medieval<text:s/>Mediterranean<text:s/>during this era<text:s/>into an Islamic zone oriented towards Baghdad and a Byzantine zone oriented towards Constantinople.<text:s/>This structural transformation, according to Pirenne,<text:s/>shifted the<text:s/>socioeconomic<text:s/>nexus of western Christendom away from the sea and northward into the Germanic homelands.<text:span text:style-name="FootnoteReference"><text:note text:note-class="footnote" text:id="_ftn23"><text:note-citation>24</text:note-citation><text:note-body><text:p text:style-name="Footnotes"><text:span text:style-name="T474"><text:s/>Henri Pirenne,<text:s/></text:span><text:span text:style-name="T475">Mohammed and<text:s/></text:span><text:span text:style-name="T476">Charlemagne</text:span><text:span text:style-name="T477"><text:s/>(London: Allen<text:s/></text:span><text:span text:style-name="T478">and</text:span><text:span text:style-name="T479"><text:s/>Unwin, 1954), 152–85.</text:span></text:p></text:note-body></text:note></text:span><text:s/>It certainly would have<text:s/><text:soft-page-break/>certainly<text:s/>contributed to the increased economic isolation of Genoa.<text:s/>Recent<text:s/>historical studies<text:s/>have<text:s/>challenged<text:s/>Pierenne’s<text:s/>claims by<text:s/>arguing that<text:s/>cultural and economic interchange<text:s/>continued<text:s/>in the western Mediterranean<text:s/>during the eighth and ninth centuries,<text:s/>but<text:s/>it<text:s/>remains<text:s/>unclear whether this<text:s/>interchange<text:s/>included the<text:s/>port<text:s/>cities of the<text:s/>Ligurian coast.<text:s/>John McCormick notes that commerce<text:s/>in the eighth and ninth-century<text:s/>Tyrrhenian<text:s/>Sea was centred around Naples and Rome (through the port of Ostia), with evidence of marginal trade in Pisa, and reports no<text:s/>evidence<text:s/>of commerce along the Ligurian coast.<text:span text:style-name="FootnoteReference"><text:note text:note-class="footnote" text:id="_ftn24"><text:note-citation>25</text:note-citation><text:note-body><text:p text:style-name="Footnotes"><text:s/>Michael McCormick,<text:s/><text:span text:style-name="T480">Origins of the European Economy: Communications and Commerce A</text:span><text:span text:style-name="T481">.</text:span><text:span text:style-name="T482">D</text:span><text:span text:style-name="T483">.</text:span><text:span text:style-name="T484"><text:s/>300–900</text:span><text:s/>(Cambridge University Press, 2001), 182–97; 235–7, who states that “from Luni westwards along the Ligurian coast there is neither archaeological nor textual evidence for sustained eighth- or ninth-century maritime exchange” suggesting that Genoa was not a major (nor even<text:s/>a<text:s/>minor) commercial node in the eighth and ninth centuries.</text:p></text:note-body></text:note></text:span><text:s/>Leslie Brubaker has<text:s/>also argued that<text:s/>Mediterranean<text:s/>exchange<text:s/>in<text:s/>this period<text:s/>consisted of<text:s/>discrete and sporadic elite<text:s/>interactions<text:s/>rather than a continuous commercial<text:s/>network.<text:span text:style-name="FootnoteReference"><text:s/></text:span><text:span text:style-name="FootnoteReference"><text:note text:note-class="footnote" text:id="_ftn25"><text:note-citation>26</text:note-citation><text:note-body><text:p text:style-name="Footnotes"><text:s/>Leslie Brubaker, ‘The Elephant and the Ark:<text:s/>Cultural and<text:s/>Material<text:s/>Interchange across the Mediterranean in the<text:s/>Eighth and<text:s/>Ninth<text:s/>Centuries’,<text:s/><text:span text:style-name="Emphasis">Dumbarton Oaks Papers</text:span><text:s/>58 (2004): 175–8.</text:p></text:note-body></text:note></text:span><text:s/>This fragmentation of exchange helps to explain<text:s/>the commercial decline of Carolingian Genoa: as trade contracted to a few symbolic and elite circuits centred on imperial and papal hubs,<text:s/>a secondary port like Genoa, lacking a royal or ecclesiastical court, naturally fell into decline.<text:s/></text:p>
      <text:p text:style-name="Newparagraph">The plague that ravaged the Mediterranean for more than two centuries beginning in 541<text:s/>also<text:s/>hit Genoa particularly hard, resulting in<text:s/>significant<text:s/>regional<text:s/>depopulation<text:s/>that persisted for<text:s/>the subsequent two centuries.<text:span text:style-name="FootnoteReference"><text:note text:note-class="footnote" text:id="_ftn26"><text:note-citation>27</text:note-citation><text:note-body><text:p text:style-name="Footnotes"><text:s/>Paul the Deacon,<text:s/><text:span text:style-name="T485">History of the Langobards</text:span>, II.4, III.24, and VI.5, discussed in detail later in this paper.</text:p></text:note-body></text:note></text:span><text:s/>The<text:s/>subsequent<text:s/>shift of Carolingian naval power towards the<text:s/><text:soft-page-break/>Tuscan coastline further isolated the Ligurian region.<text:span text:style-name="FootnoteReference"><text:note text:note-class="footnote" text:id="_ftn27"><text:note-citation>28</text:note-citation><text:note-body><text:p text:style-name="Footnotes"><text:s/>Benjamin Kedar,<text:s/><text:span text:style-name="T486">Crusade and Mission: European Approaches toward the Muslims</text:span><text:s/>(Princeton University Press, 1988), 26.</text:p></text:note-body></text:note></text:span><text:s/>There was nothing to distinguish Genoa from<text:s/>nearby<text:s/>towns like La Spezia, Savona and Sanremo. It was merely another minor port in a minor region. Contemporary<text:s/>accounts of<text:s/>Genoa during this time<text:s/>usually<text:s/>focused on<text:s/>its relation to the Islamic world.<text:s/>The<text:s/><text:span text:style-name="T487">Annales Regnum Francorum</text:span><text:s/>described<text:s/>how<text:s/>a certain<text:s/>Count Adhemar of Genoa fought valiantly against the Saracens in Corsica<text:s/>in 806, ultimately losing his life.<text:span text:style-name="FootnoteReference"><text:note text:note-class="footnote" text:id="_ftn28"><text:note-citation>29</text:note-citation><text:note-body><text:p text:style-name="Footnotes"><text:span text:style-name="T488"><text:s/></text:span><text:span text:style-name="T489">MGH</text:span><text:span text:style-name="T490">,<text:s/></text:span><text:span text:style-name="T491">Scriptores</text:span><text:span text:style-name="T492">,<text:s/></text:span><text:span text:style-name="T493">Annales regni Francorum</text:span><text:span text:style-name="T494">, 122.<text:s/></text:span>Paola<text:s/>Guglielmotti notes that the title of<text:s/><text:span text:style-name="T495">comes civitatis Genuae</text:span><text:span text:style-name="T496"><text:s/></text:span>attributed to Adhemar might have been an honorific and not indicative of any administrative association with the city; see<text:s/>her<text:s/><text:span text:style-name="T497">Ricerche sull’organizzazione del territorio nella Liguria<text:s/></text:span><text:span text:style-name="T498">medievale</text:span><text:s/>(Florence:<text:s/>Firenze University Press, 2005), 19.</text:p></text:note-body></text:note></text:span><text:s/>The city<text:s/>was<text:s/>sacked in<text:s/>the winter of<text:s/><text:s/>934–5<text:s/>if one accepts the testimony of Liudprand of Cremona who stated<text:s/>that in Genoa,<text:s/>a city<text:s/>“some eighty miles distant from Pavia, a spring overflowed most copiously with blood, clearly suggesting to all a coming calamity. Indeed, in the same year, the Phoenicians arrived there with a multitude of fleets, and while the citizens were unaware, they entered the city, killing all except women and children.”<text:span text:style-name="FootnoteReference"><text:note text:note-class="footnote" text:id="_ftn29"><text:note-citation>30</text:note-citation><text:note-body><text:p text:style-name="Footnotes"><text:s/>Liudprand of Cremona,<text:s/>‘Retribution’<text:s/>in<text:s/><text:span text:style-name="T499">The Complete Works of Liudprand of Cremona</text:span><text:s/>(Washington,<text:s/>DC:<text:s/>Catholic University of America, 2007), 142.<text:s/>The term “Phoenicians” is a rhetorical signifier used by Liudprand to identify Muslims.</text:p></text:note-body></text:note></text:span><text:s/>In this narrative<text:s/>Genoa<text:s/>was<text:s/>located<text:s/>through its spatial relationship to Pavia, suggesting that the city<text:s/>had become<text:s/>so<text:s/>insignificant<text:s/>that the<text:s/>Ottonian reader<text:s/>might need to be reminded<text:s/>where it was.</text:p>
      <text:h text:style-name="Heading1" text:outline-level="1">The Vita of St Syrus</text:h>
      <text:p text:style-name="Paragraph">The surviving<text:s/>documentary<text:s/>evidence<text:s/>reveals how Genoa, once a provincial centre of late<text:s/>Byzantine<text:s/>administration, gradually receded<text:s/>in importance<text:s/>as imperial and regional powers<text:s/><text:soft-page-break/>shifted<text:s/>during the subsequent<text:s/>Lombard and Carolingian periods.<text:s/>This paper<text:s/>will now argue<text:s/>for the composition of<text:s/>the<text:s/><text:span text:style-name="T500">Vita</text:span><text:s/>of St Syrus<text:s/>in the<text:s/>early seventh century, during the final phase of Byzantine rule in Liguria (ca. 600–640).<text:s/>This<text:s/>argument rests on<text:s/>aligning the<text:s/>internal<text:s/>themes with the<text:s/>ecclesiastical and political<text:s/>reality<text:s/>of<text:s/>Byzantine Genoa, particularly its concern for ecclesiastical<text:s/>unity, civic protection, and<text:s/>opposition to heresy.<text:span text:style-name="T501"><text:s/></text:span><text:span text:style-name="T502">The following section analyses these motifs to show how the narrative logic and theological emphases</text:span><text:span text:style-name="T503"><text:s/>of the<text:s/></text:span><text:span text:style-name="T504">Vita</text:span><text:span text:style-name="T505"><text:s/>reflect the religious and administrative conditions of early seventh-century<text:s/></text:span><text:span text:style-name="T506">Genoa</text:span><text:span text:style-name="T507">.</text:span></text:p>
      <text:p text:style-name="Newparagraph">The<text:s/><text:span text:style-name="T508">Vita</text:span><text:s/>of<text:s/>St<text:s/>Syrus of Genoa (BHL 7973) published in the<text:s/><text:span text:style-name="T509">Acta Sanctorum</text:span><text:s/>was edited<text:s/>from a copy made from a parchment codex comprising a<text:s/><text:span text:style-name="T510">Leggendario</text:span><text:s/>of local saints<text:s/>housed in the sacristy of San Lorenzo<text:s/>in Genoa.<text:span text:style-name="FootnoteReference"><text:note text:note-class="footnote" text:id="_ftn30"><text:note-citation>31</text:note-citation><text:note-body><text:p text:style-name="Footnotes"><text:span text:style-name="T511"><text:s/>A</text:span><text:span text:style-name="T512">rturo</text:span><text:span text:style-name="T513"><text:s/>Ferretto,<text:s/></text:span><text:span text:style-name="T514">‘</text:span><text:span text:style-name="T515">I primordi e lo sviluppo del<text:s/></text:span><text:span text:style-name="T516">cristianesimo</text:span><text:span text:style-name="T517"><text:s/>in Liguria ed in particolare a Genova</text:span><text:span text:style-name="T518">’</text:span><text:span text:style-name="T519">,<text:s/></text:span><text:span text:style-name="T520">Atti della società ligure di storia patria</text:span><text:span text:style-name="T521"><text:s/>1ª serie,<text:s/></text:span><text:span text:style-name="T522">39 (1907)</text:span><text:span text:style-name="T523">:</text:span><text:span text:style-name="T524"><text:s/>227–8.</text:span><text:span text:style-name="T525"><text:s/></text:span><text:span text:style-name="T526">The Bollandist editor<text:s/></text:span><text:span text:style-name="T527">states<text:s/></text:span><text:span text:style-name="T528">that clerics<text:s/></text:span><text:span text:style-name="T529">associated with the Cathedral of</text:span><text:span text:style-name="T530"><text:s/>San Lorenzo made an official transcript of the<text:s/></text:span><text:span text:style-name="T531">Vita</text:span><text:span text:style-name="T532"><text:s/>in 1608</text:span><text:span text:style-name="T533">. This 1608 transcript w</text:span><text:span text:style-name="T534">as<text:s/></text:span><text:span text:style-name="T535">then<text:s/></text:span><text:span text:style-name="T536">sent by the<text:s/></text:span><text:span text:style-name="T537">Theatine superior of San Siro named<text:s/></text:span><text:span text:style-name="T538">Marc</text:span><text:span text:style-name="T539">o</text:span><text:span text:style-name="T540"><text:s/>Palescandalus</text:span><text:span text:style-name="T541"><text:s/></text:span><text:span text:style-name="T542">to Cardinal Cesare Baronius<text:s/></text:span><text:span text:style-name="T543">in Rome<text:s/></text:span><text:span text:style-name="T544">for the inclusion of Syrus in the<text:s/></text:span><text:span text:style-name="T545">Martyrology</text:span><text:span text:style-name="T546"><text:s/>(1583) of Gregory XIII.</text:span><text:span text:style-name="T547"><text:s/>A second authenticated copy<text:s/></text:span><text:span text:style-name="T548">of the<text:s/></text:span><text:span text:style-name="T549">Vita</text:span><text:span text:style-name="T550"><text:s/></text:span><text:span text:style-name="T551">was made on 11 May 1612 by the notary Giacomo Cunctis and survives in the Bollandist archives.<text:s/></text:span><text:span text:style-name="T552">It is this second copy that<text:s/></text:span><text:span text:style-name="T553">serve</text:span><text:span text:style-name="T554">s</text:span><text:span text:style-name="T555"><text:s/>as the textual basis for the</text:span><text:span text:style-name="T556"><text:s/>published<text:s/></text:span><text:span text:style-name="T557">edition</text:span><text:span text:style-name="T558">.</text:span></text:p></text:note-body></text:note></text:span><text:s/>The<text:s/>fifteenth-century humanist<text:s/>Bonino Mombrizio<text:s/>had earlier<text:s/>transcribed<text:s/>the same<text:s/>the codex<text:s/>for<text:s/>his<text:s/><text:span text:style-name="T559">Sanctuarium seu vitae Sanctorum</text:span><text:s/>(published<text:s/><text:span text:style-name="Emphasis">circa</text:span><text:s/>1480)<text:s/>but the codex he<text:s/>and the Bollandist<text:s/>used is now lost.<text:span text:style-name="FootnoteReference"><text:note text:note-class="footnote" text:id="_ftn31"><text:note-citation>32</text:note-citation><text:note-body><text:p text:style-name="Footnotes"><text:span text:style-name="T560"><text:s/></text:span><text:span text:style-name="T561">B</text:span><text:span text:style-name="T562">onino<text:s/></text:span><text:span text:style-name="T563">Mombrizio,<text:s/></text:span><text:span text:style-name="T564">San</text:span><text:span text:style-name="T565">c</text:span><text:span text:style-name="T566">tuarium seu Vitae sanctorum</text:span><text:span text:style-name="T567"><text:s/></text:span><text:span text:style-name="T568">(</text:span><text:span text:style-name="T569">Paris,<text:s/></text:span><text:span text:style-name="T570">Albertum Fontemoing</text:span><text:span text:style-name="T571">, 1910</text:span><text:span text:style-name="T572">)</text:span><text:span text:style-name="T573">,</text:span><text:span text:style-name="T574"><text:s/></text:span><text:span text:style-name="T575">II,<text:s/></text:span><text:span text:style-name="T576">549–51</text:span><text:span text:style-name="T577">;<text:s/></text:span>Id.,<text:s/><text:span text:style-name="T578">Sanctuarium seu vitae sanctorum</text:span><text:s/>(Mediolani, 1477),<text:s/>II,<text:s/><text:span text:style-name="T579">XXXX</text:span>.</text:p></text:note-body></text:note></text:span><text:s/>The only extant manuscript copy of the Vita is contained in the<text:s/><text:span text:style-name="T580">Leggendario bobbiese</text:span>, a late ninth-century codex from the monastery<text:s/><text:soft-page-break/>at Bobbio<text:s/>which<text:s/>collected<text:s/>approximately one hundred early medieval hagiographies. It<text:s/>is now housed in the Vatican Library.<text:span text:style-name="FootnoteReference"><text:note text:note-class="footnote" text:id="_ftn32"><text:note-citation>33</text:note-citation><text:note-body><text:p text:style-name="Footnotes"><text:span text:style-name="T581"><text:s/></text:span><text:span text:style-name="T582">BAV</text:span><text:span text:style-name="T583">, Archivio segreto,<text:s/></text:span><text:span text:style-name="T584">Vat.<text:s/></text:span><text:span text:style-name="T585">l</text:span><text:span text:style-name="T586">at</text:span><text:span text:style-name="T587">. 5771.<text:s/></text:span>The<text:s/><text:span text:style-name="T588">Vita</text:span><text:s/>of<text:s/>Syrus<text:s/>is<text:s/>transcribed<text:s/>on<text:s/>folios<text:s/>266r–268v and remains undocumented in the manuscript<text:s/>catalogue.<text:s/>For a summary of the contents of the<text:s/><text:span text:style-name="T589">Leggendario bobbiese</text:span><text:s/>see<text:s/>Nicholas Everett, ‘The earliest recension of the Life of St Sirus of Pavia (Vat. lat. 5771)’,<text:s/><text:span text:style-name="T590">Studi medievali</text:span><text:s/>43 (2002): 904–13.<text:s/>Everett dates the codex to the late ninth century.</text:p></text:note-body></text:note></text:span></text:p>
      <text:p text:style-name="Newparagraph">The<text:s/><text:span text:style-name="T591">Vita</text:span><text:s/>of Syrus<text:s/>begins<text:s/>an<text:s/>author<text:s/>named<text:s/>“<text:span text:style-name="T592">Pusillus</text:span>” describing himself as a person of meagre intelligence, neither educated nor particularly eloquent, and oppressed by the burden of his worldly sins.<text:span text:style-name="FootnoteReference"><text:note text:note-class="footnote" text:id="_ftn33"><text:note-citation>34</text:note-citation><text:note-body><text:p text:style-name="Footnotes"><text:s/><text:span text:style-name="T593">Vita Syri</text:span>, col. 481c: “<text:span text:style-name="T594">Idcirco ego Pusillus, Orthodoxus quidem Episcopus, nulla eloquentiae scientiaeque fultus doctrina, parvi quin imo ingenii…”</text:span><text:s/>I would suggest that the name<text:s/><text:span text:style-name="T595">Pusillus</text:span><text:s/>is merely a self-deprecating sobriquet that matches the tone in which the hagiographer addresses his intellectual shortcomings in the opening chapter.</text:p></text:note-body></text:note></text:span><text:s/>He sets out to<text:s/>recount<text:s/>the life of the blessed Syrus<text:s/>in order<text:s/>to improve<text:s/>the moral conduct of his community and<text:s/>cleanse<text:s/>his own spirit.<text:s/>He introduces the saint<text:s/>in the second chapter,<text:s/>noting<text:span text:style-name="T596"><text:s/>his birth</text:span><text:s/>in<text:s/>the rural village of<text:s/><text:span text:style-name="T597">Imiliana</text:span><text:span text:style-name="FootnoteReference"><text:note text:note-class="footnote" text:id="_ftn34"><text:note-citation>35</text:note-citation><text:note-body><text:p text:style-name="Footnotes"><text:s/>This is the present day<text:s/><text:span text:style-name="T598">Molassana</text:span><text:s/>or<text:s/><text:span text:style-name="T599">San Siro di Struppa</text:span>, approximately 10 km north-east of<text:s/>the city centre of<text:s/>Genoa<text:s/>The editor notes the existence of a house in<text:s/><text:span text:style-name="T600">Molassana</text:span><text:s/>claiming to be the historical home of the infant Syrus. I visited Molassana<text:s/>in the summer of 2017<text:s/>and<text:s/>confirmed<text:s/>the existence of the house, which<text:s/>was<text:s/>adorned with a historical plaque<text:s/>describing the residency of the saint, but<text:s/>the structure<text:s/>was clearly<text:s/>built<text:s/>in the nineteenth century.</text:p></text:note-body></text:note></text:span><text:span text:style-name="T601"><text:s/></text:span>that<text:s/>now houses an eponymous church dedicated to Syrus.<text:s/>At infancy the saint<text:s/>became<text:s/>an oblate to the bishop<text:s/>of Genoa named<text:s/>Felix<text:span text:style-name="FootnoteReference"><text:note text:note-class="footnote" text:id="_ftn35"><text:note-citation>36</text:note-citation><text:note-body><text:p text:style-name="Footnotes"><text:s/><text:span text:style-name="T602">Ferretto</text:span>,<text:s/>‘<text:span text:style-name="T603">I primordi e lo sviluppo del Cristianesimo in Liguria</text:span><text:span text:style-name="T604">’</text:span>,<text:s/>215–6, claims there was a Felix as bishop of Genoa<text:s/><text:span text:style-name="Emphasis">circa</text:span><text:s/>349–381 and vehemently counters earlier claims by the Bollandists that placed Felix<text:s/>as active in<text:s/>the late 400s. See Promis,<text:s/>‘<text:span text:style-name="T605">Legenda e inni</text:span><text:span text:style-name="T606">’</text:span>,<text:s/>359. Francesco<text:s/><text:span text:style-name="T607">Lanzoni</text:span><text:s/>argues that there is insufficient evidence<text:span text:style-name="T608">—</text:span><text:span text:style-name="T609">particularly</text:span><text:span text:style-name="T610"><text:s/>the lack of a<text:s/></text:span><text:span text:style-name="T611">Vita</text:span><text:span text:style-name="T612">—</text:span><text:s/>concerning Felix to make any claims regarding the date of his episcopate.<text:s/><text:span text:style-name="T613">See<text:s/></text:span><text:span text:style-name="T614">his<text:s/></text:span><text:span text:style-name="T615">Le diocesi d’Italia dalle origini al principio del secolo VII</text:span><text:span text:style-name="T616"><text:s/>(</text:span><text:span text:style-name="T617">Faenza, F. Lega, 1927</text:span><text:span text:style-name="T618">)</text:span><text:span text:style-name="T619">, 835–6.</text:span></text:p></text:note-body></text:note></text:span><text:s/><text:soft-page-break/>and<text:s/>later, as a young man, he<text:s/>was<text:s/>ordained as deacon.<text:span text:style-name="FootnoteReference"><text:note text:note-class="footnote" text:id="_ftn36"><text:note-citation>37</text:note-citation><text:note-body><text:p text:style-name="Footnotes"><text:s/>The hagiographer describes Syrus as “rising to the office of the ministry of the altar” (col. 481d: “<text:span text:style-name="T620">officio ministerii altaris sublimaret</text:span>”) which the Bollandist editor suggests as an indication that Syrus was “ordained a deacon by St Felix” (col. 481d: “<text:span text:style-name="T621">a S. Felice ordinatus Levita</text:span>”).</text:p></text:note-body></text:note></text:span><text:s/>The saint experienced<text:s/>his first miracle<text:s/>during<text:s/>a<text:s/>performance of the Eucharist ritual<text:s/>in Genoa.<text:s/>As the host<text:s/>was<text:s/>raised,<text:s/>Syrus<text:s/>observed<text:s/>a gleam of light shine forth from<text:s/>it, in<text:s/>which he glimpsed<text:s/>the right hand of God. Stunned by this<text:s/>miraculous apparition, he<text:s/>immediately<text:s/>prostrated<text:s/>himself upon the ground until Felix completed<text:s/>the Eucharist.</text:p>
      <text:p text:style-name="Newparagraph">Fearing that the miracle experienced by the Syrus would imbue him with an unholy sense of pride, and perhaps annoyed by his intrusion into the Eucharist ritual,<text:span text:style-name="FootnoteReference"><text:s/></text:span><text:span text:style-name="FootnoteReference"><text:note text:note-class="footnote" text:id="_ftn37"><text:note-citation>38</text:note-citation><text:note-body><text:p text:style-name="Footnotes"><text:s/>The Bollandist editor notes that the exile of Syrus was clearly a punishment for that untimely act of devotion (col. 483a: “<text:span text:style-name="T622">In poenam scilicet turbati per intempestivam istam religionem</text:span>”).</text:p></text:note-body></text:note></text:span><text:s/>the bishop Felix exiled<text:s/>him<text:s/>to<text:s/>the village of<text:s/><text:span text:style-name="T623">Matutiana</text:span>.<text:span text:style-name="T624"><text:note text:note-class="footnote" text:id="_ftn38"><text:note-citation>39</text:note-citation><text:note-body><text:p text:style-name="Footnotes"><text:s/>The village of Matutiana was located at the site of present-day San Remo, about 100 km east of Genoa. According to Antonio Canepa its first appears in the historical record in the early seventh<text:s/>century. See<text:s/><text:span text:style-name="T625">his ‘</text:span><text:span text:style-name="T626">Note storiche Sanremesi ubicazione e successive denominazioni dell’antica villa Matutiana</text:span><text:span text:style-name="T627">’,</text:span><text:span text:style-name="T628"><text:s/></text:span><text:span text:style-name="T629">Atti della società ligure di storia patria</text:span><text:span text:style-name="T630"><text:s/>1ª serie,<text:s/></text:span><text:span text:style-name="T631">52 (1924)</text:span><text:span text:style-name="T632">:</text:span><text:span text:style-name="T633"><text:s/>101</text:span><text:span text:style-name="T634">–</text:span><text:span text:style-name="T635">25.</text:span></text:p></text:note-body></text:note></text:span><text:s/>There<text:s/>Syrus would<text:s/>join<text:s/>a<text:s/>“vice-bishop”<text:s/>named<text:s/><text:span text:style-name="T636">Hormisdas</text:span><text:s/>and assist him in<text:s/>healing the sick and performing general good works.<text:span text:style-name="FootnoteReference"><text:note text:note-class="footnote" text:id="_ftn39"><text:note-citation>40</text:note-citation><text:note-body><text:p text:style-name="Footnotes"><text:s/><text:span text:style-name="T637">Hormisdas</text:span><text:s/>is described<text:s/>in the<text:s/><text:span text:style-name="T638">Vita</text:span><text:s/>as a<text:s/>“<text:span text:style-name="T639">coëpiscopum</text:span><text:span text:style-name="T640">.</text:span><text:span text:style-name="T641">”</text:span><text:s/>The Bollandist editor<text:s/>interprets this as equivalent to “chorespiscopus”, that is, a<text:s/>“vice-bishop”<text:s/>or<text:s/>rural deacon, whereas<text:s/>Francesco Lanzoni<text:s/>reads it literally as<text:s/>“fellow bishop.”<text:s/>Lanzoni connects this figure with the<text:s/>“beatus Hormisdas”<text:s/>mentioned in the<text:s/><text:span text:style-name="T642">Vita</text:span><text:s/>of St Romulus,<text:s/>who was<text:s/>buried<text:s/>“iuxta beatum Hormisdam”<text:s/>at Matutiana in the seventh century, and argues that both references concern the same person<text:span text:style-name="T643">.<text:s/></text:span>He further identifies Hormisdas as a bishop of Albenga, ordained by Felix of Genoa;<text:span text:style-name="T644"><text:s/>see Lanzoni,<text:s/></text:span><text:span text:style-name="T645">Le diocesi d’Italia</text:span>, 838.<text:s/>Lanzoni<text:s/>also<text:s/>concludes that this Hormisdas was most likely a bishop of Albenga<text:s/>and was<text:s/>ordained by Felix of Genoa.<text:s/>The same identification was already proposed by Mariano Grimaldi in his<text:span text:style-name="T646"><text:s/></text:span><text:span text:style-name="T647">Santuario dell’alma città di Genova, dove si contengono le vite de santi protettori e cittadini di essa</text:span><text:span text:style-name="T648"><text:s/></text:span><text:span text:style-name="T649">(Genova:<text:s/></text:span><text:span text:style-name="T650">Appress</text:span><text:span text:style-name="T651">o Giuseppe Pavoni, 1613), 184</text:span><text:span text:style-name="T652">.</text:span></text:p></text:note-body></text:note></text:span><text:s/>Their success in<text:s/>these deeds<text:s/><text:soft-page-break/>brought<text:s/>Syrus to the notice of<text:s/>an<text:s/>Imperial tax collector<text:s/>named<text:s/><text:span text:style-name="T653">Galio</text:span>, whose daughter had<text:s/>been possessed by a demon.<text:span text:style-name="FootnoteReference"><text:note text:note-class="footnote" text:id="_ftn40"><text:note-citation>41</text:note-citation><text:note-body><text:p text:style-name="Footnotes"><text:s/>The<text:s/>description<text:s/>of Galio<text:s/>as “<text:span text:style-name="T654">Galionis Fisci Exactoris</text:span>”<text:s/>indicates<text:s/>that he was an important Imperial official in the region.</text:p></text:note-body></text:note></text:span><text:s/>Syrus<text:s/>successfully<text:s/>exorcized<text:s/>the demon from the girl<text:s/>and the grateful Galio offered<text:s/>him<text:s/>a significant<text:s/>a grant of land<text:s/>for his service:<text:s/>a grant that<text:s/>included<text:s/>villages, tenants, and a chapel dedicated to<text:s/>St<text:s/>Peter, located<text:s/>around the present-day town of Taggia.<text:span text:style-name="FootnoteReference"><text:note text:note-class="footnote" text:id="_ftn41"><text:note-citation>42</text:note-citation><text:note-body><text:p text:style-name="Footnotes"><text:span text:style-name="T655"><text:s/></text:span><text:span text:style-name="T656">Vita Syri</text:span><text:span text:style-name="T657">, col. 481e: “Cui statim praefatus Galio curtem, quae Tabia nuncupatur, devotissime obtulit... cum massariciis, et familiis utriosque sexus suo iuri pertinentibus, cum capella inibi aedificata in honorem B. Petri...”</text:span><text:span text:style-name="T658"><text:s/>Taggia is located about 10</text:span><text:s/>km east of San Remo.</text:p></text:note-body></text:note></text:span><text:s/>The hagiographer is silent on whether Syrus accepted<text:s/>or refused<text:s/>the grant. After some unspecified time<text:s/>in<text:s/>Matutiana, Felix recalled<text:s/>Syrus to Genoa to assist him in<text:s/>“rescuing the commoners from error”: a phrase<text:s/>suggesting the persistence of<text:s/>Arian,<text:s/>or perhaps<text:s/>pagan,<text:s/>beliefs<text:s/>within the city.<text:span text:style-name="FootnoteReference"><text:note text:note-class="footnote" text:id="_ftn42"><text:note-citation>43</text:note-citation><text:note-body><text:p text:style-name="Footnotes"><text:span text:style-name="T659"><text:s/></text:span><text:span text:style-name="T660">Vita Syri</text:span><text:span text:style-name="T661">, col. 481e: “...</text:span><text:span text:style-name="T662">praedicatione sua plebem ab errore revocans</text:span><text:span text:style-name="T663">.</text:span><text:span text:style-name="T664">”</text:span><text:span text:style-name="T665"><text:tab/></text:span></text:p></text:note-body></text:note></text:span><text:s/>Their<text:s/>endeavours<text:s/>ultimately proved very successful: the hagiographer notes that the church was strengthened and flourished<text:s/>because of<text:s/>their combined efforts. Syrus<text:s/>was subsequently<text:s/>elevated<text:s/>with great public acclaim<text:s/>to the position of bishop<text:s/>upon the death of the blessed Felix.<text:span text:style-name="FootnoteReference"><text:note text:note-class="footnote" text:id="_ftn43"><text:note-citation>44</text:note-citation><text:note-body><text:p text:style-name="Footnotes"><text:span text:style-name="T666"><text:s/></text:span><text:span text:style-name="T667">Vita Syri</text:span><text:span text:style-name="T668">, col. 481f: “</text:span><text:span text:style-name="T669">Post haec autem cuncta Plebs Ianuensis urbis, unanimiter et consona voce, sanctum ministrum Syrum in Sacerdotem subrogaverunt</text:span><text:span text:style-name="T670">...”</text:span></text:p></text:note-body></text:note></text:span></text:p>
      <text:p text:style-name="Newparagraph">At this point the hagiographer reaches the central part of the Syrus legend: the freeing of Genoa from the threat of the basilisk. The<text:s/>inhabitants<text:s/>of Genoa are described as being afflicted—and<text:s/>dying in great<text:s/>number—by<text:s/>the breath of a basilisk lying in a well near the nave of the Basilica of the Apostles.<text:span text:style-name="FootnoteReference"><text:note text:note-class="footnote" text:id="_ftn44"><text:note-citation>45</text:note-citation><text:note-body><text:p text:style-name="Footnotes"><text:s/><text:span text:style-name="T671">This is<text:s/></text:span><text:span text:style-name="T672">the location</text:span><text:span text:style-name="T673"><text:s/>of</text:span><text:span text:style-name="T674"><text:s/></text:span><text:span text:style-name="T675">the Basilica di San Siro in modern</text:span><text:span text:style-name="T676">-day</text:span><text:span text:style-name="T677"><text:s/>Genoa.</text:span></text:p></text:note-body></text:note></text:span><text:s/>Syrus implored<text:s/>the citizens to pray and fast alongside him for three days, after which he led a<text:s/>procession<text:s/>of the faithful<text:s/>to the well containing the basilisk.<text:s/>Lowering<text:s/>a bucket into the well<text:s/>he<text:s/>ordered<text:s/>the basilisk to turn its breath upon itself and depart from the<text:s/><text:soft-page-break/>city.<text:s/>After returning the bucket<text:s/>to the surface, Syrus lifted it into the air at which point<text:s/>the<text:s/>beast<text:s/>leapt out<text:s/>and displayed<text:s/>its horrible appearance to the stunned congregation.<text:span text:style-name="FootnoteReference"><text:note text:note-class="footnote" text:id="_ftn45"><text:note-citation>46</text:note-citation><text:note-body><text:p text:style-name="Footnotes"><text:s/>The basilisk is described as a horrific creature with head having a crest in the likeness of a rooster.<text:s/><text:span text:style-name="T678">Vita<text:s/></text:span><text:span text:style-name="T679">Syri</text:span><text:span text:style-name="T680">, col. 482a: “</text:span><text:span text:style-name="T681">Erat autem nimis terribilis, cuius caput cristam habebat ad similitudinem galli</text:span><text:span text:style-name="T682">.”</text:span></text:p></text:note-body></text:note></text:span><text:s/>The<text:s/>appreciative<text:s/>crowd praised<text:s/>Syrus by singing Psalm 90:13 in unison—“thou shalt walk upon the asp and the basilisk, and thou shalt trample underfoot the lion and the dragon”<text:span text:style-name="FootnoteReference"><text:note text:note-class="footnote" text:id="_ftn46"><text:note-citation>47</text:note-citation><text:note-body><text:p text:style-name="Footnotes"><text:span text:style-name="T683"><text:s/></text:span><text:span text:style-name="T684">Vita Syri</text:span><text:span text:style-name="T685">, col. 482a: “Super aspidem et basiliscum ambulabis, et conculcabis leonem et draconem.”</text:span></text:p></text:note-body></text:note></text:span>—upon which<text:s/>the saint<text:s/>asked<text:s/>for silence and then<text:s/>again ordered<text:s/>the basilisk to return itself to the sea. Interestingly he<text:s/>did<text:s/>not kill<text:s/>the creature, but the hagiographer reiterates that, with its breath blocked by the invocations of Syrus,<text:s/>the basilisk<text:s/>no longer had the power to harm people.</text:p>
      <text:p text:style-name="Newparagraph">The narrative then<text:s/>leaps ahead<text:s/>to<text:s/>events<text:s/>immediately<text:s/>following the death of Syrus—which<text:s/>occurred<text:s/>on<text:s/>the<text:s/>sixth<text:s/>of<text:s/>July, the same day as the martyrdom of Peter and Paul—and in particular the<text:s/><text:span text:style-name="Emphasis">post</text:span><text:span text:style-name="Emphasis"><text:s/></text:span><text:span text:style-name="Emphasis">mortem</text:span><text:s/>miracle of the bloody shroud. As the pallbearers<text:s/>carried<text:s/>the<text:s/>body<text:s/>of Syrus<text:s/>from the chapel<text:s/>after his funeral,<text:s/>the saint<text:s/>was<text:s/>rushed<text:s/>upon<text:s/>by the massed crowd of mourners who attempt to tear away pieces of his clothing. This<text:s/>chaotic<text:s/>event<text:s/>was<text:s/>witnessed by a Libyan sailor who noticed<text:s/>that blood had<text:s/>begun to flow from the saint’s nose, upon which he,<text:s/>in a pious gesture,<text:s/>removed<text:s/>his turban and discreetly wiped<text:s/>up the offending<text:s/>substance. The sailor then returned<text:s/>to Libya—having completed his business in Genoa—and<text:s/>was<text:s/>immediately greeting by a throng of sick people who rejoiced<text:s/>upon<text:s/>his arrival,<text:s/>having been divinely forewarned about the relic<text:s/>in his possession. The sailor<text:s/>told<text:s/>the<text:s/>infirm crowd how<text:s/>he had wiped blood from the nose of Syrus and<text:s/>then<text:s/>produced<text:s/>the blood-stained<text:s/>cloth,<text:s/>which immediately<text:s/>healed<text:s/>who touched it. The<text:s/><text:span text:style-name="T686">Vita</text:span><text:s/>concludes with<text:s/>a<text:s/>local<text:s/>African bishop witnessing these post-mortem miracles, which inspired him to<text:s/>establish a local church in the name of<text:s/>St<text:s/>Syrus into<text:s/><text:soft-page-break/>which the contact relic<text:s/>was<text:s/>placed,<text:s/>and which continued<text:s/>to perform miracles for the residents of the unnamed Libyan community.<text:span text:style-name="FootnoteReference"><text:note text:note-class="footnote" text:id="_ftn47"><text:note-citation>48</text:note-citation><text:note-body><text:p text:style-name="Footnotes"><text:span text:style-name="T687"><text:s/></text:span><text:span text:style-name="T688">Vita Syri</text:span><text:span text:style-name="T689">,</text:span><text:span text:style-name="T690"><text:s/>col. 482e: “Quo viso Episcopus loci illius, una cum Christiana plebe, basilicam ad nomen eius fundaverunt: ibique sub tegmine templi sudarium condiderunt: de cuius tactu infirmi a languoribus curati sunt, et nunc usque in praesentem diem curantur.”</text:span></text:p></text:note-body></text:note></text:span></text:p>
      <text:h text:style-name="Heading1" text:outline-level="1">Dating the<text:s/><text:span text:style-name="T691">Vita</text:span>: Historiographical Approaches and Methodological Divergences</text:h>
      <text:p text:style-name="Paragraph"><text:span text:style-name="T692">The accurate dating of</text:span><text:span text:style-name="T693"><text:s/>the<text:s/></text:span><text:span text:style-name="T694">Vita</text:span><text:span text:style-name="T695"><text:s/>of St Syrus is crucial to understanding both its historical<text:s/></text:span><text:span text:style-name="T696">purpose</text:span><text:span text:style-name="T697"><text:s/>and the<text:s/></text:span><text:span text:style-name="T698">insights into the<text:s/></text:span><text:span text:style-name="T699">society it portrays.<text:s/></text:span><text:span text:style-name="T700">Four primary</text:span><text:span text:style-name="T701"><text:s/>attempts have been made to establish its chronology, each employing different<text:s/></text:span><text:span text:style-name="T702">approaches</text:span><text:span text:style-name="T703">. The Bollandist editor</text:span><text:span text:style-name="T704">, writing in the late<text:s/></text:span><text:span text:style-name="T705">seventeenth century</text:span><text:span text:style-name="T706">,<text:s/></text:span><text:span text:style-name="T707">used textual and philological comparison, attributing the</text:span><text:span text:style-name="T708"><text:s/>composition of the</text:span><text:span text:style-name="T709"><text:s/></text:span><text:span text:style-name="T710">Vita</text:span><text:span text:style-name="T711"><text:s/></text:span><text:span text:style-name="T712">to the eleventh century</text:span><text:span text:style-name="T713">. Arturo Ferretto</text:span><text:span text:style-name="T714">, writing in the early twentieth century,</text:span><text:span text:style-name="T715"><text:s/>combined linguistic and historical analysis to place its composition in the mid-fifth century.</text:span><text:span text:style-name="T716"><text:note text:note-class="footnote" text:id="_ftn48"><text:note-citation>49</text:note-citation><text:note-body><text:p text:style-name="Footnotes"><text:s/><text:span text:style-name="T717">Ferretto, ‘</text:span><text:span text:style-name="T718">I primordi e lo sviluppo del cristianesimo in Liguri</text:span><text:span text:style-name="T719">’, 171–856.</text:span></text:p></text:note-body></text:note></text:span><text:span text:style-name="T720"><text:s/>Giorgia Vocino</text:span><text:span text:style-name="T721">, writing in the early twenty-first century,</text:span><text:span text:style-name="T722"><text:s/>applied comparative textual and thematic analys</text:span><text:span text:style-name="T723">es</text:span><text:span text:style-name="T724"><text:s/>to situate the<text:s/></text:span><text:span text:style-name="T725">Vita</text:span><text:span text:style-name="T726"><text:s/>within the Carolingian period.</text:span><text:span text:style-name="T727"><text:note text:note-class="footnote" text:id="_ftn49"><text:note-citation>50</text:note-citation><text:note-body><text:p text:style-name="Footnotes"><text:s/>Giorgia Vocino,<text:s/><text:span text:style-name="T728">Santi e luoghi santi al servizio della politica carolingia (774–877). Vitae e Passiones del regno italico nel contesto europeo</text:span><text:s/>(Ph.D. Thesis, Università Ca’ Foscari, 2009), 258–67.</text:p></text:note-body></text:note></text:span><text:span text:style-name="T729"><text:s/></text:span><text:span text:style-name="T730">Antonio Placania, also writing in the writing in the early twenty-first century</text:span>, applied codicological, linguistic, and lexical analyses to<text:s/><text:span text:style-name="T731">to situate the<text:s/></text:span><text:span text:style-name="T732">Vita</text:span><text:span text:style-name="T733"><text:s/>within the Carolingian period</text:span><text:span text:style-name="T734">.</text:span><text:span text:style-name="T735"><text:note text:note-class="footnote" text:id="_ftn50"><text:note-citation>51</text:note-citation><text:note-body><text:p text:style-name="Footnotes"><text:s/>Antonio Placanica,<text:s/>‘Vita sancti Syri Genuensis episcopi antiquior (B.H.L. 7973),’<text:s/>in<text:s/><text:span text:style-name="T736">“Vera amicitia praecipuum munus”: contributi di cultura medievale e umanistica per Enrico Menestò</text:span><text:s/>(Firenze: Edizioni del Galluzzo per la Fondazione Franceschini, 2018), 21–81.</text:p></text:note-body></text:note></text:span><text:span text:style-name="T737"><text:s/></text:span>These<text:s/>analyses<text:s/>reveal how differing methodologies<text:s/>have produced contrasting interpretations of the<text:s/><text:span text:style-name="T738">Vita</text:span>’s origin and<text:s/>require<text:s/>a closer examination of the evidence and reasoning behind each approach<text:span text:style-name="T739">.</text:span></text:p>
      <text:soft-page-break/>
      <text:p text:style-name="Newparagraph"><text:span text:style-name="T740">The Bollandist editor noted that early modern Genoese tradition (writing in the late seventeenth century) attributed the<text:s/></text:span><text:span text:style-name="T741">Vita</text:span><text:span text:style-name="T742"><text:s/>of Syrus to Bishop Oberto, who served from 1052 to 1078. He accepted that Oberto was “most likely” the author while acknowledging that parts of the text appear much older.</text:span><text:span text:style-name="FootnoteReference"><text:note text:note-class="footnote" text:id="_ftn51"><text:note-citation>52</text:note-citation><text:note-body><text:p text:style-name="Footnotes"><text:span text:style-name="T743"><text:s/>Ibid., col. 481b: “</text:span><text:span text:style-name="T744">Auctore verosimiliter Oberto Epsic</text:span><text:span text:style-name="T745">.”</text:span><text:span text:style-name="T746"><text:tab/></text:span></text:p></text:note-body></text:note></text:span><text:span text:style-name="T747"><text:s/>Unaware of the earlier recension preserved in the<text:s/></text:span><text:span text:style-name="T748">Leggendario bobbiese</text:span><text:span text:style-name="T749">, he assumed that the version transcribed by Bonino Mombrizio was the earliest extant form of the<text:s/></text:span><text:span text:style-name="T750">Vita</text:span><text:span text:style-name="T751">. The passage he found hardest to reconcile with an eleventh-century authorship was the episode of the<text:s/></text:span><text:span text:style-name="T752">nauta Libycus</text:span><text:span text:style-name="T753">, or “Libyan sailor.” Believing that communication with North Africa would have been impossible after the Muslim conquest (an assumption not necessarily correct), the editor was troubled by the implausibility of a Libyan sailor active in Genoa who later founded a Christian church in Muslim North Africa. He proposed two rationalizations</text:span><text:span text:style-name="T754">: f</text:span><text:span text:style-name="T755">irst, that the story might have been copied from a much older source written before the Islamic conquest; and second, through a tenuous philological argument, that<text:s/></text:span><text:span text:style-name="T756">Libycus</text:span><text:span text:style-name="T757"><text:s/>might not refer to Africa at all but to<text:s/></text:span><text:span text:style-name="T758">Liburnum</text:span><text:span text:style-name="T759"><text:s/>(modern Livorno) or even to the<text:s/></text:span><text:span text:style-name="T760">Libici</text:span><text:span text:style-name="T761">, a northern Italian people mentioned by Livy and Pliny.</text:span><text:bookmark-start text:name="_Ref354101074"/><text:span text:style-name="FootnoteReference"><text:note text:note-class="footnote" text:id="_ftn52"><text:note-citation>53</text:note-citation><text:note-body><text:p text:style-name="Footnotes"><text:span text:style-name="T762"><text:s/>Ibid., col. 483e: “</text:span><text:span text:style-name="T763">nisi pro Libya velis Liburnum intelligere, portum Hetruriae eodem in littore. Fuerunt quidem et Libici in Italia transpadana, quorum urbs Vercellae Livio ac Plinio nominatae</text:span><text:span text:style-name="T764">…”</text:span></text:p></text:note-body></text:note></text:span><text:bookmark-end text:name="_Ref354101074"/><text:span text:style-name="T765"><text:s/>These conjectures, unsupported by manuscript evidence, can be</text:span><text:span text:style-name="T766"><text:s/>summarily</text:span><text:span text:style-name="T767"><text:s/>dismissed. The episode clearly troubled the Bollandist, who recognized its historical and linguistic inconsistencies but</text:span><text:span text:style-name="T768"><text:s/>nevertheless</text:span><text:span text:style-name="T769"><text:s/>remained convinced that the<text:s/></text:span><text:span text:style-name="T770">Vita</text:span><text:span text:style-name="T771"><text:s/>was written by</text:span><text:span text:style-name="T772"><text:s/></text:span><text:span text:style-name="T773">Bishop Oberto, or at least finalized<text:s/></text:span><text:span text:style-name="T774">during his episcopate</text:span><text:span text:style-name="T775">.</text:span></text:p>
      <text:p text:style-name="Newparagraph"><text:span text:style-name="T776">The Genoese historian and archivist Arturo Ferretto produced the first detailed study of the<text:s/></text:span><text:span text:style-name="T777">Vita</text:span><text:span text:style-name="T778"><text:s/>over a century ago. He dated its composition to the mid-fifth century and argued that the<text:s/></text:span><text:soft-page-break/><text:span text:style-name="T779">recension edited by the Bollandists was several copies removed from the original.</text:span><text:span text:style-name="FootnoteReference"><text:note text:note-class="footnote" text:id="_ftn53"><text:note-citation>54</text:note-citation><text:note-body><text:p text:style-name="Footnotes"><text:span text:style-name="T780"><text:s/>Ferretto,<text:s/></text:span><text:span text:style-name="T781">‘</text:span><text:span text:style-name="T782">I primordi e lo sviluppo del cristianesimo in Liguria</text:span><text:span text:style-name="T783">’</text:span><text:span text:style-name="T784">, 171–856.<text:s/></text:span><text:span text:style-name="T785">This extensive article contains an edition</text:span><text:s/>of BHL 7973 on pages 218–22. Ferretto provides no historical evidence on the existence of any previous versions of the hagiography.<text:s/><text:span text:style-name="T786">On Ferretto and his voluminous contributions to Ligurian history, see</text:span><text:span text:style-name="T787"><text:s/>Emilio Pandiani, ‘</text:span><text:span text:style-name="T788">Commemorazione di Arturo Ferretto</text:span><text:span text:style-name="T789">’,<text:s/></text:span><text:span text:style-name="T790">Miscellanea di storia Italiana</text:span><text:span text:style-name="T791"><text:s/></text:span><text:span text:style-name="T792">3ª serie, 22 (1931), 11–17.</text:span></text:p></text:note-body></text:note></text:span><text:span text:style-name="T793"><text:s/>His deduction rested on both historical and linguistic analysis. Beginning with the episode of the Libyan sailor, Ferretto claimed that its inclusion indicated a composition prior to the Muslim conquest of Africa, when the Roman Church still flourished<text:s/></text:span><text:span text:style-name="T794">in the region</text:span><text:span text:style-name="T795">. He proposed that the author<text:s/></text:span><text:span text:style-name="T796">composed the<text:s/></text:span><text:span text:style-name="T797">Vita</text:span><text:span text:style-name="T798"><text:s/>during the exodus of African bishops to Italy in the 430s, suggesting that these exiles might have informed him about the “bloody turban” and the African church dedicated to the saint.</text:span><text:span text:style-name="FootnoteReference"><text:note text:note-class="footnote" text:id="_ftn54"><text:note-citation>55</text:note-citation><text:note-body><text:p text:style-name="Footnotes"><text:s/>Ferretto, ‘I primordi e lo sviluppo del Cristianesimo in Liguria’, 222–3.</text:p></text:note-body></text:note></text:span><text:span text:style-name="T799"><text:s/></text:span><text:span text:style-name="T800">Ferretto also analyzed the<text:s/></text:span><text:span text:style-name="T801">Vita</text:span><text:span text:style-name="T802">’s language. He noted that in the early Church bishops often employed<text:s/></text:span><text:span text:style-name="T803">notarii</text:span><text:span text:style-name="T804"><text:s/>to record their acts, explaining the author’s emphasis on having the<text:s/></text:span><text:span text:style-name="T805">Vita</text:span><text:span text:style-name="T806"><text:s/>written by a<text:s/></text:span><text:span text:style-name="T807">notarius</text:span><text:span text:style-name="T808"><text:s/>in plain style.</text:span><text:span text:style-name="T809"><text:note text:note-class="footnote" text:id="_ftn55"><text:note-citation>56</text:note-citation><text:note-body><text:p text:style-name="Footnotes"><text:s/><text:span text:style-name="T810">Ibid.,<text:s/></text:span><text:span text:style-name="T811">223–4</text:span><text:span text:style-name="T812">;<text:s/></text:span><text:span text:style-name="T813">Vita<text:s/></text:span><text:span text:style-name="T814">Syri</text:span><text:span text:style-name="T815">, col 481c: “...</text:span><text:span text:style-name="T816">sed et meo Notario scribendam notavi; non in sublimitate, aut fallaci verborum adulatione, quibus semper veritas occulatatur ed defraudatur; sed tantummodo in simplicitate sermonum</text:span><text:span text:style-name="T817">..</text:span><text:span text:style-name="T818">.”;<text:s/></text:span><text:span text:style-name="T819">see also Everett on notaries here….</text:span></text:p></text:note-body></text:note></text:span><text:span text:style-name="T820"><text:s/>He</text:span><text:span text:style-name="T821"><text:s/></text:span><text:span text:style-name="T822">pointed to the frequent use of<text:s/></text:span><text:span text:style-name="T823">sacerdos</text:span><text:span text:style-name="T824"><text:s/>and<text:s/></text:span><text:span text:style-name="T825">sacerdotum</text:span><text:span text:style-name="T826"><text:s/>to denote bishops and episcopates, terms he believed typical of the fourth and fifth centuries, and to the word<text:s/></text:span><text:span text:style-name="T827">oraculum</text:span><text:span text:style-name="T828"><text:s/>for the chapel of St Syrus at Molassana</text:span><text:span text:style-name="T829">, a term</text:span><text:span text:style-name="T830"><text:s/>that would have been natural in late antiquity but anomalous in the eleventh century.</text:span><text:span text:style-name="FootnoteReference"><text:note text:note-class="footnote" text:id="_ftn56"><text:note-citation>57</text:note-citation><text:note-body><text:p text:style-name="Footnotes"><text:span text:style-name="T831"><text:s/></text:span><text:span text:style-name="T832">Ferretto</text:span><text:span text:style-name="T833">,<text:s/></text:span><text:span text:style-name="T834">‘</text:span><text:span text:style-name="T835">I primordi e lo sviluppo del cristianesimo in Liguria</text:span><text:span text:style-name="T836">’</text:span><text:span text:style-name="T837">,<text:s/></text:span><text:span text:style-name="T838">224.</text:span><text:span text:style-name="T839"><text:s/></text:span>The noun<text:s/><text:span text:style-name="T840">sacerdos</text:span><text:s/>appears eleven times in the hagiography, while<text:s/><text:span text:style-name="T841">sacerdotum</text:span><text:s/>appears seven times. The argument regarding the term<text:s/><text:span text:style-name="T842">oraculum</text:span><text:s/><text:span text:style-name="T843">is supported by Jan Frederick Niermeyer, ed.,<text:s/></text:span><text:span text:style-name="T844">Mediae Latinitatis lexicon minus</text:span><text:span text:style-name="T845">: A Medieval Latin-French/English Dictionary</text:span><text:span text:style-name="T846"><text:s/>(Leiden: Brill, 1976), 525–6, who does not provide any examples of the term used in this manner after the early 800s.</text:span></text:p></text:note-body></text:note></text:span><text:span text:style-name="T847"><text:s/>Finally, Ferretto observed that the text omits any mention of Bishop Landolfo’s translation of Syrus’s<text:s/></text:span><text:soft-page-break/><text:span text:style-name="T848">relics to San Lorenzo (1019–34), an omission he considered decisive against eleventh-century authorship.</text:span><text:span text:style-name="FootnoteReference"><text:note text:note-class="footnote" text:id="_ftn57"><text:note-citation>58</text:note-citation><text:note-body><text:p text:style-name="Footnotes"><text:span text:style-name="T849"><text:s/></text:span><text:span text:style-name="T850">Ferretto</text:span><text:span text:style-name="T851">,<text:s/></text:span><text:span text:style-name="T852">‘</text:span><text:span text:style-name="T853">I primordi e lo sviluppo del cristianesimo in Liguria</text:span><text:span text:style-name="T854">’</text:span><text:span text:style-name="T855">, 225</text:span><text:span text:style-name="T856">.<text:s/></text:span>On the translation of the relics by Landolfo in 1019, see<text:s/>Id., 430–1.</text:p></text:note-body></text:note></text:span><text:span text:style-name="T857"><text:s/>Having thus limited the composition to the fourth or fifth century, Ferretto made a speculative leap to identify the author</text:span><text:span text:style-name="T858">. C</text:span><text:span text:style-name="T859">iting a letter of Bishop Eusebius of Milan to Pope Leo I in 451<text:s/></text:span><text:span text:style-name="T860">and<text:s/></text:span><text:span text:style-name="T861">signed by<text:s/></text:span><text:span text:style-name="T862">bishop<text:s/></text:span><text:span text:style-name="T863">Pascasi</text:span><text:span text:style-name="T864">o</text:span><text:span text:style-name="T865"><text:s/>of Genoa, he noted that</text:span><text:span text:style-name="T866"><text:s/>the name</text:span><text:span text:style-name="T867"><text:s/></text:span><text:span text:style-name="T868">Pascasius</text:span><text:span text:style-name="T869"><text:s/>begins with the same letter as<text:s/></text:span><text:span text:style-name="T870">Pusillus</text:span><text:span text:style-name="T871"><text:s/></text:span><text:span text:style-name="T872">(</text:span><text:span text:style-name="T873">the name given</text:span><text:span text:style-name="T874"><text:s/>as the author</text:span><text:span text:style-name="T875"><text:s/>in the<text:s/></text:span><text:span text:style-name="T876">Vita</text:span><text:span text:style-name="T877">)</text:span><text:span text:style-name="T878"><text:s/>and concluded</text:span><text:span text:style-name="T879">,<text:s/></text:span><text:span text:style-name="T880">on this<text:s/></text:span><text:span text:style-name="T881">rather<text:s/></text:span><text:span text:style-name="T882">tenuous<text:s/></text:span><text:span text:style-name="T883">comparison</text:span><text:span text:style-name="T884">,<text:s/></text:span><text:span text:style-name="T885">that Pascasius was<text:s/></text:span><text:span text:style-name="T886">the</text:span><text:span text:style-name="T887"><text:s/>author</text:span><text:span text:style-name="T888"><text:s/>of the hagiography</text:span><text:span text:style-name="T889">.</text:span><text:span text:style-name="FootnoteReference"><text:note text:note-class="footnote" text:id="_ftn58"><text:note-citation>59</text:note-citation><text:note-body><text:p text:style-name="Footnotes"><text:s/>Ibid., 225–6. The letter to Leo is the one and only mention (as far as I am aware) of Pascasio in the historical record.<text:s/></text:p></text:note-body></text:note></text:span></text:p>
      <text:p text:style-name="Newparagraph">The<text:s/><text:span text:style-name="T890">Vita</text:span><text:s/>of Syrus<text:s/>returned to<text:s/>the<text:s/>historiographical<text:s/>shadows for<text:s/>most of<text:s/>the<text:s/>twentieth<text:s/>century,<text:s/>but<text:s/>it has<text:s/>slowly<text:s/>re-emerged<text:s/>within<text:s/>several recent studies. In 1988 Jean-Charles Picard briefly<text:s/>described<text:s/>the<text:s/><text:span text:style-name="T891">Vita</text:span><text:s/>in his discussion on the cult of<text:s/>St<text:s/>Syrus and, unlike Ferretto and the Bollandists, noted<text:s/>its appearance in Vat. lat. 5771. This led him to<text:s/>suggest<text:s/>a<text:s/><text:span text:style-name="T892">terminus ante quem</text:span><text:s/>in the late<text:s/>ninth century.<text:span text:style-name="FootnoteReference"><text:note text:note-class="footnote" text:id="_ftn59"><text:note-citation>60</text:note-citation><text:note-body><text:p text:style-name="Footnotes"><text:span text:style-name="T893"><text:s/>J</text:span><text:span text:style-name="T894">ean</text:span><text:span text:style-name="T895">-C</text:span><text:span text:style-name="T896">harles</text:span><text:span text:style-name="T897"><text:s/>Picard,<text:s/></text:span><text:span text:style-name="T898">Le souvenir des évêques : sépultures, listes épiscopales et culte des évêques en Italie du Nord des origines au Xe siècle</text:span><text:span text:style-name="T899"><text:s/>(</text:span><text:span text:style-name="T900">Rome</text:span><text:span text:style-name="T901">:</text:span><text:span text:style-name="T902"><text:s/></text:span><text:span text:style-name="T903">École française de Rome</text:span><text:span text:style-name="T904">, 1990</text:span><text:span text:style-name="T905">)</text:span><text:span text:style-name="T906">, 601–3.</text:span></text:p></text:note-body></text:note></text:span><text:s/>In 2002 Nicholas Everett mentioned<text:s/>the<text:s/><text:span text:style-name="T907">Vita</text:span><text:s/>of Syrus in his examination of the<text:s/><text:span text:style-name="T908">Vita</text:span><text:s/>of<text:s/><text:span text:style-name="T909">Sirus</text:span><text:s/>of Pavia, the earliest recension of which was also contained in the<text:s/>same<text:s/>Bobbio<text:s/>codex. He notes the vagueness of the reference to the African church, suggesting that a composition contemporaneous with the Christian presence on the continent would have likely provided the name of the town or church,<text:s/>and<text:s/>thus raising issues with<text:s/>Ferreto’s<text:s/>fifth<text:s/>century dating.<text:span text:style-name="FootnoteReference"><text:note text:note-class="footnote" text:id="_ftn60"><text:note-citation>61</text:note-citation><text:note-body><text:p text:style-name="Footnotes"><text:s/>Everett,<text:s/>‘The earliest recension of the Life of St Sirus’, 907.</text:p></text:note-body></text:note></text:span><text:s/>In<text:s/>2003<text:s/>Maria Gabriella Angeli Bertinelli<text:s/>also<text:s/>mentioned<text:s/>the Bobbio codex but<text:s/>her study<text:s/>generally<text:s/>retraces<text:s/>the analysis of Ferretto, arguing for an initial version composed by Pascasio that was copied an indeterminate number of times,<text:s/>resulting in<text:s/><text:soft-page-break/><text:span text:style-name="T910">Vita sancti Syri</text:span><text:s/>of Vat. lat. 5771, which was then finally copied by the Genoese bishop Oberto.<text:span text:style-name="FootnoteReference"><text:note text:note-class="footnote" text:id="_ftn61"><text:note-citation>62</text:note-citation><text:note-body><text:p text:style-name="Footnotes"><text:s/>Angeli Bertinelli,<text:s/>‘<text:span text:style-name="T911">Genova, fra Liguri e Romani, nell’Antichità</text:span><text:span text:style-name="T912">’</text:span>, 91–6.</text:p></text:note-body></text:note></text:span><text:s/>This was the state of Syrus scholarship at the end of the twentieth-century.</text:p>
      <text:p text:style-name="Newparagraph"><text:span text:style-name="T913">In her doctoral thesis</text:span><text:span text:style-name="T914"><text:s/></text:span>on saints and holy places in the Carolingian Empire<text:span text:style-name="T915">, Giorgia Vocino re-examined<text:s/></text:span>the<text:s/><text:span text:style-name="T916">Vita</text:span><text:s/>of Syrus t<text:span text:style-name="T917">o determine whether it should be<text:s/></text:span><text:span text:style-name="T918">placed</text:span><text:span text:style-name="T919"><text:s/>within the Carolingian tradition of episcopal hagiography. Building on the recognition by Jean-Charles Picard and Nicholas Everett of the existence of two distinct recensions</text:span><text:span text:style-name="T920"><text:s/>of the<text:s/></text:span><text:span text:style-name="T921">Vita</text:span><text:span text:style-name="T922">, she compared the version preserved in the<text:s/></text:span><text:span text:style-name="T923">Acta Sanctorum</text:span><text:span text:style-name="T924"><text:s/>with that contained in the ninth-century<text:s/></text:span><text:span text:style-name="T925">Leggendario bobbiese</text:span><text:span text:style-name="T926">.</text:span><text:span text:style-name="FootnoteReference"><text:note text:note-class="footnote" text:id="_ftn62"><text:note-citation>63</text:note-citation><text:note-body><text:p text:style-name="Footnotes"><text:s/>Giorgia Vocino,<text:s/><text:span text:style-name="T927">Santi e luoghi santi</text:span>, 258–67.</text:p></text:note-body></text:note></text:span><text:span text:style-name="T928"><text:s/></text:span>Although the two versions are textually very close, sharing<text:s/>most of<text:s/>the narrative sequence and wording<text:span text:style-name="T929">,</text:span><text:span text:style-name="T930"><text:s/></text:span><text:span text:style-name="T931">Vocino<text:s/></text:span>identified a crucial<text:s/>divergence that significantly alters previous interpretations<text:span text:style-name="T932">. The<text:s/></text:span><text:span text:style-name="T933">entire<text:s/></text:span><text:span text:style-name="T934">section</text:span><text:span text:style-name="T935"><text:s/>describing<text:s/></text:span><text:span text:style-name="T936">the events during<text:s/></text:span><text:span text:style-name="T937">Syrus’s exile to San Remo</text:span><text:span text:style-name="T938"><text:s/></text:span><text:span text:style-name="T939">is absent from the Bobbi</text:span><text:span text:style-name="T940">o</text:span><text:span text:style-name="T941"><text:s/>codex</text:span><text:span text:style-name="T942"><text:s/>and as such,<text:s/></text:span><text:span text:style-name="T943">the<text:s/></text:span><text:span text:style-name="T944">identification of the</text:span><text:span text:style-name="T945"><text:s/></text:span><text:span text:style-name="T946">coepiscopus</text:span><text:span text:style-name="T947"><text:s/>Hormisdas, the exorcism of<text:s/></text:span><text:span text:style-name="T948">the daughter of<text:s/></text:span><text:span text:style-name="T949">Galio, and the donation of property</text:span><text:span text:style-name="T950"><text:s/>were not conveyed in the earliest recension.</text:span><text:span text:style-name="FootnoteReference"><text:note text:note-class="footnote" text:id="_ftn63"><text:note-citation>64</text:note-citation><text:note-body><text:p text:style-name="Footnotes"><text:span text:style-name="T951"><text:s/>Ibid., 261–2. The entire third chapter of the<text:s/></text:span><text:span text:style-name="T952">Vita</text:span><text:span text:style-name="T953"><text:s/>is not part of the earlier manuscript and in its stead is the following prosaic account. Vat. lat. 5771, f. 267: “</text:span><text:span text:style-name="T954">Quod vir dei non egre ferens, iussu patris laetus, ad locum qui vocatur matuciana perrexit ibique assiduis orationibus<text:s/></text:span>vacabat<text:span text:style-name="T955"><text:s/>ita ut eius suffragiis egris salus prestaretur. Et post dies non multos pater ministrum precepit reverti</text:span><text:span text:style-name="T956">.”</text:span></text:p></text:note-body></text:note></text:span><text:s/><text:span text:style-name="T957"><text:s/>This leaves</text:span><text:span text:style-name="T958"><text:s/>only a single miracle performed by Syrus during his lifetime—the banishing of the basilisk—while retaining the<text:s/></text:span><text:span text:style-name="T959">post mortem</text:span><text:span text:style-name="T960"><text:s/>contact miracles associated with his bloody turban. On the basis of these textual divergences and<text:s/></text:span><text:span text:style-name="T961">her</text:span><text:span text:style-name="T962"><text:s/>linguistic and thematic analys</text:span><text:span text:style-name="T963">e</text:span><text:span text:style-name="T964">s, Vocino situates the composition of the original<text:s/></text:span><text:span text:style-name="T965">Vita</text:span><text:span text:style-name="T966"><text:s/>within a broad chronological span extending from the late sixth to the first half of the ninth<text:s/></text:span><text:span text:style-name="T967">century but</text:span><text:span text:style-name="T968"><text:s/>concludes that the preponderance evidence points to<text:s/></text:span><text:span text:style-name="T969">its composition during the Carolingian era</text:span><text:span text:style-name="T970">.</text:span></text:p>
      <text:soft-page-break/>
      <text:p text:style-name="Newparagraph"><text:span text:style-name="T971">Vocino interprets the<text:s/></text:span><text:span text:style-name="T972">episode</text:span><text:span text:style-name="T973"><text:s/>of the basilisk as an allegory of Arian heresy, consistent with other late-antique anti-Arian hagiographies such as the<text:s/></text:span><text:span text:style-name="T974">Vita</text:span><text:span text:style-name="T975"><text:s/>of Eusebius of Vercelli. She notes that the self-description</text:span><text:span text:style-name="T976"><text:s/>of the author</text:span><text:span text:style-name="T977"><text:s/>as<text:s/></text:span><text:span text:style-name="T978">orthodoxus, catholicus fidei et amator rectae</text:span><text:span text:style-name="T979"><text:s/>implies the presence of doctrinal error, giving the text a polemical tone, and accordingly proposes the<text:s/></text:span><text:span text:style-name="T980">Dialogues</text:span><text:span text:style-name="T981"><text:s/>of Gregory the Great as a<text:s/></text:span><text:span text:style-name="T982">terminus post quem</text:span><text:span text:style-name="T983">.</text:span><text:span text:style-name="FootnoteReference"><text:note text:note-class="footnote" text:id="_ftn64"><text:note-citation>65</text:note-citation><text:note-body><text:p text:style-name="Footnotes"><text:s/><text:span text:style-name="T984">Vita Syri</text:span>, col. 481b. That is, the suggestion of an orthodox faith implies the existence of a non-orthodox faith; see<text:s/>Vocino,<text:span text:style-name="T985"><text:s/>Santi e luoghi santi</text:span>, 263.</text:p></text:note-body></text:note></text:span><text:span text:style-name="T986"><text:s/>She observes that while<text:s/></text:span>Gregory mentions the church of St Syrus in the<text:s/><text:span text:style-name="T987">Dialogues</text:span><text:s/>(when discussing the corrupt rector Valentinus)<text:s/>he makes<text:s/>no reference to the basilisk episode<text:s/>and argues that he would have mentioned such<text:s/>a striking miracle<text:s/>if it had already been known.<text:span text:style-name="FootnoteReference"><text:note text:note-class="footnote" text:id="_ftn65"><text:note-citation>66</text:note-citation><text:note-body><text:p text:style-name="Footnotes"><text:s/>Vocino,<text:span text:style-name="T988"><text:s/>Santi e luoghi santi</text:span>, 263. The reference is Gregory the Great,<text:s/><text:span text:style-name="T989">Dialogues</text:span>, IV.55.</text:p></text:note-body></text:note></text:span><text:s/><text:span text:style-name="T990">Comparing the<text:s/></text:span><text:span text:style-name="T991">Vita</text:span><text:span text:style-name="T992"><text:s/></text:span><text:span text:style-name="T993">of Syrus<text:s/></text:span><text:span text:style-name="T994">with the<text:s/></text:span><text:span text:style-name="T995">Vita<text:s/></text:span><text:span text:style-name="T996">of Pavia, Vocino concludes that the two are contemporaneous products of the Carolingian renewal of episcopal hagiography</text:span><text:span text:style-name="T997">, noting that t</text:span><text:span text:style-name="T998">he relationship between Felix and Syrus deliberately inverts that of Sirus and Iventius to<text:s/></text:span><text:span text:style-name="T999">rhetorically<text:s/></text:span><text:span text:style-name="T1000">assert<text:s/></text:span><text:span text:style-name="T1001">the</text:span><text:span text:style-name="T1002"><text:s/>apostolic legitimacy<text:s/></text:span><text:span text:style-name="T1003">of Genoa<text:s/></text:span><text:span text:style-name="T1004">over Pavi</text:span><text:span text:style-name="T1005">a</text:span><text:span text:style-name="T1006">.</text:span><text:span text:style-name="FootnoteReference"><text:note text:note-class="footnote" text:id="_ftn66"><text:note-citation>67</text:note-citation><text:note-body><text:p text:style-name="Footnotes"><text:s/>Vocino,<text:span text:style-name="T1007"><text:s/>Santi e luoghi santi</text:span>, 270–1; furthermore, she suggests the analogue between the two texts was recognized by the compiler in Bobbio,<text:s/>who<text:s/>deliberately<text:s/>placed the two texts sequentially in the Lat. vat. 5771 codex.</text:p></text:note-body></text:note></text:span><text:span text:style-name="T1008"><text:s/>Her dating rests on cumulative evidence</text:span><text:span text:style-name="T1009"><text:s/>by noting the following:<text:s/></text:span><text:span text:style-name="T1010">the<text:s/></text:span><text:span text:style-name="T1011">oblatio puerorum</text:span><text:span text:style-name="T1012"><text:s/>motif, which presupposes Carolingian ecclesiastical norms;<text:s/></text:span><text:span text:style-name="T1013">the presence<text:s/></text:span><text:span text:style-name="T1014">Carolingian administrative vocabulary such as<text:s/></text:span><text:span text:style-name="T1015">curtes cum massariciis</text:span><text:span text:style-name="T1016">;<text:s/></text:span><text:span text:style-name="T1017">and<text:s/></text:span><text:span text:style-name="T1018">stylistic and ideological affinities with ninth-century episcopal<text:s/></text:span><text:span text:style-name="T1019">Vitae</text:span><text:span text:style-name="T1020"><text:s/>from Milan, Brescia, and Pavia</text:span><text:span text:style-name="T1021">. Vocino<text:s/></text:span>sees the<text:s/><text:span text:style-name="T1022">Vita</text:span><text:s/>of St Syrus as belonging to a Carolingian<text:s/>traditional<text:s/>of hagiographical writing that functioned as a form of institutional self-promotion and political legitimation under Frankish rule<text:s/><text:soft-page-break/>and therefore<text:s/><text:span text:style-name="T1023">situates the<text:s/></text:span><text:span text:style-name="T1024">Vita</text:span><text:span text:style-name="T1025">’s<text:s/></text:span><text:span text:style-name="T1026">composition</text:span><text:span text:style-name="T1027"><text:s/>within the Carolingian era (ca. 774–877), while acknowledging that it may incorporate earlier narrative traditions.</text:span></text:p>
      <text:p text:style-name="P1028">+++ ADD PLACANIA HERE +++</text:p>
      <text:p text:style-name="Newparagraph"><text:span text:style-name="T1029">Antoni</text:span><text:span text:style-name="T1030">o<text:s/></text:span><text:span text:style-name="T1031">Placanica</text:span><text:span text:style-name="T1032">, writing about a decade after Vocino, provides a sustained</text:span><text:span text:style-name="T1033"><text:s/>philological and<text:s/></text:span><text:span text:style-name="T1034">codicological</text:span><text:span text:style-name="T1035"><text:s/>study of the<text:s/></text:span><text:span text:style-name="T1036">Vita</text:span><text:span text:style-name="T1037">. He argues that the<text:s/></text:span><text:span text:style-name="T1038">Vita</text:span><text:span text:style-name="T1039"><text:s/>is a composite text whose earliest layer was composed between the late seventh and early eighth centuries</text:span><text:span text:style-name="T1040"><text:s/>during the period of Lombard Genoa</text:span><text:span text:style-name="T1041">, and that<text:s/></text:span><text:span text:style-name="T1042">the inserted section identified by Vocino<text:s/></text:span><text:span text:style-name="T1043">was<text:s/></text:span><text:span text:style-name="T1044">added</text:span><text:span text:style-name="T1045"><text:s/>during the tenth century when the Genoese Church sought to consolidate its territorial and spiritual patrimony. Placanica begins by confronting the fundamental difficulty of reconstructing the early episcopal chronology of Genoa, which even by the thirteenth century had fallen into obscurity.<text:s/></text:span><text:span text:style-name="T1046">The</text:span><text:span text:style-name="T1047"><text:s/>famed chronicler<text:s/></text:span><text:span text:style-name="T1048">Jaco</text:span><text:span text:style-name="T1049">po</text:span><text:span text:style-name="T1050"><text:s/>de<text:s/></text:span><text:span text:style-name="T1051">Varazze</text:span><text:span text:style-name="T1052"><text:s/></text:span><text:span text:style-name="T1053">admitted that the names and<text:s/></text:span><text:span text:style-name="T1054">episcopates</text:span><text:span text:style-name="T1055"><text:s/>of<text:s/></text:span><text:span text:style-name="T1056">the early medieval<text:s/></text:span><text:span text:style-name="T1057">bishops were</text:span><text:span text:style-name="T1058"><text:s/>already</text:span><text:span text:style-name="T1059"><text:s/>lost</text:span><text:span text:style-name="T1060"><text:s/>by the thirteenth century<text:s/></text:span><text:span text:style-name="T1061">in his<text:s/></text:span><text:span text:style-name="T1062">Chronica civitatis Ianuensis</text:span><text:s/>and<text:span text:style-name="T1063"><text:s/>only<text:s/></text:span><text:span text:style-name="T1064">identifies</text:span><text:span text:style-name="T1065"><text:s/></text:span><text:span text:style-name="T1066">Valentinus, Felix, Syrus, and Romulus</text:span><text:span text:style-name="T1067"><text:s/>from this period</text:span><text:span text:style-name="T1068">.</text:span><text:span text:style-name="T1069"><text:note text:note-class="footnote" text:id="_ftn67"><text:note-citation>68</text:note-citation><text:note-body><text:p text:style-name="Footnotes"><text:s/><text:span text:style-name="T1070">Jacopo</text:span><text:span text:style-name="T1071"><text:s/>da</text:span><text:span text:style-name="T1072"><text:s/>Varazze</text:span><text:span text:style-name="T1073">,<text:s/></text:span><text:span text:style-name="T1074">Chronica civitatis Ianuensis ab origine urbis usque ad annum MCCXCVII</text:span><text:span text:style-name="T1075">, ed. Giovanni Monleone (Roma:<text:s/></text:span><text:span text:style-name="T1076">Tipografia del Senato</text:span><text:span text:style-name="T1077">, 1941),<text:s/></text:span><text:span text:style-name="T1078">230–54. Placania notes that these were obtained from Jacopo’s reading the<text:s/></text:span><text:span text:style-name="T1079">Vita</text:span><text:span text:style-name="T1080"><text:s/>of Syrus and from the<text:s/></text:span><text:span text:style-name="T1081">Dialogues</text:span><text:span text:style-name="T1082"><text:s/>of Gregory.</text:span></text:p></text:note-body></text:note></text:span><text:span text:style-name="T1083"><text:s/>Placanica next situates the<text:s/></text:span><text:span text:style-name="T1084">Vita<text:s/></text:span><text:span text:style-name="T1085">within a small pre-Varagine<text:s/></text:span><text:span text:style-name="T1086">Genoese<text:s/></text:span><text:span text:style-name="T1087">hagiographic corpus that included<text:s/></text:span><text:span text:style-name="T1088">the</text:span><text:span text:style-name="T1089"><text:s/></text:span><text:span text:style-name="T1090">Sermo de Sancto Valentino</text:span><text:span text:style-name="T1091"><text:s/>(BHL 8458) and a<text:s/></text:span><text:span text:style-name="T1092">Vita Sancti Romuli</text:span><text:span text:style-name="T1093"><text:s/>(BHL 7335).</text:span><text:span text:style-name="T1094"><text:note text:note-class="footnote" text:id="_ftn68"><text:note-citation>69</text:note-citation><text:note-body><text:p text:style-name="Footnotes"><text:s/>… refs for these two…</text:p></text:note-body></text:note></text:span><text:span text:style-name="T1095"><text:s/></text:span><text:span text:style-name="T1096">He</text:span><text:span text:style-name="T1097"><text:s/>reconstructs a long textual genealogy demonstrating that all later copies ultimately depend on the ninth-century<text:s/></text:span><text:span text:style-name="T1098">Bobbio</text:span><text:span text:style-name="T1099"><text:s/>codex,<text:s/></text:span><text:span text:style-name="T1100">which was<text:s/></text:span><text:span text:style-name="T1101">written in a Carolingian-minuscule hand but preserv</text:span><text:span text:style-name="T1102">es</text:span><text:span text:style-name="T1103"><text:s/>earlier orthography.</text:span></text:p>
      <text:soft-page-break/>
      <text:p text:style-name="Newparagraph"><text:span text:style-name="T1104">Placanica then employs a<text:s/></text:span><text:span text:style-name="T1105">rigorous</text:span><text:span text:style-name="T1106"><text:s/>linguistic and stylistic analysis</text:span><text:span text:style-name="T1107"><text:s/>of the<text:s/></text:span><text:span text:style-name="T1108">Vita</text:span><text:span text:style-name="T1109"><text:s/>to suggest</text:span><text:span text:style-name="T1110"><text:s/>a vocabulary and syntax characteristic of seventh</text:span><text:span text:style-name="T1111"><text:s/>and</text:span><text:span text:style-name="T1112"><text:s/>eighth-century ecclesiastical Latin</text:span><text:span text:style-name="T1113">.</text:span><text:span text:style-name="T1114"><text:note text:note-class="footnote" text:id="_ftn69"><text:note-citation>70</text:note-citation><text:note-body><text:p text:style-name="Footnotes"><text:s/>…<text:span text:style-name="T1115"><text:s/></text:span><text:span text:style-name="T1116">Thesaurus Linguae Latinae, Blaise’s Dictionnaire latin-français des auteurs chrétiens, and the Latinitatis Italicae medii aevi Lexicon</text:span></text:p></text:note-body></text:note></text:span><text:span text:style-name="T1117"><text:s/>He<text:s/></text:span><text:span text:style-name="T1118">suggests that</text:span><text:span text:style-name="T1119"><text:s/>the hagiographer’s</text:span><text:span text:style-name="T1120"><text:s/>preference for words such as<text:s/></text:span><text:span text:style-name="T1121">antistes</text:span><text:span text:style-name="T1122"><text:s/>and<text:s/></text:span><text:span text:style-name="T1123">sacerdos</text:span><text:span text:style-name="T1124">, the use of<text:s/></text:span><text:span text:style-name="T1125">the term<text:s/></text:span><text:span text:style-name="T1126">vocatio</text:span><text:span text:style-name="T1127"><text:s/>to denote death, and paratactic constructions devoid of subordinating conjunctions all reflect<text:s/></text:span><text:span text:style-name="T1128">an</text:span><text:span text:style-name="T1129"><text:s/>idiom that had not yet undergone the linguistic reforms of the Carolingian Renaissance.</text:span><text:span text:style-name="T1130"><text:note text:note-class="footnote" text:id="_ftn70"><text:note-citation>71</text:note-citation><text:note-body><text:p text:style-name="Footnotes"><text:s/></text:p></text:note-body></text:note></text:span><text:span text:style-name="T1131"><text:s/></text:span><text:span text:style-name="T1132"><text:s/>Planicana also notes the</text:span><text:span text:style-name="T1133"><text:s/>persistence of Byzantine administrative terminology, such as<text:s/></text:span><text:span text:style-name="T1134">fiscus</text:span><text:span text:style-name="T1135"><text:s/>and<text:s/></text:span><text:span text:style-name="T1136">exactor</text:span><text:span text:style-name="T1137">, and the absence of later feudal or monastic diction. These features, combined with the absence of rhythmic prose or standardized orthography, point to a composition rooted in the late-antique rhetorical continuum of northern Italy rather than in the reforming Latin of the ninth century. Placanica then<text:s/></text:span><text:span text:style-name="T1138">provides a comparative analysis to illustrate</text:span><text:span text:style-name="T1139"><text:s/>that the structure of the<text:s/></text:span><text:span text:style-name="T1140">Vita<text:s/></text:span><text:span text:style-name="T1141">of Syrus</text:span><text:span text:style-name="T1142">—</text:span><text:span text:style-name="T1143">the</text:span><text:span text:style-name="T1144"><text:s/>oblation<text:s/></text:span><text:span text:style-name="T1145">of the saint<text:s/></text:span><text:span text:style-name="T1146">as a child, his exile to Matutiana,<text:s/></text:span><text:span text:style-name="T1147">his miracles among the sick</text:span><text:span text:style-name="T1148">, and his triumph over the basilisk—parallels<text:s/></text:span><text:span text:style-name="T1149">similar tropes in<text:s/></text:span><text:span text:style-name="T1150">sixth and seventh-century Lombard</text:span><text:span text:style-name="T1151"><text:s/></text:span><text:span text:style-name="T1152">hagiographies such as the<text:s/></text:span><text:span text:style-name="T1153">Vita<text:s/></text:span><text:span text:style-name="T1154">of Syrus of Pavia<text:s/></text:span><text:span text:style-name="T1155">and the<text:s/></text:span><text:span text:style-name="T1156">Vita<text:s/></text:span><text:span text:style-name="T1157">of<text:s/></text:span><text:span text:style-name="T1158">Philastrius</text:span><text:span text:style-name="T1159"><text:s/>of Brescia.</text:span><text:span text:style-name="T1160"><text:note text:note-class="footnote" text:id="_ftn71"><text:note-citation>72</text:note-citation><text:note-body><text:p text:style-name="Footnotes"><text:s/></text:p></text:note-body></text:note></text:span><text:span text:style-name="T1161"><text:s/></text:span><text:span text:style-name="T1162">He synthesizes this</text:span><text:span text:style-name="T1163"><text:s/>codicological, linguistic, and contextual evidence<text:s/></text:span><text:span text:style-name="T1164">to</text:span><text:span text:style-name="T1165"><text:s/>suggest a composition in the late seventh or early eighth centur</text:span><text:span text:style-name="T1166">y, during the period of Lombard Genoa</text:span><text:span text:style-name="T1167">.</text:span></text:p>
      <text:p text:style-name="Newparagraph"><text:span text:style-name="T1168">The analysis of this section illustrates</text:span><text:span text:style-name="T1169"><text:s/>numerous strategies to date the composition of the Vita of<text:s/></text:span><text:span text:style-name="T1170">St Syrus</text:span><text:span text:style-name="T1171">. The Bollandists placed it</text:span><text:span text:style-name="T1172"><text:s/></text:span><text:span text:style-name="T1173">in<text:s/></text:span><text:span text:style-name="T1174">the eleventh-century hagiographic tradition,<text:s/></text:span><text:span text:style-name="T1175">while Arturo<text:s/></text:span><text:span text:style-name="T1176">Ferretto argued for a much earlier late</text:span><text:span text:style-name="T1177"><text:s/></text:span><text:span text:style-name="T1178">antique composition,<text:s/></text:span><text:span text:style-name="T1179">with</text:span><text:span text:style-name="T1180"><text:s/>Giorgio<text:s/></text:span><text:span text:style-name="T1181">Vocino</text:span><text:span text:style-name="T1182"><text:s/></text:span><text:span text:style-name="T1183">advocating for a Carolingian redaction of the text and</text:span><text:span text:style-name="T1184"><text:s/>Antonio Placania<text:s/></text:span><text:span text:style-name="T1185">for its composition<text:s/></text:span><text:soft-page-break/><text:span text:style-name="T1186">during the Lombard period</text:span><text:span text:style-name="T1187">.</text:span><text:span text:style-name="T1188"><text:s/>This paper acknowledges the vital insights provided by these studies but offers</text:span><text:span text:style-name="T1189"><text:s/>a<text:s/></text:span><text:span text:style-name="T1190">different<text:s/></text:span><text:span text:style-name="T1191">date range of composition</text:span><text:span text:style-name="T1192">.<text:s/></text:span><text:span text:style-name="T1193">It will</text:span><text:span text:style-name="T1194"><text:s/>build upon these earlier studies by</text:span><text:span text:style-name="T1195"><text:s/>focus</text:span><text:span text:style-name="T1196">ing</text:span><text:span text:style-name="T1197"><text:s/>on narrative analysis<text:s/></text:span><text:span text:style-name="T1198">and historical contextualization<text:s/></text:span><text:span text:style-name="T1199">to assert that the</text:span><text:span text:style-name="T1200"><text:s/>recension preserved in the<text:s/></text:span><text:span text:style-name="T1201">Leggendario bobbiese</text:span><text:span text:style-name="T1202"><text:s/>originated earlier<text:s/></text:span><text:span text:style-name="T1203">than the<text:s/></text:span><text:span text:style-name="T1204">Lombard and<text:s/></text:span><text:span text:style-name="T1205">Carolingian era</text:span><text:span text:style-name="T1206">s</text:span><text:span text:style-name="T1207"><text:s/>but later than<text:s/></text:span><text:span text:style-name="T1208">the fifth century</text:span><text:span text:style-name="T1209">,<text:s/></text:span><text:span text:style-name="T1210">with the episodes<text:s/></text:span><text:span text:style-name="T1211">reflecting a period of transition between Byzantine and Lombard rule. In this view, the Carolingian features<text:s/></text:span><text:span text:style-name="T1212">suggested</text:span><text:span text:style-name="T1213"><text:s/>by Vocino—such as administrative vocabulary and institutional imagery—are best understood as later interpolations rather than elements of the original composition, which belongs to a milieu still shaped by the administrative structures and theological concerns of Byzantine Liguria.</text:span></text:p>
      <text:p text:style-name="Newparagraph"><text:span text:style-name="T1214">These<text:s/></text:span><text:span text:style-name="T1215">four</text:span><text:span text:style-name="T1216"><text:s/>studies<text:s/></text:span><text:span text:style-name="T1217">illustrate how</text:span><text:span text:style-name="T1218"><text:s/>that the<text:s/></text:span><text:span text:style-name="T1219">Vita</text:span><text:span text:style-name="T1220"><text:s/>of St Syrus has been read</text:span><text:span text:style-name="T1221"><text:s/>and understood</text:span><text:span text:style-name="T1222"><text:s/>through the lenses of textual transmission, language,</text:span><text:span text:style-name="T1223"><text:s/>paleography, codicology,</text:span><text:span text:style-name="T1224"><text:s/>and historical context,<text:s/></text:span><text:span text:style-name="T1225">yet they have not fully addressed the insights it offers into the social landscape of medieval Genoa</text:span><text:span text:style-name="T1226">.<text:s/></text:span>The persistence of conflicting chronologies underscores the need to<text:s/>conduct careful<text:s/>historical contextualization with a close reading of the text. The following section examines the<text:s/><text:span text:style-name="T1227">Vita</text:span>’s themes, characters, and settings to<text:s/>uncover<text:s/>the society that produced it and to lay the groundwork for a new, more precise dating<text:span text:style-name="T1228">.</text:span></text:p>
      <text:h text:style-name="P1229" text:outline-level="1">Narrative insights and a new dating</text:h>
      <text:p text:style-name="Paragraph"><text:span text:style-name="T1230"><office:annotation office:name="0" xml:id="403779667"><dc:creator>Steven Teasdale</dc:creator><dc:date>2025-10-15T00:41:00</dc:date><meta:creator-initials>ST</meta:creator-initials><text:p text:style-name="CommentText"><text:span text:style-name="T1231">This doesn’t really match… the hinge, that is...</text:span></text:p></office:annotation><office:annotation office:name="1" xml:id="457136025"><dc:creator>Steven Teasdale</dc:creator><dc:date>2025-10-15T00:43:00</dc:date><meta:creator-initials>ST</meta:creator-initials><text:p text:style-name="CommentText"><text:span text:style-name="T1232">Bishops in Genoa… a new centre… no longer the periphery…<text:s/></text:span></text:p></office:annotation>The Janus-like structure of the<text:s/></text:span><text:span text:style-name="T1233">Vita</text:span><text:span text:style-name="T1234">, with the first six chapters gazing northward toward the<text:s/></text:span><text:span text:style-name="T1235">mountainous<text:s/></text:span><text:span text:style-name="T1236">Ligurian hinterland and the last three southward toward the sea and the African coast, reveals two symbolic orientations of medieval Genoese identity. The first orientation reflects an inward</text:span><text:span text:style-name="T1237">-looking</text:span><text:span text:style-name="T1238"><text:s/>clerical world under Milanese ecclesiastical influence. The second orientation projects an outward</text:span><text:span text:style-name="T1239">-looking mercantile</text:span><text:span text:style-name="T1240"><text:s/>horizon defined by long-distance Mediterranean exchange. These dual orientations converge<text:s/></text:span><text:span text:style-name="T1241">at</text:span><text:span text:style-name="T1242"><text:s/>the death and canonization of<text:s/></text:span><text:soft-page-break/><text:span text:style-name="T1243">Syrus, which marks the point of th</text:span><text:span text:style-name="T1244">e</text:span><text:span text:style-name="T1245"><text:s/>societal transformation</text:span><text:span text:style-name="T1246"><text:s/>of the Genoese identity</text:span><text:span text:style-name="T1247">. The<text:s/></text:span><text:span text:style-name="T1248">Vita</text:span><text:span text:style-name="T1249"><text:s/>thus presents his sanctification as the moment when Genoa itself is reborn, transformed from a subordinate episcopal satellite of Milan into an autonomous civic body. As such, the hagiography not only provides evidence of medieval historical realities but also acts a narrative framework for how Genoa imagined its own emergence as a centre of power.</text:span><text:span text:style-name="CommentReference"><office:annotation-end office:name="0"/></text:span><text:span text:style-name="CommentReference"><office:annotation-end office:name="1"/></text:span></text:p>
      <text:p text:style-name="Newparagraph"><text:span text:style-name="T1250">The</text:span><text:span text:style-name="T1251"><text:s/>following analysis examines four key episodes of the<text:s/></text:span><text:span text:style-name="T1252">Vita</text:span><text:span text:style-name="T1253"><text:s/></text:span><text:span text:style-name="T1254">to</text:span><text:span text:style-name="T1255"><text:s/>explore how this narrative transformation is articulated and historicized</text:span><text:span text:style-name="T1256"><text:s/>with a comparative eye towards parallels and analogues in other early medieval Italian hagiographies.</text:span><text:span text:style-name="T1257"><text:s/>T</text:span><text:span text:style-name="T1258">he analysis is organized around four<text:s/></text:span><text:span text:style-name="T1259">critical</text:span><text:span text:style-name="T1260"><text:s/></text:span><text:span text:style-name="T1261">episodes in<text:s/></text:span><text:span text:style-name="T1262">the<text:s/></text:span><text:span text:style-name="T1263">Vita</text:span><text:span text:style-name="T1264">: first, the curious emphasis<text:s/></text:span><text:span text:style-name="T1265">placed by the hagiographer<text:s/></text:span><text:span text:style-name="T1266">on authorship and literacy; second, the relationship between the saint and the citizens of Genoa; third, the confrontation between the saint and the basilisk; and fourth, the episode of the African sailor who witnesses the death of Syrus and transports his contact relic abroad.<text:s/></text:span><text:span text:style-name="T1267">An examination of</text:span><text:span text:style-name="T1268"><text:s/>these<text:s/></text:span><text:span text:style-name="T1269">themes</text:span><text:span text:style-name="T1270"><text:s/></text:span><text:span text:style-name="T1271">on an individual basis</text:span><text:span text:style-name="T1272"><text:s/>reveals unique aspects of<text:s/></text:span><text:span text:style-name="T1273">the<text:s/></text:span><text:span text:style-name="T1274">sociopolitical landscape</text:span><text:span text:style-name="T1275"><text:s/>of medieval Genoa and the challenge of definitively dating the text. But when these episodes<text:s/></text:span><text:span text:style-name="T1276">are<text:s/></text:span><text:span text:style-name="T1277">read in conjunction—</text:span>and alongside some of the crucial insights of Ferretto,<text:s/>Vocino, and Placanica<text:span text:style-name="T1278">—they suggest a narrower chronological horizon, situating both the composition of the<text:s/></text:span><text:span text:style-name="T1279">Vita</text:span><text:span text:style-name="T1280"><text:s/>and the<text:s/></text:span>establishment<text:s/><text:span text:style-name="T1281">of the cult of Syrus within the era of Byzantine Liguria (535–641).</text:span></text:p>
      <text:h text:style-name="P1282" text:outline-level="2">Authorship and literacy</text:h>
      <text:p text:style-name="Newparagraph">The<text:s/><text:span text:style-name="T1283">Vita</text:span><text:s/>of Syrus begins with some rather curious reflections on its own authorship and the ideals of literacy.<text:s/>The hagiographer emphasizes his own lack of education, eloquence, and intelligence,<text:s/>as described earlier, and<text:s/>instead<text:s/>simply<text:s/>refers<text:s/>to himself as an “investigator of<text:s/><text:soft-page-break/>Divine Scriptures.”<text:span text:style-name="FootnoteReference"><text:note text:note-class="footnote" text:id="_ftn72"><text:note-citation>73</text:note-citation><text:note-body><text:p text:style-name="Footnotes"><text:s/><text:span text:style-name="T1284">Vita Syri</text:span>, col. 481b: “divinarum Scripturarum perscrutator”</text:p></text:note-body></text:note></text:span><text:s/>He furthermore<text:s/>states that<text:s/>he had ensured that the<text:s/><text:span text:style-name="T1285">Vita</text:span><text:s/>was recorded by his notary in a simple style as not to conceal the truth in grandeur and false flattery. These passages demonstrate the deliberate rejection of the classical literary ethos—with its veneration of rhetoric and eloquence—in favour of “the simplicity of words.”<text:span text:style-name="FootnoteReference"><text:note text:note-class="footnote" text:id="_ftn73"><text:note-citation>74</text:note-citation><text:note-body><text:p text:style-name="Footnotes"><text:s/>Ibid., col. 481c: “<text:span text:style-name="T1286">sed et meo Notario scribendam notavi; non in sublimitate, aut fallaci verborum adulatione, quibus semper veritas occultatur et defraudatur; sed tantummodo in simplicitate sermonum</text:span>.”</text:p></text:note-body></text:note></text:span><text:s/>They reflect the emerging<text:s/>ideals<text:s/>of ecclesiastical authority during the late sixth-century—particularly evident in<text:s/>the writings of Gregory the Great—that classical education had little significant intellectual or moral value to Christian leaders.<text:span text:style-name="FootnoteReference"><text:note text:note-class="footnote" text:id="_ftn74"><text:note-citation>75</text:note-citation><text:note-body><text:p text:style-name="Footnotes"><text:s/>Nicholas<text:s/>Everett,<text:s/><text:span text:style-name="T1287">Literacy in Lombard Italy, c. 568–774</text:span><text:s/>(Cambridge:<text:s/>Cambridge<text:s/>University Press, 2003), 50–2.</text:p></text:note-body></text:note></text:span><text:s/>Instead, we see the increasing centrality of the reading of scripture as the only necessary intellectual requirement for the officers of the Church.<text:s/>The use of a<text:s/><text:span text:style-name="T1288">notarius</text:span><text:s/>to record the text<text:s/>also<text:s/>suggests<text:s/>that the author<text:s/>may have been<text:s/>an official of high standing and probably reflects authorship during the period of the exile of Milanese bishops in Genoa, when<text:s/>literate<text:s/>professionals<text:s/>would have been<text:s/>active in local ecclesiastical<text:s/>court.<text:span text:style-name="FootnoteReference"><text:note text:note-class="footnote" text:id="_ftn75"><text:note-citation>76</text:note-citation><text:note-body><text:p text:style-name="Footnotes"><text:s/>The dearth of notarial culture in Genoa is reflected by a letter of Gregory sent to<text:s/>the<text:s/>Milanese clergy in<text:s/>Genoa in<text:s/>September 600.<text:s/>He<text:s/>writes<text:s/>that he was sending a notary to consecrate the new bishop Deusdedit as well as take care of various estate holdings and other ecclesiastical business, presumably because there was nobody there capable of performing this work; see<text:s/><text:span text:style-name="T1289">The Letters of Gregory the Great</text:span><text:span text:style-name="T1290">, doc. 11.6</text:span><text:span text:style-name="T1291">.</text:span></text:p></text:note-body></text:note></text:span></text:p>
      <text:h text:style-name="Heading2" text:outline-level="2">The saint and the religious community</text:h>
      <text:p text:style-name="Newparagraph">The recurring episodes depicting<text:s/>the<text:s/>relationship<text:s/>between Syrus with his immediate religious community<text:s/>and the wider<text:s/>civic community<text:s/>pervade the entire<text:s/><text:span text:style-name="T1292">Vita</text:span>. These scenes evoke<text:s/><text:soft-page-break/>a landscape of contested belief in which Arian doctrines,<text:s/>along with<text:s/>traces<text:s/>of older pagan practices,<text:s/>threaten the unity of the Christian community<text:s/>in Liguria.<text:span text:style-name="FootnoteReference"><text:note text:note-class="footnote" text:id="_ftn76"><text:note-citation>77</text:note-citation><text:note-body><text:p text:style-name="Footnotes"><text:s/>The<text:s/>lingering imprint<text:s/>of pagan<text:s/>custom and ritual<text:s/>in north Italy, particularly among Lombard communities during the early medieval period,<text:s/>is addressed in<text:s/>Stefano Gasparri,<text:s/><text:span text:style-name="T1293">La cultura tradizionale dei Longobardi: struttura tribale e resistenze pagane</text:span><text:s/>(Spoleto: Centro italiano di studi sull’alto Medioevo, 1983), 69–88, who suggests that<text:s/><text:span text:style-name="T1294">pagan</text:span><text:span text:style-name="T1295"><text:s/>customs and beliefs<text:s/></text:span><text:span text:style-name="T1296">persisted</text:span><text:span text:style-name="T1297"><text:s/>amongst the Lombard nobility</text:span><text:span text:style-name="T1298"><text:s/>well into the seventh centur</text:span><text:span text:style-name="T1299">y;<text:s/></text:span>Steven Fanning,<text:s/>‘Lombard Arianism Reconsidered,’<text:s/><text:span text:style-name="T1300">Speculum</text:span><text:s/>56 (1981), who suggests that the Lombards were pagans in the late sixth and early seventh centuries<text:s/>and had largely<text:s/>rejected Arianism before later adopting Catholic Christianity; in contrast,<text:s/><text:span text:style-name="T1301">Marilyn</text:span><text:span text:style-name="T1302"><text:s/>Dunn, ‘</text:span><text:span text:style-name="T1303">Lombard Religiosities Reconsidered: Arianism</text:span><text:span text:style-name="T1304">,</text:span><text:span text:style-name="T1305"><text:s/>Syncretism and the Transition to Catholic Christianity</text:span><text:span text:style-name="T1306">,’ in<text:s/></text:span><text:span text:style-name="T1307">Heresy and the Making of European Culture</text:span><text:span text:style-name="T1308"><text:s/>(London: Routledge, 2013), 102–4,<text:s/></text:span><text:span text:style-name="T1309">notes<text:s/></text:span><text:span text:style-name="T1310">widespread</text:span><text:span text:style-name="T1311"><text:s/></text:span>syncretistic practices and suggests<text:s/>the Lombards were religiously hybrid, mixing Catholicism, Arianism, and paganism, although<text:s/>she concedes that<text:s/>a substantial minority of<text:s/>Lombards<text:s/>adhered to ‘traditional’ beliefs; see also<text:s/>Raoul Manselli,<text:s/>‘Gregorio Magno e due riti pagani dei Longobardi,’<text:s/>in<text:s/><text:span text:style-name="T1312">Studi storici in onore di Otturino Bertolini</text:span><text:s/>(Pisa: Pacini, 1973), 435–40, who speaks of<text:s/>the Gregory the Great and his view of Lombard pagan practices and Everett,<text:s/><text:span text:style-name="T1313">Patron Saints</text:span>, 47, who follows the recent scholarship and notes that the sources show that “<text:span text:style-name="T1314">Lombards were orthodox Christians, though clearly many professed</text:span><text:span text:style-name="T1315"><text:s/></text:span><text:span text:style-name="T1316">Arianism</text:span><text:span text:style-name="T1317">… [and] n</text:span><text:span text:style-name="T1318">o doubt</text:span><text:span text:style-name="T1319"><text:s/></text:span><text:span text:style-name="T1320">some Lombards were pagan</text:span><text:span text:style-name="T1321">…” suggesting a belief system in constant flux and reflective of<text:s/></text:span>syncretistic practice; for Europe in general see<text:s/><text:span text:style-name="T1322">Geoffrey Greatrex,</text:span><text:span text:style-name="T1323"><text:s/>‘</text:span><text:span text:style-name="T1324">El paganismo en el siglo VI.</text:span><text:span text:style-name="T1325">’ in</text:span><text:span text:style-name="T1326"><text:s/></text:span><text:span text:style-name="T1327">Debats: Revista de cultura, poder i societat</text:span><text:span text:style-name="T1328"><text:s/>90 (2005): 79–85</text:span><text:span text:style-name="T1329">, who suggests that paganism was in decline during the sixth century but created enough concern to require</text:span><text:span text:style-name="T1330"><text:s/>severe imperial suppression</text:span><text:span text:style-name="T1331">, particularly by Justinian</text:span><text:span text:style-name="T1332">; and the survey of<text:s/></text:span>Ramsay MacMullen,<text:s/><text:span text:style-name="T1333">Christianity and Paganism in the Fourth to Eighth Centuries</text:span><text:s/>(New Haven: Yale University Press, 1997), 32–73, who suggests that early medieval Christianity had difficulty capturing the hearts and minds of the common people.</text:p></text:note-body></text:note></text:span><text:s/>In this manner the hagiographer presents the mission of Syrus as both<text:s/>doctrinal<text:s/>and<text:s/>pastoral, reaffirming<text:s/>Nicene orthodoxy in a region<text:s/>with heterogenous<text:s/>theological and ritual traditions and situating Syrus as a trusted civic leader. His miracles and<text:s/>good works illustrate this elevation to<text:s/>dual civic and spiritual authority,<text:s/>framing Syrus<text:s/>protecting<text:s/>the diocese of Genoa<text:s/>from both internal schisms<text:s/>and<text:s/><text:soft-page-break/>external perils. The hagiographer makes<text:s/>his ascendance<text:s/>explicit when Syrus, recalled from his exile in San Remo, is instructed to “recall the commoners from error through his predication.”<text:span text:style-name="FootnoteReference"><text:note text:note-class="footnote" text:id="_ftn77"><text:note-citation>78</text:note-citation><text:note-body><text:p text:style-name="Footnotes"><text:s/><text:span text:style-name="T1334">Vita Syri</text:span>, col. 481e: “praedicatione sua plebem ab errore revocans…”</text:p></text:note-body></text:note></text:span><text:s/>Syrus works<text:s/>together with Bishop Felix<text:s/>after his return,<text:s/>restoring<text:s/>orthodoxy until the Genoese<text:s/>church is “flourishing and rejoicing in the strength of its members.”<text:span text:style-name="FootnoteReference"><text:note text:note-class="footnote" text:id="_ftn78"><text:note-citation>79</text:note-citation><text:note-body><text:p text:style-name="Footnotes"><text:s/>Ibid., col. 481f: “Eorum ergo temporibus florebat Catholica Ecclesia, et laetabatur in suorum firmitate membrorum.”</text:p></text:note-body></text:note></text:span></text:p>
      <text:p text:style-name="Newparagraph">This motif<text:s/>of conversion<text:s/>to correct belief<text:s/>through<text:s/>a combination of<text:s/>miracles<text:s/>and<text:s/>episcopal preaching<text:s/>appears broadly in early Italian hagiography<text:s/>of the<text:s/>late fifth to seventh centuries, when the Nicene faith was still consolidating<text:s/>itself<text:s/>against Arian<text:s/>beliefs<text:s/>and residual pagan<text:s/>rituals. In the<text:s/><text:span text:style-name="T1335">Vita</text:span><text:s/>of Zeno of Verona, for example, the saint saves a man and his oxen from drowning in the rapids of the fast-moving Adige River, which<text:s/>was described as<text:s/>under the influence of the devil. Having been thwarted in his attempt to drown the man, Satan then threatens Zeno by exhorting that he is “prepared to go into the unknown lands around these parts to obstruct you,” which was possibly a reference to the continued observance of pagan rites in the hills and valleys surrounding Verona. The saint then destroys the remaining pagan shrines upon his return to Verona, an act that angers the population who still held a deeply felt connection to these places.<text:span text:style-name="FootnoteReference"><text:note text:note-class="footnote" text:id="_ftn79"><text:note-citation>80</text:note-citation><text:note-body><text:p text:style-name="Footnotes"><text:s/><text:span text:style-name="T1336">Il sermo de vita Zenonis</text:span><text:s/>in<text:s/><text:span text:style-name="T1337">AASS Aprilis II</text:span>, col. 71d. The English translation is from Nicholas<text:s/>Everett,<text:s/>ed.,<text:s/><text:span text:style-name="T1338">Patron Saints of Early Medieval Italy</text:span><text:s/>(Toronto: Pontifical Institute of Medieval Studies, 2016), 60–7. St Zeno was active during the fourth century, and<text:s/>Everett<text:s/>places its date of composition in the period ca. 750–780.</text:p></text:note-body></text:note></text:span><text:s/>This illustrates the hybrid character of<text:s/>late antique<text:s/>Christianity, with<text:s/>its incorporation of pagan ritual and places,<text:s/>and the threat that these lingering threads of paganism represented to the ecclesiastical community<text:s/>over the following centuries.<text:s/>Likewise, in the<text:s/><text:span text:style-name="T1339">Vita</text:span><text:s/>of Vigilius of Trent, the<text:s/>saint is consecrated as a bishop<text:s/>“outside the walls<text:s/>of Trent”<text:s/><text:soft-page-break/>before returning to<text:s/>the city, where he corrects the errors of the citizens, who would later build a church in his name<text:s/>in appreciation.<text:span text:style-name="FootnoteReference"><text:note text:note-class="footnote" text:id="_ftn80"><text:note-citation>81</text:note-citation><text:note-body><text:p text:style-name="Footnotes"><text:s/><text:span text:style-name="Emphasis">Passio sancti Vigilii episcopi et martyris</text:span><text:s/>in Lamberto<text:s/>Cesarini Sforza,<text:s/>‘<text:span text:style-name="T1340">Gli atti di San Vigilio’, in<text:s/></text:span><text:span text:style-name="T1341">Scritti di storia e d'arte per il XV centenario di San Vigilio</text:span><text:span text:style-name="T1342"><text:s/>(Trento: Tipografia del comitato diocesano, 1905</text:span>), 5–29.<text:s/><text:span text:style-name="T1343">The translation from Everett,<text:s/></text:span><text:span text:style-name="Emphasis">Patron Saints of Early Medieval Italy</text:span><text:span text:style-name="T1344">, 133.</text:span><text:span text:style-name="T1345"><text:s/>St Vigilius was also active during the fourth century.</text:span></text:p></text:note-body></text:note></text:span><text:s/>Vigilius then proceeds to the countryside<text:s/>surrounding Trent, which<text:s/>the hagiographer states was<text:s/>still “constricted by the practice of<text:s/>diabolical traditions”, where he is also successful with<text:s/>episcopal preaching.<text:span text:style-name="FootnoteReference"><text:note text:note-class="footnote" text:id="_ftn81"><text:note-citation>82</text:note-citation><text:note-body><text:p text:style-name="Footnotes"><text:span text:style-name="T1346"><text:s/></text:span><text:span text:style-name="T1347">Everett,<text:s/></text:span><text:span text:style-name="Emphasis">Patron Saints of Early Medieval Italy</text:span><text:span text:style-name="T1348">, 133–8.</text:span></text:p></text:note-body></text:note></text:span><text:s/>This entrance of Vigilius into Trent after his consecration, together with his successful preaching both inside and outside the city,<text:s/>parallels<text:s/>the<text:s/>actions<text:s/>of Syrus.</text:p>
      <text:p text:style-name="Newparagraph">The hagiographer states that Syrus<text:s/>was elevated to the bishopric by “the entire<text:s/><text:span text:style-name="T1349">common people</text:span><text:s/>of the city of Genoa, unanimously and with consenting voice”<text:span text:style-name="FootnoteReference"><text:note text:note-class="footnote" text:id="_ftn82"><text:note-citation>83</text:note-citation><text:note-body><text:p text:style-name="Footnotes"><text:s/><text:span text:style-name="T1350">Vita Syri</text:span>, col. 481f: “Post haec autem cuncta Plebs Ianuensis urbis, unanimiter et consona voce...”</text:p></text:note-body></text:note></text:span><text:s/>(my emphasis)<text:s/>after the death of Felix.<text:s/>When the citizens were subsequently threatened by the breath of the basilisk,<text:s/>they looked to<text:s/>Syrus<text:s/>to lead<text:s/>the procession to the well<text:s/>and<text:s/>expel this threat<text:s/>to<text:s/>the city.<text:span text:style-name="FootnoteReference"><text:note text:note-class="footnote" text:id="_ftn83"><text:note-citation>84</text:note-citation><text:note-body><text:p text:style-name="Footnotes"><text:s/>Ibid., cols. 481f–482a: “Tertia vero die, ad locum, ubi anguis iacebat, cum universa multitudine perrexit.”</text:p></text:note-body></text:note></text:span><text:s/>The same dynamic<text:s/>is also seen in<text:s/>XXXth-century<text:s/>Vita of Cetheus, where the entire population of Amiternum, now San Vittorino in the province of Pescara, makes<text:s/>a 200 km westward trek to Rome to retrieve the saint, who had taken refuge in Rome from Lombard rule. Cetheus then leads<text:s/>the procession back to the city<text:s/>where the Lombard nobility, faced with the influence of the<text:s/><text:soft-page-break/>saint over their subjects<text:s/>and<text:s/>a possible threat to their civic authority, prostrates<text:s/>themselves before<text:s/>him<text:s/>to repent for their past sins.<text:span text:style-name="FootnoteReference"><text:note text:note-class="footnote" text:id="_ftn84"><text:note-citation>85</text:note-citation><text:note-body><text:p text:style-name="Footnotes"><text:s/><text:span text:style-name="Emphasis">Acta sanctorum de S. Cetheo, alias Peregrino, episcopo amitensi et matryre</text:span><text:s/>in<text:s/><text:span text:style-name="Emphasis">AASS Junii II</text:span>, cols.<text:s/>689e–693b. Hereafter referred to as<text:s/><text:span text:style-name="Emphasis">Passio Cethei</text:span>.</text:p></text:note-body></text:note></text:span></text:p>
      <text:p text:style-name="Newparagraph">These examples provide additional clues to contextualize the<text:s/><text:span text:style-name="T1351">Vita</text:span><text:s/>of Syrus. They suggest<text:s/>a<text:s/>religious<text:s/>environment still negotiating the<text:s/>threat of<text:s/>rule and<text:s/>the persistence<text:s/>of pagan<text:s/>customs.<text:s/>Its communal themes of public preaching, conversion and civic purification correspond most closely to the period from the fifth to seventh century, where Nicene orthodoxy was still contested in north Italy….<text:s/><text:span text:style-name="T1352">ADD THE LOMBARDS HERE WHO ARE THE THREAT</text:span>….<text:s/>The tensions between forms of belief<text:s/>that animates the narrative of communal salvation<text:s/>in the Vita rules out the Carolingian period as a possible date of composition, since Nicene orthodoxy had been firmly entrenched and normalized by this time.<text:s/>The trope of Syrus leading a large community procession has, furthermore,<text:s/>has<text:s/>parallels in the<text:s/><text:span text:style-name="T1353">Vitae</text:span><text:s/>of Zeno, Vigilius, and Cetheus, all of which have been dated between the seventh and eighth centuries.<text:span text:style-name="FootnoteReference"><text:note text:note-class="footnote" text:id="_ftn85"><text:note-citation>86</text:note-citation><text:note-body><text:p text:style-name="Footnotes"><text:s/>Nicholas<text:s/>Everett,<text:s/>‘The hagiography of Lombard Italy’, in<text:s/><text:span text:style-name="Emphasis">Hagiographica</text:span><text:s/>6 (2000):<text:s/>49–126. On Zeno, see 87–92; on Vigilius, see 79–87; on Cetheus, see 110–13.</text:p></text:note-body></text:note></text:span></text:p>
      <text:h text:style-name="Heading2" text:outline-level="2">The confrontation with the basilisk</text:h>
      <text:p text:style-name="Newparagraph">Much has been made of the appearance of dragons<text:s/>and creatures of the same genus, such as basilisks and snakes,<text:s/>in medieval literature as symbolic of paganism<text:s/>and<text:s/>the Arian heresy.<text:span text:style-name="FootnoteReference"><text:note text:note-class="footnote" text:id="_ftn86"><text:note-citation>87</text:note-citation><text:note-body><text:p text:style-name="Footnotes"><text:span text:style-name="T1354"><text:s/></text:span>Everett,<text:s/>‘The hagiography of Lombard Italy’<text:span text:style-name="T1355">, 101–2, notes how Eugenio Susi ha</text:span><text:span text:style-name="T1356">d</text:span><text:span text:style-name="T1357"><text:s/>extended the typical association with dragons to encompass Arianism</text:span><text:span text:style-name="T1358">; s</text:span>ee<text:s/><text:span text:style-name="T1359">Eugenio</text:span><text:s/>Susi,<text:s/>‘<text:span text:style-name="FootnoteTextChar">La<text:s/></text:span><text:span text:style-name="Emphasis">Vita Mauri Syri abbatus et Felicis eius filii apud Vallem Narci prope Naris ripam</text:span><text:span text:style-name="FootnoteTextChar"><text:s/>del codice Alessandrino 89</text:span><text:span text:style-name="FootnoteTextChar">’</text:span><text:s/>in<text:s/><text:span text:style-name="Emphasis">Hagiographica</text:span><text:s/>2 (1995):<text:s/>92–136.</text:p></text:note-body></text:note></text:span><text:s/>But<text:s/>apart from the somewhat formulaic invocation of the Trinity in the opening chapter of the<text:s/><text:soft-page-break/><text:span text:style-name="T1360">Vita</text:span><text:s/>of Syrus,<text:s/>there is no further<text:s/>specific<text:s/>mention of heresy nor is there any concern on the part of the hagiographer—or the saint himself—about the metaphysical nature of the three hypostases.<text:s/><text:span text:style-name="T1361">TIE THIS IN WITH PREVIOUS PARAGRAPHS ON COMMUNITY=THREAT OF HERESY</text:span><text:span text:style-name="T1362"><text:s/></text:span>The notion that the basilisk<text:s/>is<text:s/>primarily<text:s/>symbolic of the<text:s/>Arian heresy<text:s/>is<text:s/>thus<text:s/>not on particularly strong<text:s/>ground with regards to Syrus. Indeed, in other hagiographies, the Arian heresy is either directly addressed or alluded to symbolically through an unusually strong emphasis on explicating the relationship between the Son and the Father.<text:s/>The<text:s/>central theme of the<text:s/><text:span text:style-name="T1363">Vita</text:span><text:s/>of Eusebius of Vercelli, for example,<text:s/>is the role of the patron saint as an explicit and vigorous defender of the Trinitarian orthodoxy.<text:span text:style-name="FootnoteReference"><text:note text:note-class="footnote" text:id="_ftn87"><text:note-citation>88</text:note-citation><text:note-body><text:p text:style-name="Footnotes"><text:s/>Ibid.,<text:s/>‘The hagiography of Lombard Italy’, 92–100.</text:p></text:note-body></text:note></text:span><text:s/></text:p>
      <text:p text:style-name="Newparagraph">In his analysis of the<text:s/><text:span text:style-name="T1364">Vita</text:span><text:s/>of<text:s/><text:span text:style-name="T1365">Sentius</text:span><text:s/>of Bieda, Nicholas Everett<text:s/>also<text:s/>expressed<text:s/>some doubts concerning the reflexive association of dragons with the Arian heresy, or even paganism, in the medieval Italian hagiographical tradition.<text:s/>Vocino’s association of the basilisk in the<text:s/><text:span text:style-name="T1366">Vita</text:span><text:s/>of Syrus<text:s/>with Arianism<text:s/>is made<text:s/>in this reflexive manner. Everett asserts that the dragons in these works may be more indicative of external threats to the community that can only be overcome by the saint and his Church.<text:s/>It<text:s/>is interesting that both Ferretto,<text:s/>Vocino, and Placanica<text:s/>spend very little time examining the central miracle of the<text:s/><text:span text:style-name="T1367">Vita</text:span>—one that eventually saturated the physical and mental world of medieval Genoa through sculpture, painting, poems, and songs—the banishment of the basilisk by Syrus.<text:span text:style-name="FootnoteReference"><text:note text:note-class="footnote" text:id="_ftn88"><text:note-citation>89</text:note-citation><text:note-body><text:p text:style-name="Footnotes"><text:s/>The episode of the basilisk receives minimal attention: just one sentence in Arturo Ferretto, half a paragraph in Giorgia Vocino, and one paragraph in Antonio Placanica.</text:p></text:note-body></text:note></text:span><text:s/>I would suggest that any future efforts at contextualization must focus on this aspect of the<text:s/><text:span text:style-name="T1368">Vita</text:span><text:s/>above all others.<text:s/>It<text:s/>may be necessary<text:s/>to forego<text:s/>an<text:s/>Arian<text:s/><text:soft-page-break/>interpretation of the basilisk for a more nuanced interpretation based on the actions taken by the saint with regards to the basilisk.</text:p>
      <text:p text:style-name="Newparagraph">The hagiographer specifies that it was the “breath of a very powerful serpent” that was causing undue harm to the community,<text:s/>and later<text:s/>reiterating that the “people were destroyed by the breath of the serpent.”<text:span text:style-name="FootnoteReference"><text:note text:note-class="footnote" text:id="_ftn89"><text:note-citation>90</text:note-citation><text:note-body><text:p text:style-name="Footnotes"><text:s/><text:span text:style-name="T1369">Vita Syri</text:span>, col. 481f: “<text:span text:style-name="T1370">affligebatur populus a flatu validissimi serpentis</text:span>” and later “<text:span text:style-name="T1371">serpentis flatu populus elideretur</text:span>.” Note that the hagiographer interchanges the terms “<text:span text:style-name="T1372">serpens</text:span>”<text:span text:style-name="T1373"><text:s/></text:span>and “<text:span text:style-name="T1374">basiliscu</text:span>s” to describe the basilisk.</text:p></text:note-body></text:note></text:span><text:s/>Here<text:s/>we have the recognition that mass death was being caused by something in the air.<text:s/>The<text:s/>habitation<text:s/>of the basilisk in the local well—the source of fresh water and thus symbolic of the health of the community—also<text:s/>emphasizes its danger to the livelihood of the entire city.<text:span text:style-name="FootnoteReference"><text:note text:note-class="footnote" text:id="_ftn90"><text:note-citation>91</text:note-citation><text:note-body><text:p text:style-name="Footnotes"><text:s/>Christine<text:s/>Rauer,<text:s/><text:span text:style-name="T1375">Beowulf and the Dragon: Parallels and Analogues</text:span><text:s/>(Cambridge:<text:s/>Brewer, 2000), 62–4<text:s/>discusses<text:s/>dragons as the causes of catastrophe in medieval European hagiography.<text:s/>In<text:s/>the<text:s/><text:span text:style-name="T1376">Vita Sentii</text:span><text:s/>in<text:s/><text:span text:style-name="T1377">AASS Maii V</text:span>, cols. 70–72, we<text:s/>likewise<text:s/>see St Sentius confronting a dragon residing under the walls of the city, which is similarly symbolic of<text:s/>an external<text:s/>threat to the safety of the community.<text:s/>R. McN. Alexander,<text:s/>‘The Evolution of the Basilisk,’ in<text:s/><text:span text:style-name="T1378">Greece and Rome</text:span><text:s/>10 (1963): 170–81,<text:s/>traces the myth of the basilisk from<text:s/>Roman and Egyptian<text:s/>antiquity through the<text:s/>early medieval period, where it was adopted by Christian moralists such as St Ambrose and Isidore of Seville.</text:p></text:note-body></text:note></text:span><text:s/>The allusion<text:s/>here is that<text:s/>while<text:s/>the breath of the basilisk was poisoning<text:s/>the<text:s/>air,<text:s/>the beast was also<text:s/>capable of<text:s/>poisoning the water, reflecting the medieval trope and common fear of well-poisoning. The metaphor of the breath of the basilisk<text:s/>reflects<text:s/>the perception that an airborne pathogen was inflicting widespread harm in the community,<text:s/>and<text:s/>there are several<text:s/>historical<text:s/>passages<text:s/>in<text:s/>relating to the<text:s/>plague infecting Liguria during the sixth and seventh centuries. The plague that ravaged Constantinople in 542–543 so vividly reported by Procopius was said by the same author to have spread over the entire Byzantine Empire, which at this time<text:s/><text:soft-page-break/>would<text:s/>have included the Ligurian coast as<text:s/>one of its<text:s/>major outposts<text:s/>in Western Europe.<text:span text:style-name="FootnoteReference"><text:note text:note-class="footnote" text:id="_ftn91"><text:note-citation>92</text:note-citation><text:note-body><text:p text:style-name="Footnotes"><text:s/>Procopius,<text:s/><text:span text:style-name="T1379">History of the Wars, Books I and II. The Persian War</text:span><text:s/>(London, Heinemann, 1914), II.23.<text:s/>The Byzantine period in Genoa<text:s/>spanned from circa<text:s/>535 to 641, as mentioned earlier.</text:p></text:note-body></text:note></text:span><text:s/>Subsequent occurrences of the plague<text:s/>or, to be<text:s/>accurate, plague-like diseases,<text:s/>are<text:s/>also<text:s/>attested by Paul the Deacon. The year 565 seemed a particularly devastating one in which “a very great pestilence broke out, particularly in the province of Liguria” as Paul vividly describes the transformation of the Ligurian coast into a virtual wasteland where “pastoral places had been turned into a<text:s/>sepulcher<text:s/>for men, and human habitations had become places of refuge for wild beasts.”<text:span text:style-name="FootnoteReference"><text:note text:note-class="footnote" text:id="_ftn92"><text:note-citation>93</text:note-citation><text:note-body><text:p text:style-name="Footnotes"><text:s/>Paul the Deacon,<text:s/><text:span text:style-name="Emphasis">History of the Langobards</text:span>, II.4.</text:p></text:note-body></text:note></text:span><text:s/>He also describes the plague of 590 as beginning with extreme flooding in Liguria and other regions of Italy, leading to the appearance of a dragon on the Tiber followed by a “a very grievous pestilence …[that] wasted the people with such a great destruction of life that out of a countless multitude barely a few remained.”<text:span text:style-name="FootnoteReference"><text:note text:note-class="footnote" text:id="_ftn93"><text:note-citation>94</text:note-citation><text:note-body><text:p text:style-name="Footnotes"><text:s/>Ibid., III.24.</text:p></text:note-body></text:note></text:span><text:s/>This was the<text:s/>outbreak<text:s/>that killed Pelagius II and<text:s/>elevated<text:s/>Gregory I to the papacy. Although the plague of 593<text:s/>was<text:s/>confined to communities on the north Adriatic, the outbreak<text:s/>of<text:s/>680 was so severe that it resulted in significant de-urbanization in Pavia, where the “citizens fled to the mountain ranges and to other places, and grass and bushes grew in the market place and throughout the streets of the city.”<text:span text:style-name="FootnoteReference"><text:note text:note-class="footnote" text:id="_ftn94"><text:note-citation>95</text:note-citation><text:note-body><text:p text:style-name="Footnotes"><text:s/>Ibid., VI.5. This is the same year<text:s/>of the flood of the<text:s/>Adige River described in the<text:s/><text:span text:style-name="T1380">Vita</text:span><text:s/>of Zeno<text:s/>that<text:s/>resulted in the miracle of the dry church.<text:s/>See<text:s/><text:span text:style-name="T1381">Il sermo de vita Zenonis</text:span>, col. 71f.</text:p></text:note-body></text:note></text:span><text:s/>Given the close geographical proximity of Genoa and Pavia—not to mention their close religious, commercial, and political ties—there was likely<text:s/>similar<text:s/>depopulation<text:s/>in<text:s/>Genoa and the<text:s/>Ligurian coast.<text:span text:style-name="FootnoteReference"><text:note text:note-class="footnote" text:id="_ftn95"><text:note-citation>96</text:note-citation><text:note-body><text:p text:style-name="Footnotes"><text:s/>Ross Balzaretti,<text:s/>‘Monasteries, Towns, and the Countryside: Reciprocal Relations in the Archdiocese of Milan, 614–814,’<text:s/>in<text:s/><text:span text:style-name="T1382">Towns and Their Territories Between Late Antiquity and the Early Middle Ages</text:span>, ed. Gian Pietro Brogiolo, Neil Christie, and Nancy Gauthier (Leiden: Brill Academic Publishers, 2000), 235–57.</text:p></text:note-body></text:note></text:span><text:s/>The experience of the plagues of 542, 565, and 590, coupled with the Lombard conquest<text:s/><text:soft-page-break/>of 641 that not only ended Byzantine settlement of Liguria, but<text:s/>also<text:s/>resulted in the return of the exiled bishops, along with their administrative staff, to Pavia and Milan, must have contributed towards a radically depleted population by the<text:s/>middle of the<text:s/>seventh century. Perhaps the silence of the Genoese sources during the late seventh<text:s/>century reflect the fact that there was not<text:s/>much<text:s/>left to write about, or perhaps more to the point, not many qualified individuals left to do the writing.</text:p>
      <text:p text:style-name="P1383">I would therefore submit that the basilisk episode primarily symbolizes the sixth-century plagues that our sources describe as devastating<text:s/>the region of<text:s/>Liguria. The<text:s/>narrative<text:s/>implies that secular authorities—embodied by the distant and often ineffective Byzantine military aristocracy—were unable to shield the community from the recurrent scourges<text:s/>of the plague. Yet<text:s/>it<text:s/>is not presented as a<text:s/>struggle<text:s/>between civic and episcopal power; rather, the hagiographer situates Syrus in a world where secular governance<text:s/>has receded and is largely absent, leaving a vacuum of protection and leadership.<text:s/>The saint steps into this vacuum and leads<text:s/>the population in a ritual procession,<text:s/>confronting<text:s/>the basilisk in full public view and<text:s/>restoring<text:s/>both health and communal order. The popular trust invested in Syrus<text:s/>thus<text:s/>transforms him into the symbolic guardian of the<text:s/>diocese and the<text:s/>city. The episode<text:s/>demonstrates the<text:s/>assumption of civic responsibility<text:s/>by the ecclesiastical authorities<text:s/>at a moment<text:s/>that witnessed the decline of traditional<text:s/>secular<text:s/>political<text:s/>structures.</text:p>
      <text:soft-page-break/>
      <text:h text:style-name="P1384" text:outline-level="2">The Libyan sailor</text:h>
      <text:p text:style-name="Newparagraph">The story of the African sailor is the final<text:s/>thematic<text:s/>aspect that provides<text:s/>insights for the contextualization of the<text:s/><text:span text:style-name="T1385">Vita</text:span>. First and foremost, we can<text:s/>largely<text:s/>dismiss the Bollandist philological speculations on the meaning of<text:s/><text:span text:style-name="T1386">Libyae Provinciae</text:span>, as it is obvious from several clues in the narrative that the Libyan sailor is<text:s/>probably<text:s/>not from a nearby town on the Italian coast.<text:span text:style-name="FootnoteReference"><text:note text:note-class="footnote" text:id="_ftn96"><text:note-citation>97</text:note-citation><text:note-body><text:p text:style-name="Footnotes"><text:s/>See note<text:s/><text:note-ref text:note-class="footnote" text:ref-name="_ftn52" text:reference-format="text">50</text:note-ref><text:s/>for the Bollandist gloss on the term “<text:span text:style-name="T1387">Libyae Provinciae</text:span>.”</text:p></text:note-body></text:note></text:span><text:s/>First he is described as wearing a turban which would correspond to the typical early medieval African headdress influenced by Berber culture.<text:span text:style-name="FootnoteReference"><text:note text:note-class="footnote" text:id="_ftn97"><text:note-citation>98</text:note-citation><text:note-body><text:p text:style-name="Footnotes"><text:s/><text:span text:style-name="T1388">Vita Syri</text:span>, col. 482c: “<text:span text:style-name="T1389">Qui festinus tollens sudarium, quod habebat super caput</text:span>…”<text:s/>In this context,<text:s/><text:span text:style-name="T1390">sudarium… super caput</text:span><text:s/>refers to a headcloth or turban (the Berber “keffiyeh”). On Berber culture<text:s/>and clothing in<text:s/>and<text:s/>late Roman empire, see Jonathan<text:s/>Conant,<text:s/><text:span text:style-name="T1391">Staying Roman: Conquest and Identity in Africa and the Mediterranean 439–700</text:span><text:s/>(Cambridge University Press, 2007), 60–2; on Berber dress see<text:s/>Yedida Stillman,<text:s/><text:span text:style-name="T1392">Arab Dress: A Short History From the Dawn of Islam to Modern Times</text:span><text:s/>(Leiden:<text:s/>Brill Academic Publishers, 2003),<text:s/>85–9.</text:p></text:note-body></text:note></text:span><text:s/>Second, he is indirectly described as being in Genoa to conduct commerce with the intent to set sail back to his own land once business is complete.<text:span text:style-name="FootnoteReference"><text:note text:note-class="footnote" text:id="_ftn98"><text:note-citation>99</text:note-citation><text:note-body><text:p text:style-name="Footnotes"><text:s/>Ibid., col. 482c: “...<text:span text:style-name="T1393">expleto namque negotio ad propria velificantem comitabatur eum prosperitas</text:span>.” Byzantine Africa was a major source of wheat for the Empire; see<text:s/>Chris Wickham,<text:s/><text:span text:style-name="T1394">Framing the Early Middle Ages: Europe and the Mediterranean 400–800</text:span><text:s/>(Oxford University Press, 2005), 76.</text:p></text:note-body></text:note></text:span><text:s/>The<text:s/>motif of the contact relic—in this case,<text:s/>the bloody shroud that continued<text:s/>to perform miracles in some land quite distant from the homeland of the saint—is also seen in<text:s/>other<text:s/>early medieval hagiographies.<text:s/>In the<text:s/><text:span text:style-name="T1395">Vita</text:span><text:s/>of Vigilius,<text:s/>for example,<text:s/>a group of<text:s/>Dalmatian<text:s/>merchants collected<text:s/>some blood of the saint that had spilled on the road during his funeral procession with a linen cloth. They then brought the bloodied shroud<text:s/>with them—supposedly back to Salona—where the<text:s/>relic<text:s/>continued to<text:s/>provide a conduit for sprit of the deceased saint to perform<text:s/>miracles.<text:span text:style-name="FootnoteReference"><text:note text:note-class="footnote" text:id="_ftn99"><text:note-citation>100</text:note-citation><text:note-body><text:p text:style-name="Footnotes"><text:s/><text:span text:style-name="Emphasis">Passio sancti Vigilii</text:span>, translated in Everett,<text:s/><text:span text:style-name="Emphasis">Patron Saints of Early Medieval Italy</text:span>, 136–7.</text:p></text:note-body></text:note></text:span><text:s/>This<text:s/>story of the African sailor<text:s/>thus reflects Genoa as a<text:s/><text:soft-page-break/>part of a larger Mediterranean Christian community and<text:s/>would have appealed<text:s/>the portion of the population engaged in long-distance trade and for whom cross-cultural contacts were normative.<text:span text:style-name="FootnoteReference"><text:note text:note-class="footnote" text:id="_ftn100"><text:note-citation>101</text:note-citation><text:note-body><text:p text:style-name="Footnotes"><text:s/>For example, St Ampelius was an anchorite who arrived in Bordighera, a Ligurian town about 150 km west of Genoa, from Thebaid in Egypt in the early<text:s/>fifth century, supposedly bringing with him the seeds of the palm trees now common in the region.<text:s/>See<text:s/><text:span text:style-name="T1396">AASS Maii III</text:span>, coll.<text:s/>364–9. On the persistence of Mediterranean commercial exchange, see McCormick,<text:s/><text:span text:style-name="T1397">Origins of the European Economy</text:span>, passim.</text:p></text:note-body></text:note></text:span><text:s/>It<text:s/>also<text:s/>served<text:s/>to remind Genoese merchants that the spirit of Syrus<text:s/>would<text:s/>accompany<text:s/>them on their long and often dangerous voyages.</text:p>
      <text:p text:style-name="Newparagraph">The emphasis placed on the sailor as a pious Christian—and the description of the Libyan province containing a bishop, church, and large congregation—emphasizes that the hagiographer was writing for an audience that would not interpret these events as anachronisms. Ferretto’s dating of the<text:s/><text:span text:style-name="T1398">Vita</text:span><text:s/>to the middle<text:s/>fifth century<text:s/>places its composition during the peak period of aggression between the Vandals and the Roman Empire: a period that witnessed the sack of Rome in 455 and the decisive Vandal victories against western initiatives in 460 and 468.<text:span text:style-name="FootnoteReference"><text:note text:note-class="footnote" text:id="_ftn101"><text:note-citation>102</text:note-citation><text:note-body><text:p text:style-name="Footnotes"><text:s/>Ferretto,<text:s/><text:span text:style-name="Emphasis">I primordi e lo sviluppo del Cristianesimo in Liguria</text:span>, 223.</text:p></text:note-body></text:note></text:span><text:s/>Given this historical backdrop it is<text:s/>difficult<text:s/>to believe the hagiographer would portray the North African<text:s/>merchant<text:s/>in such a positive civic and ecclesiastical light. Vocino does not dwell on this aspect of the narrative other than to say that it prevents us from dating the text to the period following the Muslim conquest of Carthage in 698.<text:span text:style-name="FootnoteReference"><text:note text:note-class="footnote" text:id="_ftn102"><text:note-citation>103</text:note-citation><text:note-body><text:p text:style-name="Footnotes"><text:s/>Vocino,<text:s/><text:span text:style-name="Emphasis">Santi e luoghi santi</text:span>, 265.</text:p></text:note-body></text:note></text:span><text:s/>The emphatic Christian<text:s/>colouring<text:s/>of this final part of the<text:s/><text:span text:style-name="T1399">Vita</text:span>, however,<text:s/>suggests a periodization for the text outside that of Vandal Libya (429–585) and<text:s/>before the establishment of<text:s/>Islamic Libya (from 698): that is, during the period of the Byzantine exarchate of Carthage during the seventh-century.</text:p>
      <text:soft-page-break/>
      <text:h text:style-name="Heading1" text:outline-level="1">A New Dating</text:h>
      <text:p text:style-name="P1400">The above analysis<text:s/>of four<text:s/>central<text:s/>aspects of the narrative—the authorship, the saint and<text:s/>his relationship to the<text:s/>community, the<text:s/>banishment of the<text:s/>basilisk, and the<text:s/>story of the<text:s/>African<text:s/>merchant—as well the<text:s/>salient observations<text:s/>about the silence of Gregory<text:s/>by Everett and Vocino, suggests<text:s/>that the text can be dated through the process of conjunction. Consider the following<text:s/>table.</text:p>
      <text:p text:style-name="P1401">Table 1: Dating the episodes in the<text:s/><text:span text:style-name="Emphasis">Vita Syrii</text:span></text:p>
      <table:table table:style-name="Table1402">
        <table:table-columns>
          <table:table-column table:style-name="TableColumn1403"/>
          <table:table-column table:style-name="TableColumn1404"/>
          <table:table-column table:style-name="TableColumn1405"/>
        </table:table-columns>
        <table:table-row table:style-name="TableRow1406">
          <table:table-cell table:style-name="TableCell1407">
            <text:p text:style-name="P1408"><text:span text:style-name="Strong">Historical context</text:span></text:p>
          </table:table-cell>
          <table:table-cell table:style-name="TableCell1409">
            <text:p text:style-name="P1410"><text:span text:style-name="Strong">terminus post quem</text:span></text:p>
          </table:table-cell>
          <table:table-cell table:style-name="TableCell1411">
            <text:p text:style-name="P1412"><text:span text:style-name="Strong">terminus ante quem</text:span></text:p>
          </table:table-cell>
        </table:table-row>
        <table:table-row table:style-name="TableRow1413">
          <table:table-cell table:style-name="TableCell1414">
            <text:p text:style-name="P1415">Milanese bishops in Genoa</text:p>
          </table:table-cell>
          <table:table-cell table:style-name="TableCell1416">
            <text:p text:style-name="P1417">568</text:p>
          </table:table-cell>
          <table:table-cell table:style-name="TableCell1418">
            <text:p text:style-name="P1419">641</text:p>
          </table:table-cell>
        </table:table-row>
        <table:table-row table:style-name="TableRow1420">
          <table:table-cell table:style-name="TableCell1421">
            <text:p text:style-name="P1422">Pre-Carolingian Genoa</text:p>
          </table:table-cell>
          <table:table-cell table:style-name="TableCell1423">
            <text:p text:style-name="P1424">---</text:p>
          </table:table-cell>
          <table:table-cell table:style-name="TableCell1425">
            <text:p text:style-name="P1426">774</text:p>
          </table:table-cell>
        </table:table-row>
        <table:table-row table:style-name="TableRow1427">
          <table:table-cell table:style-name="TableCell1428">
            <text:p text:style-name="P1429">The era of plagues</text:p>
          </table:table-cell>
          <table:table-cell table:style-name="TableCell1430">
            <text:p text:style-name="P1431">543</text:p>
          </table:table-cell>
          <table:table-cell table:style-name="TableCell1432">
            <text:p text:style-name="P1433">750</text:p>
          </table:table-cell>
        </table:table-row>
        <table:table-row table:style-name="TableRow1434">
          <table:table-cell table:style-name="TableCell1435">
            <text:p text:style-name="P1436">Byzantine exarchate in Africa</text:p>
          </table:table-cell>
          <table:table-cell table:style-name="TableCell1437">
            <text:p text:style-name="P1438">585</text:p>
          </table:table-cell>
          <table:table-cell table:style-name="TableCell1439">
            <text:p text:style-name="P1440">698</text:p>
          </table:table-cell>
        </table:table-row>
        <table:table-row table:style-name="TableRow1441">
          <table:table-cell table:style-name="TableCell1442">
            <text:p text:style-name="TableCell">The silence of Gregory</text:p>
          </table:table-cell>
          <table:table-cell table:style-name="TableCell1443">
            <text:p text:style-name="TableCell">604</text:p>
          </table:table-cell>
          <table:table-cell table:style-name="TableCell1444">
            <text:p text:style-name="TableCell">---</text:p>
          </table:table-cell>
        </table:table-row>
      </table:table>
      <text:p text:style-name="Paragraph">The concatenation of these dates suggests a<text:s/><text:span text:style-name="T1445">terminus post quem</text:span><text:s/>of 604 and a<text:s/><text:span text:style-name="T1446">terminus ante quem</text:span><text:s/>of 641.<text:s/>Everything in the narrative fits in quite nicely into this period. Milanese bishops and their administrative apparatus would still be operating out of Genoa, explaining the use of the notary to write down the hagiography. The initial resistance of the populace to the preaching of Felix and Syrus would reflect the period where there was still widespread<text:s/>scepticism<text:s/>and resistance to Christianity among the non-elite segments of<text:s/>society. The story of the basilisk inflicting disease and death upon the community would resonate well with the recent memory of the devastating plagues in 542, 565, and 590.<text:s/>And<text:s/>the narrative of the Libyan trader bringing the contact relic of<text:s/>St<text:s/>Syrus back to Africa would seem neither anachronistic nor sacrilegious after the successful reestablishment of Byzantine rule in North Africa in 585.</text:p>
      <text:p text:style-name="Newparagraph">The composition of the<text:s/><text:span text:style-name="T1447">Vita</text:span><text:s/>of Syrus in the early seventh<text:s/>century thus serves to offer a new vision of community and political authority for the early medieval Genoese<text:s/>population. This<text:s/><text:soft-page-break/>new community was not bound together by allegiance to the<text:s/>distant imperial or local civic authorities, since both authorities<text:s/>had proven themselves quite powerless in preventing the widespread destruction inflicted by the basilisk.<text:s/>This new community was<text:s/>instead<text:s/>bound together by the new Christian faith and its allegiance to the Pope and his<text:s/>ecclesiastical representatives. Only through placing their trust in<text:s/>St<text:s/>Syrus were people of Genoa able to overcome the calamities inflicted upon them, and only by continuing to place their trust in ecclesiastical representatives will the Genoese people deliver themselves from the future threats to the community.</text:p>
      <text:p text:style-name="Newparagraph"><text:span text:style-name="T1448">These analogues emphasize episcopal authority and civic protection rather than monastic asceticism, placing the Genoese text firmly within the episcopal model of sanctity that, as Nicholas Everett, Jean-Charles Picard, and Antonio Placanica have argued, emerged in Italy after the Gothic wars</text:span></text:p>
      <text:h text:style-name="Heading1" text:outline-level="1">The inserted section</text:h>
      <text:p text:style-name="Paragraph">The revival of Genoese fortunes following the sack of 934—in which the city transformed itself, in the words of Steven Epstein, from “practically nothing to something”—was accompanied by<text:s/>emergence<text:s/>of the cult of<text:s/>St<text:s/>Syrus.<text:span text:style-name="FootnoteReference"><text:note text:note-class="footnote" text:id="_ftn103"><text:note-citation>104</text:note-citation><text:note-body><text:p text:style-name="Footnotes"><text:s/>Epstein,<text:s/><text:span text:style-name="Emphasis">Genoa and the Genoese</text:span>, 9.</text:p></text:note-body></text:note></text:span><text:s/>The<text:s/>identification of the inserted section<text:s/>of BHL 7973<text:s/>by Giorgia Vocino can<text:s/>provide<text:s/>additional insights into the historical context behind the eleventh-century reinvigoration of the saint.<text:s/>I<text:s/>will argue that themes of elite patronage and donations of property<text:s/>in this section<text:s/>link<text:s/>the revival of the cult<text:s/>of St Syrus<text:s/>with the<text:s/>establishment of the<text:s/>monastery of San Siro and the cathedral of San Lorenzo.</text:p>
      <text:soft-page-break/>
      <text:p text:style-name="Newparagraph"><text:span text:style-name="T1449">At the same time, Placanica identifies later insertions—the reference to the co-bishop Hormisdas and to the estate of Tabia offered by the imperial tax collector Galio—as tenth-century additions corresponding to documentary and notarial language of land donation (</text:span><text:span text:style-name="T1450">curtis</text:span><text:span text:style-name="T1451">,<text:s/></text:span><text:span text:style-name="T1452">massaricii</text:span><text:span text:style-name="T1453">,<text:s/></text:span><text:span text:style-name="T1454">familiae utriusque sexus</text:span><text:span text:style-name="T1455">). These formulae mirror contemporary property charters from Liguria and reveal how a later redactor adapted the saint’s legend to express the Church’s fiscal and territorial claims. The linguistic stratum of these interpolations differs markedly from the primitive text, suggesting a second recension produced when the Genoese cathedral redefined its patrimony following Lombard and Carolingian rule.</text:span></text:p>
      <text:p text:style-name="Newparagraph">The motif<text:s/>of elite patronage<text:s/>occurs<text:s/>immediately<text:s/>in the inserted section after<text:s/>the exile of Syrus to Sanremo,<text:s/>when<text:s/>he<text:s/>was<text:s/>called to the home of Galio the tax collector to exorcise<text:s/>a<text:s/>demon from his daughter.<text:span text:style-name="FootnoteReference"><text:note text:note-class="footnote" text:id="_ftn104"><text:note-citation>105</text:note-citation><text:note-body><text:p text:style-name="Footnotes"><text:s/><text:span text:style-name="T1456">Vita Syri</text:span>, col. 481e: “Inter quae Galionis Fisci Exactoris filiam, B. Syrus orationibus suis a daemonio liberavit.”</text:p></text:note-body></text:note></text:span><text:s/>The size of the gift given by Galio to Syrus for the successful exorcism implies that Galio<text:s/>was an important<text:s/>Imperial representative in the region. This mingling of saints with Imperial elites is a common theme in early medieval civic hagiography.<text:s/>St<text:s/>Zeno of Verona, for example,<text:s/>similarly exorcised<text:s/>a demon from the daughter of the Emperor Gallienus (253–268)<text:span text:style-name="FootnoteReference"><text:s/></text:span>and<text:s/>St<text:s/>Apollonaris of Ravenna<text:s/>similarly<text:s/>revived<text:s/>the daughter of the consul Rufus.<text:span text:style-name="FootnoteReference"><text:note text:note-class="footnote" text:id="_ftn105"><text:note-citation>106</text:note-citation><text:note-body><text:p text:style-name="Footnotes"><text:s/><text:span text:style-name="Emphasis">Il sermo de vita Zenonis</text:span>, col. 71b;<text:s/><text:span text:style-name="Emphasis">Passio Apollinaris</text:span><text:s/>in<text:s/><text:span text:style-name="Emphasis">AASS Julii II</text:span>,<text:s/>cols.<text:s/><text:span text:style-name="T1457">346f</text:span><text:span text:style-name="T1458">–</text:span><text:span text:style-name="T1459">347b.</text:span></text:p></text:note-body></text:note></text:span><text:s/>The inserted section reflects the donation of property and income to local ecclesiastical entities by wealthy elites—an increasingly prevalent phenomenon in the later medieval period.<text:span text:style-name="FootnoteReference"><text:note text:note-class="footnote" text:id="_ftn106"><text:note-citation>107</text:note-citation><text:note-body><text:p text:style-name="Footnotes"><text:s/>On the transfer of urban and rural properties to the church in medieval Italy, see Chris<text:s/>Wickham,<text:s/><text:span text:style-name="T1460">Early Medieval Italy: Central Power and Local Society, 400–1000</text:span><text:s/>(London:<text:s/>MacMillan, 1981),<text:span text:style-name="T1461"><text:s/></text:span>80–114.</text:p></text:note-body></text:note></text:span><text:s/>When Syrus successfully exorcised<text:s/>the demon from the daughter of Galio, he<text:s/>was<text:s/>provided with an estate “with villeins and families of both sexes dependent on his jurisdiction, with a chapel built<text:s/><text:soft-page-break/>therein in honour of the Blessed Peter.”<text:span text:style-name="FootnoteReference"><text:note text:note-class="footnote" text:id="_ftn107"><text:note-citation>108</text:note-citation><text:note-body><text:p text:style-name="Footnotes"><text:s/><text:span text:style-name="T1462">Vita Syri</text:span>, col. 481e: “<text:span text:style-name="T1463">cum massariciis, et familiis utriosque sexus suo iuri pertinentibus, cum capella inibi aedificata in honorem B. Petri</text:span>...”</text:p></text:note-body></text:note></text:span><text:s/>The donation of property to<text:s/>a<text:s/>saint<text:s/>was<text:s/>another common theme<text:s/>in<text:s/>later medieval hagiography. In<text:s/>the<text:s/><text:span text:style-name="T1464">Vita</text:span><text:s/>of<text:s/>St<text:s/>Barbatus,<text:s/>for example, which was<text:s/>likely<text:s/>composed during the early tenth<text:s/>century,<text:s/>the saint<text:s/>was<text:s/>offered an endowment from duke Romuald of Benevento of “estates and serfs from every city in his province” for ensuring civic stability.<text:span text:style-name="FootnoteReference"><text:note text:note-class="footnote" text:id="_ftn108"><text:note-citation>109</text:note-citation><text:note-body><text:p text:style-name="Footnotes"><text:s/><text:span text:style-name="T1465">Vita Barbati<text:s/></text:span>in<text:s/><text:span text:style-name="T1466">AASS februarii III</text:span>, cols.<text:s/>140c–d. The offer is refused by Barbatus in favour of ensuring that the shrine of the Archangel Michael at Gargano is placed under the jurisdiction of the archdiocese of Benevento.<text:tab/></text:p></text:note-body></text:note></text:span><text:s/>The<text:s/>language of estates and villeins<text:s/>in the inserted section of the<text:s/><text:span text:style-name="T1467">Vita</text:span><text:s/>of Syrus<text:s/>certainly hints at a late medieval view of property<text:s/>and<text:s/>suggests a tenth or eleventh<text:s/>century date<text:s/>of composition, when this vocabulary<text:s/>of rural societal structure became more common in northern Italy.<text:span text:style-name="FootnoteReference"><text:note text:note-class="footnote" text:id="_ftn109"><text:note-citation>110</text:note-citation><text:note-body><text:p text:style-name="Footnotes"><text:s/><text:span text:style-name="T1468">Vita Syri</text:span>, col. 481e: “curtis cum massariciis.”<text:s/>Niermeyer,<text:s/><text:span text:style-name="T1469">Mediae Latinitatis Lexicon Minus</text:span>, 659–60, traces the earliest appearance of the terms “massarius” (a serf provided with a tenancy of land) and “massaricius” (the property specific to a “massarius”) to eighth-century Lombard documents, with common usage appearing in the eleventh<text:s/>century.</text:p></text:note-body></text:note></text:span><text:s/></text:p>
      <text:p text:style-name="Newparagraph">Two contemporaneous events warrant a brief examination: the establishment in Molassana of the monastery of San Siro in 1007 and the translation of the relics of<text:s/>St<text:s/>Syrus to the cathedral of San Lorenzo in 1019.<text:span text:style-name="FootnoteReference"><text:note text:note-class="footnote" text:id="_ftn110"><text:note-citation>111</text:note-citation><text:note-body><text:p text:style-name="Footnotes"><text:s/>The Benedictine monastery of San Siro had existed earlier (established ca. 952) but did not become integrated with the church of San Siro—and thus associated with the saint—until 1007.<text:s/>See<text:s/>Sandra<text:s/>Machiavello,<text:s/>‘<text:span text:style-name="T1470">Per una storia della cattedrale di Genova: percorsi archeologici e documentari</text:span><text:span text:style-name="T1471">’</text:span><text:span text:style-name="T1472"><text:s/>in<text:s/></text:span><text:span text:style-name="T1473">Atti della società ligure di storia patria</text:span>, 2ª<text:s/><text:span text:style-name="T1474">serie</text:span>, 10 (1997), 21–36.<text:s/>On the translation of the relics, see Ferretto,<text:s/><text:span text:style-name="T1475">I primordi e lo sviluppo del Cristianesimo in Liguria</text:span>, 430–1.</text:p></text:note-body></text:note></text:span><text:s/>New monasteries and cathedrals required significant quantities of<text:s/>capital<text:s/>and the emphasis in the<text:s/>inserted<text:s/>passage<text:s/>regarding<text:s/>the donation<text:s/>of property and income was certainly composed with an eye towards patronage. During the Carolingian<text:s/><text:soft-page-break/>period the Church remained a relatively minor property holder within the realm of Liguria, unlike the situation in Milan and Pavia, with their strong central ties to both the Lombard and Carolingian kingdom and where ecclesiastical authorities were powerful political forces and substantial landholders.<text:span text:style-name="FootnoteReference"><text:note text:note-class="footnote" text:id="_ftn111"><text:note-citation>112</text:note-citation><text:note-body><text:p text:style-name="Footnotes"><text:s/>Guglielmotti,<text:s/><text:span text:style-name="T1476">Ricerche sull’organizzazione del territorio nella Liguria medievale</text:span>, 16–17; Lanzoni,<text:s/><text:span text:style-name="T1477">Le diocesi d’Italia</text:span>, 837.</text:p></text:note-body></text:note></text:span><text:s/>But<text:s/>this began to change with the transformation of Genoa from minor Milanese suffragan to Mediterranean naval power during the eleventh<text:s/>century.<text:span text:style-name="FootnoteReference"><text:note text:note-class="footnote" text:id="_ftn112"><text:note-citation>113</text:note-citation><text:note-body><text:p text:style-name="Footnotes"><text:s/>Negri,<text:s/><text:span text:style-name="T1478">Storia di Genova</text:span>, 209–68.</text:p></text:note-body></text:note></text:span><text:s/>The reintroduced<text:s/><text:span text:style-name="T1479">Vita</text:span><text:s/>of<text:s/>St<text:s/>Syrus<text:s/>would<text:s/>therefore<text:s/>appeal to the emboldened political elites of Genoa,<text:s/>for whom<text:s/>the motif of the saint exorcising the demon from the patrician’s daughter might seem appealing. It would also appeal to<text:s/>the increasingly influential merchant class,<text:s/>who could relate to the Mediterranean transit of the relics and find solace in the belief that<text:s/>St<text:s/>Syrus would protect them on long commercial voyages.<text:s/>The previously austere Genoese church<text:s/>also became<text:s/>the recipient of many significant donations<text:s/>during the<text:s/>eleventh century.<text:s/>For example, one<text:s/>marquis Oberto (not the aforementioned bishop)<text:s/>donated<text:s/>a vineyard outside the city walls<text:s/>to the monastery of San Siro<text:s/>by<text:s/>in 1014.<text:span text:style-name="FootnoteReference"><text:note text:note-class="footnote" text:id="_ftn113"><text:note-citation>114</text:note-citation><text:note-body><text:p text:style-name="Footnotes"><text:span text:style-name="T1480"><text:s/>ASLSP,<text:s/></text:span><text:span text:style-name="T1481">Manoscritti</text:span><text:span text:style-name="T1482"><text:s/>55,<text:s/></text:span><text:span text:style-name="T1483">Carte genovesi dei secoli X e XI</text:span><text:span text:style-name="T1484">, entry nr</text:span><text:span text:style-name="T1485">. 94, which is a nineteenth-century copy of a now-lost<text:s/></text:span><text:span text:style-name="T1486">contract</text:span><text:span text:style-name="T1487">.<text:s/></text:span>A modern edition is available in<text:s/>Aurelia<text:s/>Basili<text:s/>and<text:s/>Luciana<text:s/>Pozza, eds.,<text:s/><text:span text:style-name="T1488">Le Carte del Monastero di San Siro di Genova dal 952 al 1224</text:span><text:s/>(<text:span text:style-name="T1489">Geno</text:span><text:span text:style-name="T1490">v</text:span><text:span text:style-name="T1491">a</text:span><text:span text:style-name="T1492">:</text:span><text:span text:style-name="T1493"><text:s/>Università di Genova</text:span>, 1974), doc. 15.</text:p></text:note-body></text:note></text:span><text:s/>The spouses of<text:s/>a certain<text:s/>Lamberto and Oza—two aristocrats of the Obertan dynasty—donated<text:s/>a significant amount of land and income to the monastery<text:s/>in 1023.<text:span text:style-name="FootnoteReference"><text:note text:note-class="footnote" text:id="_ftn114"><text:note-citation>115</text:note-citation><text:note-body><text:p text:style-name="Footnotes"><text:s/>ASLSP,<text:s/><text:span text:style-name="T1494">Manoscritti</text:span><text:span text:style-name="T1495"><text:s/></text:span>55,<text:s/><text:span text:style-name="T1496">entry nr</text:span>. 123. Basili<text:s/>and<text:s/>Pozza,<text:s/><text:span text:style-name="T1497">Le Carte del Monastero di San Siro</text:span>, doc. 21.</text:p></text:note-body></text:note></text:span><text:s/>And<text:s/>yet another Oberto<text:s/>gave<text:s/>gifts of land and income property to the<text:s/><text:soft-page-break/>monastery<text:s/>in 1053.<text:span text:style-name="FootnoteReference"><text:note text:note-class="footnote" text:id="_ftn115"><text:note-citation>116</text:note-citation><text:note-body><text:p text:style-name="Footnotes"><text:s/>ASG, Archvio<text:s/>segreto 1525, Abazia di San Siro, mazzo I,<text:s/>entry<text:s/>nr. 28,<text:s/>dated 1053-05-04.<text:s/>Modern edition in<text:s/><text:span text:style-name="T1498">HPM</text:span>,<text:s/><text:span text:style-name="T1499">Charatrum</text:span>, doc. 338.</text:p></text:note-body></text:note></text:span><text:s/>With regards to the church of San Lorenzo, we have the intriguing donation of property at San Remo in 980 by the bishop Teodolfo in the form of a public spectacle witnessed by a large gathering of religious figures, which<text:s/>might<text:s/>have influenced the tale about the donation of land and income to Syrus during his exile there.<text:span text:style-name="FootnoteReference"><text:note text:note-class="footnote" text:id="_ftn116"><text:note-citation>117</text:note-citation><text:note-body><text:p text:style-name="Footnotes"><text:s/>Guglielmotti,<text:s/><text:span text:style-name="T1500">Ricerche sull’organizzazione del territorio nella Liguria medievale</text:span>, 26.<text:s/>See the source in Dino<text:s/>Puncuh, ed.,<text:s/><text:span text:style-name="T1501">Liber Privilegiorum Ecclesie Ianuensis</text:span><text:s/>(Genova:<text:s/><text:span text:style-name="T1502">Università di Genova</text:span>, 1962), doc. 8.<text:s/><text:span text:style-name="T1503">The original church of San Lorenzo was converted into the cathedral of San Lorenzo during the<text:s/></text:span><text:span text:style-name="T1504">twelfth century</text:span><text:span text:style-name="T1505">.<text:s/></text:span>See<text:s/>also<text:s/>Alessandra<text:s/>Sisto,<text:s/><text:span text:style-name="T1506">Genova nel Duecento: il Capitolo di San Lorenzo</text:span><text:s/>(Genova: Tilgher, 1972).</text:p></text:note-body></text:note></text:span><text:s/>These examples demonstrate the increased importance of elite patronage to the ecclesiastical culture of late medieval Genoa: thus the impetus for reviving the cult of<text:s/>St<text:s/>Syrus and the reissuing of an updated hagiography (perhaps the<text:s/><text:span text:style-name="T1507">Vita</text:span><text:s/>may have even influenced some of the donors). It appears that the<text:s/>much-maligned<text:s/>Bollandist may have been partially right in attributing the<text:s/><text:span text:style-name="T1508">Vita</text:span><text:s/>to the eleventh<text:s/>century as clearly this latest recension was modified to appeal to the increasingly powerful elites of the merchant commune.</text:p>
      <text:h text:style-name="Heading1" text:outline-level="1">Conclusion</text:h>
      <text:p text:style-name="Paragraph">The cult of<text:s/>St<text:s/>Syrus would reach its apex during the<text:s/>thirteenth century<text:s/>when a new<text:s/><text:span text:style-name="T1509">Vita</text:span><text:s/>would be composed by the famed compiler Jacopo da<text:s/>Varagine<text:s/>(ca. 1230–98).<text:span text:style-name="FootnoteReference"><text:note text:note-class="footnote" text:id="_ftn117"><text:note-citation>118</text:note-citation><text:note-body><text:p text:style-name="FootnoteText"><text:s/>Varazze,<text:s/><text:span text:style-name="T1510">Legenda seu vita sancti syri</text:span>, 367–77.</text:p></text:note-body></text:note></text:span><text:s/>After this point, however,<text:s/>Syrus would slowly become eclipsed by<text:s/>St<text:s/>George as the<text:s/>foremost<text:s/>patron saint of Genoa.<text:s/>By the<text:s/>fourteenth<text:s/>century the image of<text:s/>St<text:s/>George would come to represent the increasingly international city—in its flag (with the cross of<text:s/>St<text:s/>George), its famed public bank<text:s/><text:soft-page-break/>(the Casa di San Giorgio), and the Palazzo di San Giorgio constructed as the home of the first doge Simone Boccanegra—and Syrus would<text:s/>fade<text:s/>into obscurity. This study of the<text:s/><text:span text:style-name="T1511">Vita</text:span><text:s/>of<text:s/>St<text:s/>Syrus not only demonstrates how hagiographies illuminate the historical circumstances of their composition, but how they can be easily repurposed, sometimes centuries later, for new political and social aims. In the case of Genoa, we see how the<text:s/><text:span text:style-name="T1512">Vita</text:span><text:s/>of Syrus reflected the shift in public trust away from secular authority to ecclesiastical authority in the early<text:s/>seventh century, as well as how the revived eleventh-century<text:s/><text:span text:style-name="T1513">Vita</text:span><text:s/>could be used as an appeal for patronage to the increasingly literate merchant and political class.<text:s/>It is<text:s/>thus<text:s/>incumbent upon the historian to reconsider this<text:s/>often-derided<text:s/>genre when studying the social and political history of medieval Ita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Grande" svg:font-family="Lucida Grande" style:font-family-generic="roman" style:font-pitch="variable"/>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ar" style:country-complex="SA" style:text-combine="none" fo:hyphenate="true"/>
    </style:default-style>
    <style:style style:name="Heading1" style:display-name="Heading 1" style:family="paragraph" style:parent-style-name="Normal" style:next-style-name="Paragraph" style:default-outline-level="1">
      <style:paragraph-properties fo:keep-with-next="always" style:contextual-spacing="true" fo:margin-top="0.25in" fo:margin-bottom="0.0416in" fo:line-height="150%" fo:margin-right="0.3937in"/>
      <style:text-properties style:font-name-complex="Arial" fo:font-weight="bold" style:font-weight-asian="bold" style:font-weight-complex="bold" style:letter-kerning="true" style:font-size-complex="16pt" fo:hyphenate="false"/>
    </style:style>
    <style:style style:name="Heading2" style:display-name="Heading 2" style:family="paragraph" style:parent-style-name="Normal" style:next-style-name="Paragraph" style:default-outline-level="2">
      <style:paragraph-properties fo:keep-with-next="always" style:contextual-spacing="true" fo:margin-top="0.25in" fo:margin-bottom="0.0416in" fo:line-height="150%" fo:margin-right="0.3937in"/>
      <style:text-properties style:font-name-complex="Arial" fo:font-weight="bold" style:font-weight-asian="bold" style:font-weight-complex="bold" fo:font-style="italic" style:font-style-asian="italic" style:font-style-complex="italic" style:font-size-complex="14pt" fo:hyphenate="false"/>
    </style:style>
    <style:style style:name="Heading3" style:display-name="Heading 3" style:family="paragraph" style:parent-style-name="Normal" style:next-style-name="Paragraph" style:default-outline-level="3">
      <style:paragraph-properties fo:keep-with-next="always" style:contextual-spacing="true" fo:margin-top="0.25in" fo:margin-bottom="0.0416in" fo:line-height="150%" fo:margin-right="0.3937in"/>
      <style:text-properties style:font-name-complex="Arial" style:font-weight-complex="bold" fo:font-style="italic" style:font-style-asian="italic" style:font-size-complex="13pt" fo:hyphenate="false"/>
    </style:style>
    <style:style style:name="Heading4" style:display-name="Heading 4" style:family="paragraph" style:parent-style-name="Paragraph" style:next-style-name="Normal" style:default-outline-level="4">
      <style:paragraph-properties fo:margin-top="0.25in"/>
      <style:text-properties style:font-weight-complex="bold" style:font-size-complex="14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Times New Roman" fo:color="#2E74B5" fo:hyphenate="false"/>
    </style:style>
    <style:style style:name="Normal" style:display-name="Normal" style:family="paragraph">
      <style:paragraph-properties fo:margin-bottom="0in" fo:line-height="2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line-height="100%"/>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line-height="100%"/>
      <style:text-properties style:font-name-asian="SimSun" style:font-name-complex="Times New Roman" fo:font-weight="bold" style:font-weight-asian="bold" fo:letter-spacing="-0.0069in" style:letter-kerning="true" fo:font-size="18pt" style:font-size-asian="18pt" style:font-size-complex="28pt" fo:hyphenate="false"/>
    </style:style>
    <style:style style:name="TitleChar" style:display-name="Title Char" style:family="text" style:parent-style-name="DefaultParagraphFont">
      <style:text-properties style:font-name="Book Antiqua" style:font-name-asian="SimSun" style:font-name-complex="Times New Roman" fo:font-weight="bold" style:font-weight-asian="bold" fo:letter-spacing="-0.0069in" style:letter-kerning="true" fo:font-size="18pt" style:font-size-asian="18pt" style:font-size-complex="28pt" fo:language="en" fo:country="US"/>
    </style:style>
    <style:style style:name="Subtitle" style:display-name="Subtitle" style:family="paragraph" style:next-style-name="Normal">
      <style:paragraph-properties fo:margin-top="0.0277in"/>
      <style:text-properties style:font-name="Book Antiqua" fo:font-style="italic" style:font-style-asian="italic" fo:font-size="13pt" style:font-size-asian="13pt" fo:language="en" fo:country="US" fo:hyphenate="false"/>
    </style:style>
    <style:style style:name="SubtitleChar" style:display-name="Subtitle Char" style:family="text" style:parent-style-name="DefaultParagraphFont">
      <style:text-properties style:font-name="Book Antiqua" fo:font-style="italic" style:font-style-asian="italic" fo:font-size="13pt" style:font-size-asian="13pt" fo:language="en" fo:country="US"/>
    </style:style>
    <style:style style:name="Heading1Char" style:display-name="Heading 1 Char" style:family="text" style:parent-style-name="DefaultParagraphFont">
      <style:text-properties style:font-name="Times New Roman" style:font-name-asian="Times New Roman" style:font-name-complex="Arial" fo:font-weight="bold" style:font-weight-asian="bold" style:font-weight-complex="bold" style:letter-kerning="true" fo:font-size="12pt" style:font-size-asian="12pt" style:font-size-complex="16pt" fo:language="en" fo:country="GB" style:language-asian="en" style:country-asian="GB"/>
    </style:style>
    <style:style style:name="Heading2Char" style:display-name="Heading 2 Char" style:family="text" style:parent-style-name="DefaultParagraphFon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4pt" fo:language="en" fo:country="GB" style:language-asian="en" style:country-asian="GB"/>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Reference" style:display-name="Reference" style:family="paragraph" style:parent-style-name="Normal">
      <style:paragraph-properties fo:keep-with-next="always" fo:keep-together="always" fo:widows="0" fo:orphans="0" fo:line-height="100%" fo:margin-left="0.1972in" fo:text-indent="-0.1972in">
        <style:tab-stops/>
      </style:paragraph-properties>
      <style:text-properties fo:language="it" fo:country="IT" fo:hyphenate="false"/>
    </style:style>
    <style:style style:name="Emphasis" style:display-name="Emphasis" style:family="text" style:parent-style-name="DefaultParagraphFont">
      <style:text-properties fo:font-style="italic" style:font-style-asian="italic" style:font-style-complex="italic"/>
    </style:style>
    <style:style style:name="ReferenceChar" style:display-name="Reference Char" style:family="text" style:parent-style-name="DefaultParagraphFont">
      <style:text-properties style:font-name="Book Antiqua" fo:font-size="12pt" style:font-size-asian="12pt" fo:language="it" fo:country="IT"/>
    </style:style>
    <style:style style:name="Annotation" style:display-name="Annotation" style:family="paragraph" style:parent-style-name="Reference">
      <style:paragraph-properties fo:keep-with-next="auto" fo:widows="2" fo:orphans="2" fo:margin-top="0.0555in" fo:margin-left="0.3937in" fo:text-indent="0in">
        <style:tab-stops/>
      </style:paragraph-properties>
      <style:text-properties fo:font-size="11pt" style:font-size-asian="11pt" fo:hyphenate="false"/>
    </style:style>
    <style:style style:name="TOCHeading" style:display-name="TOC Heading" style:family="paragraph" style:parent-style-name="Heading1" style:next-style-name="Normal">
      <style:paragraph-properties fo:line-height="107%"/>
      <style:text-properties style:font-name="Calibri Light" fo:font-weight="normal" style:font-weight-asian="normal" fo:color="#2E74B5" style:language-asian="en" style:country-asian="US" fo:hyphenate="false"/>
    </style:style>
    <style:style style:name="AnnotationChar" style:display-name="Annotation Char" style:family="text" style:parent-style-name="ReferenceChar">
      <style:text-properties style:font-name="Book Antiqua" fo:font-size="12pt" style:font-size-asian="12pt" fo:language="it" fo:country="I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Times New Roman" style:font-name-asian="Times New Roman" style:font-name-complex="Arial" style:font-weight-complex="bold" fo:font-style="italic" style:font-style-asian="italic" fo:font-size="12pt" style:font-size-asian="12pt" style:font-size-complex="13pt" fo:language="en" fo:country="GB" style:language-asian="en" style:country-asian="GB"/>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er" style:display-name="Header" style:family="paragraph" style:parent-style-name="Normal">
      <style:paragraph-properties style:contextual-spacing="true" fo:margin-bottom="0.0833in" fo:line-height="100%">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fo:language="en" fo:country="GB" style:language-asian="en" style:country-asian="GB"/>
    </style:style>
    <style:style style:name="Footer" style:display-name="Footer" style:family="paragraph" style:parent-style-name="Normal">
      <style:paragraph-properties style:contextual-spacing="true" fo:margin-top="0.1666in" fo:line-height="100%">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fo:language="en" fo:country="GB" style:language-asian="en" style:country-asian="GB"/>
    </style:style>
    <style:style style:name="FootnoteText" style:display-name="Footnote Text" style:family="paragraph" style:parent-style-name="Normal" style:auto-update="true">
      <style:paragraph-properties fo:margin-left="0.1972in" fo:text-indent="-0.1972in">
        <style:tab-stops/>
      </style:paragraph-properties>
      <style:text-properties fo:font-size="11pt" style:font-size-asian="11pt" style:font-size-complex="10pt" fo:language="en" fo:country="CA" fo:hyphenate="false"/>
    </style:style>
    <style:style style:name="FootnoteTextChar" style:display-name="Footnote Text Char" style:family="text" style:parent-style-name="DefaultParagraphFont">
      <style:text-properties style:font-name="Times New Roman" style:font-name-asian="Times New Roman" style:font-name-complex="Times New Roman" style:font-size-complex="10pt" style:language-asian="en" style:country-asian="GB"/>
    </style:style>
    <style:style style:name="FootnoteReference" style:display-name="Footnote Reference" style:family="text" style:parent-style-name="DefaultParagraphFont">
      <style:text-properties style:text-position="super 63.6%"/>
    </style:style>
    <style:style style:name="Heading4Char" style:display-name="Heading 4 Char" style:family="text" style:parent-style-name="DefaultParagraphFont">
      <style:text-properties style:font-name="Times New Roman" style:font-name-asian="Times New Roman" style:font-name-complex="Times New Roman" style:font-weight-complex="bold" fo:font-size="12pt" style:font-size-asian="12pt" style:font-size-complex="14pt" fo:language="en" fo:country="GB" style:language-asian="en" style:country-asian="GB"/>
    </style:style>
    <style:style style:name="Heading5Char" style:display-name="Heading 5 Char" style:family="text" style:parent-style-name="DefaultParagraphFont">
      <style:text-properties style:font-name="Calibri Light" style:font-name-asian="SimSun" style:font-name-complex="Times New Roman" fo:color="#2E74B5" fo:font-size="12pt" style:font-size-asian="12pt" fo:language="en" fo:country="US"/>
    </style:style>
    <style:style style:name="Bibliography" style:display-name="Bibliography" style:family="paragraph" style:parent-style-name="Normal" style:next-style-name="Normal">
      <style:text-properties fo:hyphenate="false"/>
    </style:style>
    <style:style style:name="ParphraseChar" style:display-name="Parphrase Char" style:family="text" style:parent-style-name="DefaultParagraphFont">
      <style:text-properties style:font-name="Book Antiqua" fo:font-size="12pt" style:font-size-asian="12pt" style:font-size-complex="12pt" fo:language="it" fo:country="IT"/>
    </style:style>
    <style:style style:name="Parphrase" style:display-name="Parphrase" style:family="paragraph" style:parent-style-name="Normal">
      <style:paragraph-properties fo:margin-bottom="0.1388in" fo:line-height="100%" fo:margin-left="0.3937in">
        <style:tab-stops/>
      </style:paragraph-properties>
      <style:text-properties fo:language="it" fo:country="IT" fo:hyphenate="false"/>
    </style:style>
    <style:style style:name="TableCellChar" style:display-name="Table Cell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TableCell" style:display-name="Table Cell" style:family="paragraph" style:parent-style-name="Normal">
      <style:paragraph-properties fo:margin-top="0.0277in" fo:margin-bottom="0.0277in" fo:line-height="100%"/>
      <style:text-properties fo:language="en" fo:country="CA" fo:hyphenate="false"/>
    </style:style>
    <style:style style:name="Abstract" style:display-name="Abstract" style:family="paragraph" style:parent-style-name="Normal" style:next-style-name="Normal">
      <style:paragraph-properties fo:margin-top="0.25in" fo:margin-bottom="0.2083in" fo:line-height="150%" fo:margin-left="0.5in" fo:margin-right="0.3937in">
        <style:tab-stops/>
      </style:paragraph-properties>
      <style:text-properties fo:font-size="11pt" style:font-size-asian="11pt" fo:hyphenate="false"/>
    </style:style>
    <style:style style:name="Acknowledgements" style:display-name="Acknowledgements" style:family="paragraph" style:parent-style-name="Normal" style:next-style-name="Normal">
      <style:paragraph-properties fo:margin-top="0.0833in" fo:line-height="150%"/>
      <style:text-properties fo:font-size="11pt" style:font-size-asian="11pt" fo:hyphenate="false"/>
    </style:style>
    <style:style style:name="Affiliation" style:display-name="Affiliation" style:family="paragraph" style:parent-style-name="Normal">
      <style:paragraph-properties fo:margin-top="0.1666in" fo:line-height="150%"/>
      <style:text-properties fo:font-style="italic" style:font-style-asian="italic" fo:hyphenate="false"/>
    </style:style>
    <style:style style:name="Articletitle" style:display-name="Article title" style:family="paragraph" style:parent-style-name="Normal" style:next-style-name="Normal">
      <style:paragraph-properties fo:margin-bottom="0.0833in" fo:line-height="150%"/>
      <style:text-properties fo:font-weight="bold" style:font-weight-asian="bold" fo:font-size="14pt" style:font-size-asian="14pt" fo:hyphenate="false"/>
    </style:style>
    <style:style style:name="Authornames" style:display-name="Author names" style:family="paragraph" style:parent-style-name="Normal" style:next-style-name="Normal">
      <style:paragraph-properties fo:margin-top="0.1666in" fo:line-height="150%"/>
      <style:text-properties fo:font-size="14pt" style:font-size-asian="14pt" fo:hyphenate="false"/>
    </style:style>
    <style:style style:name="Paragraph" style:display-name="Paragraph" style:family="paragraph" style:parent-style-name="Normal" style:next-style-name="Normal">
      <style:paragraph-properties fo:widows="0" fo:orphans="0" fo:margin-top="0.1666in"/>
      <style:text-properties fo:hyphenate="false"/>
    </style:style>
    <style:style style:name="Bulletedlist" style:display-name="Bulleted list" style:family="paragraph" style:parent-style-name="Paragraph" style:next-style-name="Paragraph" style:list-style-name="LFO24">
      <style:paragraph-properties fo:widows="2" fo:orphans="2" fo:margin-bottom="0.1666in"/>
      <style:text-properties fo:hyphenate="false"/>
    </style:style>
    <style:style style:name="Correspondencedetails" style:display-name="Correspondence details" style:family="paragraph" style:parent-style-name="Normal">
      <style:paragraph-properties fo:margin-top="0.1666in" fo:line-height="150%"/>
      <style:text-properties fo:hyphenate="false"/>
    </style:style>
    <style:style style:name="Displayedequation" style:display-name="Displayed equation" style:family="paragraph" style:parent-style-name="Normal" style:next-style-name="Paragraph">
      <style:paragraph-properties fo:text-align="center" fo:margin-top="0.1666in" fo:margin-bottom="0.1666in">
        <style:tab-stops>
          <style:tab-stop style:type="center" style:position="2.9534in"/>
          <style:tab-stop style:type="right" style:position="5.7097in"/>
        </style:tab-stops>
      </style:paragraph-properties>
      <style:text-properties fo:hyphenate="false"/>
    </style:style>
    <style:style style:name="Displayedquotation" style:display-name="Displayed quotation" style:family="paragraph" style:parent-style-name="Normal">
      <style:paragraph-properties style:contextual-spacing="true" fo:margin-top="0.1666in" fo:margin-bottom="0.25in" fo:line-height="150%" fo:margin-left="0.4923in" fo:margin-right="0.2951in">
        <style:tab-stops>
          <style:tab-stop style:type="left" style:position="0.2555in"/>
          <style:tab-stop style:type="left" style:position="0.5076in"/>
          <style:tab-stop style:type="left" style:position="0.7555in"/>
          <style:tab-stop style:type="left" style:position="1.0041in"/>
          <style:tab-stop style:type="left" style:position="1.252in"/>
        </style:tab-stops>
      </style:paragraph-properties>
      <style:text-properties fo:font-size="11pt" style:font-size-asian="11pt" fo:hyphenate="false"/>
    </style:style>
    <style:style style:name="EndnoteReference" style:display-name="Endnote Reference" style:family="text" style:parent-style-name="DefaultParagraphFont">
      <style:text-properties style:text-position="super 63.6%"/>
    </style:style>
    <style:style style:name="EndnoteText" style:display-name="Endnote Text" style:family="paragraph" style:parent-style-name="Normal" style:auto-update="true">
      <style:paragraph-properties fo:margin-left="0.1972in" fo:text-indent="-0.1972in">
        <style:tab-stops/>
      </style:paragraph-properties>
      <style:text-properties fo:font-size="11pt" style:font-size-asian="11pt" style:font-size-complex="10pt" fo:hyphenate="false"/>
    </style:style>
    <style:style style:name="EndnoteTextChar" style:display-name="Endnote Text Char" style:family="text" style:parent-style-name="DefaultParagraphFont">
      <style:text-properties style:font-name="Times New Roman" style:font-name-asian="Times New Roman" style:font-name-complex="Times New Roman" style:font-size-complex="10pt" fo:language="en" fo:country="GB" style:language-asian="en" style:country-asian="GB"/>
    </style:style>
    <style:style style:name="Figurecaption" style:display-name="Figure caption" style:family="paragraph" style:parent-style-name="Normal" style:next-style-name="Normal">
      <style:paragraph-properties fo:margin-top="0.1666in" fo:line-height="150%"/>
      <style:text-properties fo:hyphenate="false"/>
    </style:style>
    <style:style style:name="Footnotes" style:display-name="Footnotes" style:family="paragraph" style:parent-style-name="Normal">
      <style:paragraph-properties style:contextual-spacing="true" fo:margin-top="0.0833in" fo:line-height="150%" fo:margin-left="0.3347in" fo:text-indent="-0.3347in">
        <style:tab-stops/>
      </style:paragraph-properties>
      <style:text-properties fo:font-size="11pt" style:font-size-asian="11pt" fo:hyphenate="false"/>
    </style:style>
    <style:style style:name="Heading4Paragraph" style:display-name="Heading 4 + Paragraph" style:family="paragraph" style:parent-style-name="Paragraph" style:next-style-name="Normal">
      <style:paragraph-properties fo:widows="2" fo:orphans="2" fo:margin-top="0.25in"/>
      <style:text-properties fo:hyphenate="false"/>
    </style:style>
    <style:style style:name="Keywords" style:display-name="Keywords" style:family="paragraph" style:parent-style-name="Normal" style:next-style-name="Paragraph">
      <style:paragraph-properties fo:margin-top="0.1666in" fo:margin-bottom="0.1666in" fo:line-height="150%" fo:margin-left="0.5in" fo:margin-right="0.3937in">
        <style:tab-stops/>
      </style:paragraph-properties>
      <style:text-properties fo:font-size="11pt" style:font-size-asian="11pt" fo:hyphenate="false"/>
    </style:style>
    <style:style style:name="Newparagraph" style:display-name="New paragraph" style:family="paragraph" style:parent-style-name="Normal">
      <style:paragraph-properties fo:text-indent="0.5in"/>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rmalparagraphstyle" style:display-name="Normal paragraph style" style:family="paragraph" style:parent-style-name="Normal" style:next-style-name="Normal">
      <style:text-properties fo:hyphenate="false"/>
    </style:style>
    <style:style style:name="Notesoncontributors" style:display-name="Notes on contributors" style:family="paragraph" style:parent-style-name="Normal">
      <style:paragraph-properties fo:margin-top="0.1666in" fo:line-height="150%"/>
      <style:text-properties fo:font-size="11pt" style:font-size-asian="11pt" fo:hyphenate="false"/>
    </style:style>
    <style:style style:name="Numberedlist" style:display-name="Numbered list" style:family="paragraph" style:parent-style-name="Paragraph" style:next-style-name="Paragraph" style:list-style-name="LFO25">
      <style:paragraph-properties fo:widows="2" fo:orphans="2" fo:margin-bottom="0.1666in"/>
      <style:text-properties fo:hyphenate="false"/>
    </style:style>
    <style:style style:name="Receiveddates" style:display-name="Received dates" style:family="paragraph" style:parent-style-name="Affiliation" style:next-style-name="Normal">
      <style:text-properties fo:hyphenate="false"/>
    </style:style>
    <style:style style:name="References" style:display-name="References" style:family="paragraph" style:parent-style-name="Normal">
      <style:paragraph-properties style:contextual-spacing="true" fo:margin-top="0.0833in" fo:line-height="150%" fo:margin-left="0.5in" fo:text-indent="-0.5in">
        <style:tab-stops/>
      </style:paragraph-properties>
      <style:text-properties fo:hyphenate="false"/>
    </style:style>
    <style:style style:name="Subjectcodes" style:display-name="Subject codes" style:family="paragraph" style:parent-style-name="Keywords" style:next-style-name="Paragraph">
      <style:text-properties fo:hyphenate="false"/>
    </style:style>
    <style:style style:name="Tabletitle" style:display-name="Table title" style:family="paragraph" style:parent-style-name="Normal" style:next-style-name="Normal">
      <style:paragraph-properties fo:margin-top="0.1666in" fo:line-height="150%"/>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Arial"/>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Arial"/>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Arial"/>
    </style:style>
    <style:style style:name="WW_CharLFO24LVL9" style:family="text">
      <style:text-properties style:font-name="Wingdings"/>
    </style: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prefix="(" style:num-suffix=")" style:num-list-format-name="NLF2" style:num-format="1">
        <style:list-level-properties fo:text-align="end" text:space-before="0.3937in" text:min-label-width="0.1062in" text:list-level-position-and-space-mode="label-alignment">
          <style:list-level-label-alignment text:label-followed-by="listtab" fo:margin-left="0.5in" fo:text-indent="-0.1062in"/>
        </style:list-level-properties>
      </text:list-level-style-number>
      <text:list-level-style-number text:level="2" style:num-prefix="("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
      <text:list-level-style-bullet text:level="1" text:style-name="WW_CharLFO4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bullet text:level="1" text:style-name="WW_CharLFO7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7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7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7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7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7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7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7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7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8">
      <text:list-level-style-bullet text:level="1" text:style-name="WW_CharLFO8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8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8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8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8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8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8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8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8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9">
      <text:list-level-style-bullet text:level="1" text:style-name="WW_CharLFO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4">
      <text:list-level-style-bullet text:level="1" text:style-name="WW_CharLFO1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4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4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4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5">
      <text:list-level-style-bullet text:level="1" text:style-name="WW_CharLFO15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5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5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5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5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5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5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5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5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6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6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6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6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6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6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6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6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7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7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7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7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7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7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7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7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0">
      <text:list-level-style-bullet text:level="1" text:style-name="WW_CharLFO2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1">
      <text:list-level-style-bullet text:level="1" text:style-name="WW_CharLFO2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2">
      <text:list-level-style-bullet text:level="1" text:style-name="WW_CharLFO2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3">
      <text:list-level-style-bullet text:level="1" text:style-name="WW_CharLFO2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6">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7">
      <text:list-level-style-number text:level="1" style:num-suffix="." style:num-list-format-name="NLF3"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8">
      <text:list-level-style-number text:level="1" style:num-suffix="." style:num-list-format-name="NLF3"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9">
      <text:list-level-style-number text:level="1" style:num-suffix="." style:num-list-format-name="NLF3"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30">
      <text:list-level-style-number text:level="1" style:num-suffix="." style:num-list-format-name="NLF3"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CW102 PAF</meta:initial-creator>
    <dc:creator>Steve Teasdale</dc:creator>
    <meta:creation-date>2025-10-17T06:55:00Z</meta:creation-date>
    <dc:date>2025-10-17T06:55:00Z</dc:date>
    <meta:print-date>2025-10-14T21:45:00Z</meta:print-date>
    <meta:template xlink:href="Normal.dotm" xlink:type="simple"/>
    <meta:editing-cycles>2</meta:editing-cycles>
    <meta:editing-duration>PT60S</meta:editing-duration>
    <meta:document-statistic meta:page-count="45" meta:paragraph-count="122" meta:word-count="9127" meta:character-count="61035" meta:row-count="433" meta:non-whitespace-character-count="52030"/>
  </office:meta>
</office:document-meta>
</file>